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e54bad0" officeooo:paragraph-rsid="4e5bd8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4c4e0304" officeooo:paragraph-rsid="4e7be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officeooo:rsid="484f7209" officeooo:paragraph-rsid="484f7209"/>
    </style:style>
    <style:style style:name="P13" style:family="paragraph" style:parent-style-name="Text_20_body">
      <style:text-properties officeooo:rsid="4879f316" officeooo:paragraph-rsid="4879f316"/>
    </style:style>
    <style:style style:name="P14" style:family="paragraph" style:parent-style-name="Text_20_body">
      <style:text-properties officeooo:rsid="48803ad1" officeooo:paragraph-rsid="48803ad1"/>
    </style:style>
    <style:style style:name="P15" style:family="paragraph" style:parent-style-name="Text_20_body">
      <style:text-properties officeooo:paragraph-rsid="489c6489"/>
    </style:style>
    <style:style style:name="P16" style:family="paragraph" style:parent-style-name="Text_20_body">
      <style:text-properties officeooo:rsid="489e2988" officeooo:paragraph-rsid="49b74fb9"/>
    </style:style>
    <style:style style:name="P17" style:family="paragraph" style:parent-style-name="Text_20_body">
      <style:text-properties officeooo:rsid="489e2988" officeooo:paragraph-rsid="489e2988"/>
    </style:style>
    <style:style style:name="P18" style:family="paragraph" style:parent-style-name="Text_20_body">
      <style:text-properties officeooo:rsid="48cc2e8e" officeooo:paragraph-rsid="48db76a9"/>
    </style:style>
    <style:style style:name="P19" style:family="paragraph" style:parent-style-name="Text_20_body">
      <style:text-properties officeooo:rsid="48cc2e8e" officeooo:paragraph-rsid="4a17e863"/>
    </style:style>
    <style:style style:name="P20" style:family="paragraph" style:parent-style-name="Text_20_body">
      <style:text-properties officeooo:rsid="48d3fb98" officeooo:paragraph-rsid="48db76a9"/>
    </style:style>
    <style:style style:name="P21" style:family="paragraph" style:parent-style-name="Text_20_body">
      <style:text-properties officeooo:rsid="48d4e0ae" officeooo:paragraph-rsid="48db76a9"/>
    </style:style>
    <style:style style:name="P22" style:family="paragraph" style:parent-style-name="Text_20_body">
      <style:text-properties officeooo:paragraph-rsid="48db76a9"/>
    </style:style>
    <style:style style:name="P23" style:family="paragraph" style:parent-style-name="Text_20_body">
      <style:text-properties officeooo:paragraph-rsid="48e7c7b3"/>
    </style:style>
    <style:style style:name="P24" style:family="paragraph" style:parent-style-name="Text_20_body">
      <style:text-properties officeooo:paragraph-rsid="48ea757d"/>
    </style:style>
    <style:style style:name="P25" style:family="paragraph" style:parent-style-name="Text_20_body">
      <style:text-properties officeooo:rsid="48f2c442" officeooo:paragraph-rsid="48f2c442"/>
    </style:style>
    <style:style style:name="P26" style:family="paragraph" style:parent-style-name="Text_20_body">
      <style:text-properties officeooo:rsid="48fcbf93" officeooo:paragraph-rsid="48fcbf93"/>
    </style:style>
    <style:style style:name="P27" style:family="paragraph" style:parent-style-name="Text_20_body">
      <style:text-properties officeooo:rsid="4903c98d" officeooo:paragraph-rsid="4903c98d"/>
    </style:style>
    <style:style style:name="P28" style:family="paragraph" style:parent-style-name="Text_20_body">
      <style:text-properties officeooo:paragraph-rsid="48f084aa"/>
    </style:style>
    <style:style style:name="P29" style:family="paragraph" style:parent-style-name="Text_20_body">
      <style:text-properties officeooo:rsid="49049829" officeooo:paragraph-rsid="49049829"/>
    </style:style>
    <style:style style:name="P30" style:family="paragraph" style:parent-style-name="Text_20_body">
      <style:text-properties officeooo:paragraph-rsid="495b6364"/>
    </style:style>
    <style:style style:name="P31" style:family="paragraph" style:parent-style-name="Text_20_body">
      <style:text-properties officeooo:paragraph-rsid="497d4aa8"/>
    </style:style>
    <style:style style:name="P32" style:family="paragraph" style:parent-style-name="Text_20_body">
      <style:text-properties officeooo:rsid="49b2ee80" officeooo:paragraph-rsid="49b2ee80"/>
    </style:style>
    <style:style style:name="P33" style:family="paragraph" style:parent-style-name="Text_20_body">
      <style:text-properties officeooo:rsid="49b36094" officeooo:paragraph-rsid="49b36094"/>
    </style:style>
    <style:style style:name="P34" style:family="paragraph" style:parent-style-name="Text_20_body">
      <style:text-properties officeooo:rsid="49b555b6" officeooo:paragraph-rsid="49b555b6"/>
    </style:style>
    <style:style style:name="P35" style:family="paragraph" style:parent-style-name="Text_20_body">
      <style:text-properties officeooo:paragraph-rsid="49b74fb9"/>
    </style:style>
    <style:style style:name="P36" style:family="paragraph" style:parent-style-name="Text_20_body">
      <style:text-properties officeooo:rsid="49b89d56" officeooo:paragraph-rsid="49b89d56"/>
    </style:style>
    <style:style style:name="P37" style:family="paragraph" style:parent-style-name="Text_20_body">
      <style:text-properties officeooo:rsid="49b89fc5" officeooo:paragraph-rsid="49b89fc5"/>
    </style:style>
    <style:style style:name="P38" style:family="paragraph" style:parent-style-name="Text_20_body">
      <style:text-properties officeooo:rsid="49b9f7e1" officeooo:paragraph-rsid="49b9f7e1"/>
    </style:style>
    <style:style style:name="P39" style:family="paragraph" style:parent-style-name="Text_20_body">
      <style:text-properties officeooo:rsid="49baf098" officeooo:paragraph-rsid="49baf098"/>
    </style:style>
    <style:style style:name="P40" style:family="paragraph" style:parent-style-name="Text_20_body">
      <style:text-properties officeooo:rsid="49bce22e" officeooo:paragraph-rsid="49bce22e"/>
    </style:style>
    <style:style style:name="P41" style:family="paragraph" style:parent-style-name="Text_20_body">
      <style:text-properties officeooo:rsid="49be7e6d" officeooo:paragraph-rsid="49be7e6d"/>
    </style:style>
    <style:style style:name="P42" style:family="paragraph" style:parent-style-name="Text_20_body">
      <style:text-properties officeooo:rsid="49c22ad5" officeooo:paragraph-rsid="49c22ad5"/>
    </style:style>
    <style:style style:name="P43" style:family="paragraph" style:parent-style-name="Text_20_body">
      <style:text-properties officeooo:paragraph-rsid="49d401c7"/>
    </style:style>
    <style:style style:name="P44" style:family="paragraph" style:parent-style-name="Text_20_body">
      <style:text-properties officeooo:rsid="490a0f2f" officeooo:paragraph-rsid="490a0f2f"/>
    </style:style>
    <style:style style:name="P45" style:family="paragraph" style:parent-style-name="Text_20_body">
      <style:text-properties officeooo:paragraph-rsid="49ddd8be"/>
    </style:style>
    <style:style style:name="P46" style:family="paragraph" style:parent-style-name="Text_20_body">
      <style:text-properties officeooo:paragraph-rsid="49def293"/>
    </style:style>
    <style:style style:name="P47" style:family="paragraph" style:parent-style-name="Text_20_body">
      <style:text-properties officeooo:rsid="49e53afc" officeooo:paragraph-rsid="49e53afc"/>
    </style:style>
    <style:style style:name="P48" style:family="paragraph" style:parent-style-name="Text_20_body">
      <style:text-properties officeooo:paragraph-rsid="49e78892"/>
    </style:style>
    <style:style style:name="P49" style:family="paragraph" style:parent-style-name="Text_20_body">
      <style:text-properties officeooo:rsid="49eb8bd9" officeooo:paragraph-rsid="49eb8bd9"/>
    </style:style>
    <style:style style:name="P50" style:family="paragraph" style:parent-style-name="Text_20_body">
      <style:text-properties officeooo:rsid="49eccfb2" officeooo:paragraph-rsid="49eccfb2"/>
    </style:style>
    <style:style style:name="P51" style:family="paragraph" style:parent-style-name="Text_20_body">
      <style:text-properties officeooo:rsid="49f21403" officeooo:paragraph-rsid="49f21403"/>
    </style:style>
    <style:style style:name="P52" style:family="paragraph" style:parent-style-name="Text_20_body">
      <style:text-properties officeooo:rsid="48cb8f09" officeooo:paragraph-rsid="4a17e863"/>
    </style:style>
    <style:style style:name="P53" style:family="paragraph" style:parent-style-name="Text_20_body">
      <style:text-properties officeooo:rsid="48cfa28e" officeooo:paragraph-rsid="4a17e863"/>
    </style:style>
    <style:style style:name="P54" style:family="paragraph" style:parent-style-name="Text_20_body">
      <style:text-properties officeooo:paragraph-rsid="4a17e863"/>
    </style:style>
    <style:style style:name="P55" style:family="paragraph" style:parent-style-name="Text_20_body">
      <style:text-properties officeooo:rsid="47d7a48c" officeooo:paragraph-rsid="4a1cd230"/>
    </style:style>
    <style:style style:name="P56" style:family="paragraph" style:parent-style-name="Text_20_body">
      <style:text-properties officeooo:rsid="47d72c9f" officeooo:paragraph-rsid="4a1cd230"/>
    </style:style>
    <style:style style:name="P57" style:family="paragraph" style:parent-style-name="Text_20_body">
      <style:text-properties officeooo:rsid="48e38040" officeooo:paragraph-rsid="49dcee1a"/>
    </style:style>
    <style:style style:name="P58" style:family="paragraph" style:parent-style-name="Text_20_body">
      <style:text-properties officeooo:rsid="4a2a7d5c" officeooo:paragraph-rsid="4a2a7d5c"/>
    </style:style>
    <style:style style:name="P59" style:family="paragraph" style:parent-style-name="Text_20_body">
      <style:text-properties officeooo:rsid="4a2c6a57" officeooo:paragraph-rsid="4a2c6a57"/>
    </style:style>
    <style:style style:name="P60" style:family="paragraph" style:parent-style-name="Text_20_body">
      <style:text-properties officeooo:paragraph-rsid="4a2c6a57"/>
    </style:style>
    <style:style style:name="P61" style:family="paragraph" style:parent-style-name="Text_20_body">
      <style:text-properties officeooo:rsid="49399c13" officeooo:paragraph-rsid="49399c13"/>
    </style:style>
    <style:style style:name="P62" style:family="paragraph" style:parent-style-name="Text_20_body">
      <style:text-properties officeooo:paragraph-rsid="4aa13a54"/>
    </style:style>
    <style:style style:name="P63" style:family="paragraph" style:parent-style-name="Text_20_body">
      <style:text-properties fo:font-style="italic" officeooo:rsid="4aa33f2c" officeooo:paragraph-rsid="4ad7883f" style:font-style-asian="italic" style:font-style-complex="italic"/>
    </style:style>
    <style:style style:name="P64" style:family="paragraph" style:parent-style-name="Text_20_body">
      <style:text-properties fo:font-style="italic" officeooo:rsid="4eac4cb8" officeooo:paragraph-rsid="4eac4cb8" style:font-style-asian="italic" style:font-style-complex="italic"/>
    </style:style>
    <style:style style:name="P65" style:family="paragraph" style:parent-style-name="Text_20_body">
      <style:text-properties officeooo:paragraph-rsid="4ac5797c"/>
    </style:style>
    <style:style style:name="P66" style:family="paragraph" style:parent-style-name="Text_20_body">
      <style:text-properties officeooo:paragraph-rsid="4aca5049"/>
    </style:style>
    <style:style style:name="P67" style:family="paragraph" style:parent-style-name="Text_20_body">
      <style:text-properties officeooo:paragraph-rsid="4aceffbf"/>
    </style:style>
    <style:style style:name="P68" style:family="paragraph" style:parent-style-name="Text_20_body">
      <style:text-properties officeooo:paragraph-rsid="4ad7883f"/>
    </style:style>
    <style:style style:name="P69" style:family="paragraph" style:parent-style-name="Text_20_body">
      <style:text-properties officeooo:paragraph-rsid="4b1b157c"/>
    </style:style>
    <style:style style:name="P70" style:family="paragraph" style:parent-style-name="Text_20_body">
      <style:text-properties officeooo:rsid="4afe9d1b" officeooo:paragraph-rsid="4b1b157c"/>
    </style:style>
    <style:style style:name="P71" style:family="paragraph" style:parent-style-name="Text_20_body">
      <style:text-properties officeooo:rsid="4b0585ad" officeooo:paragraph-rsid="4b1b157c"/>
    </style:style>
    <style:style style:name="P72" style:family="paragraph" style:parent-style-name="Text_20_body">
      <style:text-properties officeooo:paragraph-rsid="4b1bccfb"/>
    </style:style>
    <style:style style:name="P73" style:family="paragraph" style:parent-style-name="Text_20_body">
      <style:text-properties officeooo:paragraph-rsid="4b2ef63f"/>
    </style:style>
    <style:style style:name="P74" style:family="paragraph" style:parent-style-name="Text_20_body">
      <style:text-properties officeooo:paragraph-rsid="4b46f4be"/>
    </style:style>
    <style:style style:name="P75" style:family="paragraph" style:parent-style-name="Text_20_body">
      <style:text-properties officeooo:paragraph-rsid="4b4cb4f6"/>
    </style:style>
    <style:style style:name="P76" style:family="paragraph" style:parent-style-name="Text_20_body">
      <style:text-properties officeooo:paragraph-rsid="4b571d99"/>
    </style:style>
    <style:style style:name="P77" style:family="paragraph" style:parent-style-name="Text_20_body">
      <style:text-properties officeooo:paragraph-rsid="4b4f8d4d"/>
    </style:style>
    <style:style style:name="P78" style:family="paragraph" style:parent-style-name="Text_20_body">
      <style:text-properties officeooo:paragraph-rsid="4ba14793"/>
    </style:style>
    <style:style style:name="P79" style:family="paragraph" style:parent-style-name="Text_20_body">
      <style:text-properties officeooo:paragraph-rsid="4bb0e7f5"/>
    </style:style>
    <style:style style:name="P80" style:family="paragraph" style:parent-style-name="Text_20_body">
      <style:text-properties officeooo:paragraph-rsid="4bb6de42"/>
    </style:style>
    <style:style style:name="P81" style:family="paragraph" style:parent-style-name="Text_20_body">
      <style:text-properties officeooo:rsid="4a54f435" officeooo:paragraph-rsid="4bb6de42"/>
    </style:style>
    <style:style style:name="P82" style:family="paragraph" style:parent-style-name="Text_20_body">
      <style:text-properties officeooo:paragraph-rsid="4bb7343b"/>
    </style:style>
    <style:style style:name="P83" style:family="paragraph" style:parent-style-name="Text_20_body">
      <style:text-properties officeooo:paragraph-rsid="4bb76a77"/>
    </style:style>
    <style:style style:name="P84" style:family="paragraph" style:parent-style-name="Text_20_body">
      <style:text-properties officeooo:paragraph-rsid="4bb8f4cb"/>
    </style:style>
    <style:style style:name="P85" style:family="paragraph" style:parent-style-name="Text_20_body">
      <style:text-properties officeooo:paragraph-rsid="4bc6925b"/>
    </style:style>
    <style:style style:name="P86" style:family="paragraph" style:parent-style-name="Text_20_body">
      <style:text-properties officeooo:paragraph-rsid="4b5526b4"/>
    </style:style>
    <style:style style:name="P87" style:family="paragraph" style:parent-style-name="Text_20_body">
      <style:text-properties officeooo:paragraph-rsid="4bd47856"/>
    </style:style>
    <style:style style:name="P88" style:family="paragraph" style:parent-style-name="Text_20_body">
      <style:text-properties officeooo:paragraph-rsid="4be132f4"/>
    </style:style>
    <style:style style:name="P89" style:family="paragraph" style:parent-style-name="Text_20_body">
      <style:text-properties officeooo:paragraph-rsid="4be259df"/>
    </style:style>
    <style:style style:name="P90" style:family="paragraph" style:parent-style-name="Text_20_body">
      <style:text-properties officeooo:paragraph-rsid="4be3ebd1"/>
    </style:style>
    <style:style style:name="P91" style:family="paragraph" style:parent-style-name="Text_20_body">
      <style:text-properties officeooo:rsid="4bf51f2d" officeooo:paragraph-rsid="4bf51f2d"/>
    </style:style>
    <style:style style:name="P92" style:family="paragraph" style:parent-style-name="Text_20_body">
      <style:text-properties officeooo:rsid="4bfd508d" officeooo:paragraph-rsid="4bfd508d"/>
    </style:style>
    <style:style style:name="P93" style:family="paragraph" style:parent-style-name="Text_20_body">
      <style:text-properties officeooo:rsid="4c1fde02" officeooo:paragraph-rsid="4c1fde02"/>
    </style:style>
    <style:style style:name="P94" style:family="paragraph" style:parent-style-name="Text_20_body">
      <style:text-properties officeooo:paragraph-rsid="4c39bfd8"/>
    </style:style>
    <style:style style:name="P95" style:family="paragraph" style:parent-style-name="Text_20_body">
      <style:text-properties officeooo:rsid="4c53c701" officeooo:paragraph-rsid="4c53c701"/>
    </style:style>
    <style:style style:name="P96" style:family="paragraph" style:parent-style-name="Text_20_body">
      <style:text-properties officeooo:paragraph-rsid="4caa232f"/>
    </style:style>
    <style:style style:name="P97" style:family="paragraph" style:parent-style-name="Text_20_body">
      <style:text-properties officeooo:paragraph-rsid="4d0abab2"/>
    </style:style>
    <style:style style:name="P98" style:family="paragraph" style:parent-style-name="Text_20_body">
      <style:text-properties officeooo:paragraph-rsid="4d3977c9"/>
    </style:style>
    <style:style style:name="P99" style:family="paragraph" style:parent-style-name="Text_20_body">
      <style:text-properties officeooo:paragraph-rsid="4d66ec5a"/>
    </style:style>
    <style:style style:name="P100" style:family="paragraph" style:parent-style-name="Text_20_body">
      <style:text-properties officeooo:paragraph-rsid="4d672160"/>
    </style:style>
    <style:style style:name="P101" style:family="paragraph" style:parent-style-name="Text_20_body">
      <style:text-properties officeooo:rsid="4c862da1" officeooo:paragraph-rsid="4d887753"/>
    </style:style>
    <style:style style:name="P102" style:family="paragraph" style:parent-style-name="Text_20_body">
      <style:text-properties officeooo:rsid="4cfceb28" officeooo:paragraph-rsid="4d887753"/>
    </style:style>
    <style:style style:name="P103" style:family="paragraph" style:parent-style-name="Text_20_body">
      <style:text-properties officeooo:rsid="4d8ca7db" officeooo:paragraph-rsid="4d8ca7db"/>
    </style:style>
    <style:style style:name="P104" style:family="paragraph" style:parent-style-name="Text_20_body">
      <style:text-properties officeooo:paragraph-rsid="4d9b9f9f"/>
    </style:style>
    <style:style style:name="P105" style:family="paragraph" style:parent-style-name="Text_20_body">
      <style:text-properties officeooo:paragraph-rsid="4d9ce44c"/>
    </style:style>
    <style:style style:name="P106" style:family="paragraph" style:parent-style-name="Text_20_body">
      <style:text-properties officeooo:rsid="48da19d4" officeooo:paragraph-rsid="4da73ba4"/>
    </style:style>
    <style:style style:name="P107" style:family="paragraph" style:parent-style-name="Text_20_body">
      <style:text-properties officeooo:paragraph-rsid="4da8a6bc"/>
    </style:style>
    <style:style style:name="P108" style:family="paragraph" style:parent-style-name="Text_20_body">
      <style:text-properties officeooo:paragraph-rsid="4dc0d5dd"/>
    </style:style>
    <style:style style:name="P109" style:family="paragraph" style:parent-style-name="Text_20_body">
      <style:text-properties officeooo:paragraph-rsid="4dc979eb"/>
    </style:style>
    <style:style style:name="P110" style:family="paragraph" style:parent-style-name="Text_20_body">
      <style:text-properties officeooo:paragraph-rsid="4ddcedcc"/>
    </style:style>
    <style:style style:name="P111" style:family="paragraph" style:parent-style-name="Text_20_body">
      <style:text-properties officeooo:paragraph-rsid="4ddf0910"/>
    </style:style>
    <style:style style:name="P112" style:family="paragraph" style:parent-style-name="Text_20_body">
      <style:text-properties officeooo:paragraph-rsid="4df77b3e"/>
    </style:style>
    <style:style style:name="P113" style:family="paragraph" style:parent-style-name="Text_20_body">
      <style:text-properties officeooo:paragraph-rsid="4df881d2"/>
    </style:style>
    <style:style style:name="P114" style:family="paragraph" style:parent-style-name="Text_20_body">
      <style:text-properties officeooo:paragraph-rsid="4e02655d"/>
    </style:style>
    <style:style style:name="P115" style:family="paragraph" style:parent-style-name="Text_20_body">
      <style:text-properties officeooo:paragraph-rsid="4e148576"/>
    </style:style>
    <style:style style:name="P116" style:family="paragraph" style:parent-style-name="Text_20_body">
      <style:text-properties officeooo:rsid="4e056bf9" officeooo:paragraph-rsid="4e056bf9"/>
    </style:style>
    <style:style style:name="P117" style:family="paragraph" style:parent-style-name="Text_20_body">
      <style:text-properties officeooo:rsid="4e2c57b1" officeooo:paragraph-rsid="4e2c57b1"/>
    </style:style>
    <style:style style:name="P118" style:family="paragraph" style:parent-style-name="Text_20_body">
      <style:text-properties officeooo:rsid="4e2c57b1" officeooo:paragraph-rsid="4e899196"/>
    </style:style>
    <style:style style:name="P119" style:family="paragraph" style:parent-style-name="Text_20_body">
      <style:text-properties officeooo:paragraph-rsid="4e2c57b1"/>
    </style:style>
    <style:style style:name="P120" style:family="paragraph" style:parent-style-name="Text_20_body">
      <style:text-properties officeooo:paragraph-rsid="4e3e6237"/>
    </style:style>
    <style:style style:name="P121" style:family="paragraph" style:parent-style-name="Text_20_body">
      <style:text-properties officeooo:paragraph-rsid="4e20048f"/>
    </style:style>
    <style:style style:name="P122" style:family="paragraph" style:parent-style-name="Text_20_body">
      <style:text-properties officeooo:paragraph-rsid="4e491fc7"/>
    </style:style>
    <style:style style:name="P123" style:family="paragraph" style:parent-style-name="Text_20_body">
      <style:text-properties officeooo:paragraph-rsid="4e499249"/>
    </style:style>
    <style:style style:name="P124" style:family="paragraph" style:parent-style-name="Text_20_body">
      <style:text-properties officeooo:rsid="4e54bad0" officeooo:paragraph-rsid="4e54bad0"/>
    </style:style>
    <style:style style:name="P125" style:family="paragraph" style:parent-style-name="Text_20_body">
      <style:text-properties officeooo:rsid="4e57b923" officeooo:paragraph-rsid="4e57b923"/>
    </style:style>
    <style:style style:name="P126" style:family="paragraph" style:parent-style-name="Text_20_body">
      <style:text-properties officeooo:paragraph-rsid="4e5a07fe"/>
    </style:style>
    <style:style style:name="P127" style:family="paragraph" style:parent-style-name="Text_20_body">
      <style:text-properties officeooo:paragraph-rsid="4e60a50b"/>
    </style:style>
    <style:style style:name="P128" style:family="paragraph" style:parent-style-name="Text_20_body">
      <style:text-properties officeooo:paragraph-rsid="4e6afd72"/>
    </style:style>
    <style:style style:name="P129" style:family="paragraph" style:parent-style-name="Text_20_body">
      <style:text-properties officeooo:paragraph-rsid="4e6c8d4e"/>
    </style:style>
    <style:style style:name="P130" style:family="paragraph" style:parent-style-name="Text_20_body">
      <style:text-properties officeooo:paragraph-rsid="4e7be93f"/>
    </style:style>
    <style:style style:name="P131" style:family="paragraph" style:parent-style-name="Text_20_body">
      <style:text-properties officeooo:rsid="4e004b65" officeooo:paragraph-rsid="4e7be93f"/>
    </style:style>
    <style:style style:name="P132" style:family="paragraph" style:parent-style-name="Text_20_body">
      <style:text-properties officeooo:rsid="4e7d17ca" officeooo:paragraph-rsid="4e7d17ca"/>
    </style:style>
    <style:style style:name="P133" style:family="paragraph" style:parent-style-name="Text_20_body">
      <style:text-properties officeooo:paragraph-rsid="4e7fa80a"/>
    </style:style>
    <style:style style:name="P134" style:family="paragraph" style:parent-style-name="Text_20_body">
      <style:text-properties officeooo:paragraph-rsid="4e7fda3f"/>
    </style:style>
    <style:style style:name="P135" style:family="paragraph" style:parent-style-name="Text_20_body">
      <style:text-properties officeooo:rsid="4e85f6cc" officeooo:paragraph-rsid="4e85f6cc"/>
    </style:style>
    <style:style style:name="P136" style:family="paragraph" style:parent-style-name="Text_20_body">
      <style:text-properties officeooo:rsid="4e899196" officeooo:paragraph-rsid="4e899196"/>
    </style:style>
    <style:style style:name="P137" style:family="paragraph" style:parent-style-name="Text_20_body">
      <style:text-properties officeooo:paragraph-rsid="4ea231d1"/>
    </style:style>
    <style:style style:name="P138" style:family="paragraph" style:parent-style-name="Text_20_body">
      <style:text-properties officeooo:rsid="4e706150" officeooo:paragraph-rsid="4e706150"/>
    </style:style>
    <style:style style:name="P139" style:family="paragraph" style:parent-style-name="Text_20_body">
      <style:text-properties officeooo:paragraph-rsid="4ea3e7fe"/>
    </style:style>
    <style:style style:name="P140" style:family="paragraph" style:parent-style-name="Text_20_body">
      <style:text-properties officeooo:rsid="4e953a07" officeooo:paragraph-rsid="4ea3e7fe"/>
    </style:style>
    <style:style style:name="P141" style:family="paragraph" style:parent-style-name="Text_20_body">
      <style:text-properties officeooo:rsid="49cac408" officeooo:paragraph-rsid="4ea5ba49"/>
    </style:style>
    <style:style style:name="P142" style:family="paragraph" style:parent-style-name="Text_20_body">
      <style:text-properties officeooo:paragraph-rsid="4ea5ba49"/>
    </style:style>
    <style:style style:name="P143" style:family="paragraph" style:parent-style-name="Text_20_body">
      <style:text-properties officeooo:paragraph-rsid="4ea75534"/>
    </style:style>
    <style:style style:name="P144" style:family="paragraph" style:parent-style-name="Text_20_body">
      <style:text-properties officeooo:rsid="4eaa1e83" officeooo:paragraph-rsid="4eaa1e83"/>
    </style:style>
    <style:style style:name="P145" style:family="paragraph" style:parent-style-name="Text_20_body">
      <style:text-properties officeooo:rsid="4eac4cb8" officeooo:paragraph-rsid="4eaec2f3"/>
    </style:style>
    <style:style style:name="P146" style:family="paragraph" style:parent-style-name="Text_20_body">
      <style:text-properties officeooo:rsid="4eac4cb8" officeooo:paragraph-rsid="4eb52f38"/>
    </style:style>
    <style:style style:name="P147" style:family="paragraph" style:parent-style-name="Text_20_body">
      <style:text-properties officeooo:paragraph-rsid="4ebee606"/>
    </style:style>
    <style:style style:name="P148" style:family="paragraph" style:parent-style-name="Text_20_body">
      <style:text-properties officeooo:rsid="4ebd7a11" officeooo:paragraph-rsid="4ebd7a11"/>
    </style:style>
    <style:style style:name="P149" style:family="paragraph" style:parent-style-name="Text_20_body">
      <style:text-properties officeooo:paragraph-rsid="4ec47d45"/>
    </style:style>
    <style:style style:name="P150" style:family="paragraph" style:parent-style-name="Text_20_body">
      <style:text-properties officeooo:paragraph-rsid="4ec63286"/>
    </style:style>
    <style:style style:name="P151" style:family="paragraph" style:parent-style-name="Text_20_body">
      <style:text-properties officeooo:rsid="4ed03346" officeooo:paragraph-rsid="4ed03346"/>
    </style:style>
    <style:style style:name="P152" style:family="paragraph" style:parent-style-name="Text_20_body">
      <style:text-properties officeooo:paragraph-rsid="487d7675"/>
    </style:style>
    <style:style style:name="P153" style:family="paragraph" style:parent-style-name="Text_20_body">
      <style:text-properties officeooo:paragraph-rsid="4ee22c37"/>
    </style:style>
    <style:style style:name="P154" style:family="paragraph" style:parent-style-name="Text_20_body">
      <style:text-properties officeooo:paragraph-rsid="4a15188a"/>
    </style:style>
    <style:style style:name="P155" style:family="paragraph" style:parent-style-name="Text_20_body">
      <style:text-properties officeooo:rsid="4ee81646" officeooo:paragraph-rsid="4ee81646"/>
    </style:style>
    <style:style style:name="P156" style:family="paragraph" style:parent-style-name="Text_20_body">
      <style:text-properties officeooo:paragraph-rsid="4eeaa922"/>
    </style:style>
    <style:style style:name="P157" style:family="paragraph" style:parent-style-name="Text_20_body">
      <style:text-properties officeooo:paragraph-rsid="4eebf99d"/>
    </style:style>
    <style:style style:name="P158" style:family="paragraph" style:parent-style-name="Text_20_body">
      <style:text-properties officeooo:paragraph-rsid="4ef02306"/>
    </style:style>
    <style:style style:name="P159" style:family="paragraph" style:parent-style-name="Text_20_body">
      <style:text-properties officeooo:paragraph-rsid="4ef027ea"/>
    </style:style>
    <style:style style:name="P160" style:family="paragraph" style:parent-style-name="Text_20_body">
      <style:text-properties officeooo:paragraph-rsid="4ef23e4e"/>
    </style:style>
    <style:style style:name="P161" style:family="paragraph" style:parent-style-name="Text_20_body">
      <style:text-properties officeooo:rsid="4ef2f214" officeooo:paragraph-rsid="4ef2f214"/>
    </style:style>
    <style:style style:name="P162" style:family="paragraph" style:parent-style-name="Text_20_body">
      <style:text-properties officeooo:paragraph-rsid="4ef3f9d7"/>
    </style:style>
    <style:style style:name="P163" style:family="paragraph" style:parent-style-name="Text_20_body">
      <style:text-properties officeooo:paragraph-rsid="4efe0772"/>
    </style:style>
    <style:style style:name="P164" style:family="paragraph" style:parent-style-name="Text_20_body">
      <style:text-properties officeooo:rsid="4f08da47" officeooo:paragraph-rsid="4ef8867c"/>
    </style:style>
    <style:style style:name="P165" style:family="paragraph" style:parent-style-name="Text_20_body">
      <style:text-properties officeooo:rsid="4f0cac21" officeooo:paragraph-rsid="4f435154"/>
    </style:style>
    <style:style style:name="P166" style:family="paragraph" style:parent-style-name="Text_20_body">
      <style:text-properties officeooo:rsid="4f4b5fb5" officeooo:paragraph-rsid="4f4cecb8"/>
    </style:style>
    <style:style style:name="P167" style:family="paragraph" style:parent-style-name="Text_20_body">
      <style:text-properties officeooo:rsid="4f4b5fb5" officeooo:paragraph-rsid="4f7e51b9"/>
    </style:style>
    <style:style style:name="P168" style:family="paragraph" style:parent-style-name="Text_20_body">
      <style:text-properties officeooo:paragraph-rsid="4f4e3c17"/>
    </style:style>
    <style:style style:name="P169" style:family="paragraph" style:parent-style-name="Text_20_body">
      <style:text-properties officeooo:rsid="4f6d44f0" officeooo:paragraph-rsid="4f6d44f0"/>
    </style:style>
    <style:style style:name="P170" style:family="paragraph" style:parent-style-name="Text_20_body">
      <style:text-properties officeooo:rsid="4f9dbeed" officeooo:paragraph-rsid="4f9dbeed"/>
    </style:style>
    <style:style style:name="P171" style:family="paragraph" style:parent-style-name="Text_20_body">
      <style:text-properties officeooo:paragraph-rsid="4fa55493"/>
    </style:style>
    <style:style style:name="P172" style:family="paragraph" style:parent-style-name="Text_20_body">
      <style:text-properties officeooo:rsid="4f0ef58c" officeooo:paragraph-rsid="4fd59c52"/>
    </style:style>
    <style:style style:name="P173" style:family="paragraph" style:parent-style-name="Standard">
      <style:paragraph-properties fo:text-align="center" style:justify-single-word="false"/>
      <style:text-properties officeooo:rsid="057aae1d" officeooo:paragraph-rsid="410d52db"/>
    </style:style>
    <style:style style:name="P174"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75"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76"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77"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78"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79"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80" style:family="paragraph" style:parent-style-name="Example_20_Header">
      <style:text-properties officeooo:paragraph-rsid="0ce95318"/>
    </style:style>
    <style:style style:name="P181" style:family="paragraph" style:parent-style-name="Example_20_Header">
      <style:text-properties officeooo:paragraph-rsid="4ae1c3c2"/>
    </style:style>
    <style:style style:name="P182" style:family="paragraph" style:parent-style-name="Example_20_Header">
      <style:text-properties officeooo:rsid="4b1efb15" officeooo:paragraph-rsid="4b1b157c"/>
    </style:style>
    <style:style style:name="P183" style:family="paragraph" style:parent-style-name="Example_20_Header">
      <style:text-properties officeooo:paragraph-rsid="4b1b157c"/>
    </style:style>
    <style:style style:name="P184" style:family="paragraph" style:parent-style-name="Example_20_Header">
      <style:text-properties officeooo:paragraph-rsid="4b1f594f"/>
    </style:style>
    <style:style style:name="P185" style:family="paragraph" style:parent-style-name="Example_20_Header">
      <style:text-properties officeooo:paragraph-rsid="4b2983b6"/>
    </style:style>
    <style:style style:name="P186" style:family="paragraph" style:parent-style-name="Example_20_Header">
      <style:text-properties officeooo:paragraph-rsid="4b43275f"/>
    </style:style>
    <style:style style:name="P187" style:family="paragraph" style:parent-style-name="Example_20_Header">
      <style:text-properties officeooo:paragraph-rsid="4b5fdabe"/>
    </style:style>
    <style:style style:name="P188" style:family="paragraph" style:parent-style-name="Example_20_Header">
      <style:text-properties officeooo:paragraph-rsid="4bba2141"/>
    </style:style>
    <style:style style:name="P189" style:family="paragraph" style:parent-style-name="Example_20_Header">
      <style:text-properties officeooo:paragraph-rsid="4c4981fb"/>
    </style:style>
    <style:style style:name="P190" style:family="paragraph" style:parent-style-name="Example_20_Header">
      <style:text-properties officeooo:paragraph-rsid="4dc0d5dd"/>
    </style:style>
    <style:style style:name="P191" style:family="paragraph" style:parent-style-name="Example_20_Header">
      <style:text-properties officeooo:paragraph-rsid="4e004b65"/>
    </style:style>
    <style:style style:name="P192" style:family="paragraph" style:parent-style-name="Example_20_Header">
      <style:text-properties officeooo:paragraph-rsid="4e17a5ae"/>
    </style:style>
    <style:style style:name="P193" style:family="paragraph" style:parent-style-name="Example_20_Header">
      <style:text-properties officeooo:paragraph-rsid="4e1b75c7"/>
    </style:style>
    <style:style style:name="P194" style:family="paragraph" style:parent-style-name="Example_20_Header">
      <style:text-properties officeooo:paragraph-rsid="4e1da96a"/>
    </style:style>
    <style:style style:name="P195" style:family="paragraph" style:parent-style-name="Example_20_Header">
      <style:text-properties style:use-window-font-color="true" style:font-name="Georgia" fo:font-size="10pt" fo:letter-spacing="0.004cm" fo:language="cs" fo:country="CZ" fo:font-style="normal" officeooo:rsid="4d96c2e5"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96" style:family="paragraph" style:parent-style-name="Example_20_Header">
      <style:text-properties style:use-window-font-color="true" style:font-name="Georgia" fo:font-size="10pt" fo:letter-spacing="0.004cm" fo:language="cs" fo:country="CZ" fo:font-style="normal" officeooo:rsid="4f481b6e" officeooo:paragraph-rsid="4f4966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97" style:family="paragraph" style:parent-style-name="Example_20_Header">
      <style:text-properties officeooo:paragraph-rsid="4e20048f"/>
    </style:style>
    <style:style style:name="P198" style:family="paragraph" style:parent-style-name="Example_20_Header">
      <style:text-properties officeooo:paragraph-rsid="4e3e6237"/>
    </style:style>
    <style:style style:name="P199" style:family="paragraph" style:parent-style-name="Example_20_Header">
      <style:text-properties officeooo:paragraph-rsid="4e491fc7"/>
    </style:style>
    <style:style style:name="P200" style:family="paragraph" style:parent-style-name="Example_20_Header">
      <style:text-properties officeooo:paragraph-rsid="4e60a50b"/>
    </style:style>
    <style:style style:name="P201" style:family="paragraph" style:parent-style-name="Example_20_Header">
      <style:text-properties officeooo:paragraph-rsid="4e7fa80a"/>
    </style:style>
    <style:style style:name="P202" style:family="paragraph" style:parent-style-name="Example_20_Header">
      <style:text-properties officeooo:paragraph-rsid="4e7fda3f"/>
    </style:style>
    <style:style style:name="P203" style:family="paragraph" style:parent-style-name="Example_20_Header">
      <style:text-properties officeooo:rsid="4ea02c9e" officeooo:paragraph-rsid="4ea75534"/>
    </style:style>
    <style:style style:name="P204" style:family="paragraph" style:parent-style-name="Example_20_Header">
      <style:text-properties officeooo:paragraph-rsid="4ef3f9d7"/>
    </style:style>
    <style:style style:name="P205" style:family="paragraph" style:parent-style-name="Property_20_level_20_1">
      <style:text-properties officeooo:paragraph-rsid="4c5c02e8"/>
    </style:style>
    <style:style style:name="P206" style:family="paragraph" style:parent-style-name="Property_20_level_20_1">
      <style:text-properties officeooo:paragraph-rsid="4ce6a2d1"/>
    </style:style>
    <style:style style:name="P207" style:family="paragraph" style:parent-style-name="Property_20_level_20_1">
      <style:text-properties officeooo:paragraph-rsid="4d050e29"/>
    </style:style>
    <style:style style:name="P208" style:family="paragraph" style:parent-style-name="Property_20_level_20_1">
      <style:text-properties officeooo:paragraph-rsid="4d3977c9"/>
    </style:style>
    <style:style style:name="P209" style:family="paragraph" style:parent-style-name="Property_20_level_20_1">
      <style:text-properties officeooo:paragraph-rsid="4d4a8d8a"/>
    </style:style>
    <style:style style:name="P210" style:family="paragraph" style:parent-style-name="Property_20_level_20_1">
      <style:text-properties officeooo:paragraph-rsid="4de80d96"/>
    </style:style>
    <style:style style:name="P211" style:family="paragraph" style:parent-style-name="Property_20_level_20_1">
      <style:text-properties officeooo:paragraph-rsid="4e02655d"/>
    </style:style>
    <style:style style:name="P212" style:family="paragraph" style:parent-style-name="Property_20_level_20_1">
      <style:text-properties officeooo:paragraph-rsid="4e06c436"/>
    </style:style>
    <style:style style:name="P213" style:family="paragraph" style:parent-style-name="Property_20_level_20_1">
      <style:text-properties officeooo:paragraph-rsid="4e446939"/>
    </style:style>
    <style:style style:name="P214" style:family="paragraph" style:parent-style-name="Property_20_level_20_1">
      <style:text-properties officeooo:paragraph-rsid="4e7fa80a"/>
    </style:style>
    <style:style style:name="P215" style:family="paragraph" style:parent-style-name="Property_20_level_20_1">
      <style:text-properties officeooo:paragraph-rsid="4e7fda3f"/>
    </style:style>
    <style:style style:name="P216" style:family="paragraph" style:parent-style-name="Property_20_level_20_1">
      <style:text-properties officeooo:rsid="4e87a679" officeooo:paragraph-rsid="4e8d041b"/>
    </style:style>
    <style:style style:name="P217" style:family="paragraph" style:parent-style-name="Property_20_level_20_1">
      <style:text-properties officeooo:paragraph-rsid="4ea3e7fe"/>
    </style:style>
    <style:style style:name="P218" style:family="paragraph" style:parent-style-name="Property_20_level_20_1">
      <style:text-properties officeooo:paragraph-rsid="4ec0c269"/>
    </style:style>
    <style:style style:name="P219" style:family="paragraph" style:parent-style-name="Property_20_level_20_1">
      <style:text-properties officeooo:paragraph-rsid="4ec47d45"/>
    </style:style>
    <style:style style:name="P220" style:family="paragraph" style:parent-style-name="Property_20_level_20_1">
      <style:text-properties officeooo:paragraph-rsid="4ec63286"/>
    </style:style>
    <style:style style:name="P221" style:family="paragraph" style:parent-style-name="Property_20_level_20_1">
      <style:text-properties officeooo:rsid="486a2a77" officeooo:paragraph-rsid="4ec63286"/>
    </style:style>
    <style:style style:name="P222" style:family="paragraph" style:parent-style-name="Property_20_level_20_1">
      <style:text-properties officeooo:rsid="486a2a77" officeooo:paragraph-rsid="4ec917c6"/>
    </style:style>
    <style:style style:name="P223" style:family="paragraph" style:parent-style-name="Property_20_level_20_1">
      <style:text-properties officeooo:paragraph-rsid="4ec917c6"/>
    </style:style>
    <style:style style:name="P224" style:family="paragraph" style:parent-style-name="Property_20_level_20_1">
      <style:text-properties officeooo:paragraph-rsid="4ed03346"/>
    </style:style>
    <style:style style:name="P225" style:family="paragraph" style:parent-style-name="Property_20_level_20_1">
      <style:text-properties officeooo:paragraph-rsid="4ee22c37"/>
    </style:style>
    <style:style style:name="P226" style:family="paragraph" style:parent-style-name="Property_20_level_20_1">
      <style:text-properties officeooo:paragraph-rsid="4eebf99d"/>
    </style:style>
    <style:style style:name="P227" style:family="paragraph" style:parent-style-name="Property_20_level_20_1">
      <style:text-properties officeooo:paragraph-rsid="4f30ea4c"/>
    </style:style>
    <style:style style:name="P228" style:family="paragraph" style:parent-style-name="Property_20_level_20_1">
      <style:paragraph-properties fo:margin-left="1.251cm" fo:margin-right="0cm" fo:text-indent="-0.4cm" style:auto-text-indent="false"/>
    </style:style>
    <style:style style:name="P229" style:family="paragraph" style:parent-style-name="Property_20_level_20_1">
      <style:paragraph-properties fo:margin-left="1.251cm" fo:margin-right="0cm" fo:text-indent="-0.4cm" style:auto-text-indent="false"/>
      <style:text-properties officeooo:paragraph-rsid="4c411102"/>
    </style:style>
    <style:style style:name="P230" style:family="paragraph" style:parent-style-name="Property_20_level_20_1">
      <style:paragraph-properties fo:margin-left="1.251cm" fo:margin-right="0cm" fo:text-indent="-0.4cm" style:auto-text-indent="false"/>
      <style:text-properties officeooo:paragraph-rsid="4c416159"/>
    </style:style>
    <style:style style:name="P231" style:family="paragraph" style:parent-style-name="Property_20_level_20_1">
      <style:paragraph-properties fo:margin-left="1.251cm" fo:margin-right="0cm" fo:text-indent="-0.4cm" style:auto-text-indent="false"/>
      <style:text-properties officeooo:paragraph-rsid="4ce4f73a"/>
    </style:style>
    <style:style style:name="P232" style:family="paragraph" style:parent-style-name="Property_20_level_20_1">
      <style:paragraph-properties fo:margin-left="1.251cm" fo:margin-right="0cm" fo:text-indent="-0.4cm" style:auto-text-indent="false"/>
      <style:text-properties officeooo:paragraph-rsid="4cef8838"/>
    </style:style>
    <style:style style:name="P233" style:family="paragraph" style:parent-style-name="Property_20_level_20_1">
      <style:paragraph-properties fo:margin-left="1.251cm" fo:margin-right="0cm" fo:text-indent="-0.4cm" style:auto-text-indent="false"/>
      <style:text-properties officeooo:paragraph-rsid="4cf0417a"/>
    </style:style>
    <style:style style:name="P234" style:family="paragraph" style:parent-style-name="Property_20_level_20_1">
      <style:paragraph-properties fo:margin-left="1.251cm" fo:margin-right="0cm" fo:text-indent="-0.4cm" style:auto-text-indent="false"/>
      <style:text-properties officeooo:paragraph-rsid="4cec8d7f"/>
    </style:style>
    <style:style style:name="P235" style:family="paragraph" style:parent-style-name="Property_20_level_20_1">
      <style:paragraph-properties fo:margin-left="1.251cm" fo:margin-right="0cm" fo:text-indent="-0.4cm" style:auto-text-indent="false"/>
      <style:text-properties officeooo:rsid="4cec8d7f" officeooo:paragraph-rsid="4cec8d7f"/>
    </style:style>
    <style:style style:name="P236" style:family="paragraph" style:parent-style-name="Property_20_level_20_1">
      <style:paragraph-properties fo:margin-left="1.251cm" fo:margin-right="0cm" fo:text-indent="-0.4cm" style:auto-text-indent="false"/>
      <style:text-properties officeooo:paragraph-rsid="4cf0e8d3"/>
    </style:style>
    <style:style style:name="P237" style:family="paragraph" style:parent-style-name="Property_20_level_20_1">
      <style:paragraph-properties fo:margin-left="1.251cm" fo:margin-right="0cm" fo:text-indent="-0.4cm" style:auto-text-indent="false"/>
      <style:text-properties officeooo:paragraph-rsid="4cf989e6"/>
    </style:style>
    <style:style style:name="P238" style:family="paragraph" style:parent-style-name="Property_20_level_20_1">
      <style:paragraph-properties fo:margin-left="1.251cm" fo:margin-right="0cm" fo:text-indent="-0.4cm" style:auto-text-indent="false"/>
      <style:text-properties officeooo:paragraph-rsid="4cfb834d"/>
    </style:style>
    <style:style style:name="P239" style:family="paragraph" style:parent-style-name="Property_20_level_20_1">
      <style:paragraph-properties fo:margin-left="1.251cm" fo:margin-right="0cm" fo:text-indent="-0.4cm" style:auto-text-indent="false"/>
      <style:text-properties officeooo:paragraph-rsid="4cfceb28"/>
    </style:style>
    <style:style style:name="P240" style:family="paragraph" style:parent-style-name="Property_20_level_20_1">
      <style:paragraph-properties fo:margin-left="1.251cm" fo:margin-right="0cm" fo:text-indent="-0.4cm" style:auto-text-indent="false"/>
      <style:text-properties officeooo:paragraph-rsid="4d050e29"/>
    </style:style>
    <style:style style:name="P241" style:family="paragraph" style:parent-style-name="Property_20_level_20_1">
      <style:paragraph-properties fo:margin-left="1.251cm" fo:margin-right="0cm" fo:text-indent="-0.4cm" style:auto-text-indent="false"/>
      <style:text-properties officeooo:paragraph-rsid="4d3977c9"/>
    </style:style>
    <style:style style:name="P242" style:family="paragraph" style:parent-style-name="Property_20_level_20_1">
      <style:paragraph-properties fo:margin-left="1.251cm" fo:margin-right="0cm" fo:text-indent="-0.4cm" style:auto-text-indent="false"/>
      <style:text-properties officeooo:paragraph-rsid="4d4a175d"/>
    </style:style>
    <style:style style:name="P243" style:family="paragraph" style:parent-style-name="Property_20_level_20_1">
      <style:paragraph-properties fo:margin-left="1.251cm" fo:margin-right="0cm" fo:text-indent="-0.4cm" style:auto-text-indent="false"/>
      <style:text-properties officeooo:paragraph-rsid="4d4a8d8a"/>
    </style:style>
    <style:style style:name="P244" style:family="paragraph" style:parent-style-name="Property_20_level_20_1">
      <style:paragraph-properties fo:margin-left="1.251cm" fo:margin-right="0cm" fo:text-indent="-0.4cm" style:auto-text-indent="false"/>
      <style:text-properties officeooo:paragraph-rsid="4d5b0b87"/>
    </style:style>
    <style:style style:name="P245" style:family="paragraph" style:parent-style-name="Property_20_level_20_1">
      <style:paragraph-properties fo:margin-left="1.251cm" fo:margin-right="0cm" fo:text-indent="-0.4cm" style:auto-text-indent="false"/>
      <style:text-properties officeooo:paragraph-rsid="4d63e96d"/>
    </style:style>
    <style:style style:name="P246" style:family="paragraph" style:parent-style-name="Property_20_level_20_1">
      <style:paragraph-properties fo:margin-left="1.251cm" fo:margin-right="0cm" fo:text-indent="-0.4cm" style:auto-text-indent="false"/>
      <style:text-properties officeooo:paragraph-rsid="4d6960fc"/>
    </style:style>
    <style:style style:name="P247" style:family="paragraph" style:parent-style-name="Property_20_level_20_1">
      <style:paragraph-properties fo:margin-left="1.251cm" fo:margin-right="0cm" fo:text-indent="-0.4cm" style:auto-text-indent="false"/>
      <style:text-properties officeooo:paragraph-rsid="4d6aa1b9"/>
    </style:style>
    <style:style style:name="P248" style:family="paragraph" style:parent-style-name="Property_20_level_20_1">
      <style:paragraph-properties fo:margin-left="1.251cm" fo:margin-right="0cm" fo:text-indent="-0.4cm" style:auto-text-indent="false"/>
      <style:text-properties officeooo:paragraph-rsid="4de80d96"/>
    </style:style>
    <style:style style:name="P249" style:family="paragraph" style:parent-style-name="Property_20_level_20_1">
      <style:paragraph-properties fo:margin-left="1.251cm" fo:margin-right="0cm" fo:text-indent="-0.4cm" style:auto-text-indent="false"/>
      <style:text-properties officeooo:paragraph-rsid="4df10dde"/>
    </style:style>
    <style:style style:name="P250" style:family="paragraph" style:parent-style-name="Property_20_level_20_1">
      <style:paragraph-properties fo:margin-left="1.251cm" fo:margin-right="0cm" fo:text-indent="-0.4cm" style:auto-text-indent="false"/>
      <style:text-properties officeooo:paragraph-rsid="4e7fa80a"/>
    </style:style>
    <style:style style:name="P251" style:family="paragraph" style:parent-style-name="Property_20_level_20_1">
      <style:paragraph-properties fo:margin-left="1.251cm" fo:margin-right="0cm" fo:text-indent="-0.4cm" style:auto-text-indent="false"/>
      <style:text-properties officeooo:paragraph-rsid="4ea3e7fe"/>
    </style:style>
    <style:style style:name="P252" style:family="paragraph" style:parent-style-name="Property_20_level_20_0">
      <style:paragraph-properties fo:margin-left="1.251cm" fo:margin-right="0cm" fo:text-indent="-0.4cm" style:auto-text-indent="false"/>
    </style:style>
    <style:style style:name="P253" style:family="paragraph" style:parent-style-name="Property_20_level_20_0">
      <style:paragraph-properties fo:margin-left="1.251cm" fo:margin-right="0cm" fo:text-indent="-0.4cm" style:auto-text-indent="false"/>
      <style:text-properties officeooo:paragraph-rsid="4cec8d7f"/>
    </style:style>
    <style:style style:name="P254" style:family="paragraph" style:parent-style-name="Property_20_level_20_0">
      <style:paragraph-properties fo:margin-left="1.251cm" fo:margin-right="0cm" fo:text-indent="-0.4cm" style:auto-text-indent="false"/>
      <style:text-properties officeooo:paragraph-rsid="4cfceb28"/>
    </style:style>
    <style:style style:name="P255" style:family="paragraph" style:parent-style-name="Property_20_level_20_0">
      <style:paragraph-properties fo:margin-left="1.251cm" fo:margin-right="0cm" fo:text-indent="-0.4cm" style:auto-text-indent="false"/>
      <style:text-properties officeooo:paragraph-rsid="4d598041"/>
    </style:style>
    <style:style style:name="P256" style:family="paragraph" style:parent-style-name="Property_20_level_20_0">
      <style:paragraph-properties fo:margin-left="1.251cm" fo:margin-right="0cm" fo:text-indent="-0.4cm" style:auto-text-indent="false"/>
      <style:text-properties officeooo:paragraph-rsid="4d621687"/>
    </style:style>
    <style:style style:name="P257" style:family="paragraph" style:parent-style-name="Property_20_level_20_0">
      <style:paragraph-properties fo:margin-left="1.251cm" fo:margin-right="0cm" fo:text-indent="-0.4cm" style:auto-text-indent="false"/>
      <style:text-properties officeooo:paragraph-rsid="4d66ec5a"/>
    </style:style>
    <style:style style:name="P258" style:family="paragraph" style:parent-style-name="Property_20_level_20_0">
      <style:paragraph-properties fo:margin-left="1.251cm" fo:margin-right="0cm" fo:text-indent="-0.4cm" style:auto-text-indent="false"/>
      <style:text-properties officeooo:paragraph-rsid="4d6aa1b9"/>
    </style:style>
    <style:style style:name="P259" style:family="paragraph" style:parent-style-name="Property_20_level_20_0">
      <style:paragraph-properties fo:margin-left="1.251cm" fo:margin-right="0cm" fo:text-indent="-0.4cm" style:auto-text-indent="false"/>
      <style:text-properties officeooo:paragraph-rsid="4e6e5a13"/>
    </style:style>
    <style:style style:name="P260" style:family="paragraph" style:parent-style-name="Property_20_Header">
      <style:text-properties officeooo:paragraph-rsid="4adb0946"/>
    </style:style>
    <style:style style:name="P261" style:family="paragraph" style:parent-style-name="Property_20_Header">
      <style:text-properties officeooo:paragraph-rsid="4cfceb28"/>
    </style:style>
    <style:style style:name="P262" style:family="paragraph" style:parent-style-name="Property_20_Header">
      <style:text-properties officeooo:paragraph-rsid="4d050e29"/>
    </style:style>
    <style:style style:name="P263" style:family="paragraph" style:parent-style-name="Property_20_Header">
      <style:text-properties fo:font-style="italic" style:font-style-asian="italic" style:font-style-complex="italic"/>
    </style:style>
    <style:style style:name="P264" style:family="paragraph" style:parent-style-name="Property_20_Header">
      <style:text-properties fo:font-style="italic" officeooo:paragraph-rsid="4e7fa80a" style:font-style-asian="italic" style:font-style-complex="italic"/>
    </style:style>
    <style:style style:name="P265" style:family="paragraph" style:parent-style-name="Property_20_Header">
      <style:text-properties fo:font-style="italic" officeooo:paragraph-rsid="4ec63286" style:font-style-asian="italic" style:font-style-complex="italic"/>
    </style:style>
    <style:style style:name="P266" style:family="paragraph" style:parent-style-name="Property_20_Header">
      <style:text-properties fo:font-style="italic" officeooo:paragraph-rsid="4ec917c6" style:font-style-asian="italic" style:font-style-complex="italic"/>
    </style:style>
    <style:style style:name="P267" style:family="paragraph" style:parent-style-name="Property_20_Header">
      <style:text-properties fo:font-style="italic" officeooo:paragraph-rsid="4ed03346" style:font-style-asian="italic" style:font-style-complex="italic"/>
    </style:style>
    <style:style style:name="P268" style:family="paragraph" style:parent-style-name="Property_20_Header">
      <style:text-properties officeooo:paragraph-rsid="4d401847"/>
    </style:style>
    <style:style style:name="P269" style:family="paragraph" style:parent-style-name="Property_20_Header">
      <style:text-properties officeooo:paragraph-rsid="4d411885"/>
    </style:style>
    <style:style style:name="P270" style:family="paragraph" style:parent-style-name="Property_20_Header">
      <style:text-properties officeooo:paragraph-rsid="4d5b0b87"/>
    </style:style>
    <style:style style:name="P271" style:family="paragraph" style:parent-style-name="Property_20_Header">
      <style:text-properties officeooo:paragraph-rsid="4d63e96d"/>
    </style:style>
    <style:style style:name="P272" style:family="paragraph" style:parent-style-name="Property_20_Header">
      <style:text-properties officeooo:paragraph-rsid="4d6960fc"/>
    </style:style>
    <style:style style:name="P273" style:family="paragraph" style:parent-style-name="Property_20_Header">
      <style:text-properties officeooo:paragraph-rsid="4d6aa1b9"/>
    </style:style>
    <style:style style:name="P274" style:family="paragraph" style:parent-style-name="Property_20_Header">
      <style:text-properties officeooo:paragraph-rsid="4d7217cf"/>
    </style:style>
    <style:style style:name="P275" style:family="paragraph" style:parent-style-name="Property_20_Header">
      <style:text-properties officeooo:paragraph-rsid="4e02655d"/>
    </style:style>
    <style:style style:name="P276" style:family="paragraph" style:parent-style-name="Property_20_Header">
      <style:text-properties officeooo:paragraph-rsid="4e7fa80a"/>
    </style:style>
    <style:style style:name="P277" style:family="paragraph" style:parent-style-name="Property_20_Header">
      <style:text-properties officeooo:paragraph-rsid="4ea3e7fe"/>
    </style:style>
    <style:style style:name="P278" style:family="paragraph" style:parent-style-name="Property_20_level_20_0">
      <style:text-properties officeooo:paragraph-rsid="4aae2d9e"/>
    </style:style>
    <style:style style:name="P279" style:family="paragraph" style:parent-style-name="Property_20_level_20_0">
      <style:text-properties officeooo:paragraph-rsid="4adb0946"/>
    </style:style>
    <style:style style:name="P280" style:family="paragraph" style:parent-style-name="Property_20_level_20_0">
      <style:text-properties officeooo:paragraph-rsid="4b1b157c"/>
    </style:style>
    <style:style style:name="P281" style:family="paragraph" style:parent-style-name="Property_20_level_20_0">
      <style:text-properties officeooo:paragraph-rsid="4b62a38f"/>
    </style:style>
    <style:style style:name="P282" style:family="paragraph" style:parent-style-name="Property_20_level_20_0">
      <style:text-properties officeooo:paragraph-rsid="4c39bfd8"/>
    </style:style>
    <style:style style:name="P283" style:family="paragraph" style:parent-style-name="Property_20_level_20_0">
      <style:text-properties officeooo:paragraph-rsid="4c60652c"/>
    </style:style>
    <style:style style:name="P284" style:family="paragraph" style:parent-style-name="Property_20_level_20_0">
      <style:text-properties officeooo:paragraph-rsid="4c724063"/>
    </style:style>
    <style:style style:name="P285" style:family="paragraph" style:parent-style-name="Property_20_level_20_0">
      <style:text-properties officeooo:paragraph-rsid="4cea923b"/>
    </style:style>
    <style:style style:name="P286" style:family="paragraph" style:parent-style-name="Property_20_level_20_0">
      <style:text-properties officeooo:paragraph-rsid="4d14665a"/>
    </style:style>
    <style:style style:name="P287" style:family="paragraph" style:parent-style-name="Property_20_level_20_0">
      <style:text-properties officeooo:paragraph-rsid="4d3977c9"/>
    </style:style>
    <style:style style:name="P288" style:family="paragraph" style:parent-style-name="Property_20_level_20_0">
      <style:text-properties officeooo:paragraph-rsid="4d4a8d8a"/>
    </style:style>
    <style:style style:name="P289" style:family="paragraph" style:parent-style-name="Property_20_level_20_0">
      <style:text-properties officeooo:paragraph-rsid="4d92325a"/>
    </style:style>
    <style:style style:name="P290" style:family="paragraph" style:parent-style-name="Property_20_level_20_0">
      <style:text-properties officeooo:paragraph-rsid="4d929425"/>
    </style:style>
    <style:style style:name="P291" style:family="paragraph" style:parent-style-name="Property_20_level_20_0">
      <style:text-properties officeooo:paragraph-rsid="4d9ce44c"/>
    </style:style>
    <style:style style:name="P292" style:family="paragraph" style:parent-style-name="Property_20_level_20_0">
      <style:text-properties officeooo:paragraph-rsid="4dc0d5dd"/>
    </style:style>
    <style:style style:name="P293" style:family="paragraph" style:parent-style-name="Property_20_level_20_0">
      <style:text-properties officeooo:paragraph-rsid="4ddcedcc"/>
    </style:style>
    <style:style style:name="P294" style:family="paragraph" style:parent-style-name="Property_20_level_20_0">
      <style:text-properties officeooo:paragraph-rsid="4ddf0910"/>
    </style:style>
    <style:style style:name="P295" style:family="paragraph" style:parent-style-name="Property_20_level_20_0">
      <style:text-properties officeooo:paragraph-rsid="4df77b3e"/>
    </style:style>
    <style:style style:name="P296" style:family="paragraph" style:parent-style-name="Property_20_level_20_0">
      <style:text-properties officeooo:paragraph-rsid="4df881d2"/>
    </style:style>
    <style:style style:name="P297" style:family="paragraph" style:parent-style-name="Property_20_level_20_0">
      <style:text-properties officeooo:paragraph-rsid="4e02655d"/>
    </style:style>
    <style:style style:name="P298" style:family="paragraph" style:parent-style-name="Property_20_level_20_0">
      <style:text-properties officeooo:paragraph-rsid="4e20048f"/>
    </style:style>
    <style:style style:name="P299" style:family="paragraph" style:parent-style-name="Property_20_level_20_0">
      <style:text-properties officeooo:paragraph-rsid="4e3e6237"/>
    </style:style>
    <style:style style:name="P300" style:family="paragraph" style:parent-style-name="Property_20_level_20_0">
      <style:text-properties officeooo:paragraph-rsid="4e491fc7"/>
    </style:style>
    <style:style style:name="P301" style:family="paragraph" style:parent-style-name="Property_20_level_20_0">
      <style:text-properties officeooo:paragraph-rsid="4e60a50b"/>
    </style:style>
    <style:style style:name="P302" style:family="paragraph" style:parent-style-name="Property_20_level_20_0">
      <style:text-properties officeooo:paragraph-rsid="4e6c8d4e"/>
    </style:style>
    <style:style style:name="P303" style:family="paragraph" style:parent-style-name="Property_20_level_20_0">
      <style:text-properties officeooo:paragraph-rsid="4e7fa80a"/>
    </style:style>
    <style:style style:name="P304" style:family="paragraph" style:parent-style-name="Property_20_level_20_0">
      <style:text-properties officeooo:paragraph-rsid="4e7fda3f"/>
    </style:style>
    <style:style style:name="P305" style:family="paragraph" style:parent-style-name="Property_20_level_20_0">
      <style:text-properties officeooo:paragraph-rsid="4e8607ff"/>
    </style:style>
    <style:style style:name="P306" style:family="paragraph" style:parent-style-name="Property_20_level_20_0">
      <style:text-properties officeooo:paragraph-rsid="4ea3e7fe"/>
    </style:style>
    <style:style style:name="P307" style:family="paragraph" style:parent-style-name="Property_20_level_20_0">
      <style:text-properties officeooo:paragraph-rsid="4ea75534"/>
    </style:style>
    <style:style style:name="P308" style:family="paragraph" style:parent-style-name="Property_20_level_20_0">
      <style:text-properties officeooo:paragraph-rsid="4ebee606"/>
    </style:style>
    <style:style style:name="P309" style:family="paragraph" style:parent-style-name="Property_20_level_20_0">
      <style:text-properties officeooo:paragraph-rsid="4ec47d45"/>
    </style:style>
    <style:style style:name="P310" style:family="paragraph" style:parent-style-name="Property_20_level_20_0">
      <style:text-properties officeooo:paragraph-rsid="4ec63286"/>
    </style:style>
    <style:style style:name="P311" style:family="paragraph" style:parent-style-name="Property_20_level_20_0">
      <style:text-properties officeooo:paragraph-rsid="4ee22c37"/>
    </style:style>
    <style:style style:name="P312" style:family="paragraph" style:parent-style-name="Property_20_level_20_0">
      <style:text-properties officeooo:paragraph-rsid="4ee4ae7a"/>
    </style:style>
    <style:style style:name="P313" style:family="paragraph" style:parent-style-name="Property_20_level_20_0">
      <style:text-properties officeooo:paragraph-rsid="4ee615cf"/>
    </style:style>
    <style:style style:name="P314" style:family="paragraph" style:parent-style-name="Property_20_level_20_0">
      <style:text-properties officeooo:paragraph-rsid="4eeaa922"/>
    </style:style>
    <style:style style:name="P315" style:family="paragraph" style:parent-style-name="Property_20_level_20_0">
      <style:text-properties officeooo:paragraph-rsid="4eebf99d"/>
    </style:style>
    <style:style style:name="P316" style:family="paragraph" style:parent-style-name="Property_20_level_20_0">
      <style:text-properties officeooo:paragraph-rsid="4ef02306"/>
    </style:style>
    <style:style style:name="P317" style:family="paragraph" style:parent-style-name="Property_20_level_20_0">
      <style:text-properties officeooo:paragraph-rsid="4ef23e4e"/>
    </style:style>
    <style:style style:name="P318" style:family="paragraph" style:parent-style-name="Property_20_level_20_0">
      <style:text-properties officeooo:paragraph-rsid="4ef3f9d7"/>
    </style:style>
    <style:style style:name="P319" style:family="paragraph" style:parent-style-name="Property_20_level_20_0">
      <style:text-properties officeooo:paragraph-rsid="4efe0772"/>
    </style:style>
    <style:style style:name="P320" style:family="paragraph" style:parent-style-name="Property_20_level_20_0">
      <style:text-properties officeooo:paragraph-rsid="4f277318"/>
    </style:style>
    <style:style style:name="P321" style:family="paragraph" style:parent-style-name="Property_20_level_20_0">
      <style:text-properties officeooo:paragraph-rsid="4f551cb0"/>
    </style:style>
    <style:style style:name="P322" style:family="paragraph" style:parent-style-name="Property_20_level_20_0">
      <style:text-properties officeooo:paragraph-rsid="4f5ccbf3"/>
    </style:style>
    <style:style style:name="P323" style:family="paragraph" style:parent-style-name="Property_20_level_20_0">
      <style:text-properties officeooo:paragraph-rsid="4f7c44a4"/>
    </style:style>
    <style:style style:name="P324" style:family="paragraph" style:parent-style-name="Property_20_level_20_0">
      <style:text-properties officeooo:paragraph-rsid="4f8903c4"/>
    </style:style>
    <style:style style:name="P325" style:family="paragraph" style:parent-style-name="Property_20_level_20_0">
      <style:text-properties officeooo:paragraph-rsid="4f14d682"/>
    </style:style>
    <style:style style:name="P326" style:family="paragraph" style:parent-style-name="Property_20_level_20_0">
      <style:text-properties officeooo:paragraph-rsid="4f89dff4"/>
    </style:style>
    <style:style style:name="P327" style:family="paragraph" style:parent-style-name="Property_20_level_20_0">
      <style:text-properties officeooo:paragraph-rsid="4f89f55c"/>
    </style:style>
    <style:style style:name="P328" style:family="paragraph" style:parent-style-name="Property_20_level_20_0">
      <style:text-properties officeooo:paragraph-rsid="4f8fa473"/>
    </style:style>
    <style:style style:name="P329" style:family="paragraph" style:parent-style-name="Property_20_level_20_0">
      <style:text-properties officeooo:paragraph-rsid="4fa16fd2"/>
    </style:style>
    <style:style style:name="P330" style:family="paragraph" style:parent-style-name="Standalone_20_Property">
      <style:text-properties officeooo:paragraph-rsid="4aaf2d62"/>
    </style:style>
    <style:style style:name="P331" style:family="paragraph" style:parent-style-name="Standalone_20_Property">
      <style:text-properties officeooo:paragraph-rsid="4aafcf35"/>
    </style:style>
    <style:style style:name="P332" style:family="paragraph" style:parent-style-name="Standalone_20_Property">
      <style:text-properties officeooo:paragraph-rsid="4ab26b2f"/>
    </style:style>
    <style:style style:name="P333" style:family="paragraph" style:parent-style-name="Standalone_20_Property">
      <style:text-properties officeooo:paragraph-rsid="4ab591f7"/>
    </style:style>
    <style:style style:name="P334" style:family="paragraph" style:parent-style-name="Standalone_20_Property">
      <style:text-properties officeooo:paragraph-rsid="4ab67894"/>
    </style:style>
    <style:style style:name="P335" style:family="paragraph" style:parent-style-name="Standalone_20_Property">
      <style:text-properties officeooo:paragraph-rsid="4aba98f0"/>
    </style:style>
    <style:style style:name="P336" style:family="paragraph" style:parent-style-name="Standalone_20_Property">
      <style:text-properties officeooo:paragraph-rsid="4abbd2f8"/>
    </style:style>
    <style:style style:name="P337" style:family="paragraph" style:parent-style-name="Standalone_20_Property">
      <style:text-properties officeooo:paragraph-rsid="4ac394e6"/>
    </style:style>
    <style:style style:name="P338" style:family="paragraph" style:parent-style-name="Standalone_20_Property">
      <style:text-properties officeooo:paragraph-rsid="4ad2757d"/>
    </style:style>
    <style:style style:name="P339" style:family="paragraph" style:parent-style-name="Standalone_20_Property">
      <style:text-properties officeooo:paragraph-rsid="4ad4998d"/>
    </style:style>
    <style:style style:name="P340" style:family="paragraph" style:parent-style-name="Standalone_20_Property">
      <style:text-properties officeooo:paragraph-rsid="4ada977f"/>
    </style:style>
    <style:style style:name="P341" style:family="paragraph" style:parent-style-name="Standalone_20_Property">
      <style:text-properties officeooo:paragraph-rsid="4b1b157c"/>
    </style:style>
    <style:style style:name="P342" style:family="paragraph" style:parent-style-name="Standalone_20_Property">
      <style:text-properties officeooo:paragraph-rsid="4bbbbb85"/>
    </style:style>
    <style:style style:name="P343" style:family="paragraph" style:parent-style-name="Standalone_20_Property">
      <style:text-properties officeooo:paragraph-rsid="4bbc1ee9"/>
    </style:style>
    <style:style style:name="P344" style:family="paragraph" style:parent-style-name="Standalone_20_Property">
      <style:text-properties officeooo:paragraph-rsid="4c09795a"/>
    </style:style>
    <style:style style:name="P345" style:family="paragraph" style:parent-style-name="Standalone_20_Property">
      <style:text-properties officeooo:paragraph-rsid="4c0e5362"/>
    </style:style>
    <style:style style:name="P346" style:family="paragraph" style:parent-style-name="Standalone_20_Property">
      <style:text-properties officeooo:paragraph-rsid="4c4981fb"/>
    </style:style>
    <style:style style:name="P347" style:family="paragraph" style:parent-style-name="Standalone_20_Property">
      <style:text-properties officeooo:paragraph-rsid="4c39bfd8"/>
    </style:style>
    <style:style style:name="P348" style:family="paragraph" style:parent-style-name="Standalone_20_Property">
      <style:text-properties officeooo:paragraph-rsid="4c445ed9"/>
    </style:style>
    <style:style style:name="P349" style:family="paragraph" style:parent-style-name="Standalone_20_Property">
      <style:text-properties officeooo:paragraph-rsid="4c46ce41"/>
    </style:style>
    <style:style style:name="P350" style:family="paragraph" style:parent-style-name="Standalone_20_Property">
      <style:text-properties officeooo:paragraph-rsid="4c60652c"/>
    </style:style>
    <style:style style:name="P351" style:family="paragraph" style:parent-style-name="Standalone_20_Property">
      <style:text-properties officeooo:paragraph-rsid="4c6193b5"/>
    </style:style>
    <style:style style:name="P352" style:family="paragraph" style:parent-style-name="Standalone_20_Property">
      <style:text-properties officeooo:paragraph-rsid="4c63800c"/>
    </style:style>
    <style:style style:name="P353" style:family="paragraph" style:parent-style-name="Standalone_20_Property">
      <style:text-properties officeooo:rsid="4c666909" officeooo:paragraph-rsid="4c673067"/>
    </style:style>
    <style:style style:name="P354" style:family="paragraph" style:parent-style-name="Standalone_20_Property">
      <style:text-properties officeooo:paragraph-rsid="4c71c403"/>
    </style:style>
    <style:style style:name="P355" style:family="paragraph" style:parent-style-name="Standalone_20_Property">
      <style:text-properties officeooo:paragraph-rsid="4c724063"/>
    </style:style>
    <style:style style:name="P356" style:family="paragraph" style:parent-style-name="Standalone_20_Property">
      <style:text-properties officeooo:paragraph-rsid="4c9355ea"/>
    </style:style>
    <style:style style:name="P357" style:family="paragraph" style:parent-style-name="Standalone_20_Property">
      <style:text-properties officeooo:paragraph-rsid="4c9e8a8a"/>
    </style:style>
    <style:style style:name="P358" style:family="paragraph" style:parent-style-name="Standalone_20_Property">
      <style:text-properties officeooo:paragraph-rsid="4cc25a6d"/>
    </style:style>
    <style:style style:name="P359" style:family="paragraph" style:parent-style-name="Standalone_20_Property">
      <style:text-properties officeooo:paragraph-rsid="4cc46563"/>
    </style:style>
    <style:style style:name="P360" style:family="paragraph" style:parent-style-name="Standalone_20_Property">
      <style:text-properties officeooo:paragraph-rsid="4cca46d8"/>
    </style:style>
    <style:style style:name="P361" style:family="paragraph" style:parent-style-name="Standalone_20_Property">
      <style:text-properties officeooo:paragraph-rsid="4ce4f73a"/>
    </style:style>
    <style:style style:name="P362" style:family="paragraph" style:parent-style-name="Standalone_20_Property">
      <style:text-properties officeooo:paragraph-rsid="4c33427d"/>
    </style:style>
    <style:style style:name="P363" style:family="paragraph" style:parent-style-name="Standalone_20_Property">
      <style:text-properties officeooo:paragraph-rsid="4cfceb28"/>
    </style:style>
    <style:style style:name="P364" style:family="paragraph" style:parent-style-name="Standalone_20_Property">
      <style:text-properties officeooo:paragraph-rsid="4d050e29"/>
    </style:style>
    <style:style style:name="P365" style:family="paragraph" style:parent-style-name="Standalone_20_Property">
      <style:text-properties officeooo:paragraph-rsid="4d06a2fc"/>
    </style:style>
    <style:style style:name="P366" style:family="paragraph" style:parent-style-name="Standalone_20_Property">
      <style:text-properties officeooo:paragraph-rsid="4d0828b4"/>
    </style:style>
    <style:style style:name="P367" style:family="paragraph" style:parent-style-name="Standalone_20_Property">
      <style:text-properties officeooo:paragraph-rsid="4d3977c9"/>
    </style:style>
    <style:style style:name="P368" style:family="paragraph" style:parent-style-name="Standalone_20_Property">
      <style:text-properties officeooo:paragraph-rsid="4d4a8d8a"/>
    </style:style>
    <style:style style:name="P369" style:family="paragraph" style:parent-style-name="Standalone_20_Property">
      <style:text-properties style:use-window-font-color="true" style:font-name="Georgia"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70" style:family="paragraph" style:parent-style-name="Standalone_20_Property">
      <style:text-properties style:use-window-font-color="true" style:font-name="Georgia"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71" style:family="paragraph" style:parent-style-name="Standalone_20_Property">
      <style:text-properties style:use-window-font-color="true" style:font-name="Georgia"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72" style:family="paragraph" style:parent-style-name="Standalone_20_Property">
      <style:text-properties style:use-window-font-color="true" style:font-name="Georgia"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73" style:family="paragraph" style:parent-style-name="Standalone_20_Property">
      <style:text-properties style:use-window-font-color="true" style:font-name="Georgia" fo:font-size="10pt" fo:letter-spacing="0.004cm" fo:language="cs" fo:country="CZ" fo:font-style="italic" officeooo:paragraph-rsid="4df77b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74" style:family="paragraph" style:parent-style-name="Standalone_20_Property">
      <style:text-properties style:use-window-font-color="true" style:font-name="Georgia" fo:font-size="10pt" fo:letter-spacing="0.004cm" fo:language="cs" fo:country="CZ" fo:font-style="italic" officeooo:paragraph-rsid="4e6a08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75" style:family="paragraph" style:parent-style-name="Standalone_20_Property">
      <style:text-properties style:use-window-font-color="true" style:font-name="Georgia" fo:font-size="10pt" fo:letter-spacing="0.004cm" fo:language="cs" fo:country="CZ" fo:font-style="italic" officeooo:rsid="4f6d44f0" officeooo:paragraph-rsid="4f6d73d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76" style:family="paragraph" style:parent-style-name="Standalone_20_Property">
      <style:text-properties officeooo:paragraph-rsid="4d1a3c5f"/>
    </style:style>
    <style:style style:name="P377" style:family="paragraph" style:parent-style-name="Standalone_20_Property">
      <style:text-properties officeooo:paragraph-rsid="4b5fdabe"/>
    </style:style>
    <style:style style:name="P378" style:family="paragraph" style:parent-style-name="Standalone_20_Property">
      <style:text-properties officeooo:paragraph-rsid="4d8728eb"/>
    </style:style>
    <style:style style:name="P379" style:family="paragraph" style:parent-style-name="Standalone_20_Property">
      <style:text-properties officeooo:paragraph-rsid="4d887753"/>
    </style:style>
    <style:style style:name="P380" style:family="paragraph" style:parent-style-name="Standalone_20_Property">
      <style:text-properties officeooo:paragraph-rsid="4d18b131"/>
    </style:style>
    <style:style style:name="P381" style:family="paragraph" style:parent-style-name="Standalone_20_Property">
      <style:text-properties officeooo:paragraph-rsid="4d92325a"/>
    </style:style>
    <style:style style:name="P382" style:family="paragraph" style:parent-style-name="Standalone_20_Property">
      <style:text-properties officeooo:paragraph-rsid="4ac0f0f2"/>
    </style:style>
    <style:style style:name="P383" style:family="paragraph" style:parent-style-name="Standalone_20_Property">
      <style:text-properties officeooo:paragraph-rsid="4d9ce44c"/>
    </style:style>
    <style:style style:name="P384" style:family="paragraph" style:parent-style-name="Standalone_20_Property">
      <style:text-properties officeooo:paragraph-rsid="4da01853"/>
    </style:style>
    <style:style style:name="P385" style:family="paragraph" style:parent-style-name="Standalone_20_Property">
      <style:text-properties officeooo:rsid="4da1cfa9" officeooo:paragraph-rsid="4da1cfa9"/>
    </style:style>
    <style:style style:name="P386" style:family="paragraph" style:parent-style-name="Standalone_20_Property">
      <style:text-properties officeooo:paragraph-rsid="4dc0d5dd"/>
    </style:style>
    <style:style style:name="P387" style:family="paragraph" style:parent-style-name="Standalone_20_Property">
      <style:text-properties officeooo:paragraph-rsid="4da8335d"/>
    </style:style>
    <style:style style:name="P388" style:family="paragraph" style:parent-style-name="Standalone_20_Property">
      <style:text-properties officeooo:paragraph-rsid="4da8faa0"/>
    </style:style>
    <style:style style:name="P389" style:family="paragraph" style:parent-style-name="Standalone_20_Property">
      <style:text-properties officeooo:paragraph-rsid="4dd8715d"/>
    </style:style>
    <style:style style:name="P390" style:family="paragraph" style:parent-style-name="Standalone_20_Property">
      <style:text-properties officeooo:paragraph-rsid="4df77b3e"/>
    </style:style>
    <style:style style:name="P391" style:family="paragraph" style:parent-style-name="Standalone_20_Property">
      <style:text-properties officeooo:paragraph-rsid="4ddcedcc"/>
    </style:style>
    <style:style style:name="P392" style:family="paragraph" style:parent-style-name="Standalone_20_Property">
      <style:text-properties officeooo:paragraph-rsid="4ddf0910"/>
    </style:style>
    <style:style style:name="P393" style:family="paragraph" style:parent-style-name="Standalone_20_Property">
      <style:text-properties officeooo:paragraph-rsid="4de7a789"/>
    </style:style>
    <style:style style:name="P394" style:family="paragraph" style:parent-style-name="Standalone_20_Property">
      <style:text-properties officeooo:paragraph-rsid="4de97a42"/>
    </style:style>
    <style:style style:name="P395" style:family="paragraph" style:parent-style-name="Standalone_20_Property">
      <style:text-properties officeooo:paragraph-rsid="4df881d2"/>
    </style:style>
    <style:style style:name="P396" style:family="paragraph" style:parent-style-name="Standalone_20_Property">
      <style:text-properties officeooo:paragraph-rsid="4e02655d"/>
    </style:style>
    <style:style style:name="P397" style:family="paragraph" style:parent-style-name="Standalone_20_Property">
      <style:text-properties officeooo:paragraph-rsid="4e0a356f"/>
    </style:style>
    <style:style style:name="P398" style:family="paragraph" style:parent-style-name="Standalone_20_Property">
      <style:text-properties officeooo:paragraph-rsid="4d5e370b"/>
    </style:style>
    <style:style style:name="P399" style:family="paragraph" style:parent-style-name="Standalone_20_Property">
      <style:text-properties officeooo:paragraph-rsid="4d7c3582"/>
    </style:style>
    <style:style style:name="P400" style:family="paragraph" style:parent-style-name="Standalone_20_Property">
      <style:text-properties officeooo:rsid="480d404f" officeooo:paragraph-rsid="4d57892f"/>
    </style:style>
    <style:style style:name="P401" style:family="paragraph" style:parent-style-name="Standalone_20_Property">
      <style:text-properties officeooo:paragraph-rsid="4e20048f"/>
    </style:style>
    <style:style style:name="P402" style:family="paragraph" style:parent-style-name="Standalone_20_Property">
      <style:text-properties officeooo:paragraph-rsid="4e362019"/>
    </style:style>
    <style:style style:name="P403" style:family="paragraph" style:parent-style-name="Standalone_20_Property">
      <style:text-properties officeooo:paragraph-rsid="4e36e3c9"/>
    </style:style>
    <style:style style:name="P404" style:family="paragraph" style:parent-style-name="Standalone_20_Property">
      <style:text-properties officeooo:paragraph-rsid="4e3e6237"/>
    </style:style>
    <style:style style:name="P405" style:family="paragraph" style:parent-style-name="Standalone_20_Property">
      <style:text-properties officeooo:rsid="4e40a60f" officeooo:paragraph-rsid="4e40a60f"/>
    </style:style>
    <style:style style:name="P406" style:family="paragraph" style:parent-style-name="Standalone_20_Property">
      <style:text-properties officeooo:paragraph-rsid="4e41a813"/>
    </style:style>
    <style:style style:name="P407" style:family="paragraph" style:parent-style-name="Standalone_20_Property">
      <style:text-properties officeooo:paragraph-rsid="4e491fc7"/>
    </style:style>
    <style:style style:name="P408" style:family="paragraph" style:parent-style-name="Standalone_20_Property">
      <style:text-properties officeooo:paragraph-rsid="4e60a50b"/>
    </style:style>
    <style:style style:name="P409" style:family="paragraph" style:parent-style-name="Standalone_20_Property">
      <style:text-properties officeooo:paragraph-rsid="4e7fa80a"/>
    </style:style>
    <style:style style:name="P410" style:family="paragraph" style:parent-style-name="Standalone_20_Property">
      <style:text-properties officeooo:paragraph-rsid="4e6c8d4e"/>
    </style:style>
    <style:style style:name="P411" style:family="paragraph" style:parent-style-name="Standalone_20_Property">
      <style:text-properties officeooo:paragraph-rsid="4e6e84f5"/>
    </style:style>
    <style:style style:name="P412" style:family="paragraph" style:parent-style-name="Standalone_20_Property">
      <style:text-properties officeooo:paragraph-rsid="4e71d2cb"/>
    </style:style>
    <style:style style:name="P413" style:family="paragraph" style:parent-style-name="Standalone_20_Property">
      <style:text-properties officeooo:paragraph-rsid="4e7fda3f"/>
    </style:style>
    <style:style style:name="P414" style:family="paragraph" style:parent-style-name="Standalone_20_Property">
      <style:text-properties officeooo:paragraph-rsid="4ea3e7fe"/>
    </style:style>
    <style:style style:name="P415" style:family="paragraph" style:parent-style-name="Standalone_20_Property">
      <style:text-properties officeooo:paragraph-rsid="4ea75534"/>
    </style:style>
    <style:style style:name="P416" style:family="paragraph" style:parent-style-name="Standalone_20_Property">
      <style:text-properties officeooo:paragraph-rsid="4ebc2d89"/>
    </style:style>
    <style:style style:name="P417" style:family="paragraph" style:parent-style-name="Standalone_20_Property">
      <style:text-properties officeooo:paragraph-rsid="4ebee606"/>
    </style:style>
    <style:style style:name="P418" style:family="paragraph" style:parent-style-name="Standalone_20_Property">
      <style:text-properties officeooo:rsid="486a2a77" officeooo:paragraph-rsid="4ec47d45"/>
    </style:style>
    <style:style style:name="P419" style:family="paragraph" style:parent-style-name="Standalone_20_Property">
      <style:text-properties officeooo:paragraph-rsid="4ec63286"/>
    </style:style>
    <style:style style:name="P420" style:family="paragraph" style:parent-style-name="Standalone_20_Property">
      <style:text-properties officeooo:paragraph-rsid="4ed21d1b"/>
    </style:style>
    <style:style style:name="P421" style:family="paragraph" style:parent-style-name="Standalone_20_Property">
      <style:text-properties officeooo:paragraph-rsid="4ed44653"/>
    </style:style>
    <style:style style:name="P422" style:family="paragraph" style:parent-style-name="Standalone_20_Property">
      <style:text-properties fo:font-style="italic" style:font-style-asian="italic" style:font-style-complex="italic"/>
    </style:style>
    <style:style style:name="P423" style:family="paragraph" style:parent-style-name="Standalone_20_Property">
      <style:text-properties fo:font-style="italic" officeooo:rsid="4eac4cb8" officeooo:paragraph-rsid="4eac4cb8" style:font-style-asian="italic" style:font-style-complex="italic"/>
    </style:style>
    <style:style style:name="P424" style:family="paragraph" style:parent-style-name="Standalone_20_Property">
      <style:text-properties officeooo:paragraph-rsid="4ee22c37"/>
    </style:style>
    <style:style style:name="P425" style:family="paragraph" style:parent-style-name="Standalone_20_Property">
      <style:text-properties officeooo:paragraph-rsid="4ee3c9e7"/>
    </style:style>
    <style:style style:name="P426" style:family="paragraph" style:parent-style-name="Standalone_20_Property">
      <style:text-properties officeooo:paragraph-rsid="4ee4ae7a"/>
    </style:style>
    <style:style style:name="P427" style:family="paragraph" style:parent-style-name="Standalone_20_Property">
      <style:text-properties officeooo:paragraph-rsid="4eeaa922"/>
    </style:style>
    <style:style style:name="P428" style:family="paragraph" style:parent-style-name="Standalone_20_Property">
      <style:text-properties officeooo:paragraph-rsid="4eebf99d"/>
    </style:style>
    <style:style style:name="P429" style:family="paragraph" style:parent-style-name="Standalone_20_Property">
      <style:text-properties officeooo:paragraph-rsid="4eed8b78"/>
    </style:style>
    <style:style style:name="P430" style:family="paragraph" style:parent-style-name="Standalone_20_Property">
      <style:text-properties officeooo:paragraph-rsid="4ef02306"/>
    </style:style>
    <style:style style:name="P431" style:family="paragraph" style:parent-style-name="Standalone_20_Property">
      <style:text-properties officeooo:paragraph-rsid="4ef155e3"/>
    </style:style>
    <style:style style:name="P432" style:family="paragraph" style:parent-style-name="Standalone_20_Property">
      <style:text-properties officeooo:paragraph-rsid="4ef23e4e"/>
    </style:style>
    <style:style style:name="P433" style:family="paragraph" style:parent-style-name="Standalone_20_Property">
      <style:text-properties officeooo:paragraph-rsid="4ef3f9d7"/>
    </style:style>
    <style:style style:name="P434" style:family="paragraph" style:parent-style-name="Standalone_20_Property">
      <style:text-properties officeooo:paragraph-rsid="4efcc179"/>
    </style:style>
    <style:style style:name="P435" style:family="paragraph" style:parent-style-name="Standalone_20_Property">
      <style:text-properties officeooo:paragraph-rsid="4efe0772"/>
    </style:style>
    <style:style style:name="P436" style:family="paragraph" style:parent-style-name="Standalone_20_Property">
      <style:text-properties officeooo:paragraph-rsid="4f00057f"/>
    </style:style>
    <style:style style:name="P437" style:family="paragraph" style:parent-style-name="Standalone_20_Property">
      <style:text-properties officeooo:paragraph-rsid="4f14d682"/>
    </style:style>
    <style:style style:name="P438" style:family="paragraph" style:parent-style-name="Standalone_20_Property">
      <style:text-properties officeooo:paragraph-rsid="4f19cc9f"/>
    </style:style>
    <style:style style:name="P439" style:family="paragraph" style:parent-style-name="Standalone_20_Property">
      <style:text-properties officeooo:rsid="4efcc179" officeooo:paragraph-rsid="4f399f46"/>
    </style:style>
    <style:style style:name="P440" style:family="paragraph" style:parent-style-name="Standalone_20_Property">
      <style:text-properties officeooo:paragraph-rsid="4f178fe6"/>
    </style:style>
    <style:style style:name="P441" style:family="paragraph" style:parent-style-name="Standalone_20_Property">
      <style:text-properties officeooo:paragraph-rsid="4f4966d9"/>
    </style:style>
    <style:style style:name="P442" style:family="paragraph" style:parent-style-name="Standalone_20_Property">
      <style:text-properties officeooo:paragraph-rsid="4f0cac21"/>
    </style:style>
    <style:style style:name="P443" style:family="paragraph" style:parent-style-name="Standalone_20_Property">
      <style:text-properties officeooo:paragraph-rsid="4f4a4833"/>
    </style:style>
    <style:style style:name="P444" style:family="paragraph" style:parent-style-name="Standalone_20_Property">
      <style:text-properties officeooo:paragraph-rsid="4f0a286d"/>
    </style:style>
    <style:style style:name="P445" style:family="paragraph" style:parent-style-name="Standalone_20_Property">
      <style:text-properties officeooo:paragraph-rsid="4f58a9a8"/>
    </style:style>
    <style:style style:name="P446" style:family="paragraph" style:parent-style-name="Standalone_20_Property">
      <style:text-properties officeooo:paragraph-rsid="4f626933"/>
    </style:style>
    <style:style style:name="P447" style:family="paragraph" style:parent-style-name="Standalone_20_Property">
      <style:text-properties officeooo:paragraph-rsid="4f64e566"/>
    </style:style>
    <style:style style:name="P448" style:family="paragraph" style:parent-style-name="Standalone_20_Property">
      <style:text-properties officeooo:paragraph-rsid="4f7e51b9"/>
    </style:style>
    <style:style style:name="P449" style:family="paragraph" style:parent-style-name="Standalone_20_Property">
      <style:text-properties officeooo:paragraph-rsid="4f80f1a1"/>
    </style:style>
    <style:style style:name="P450" style:family="paragraph" style:parent-style-name="Standalone_20_Property">
      <style:text-properties officeooo:paragraph-rsid="4f9fea86"/>
    </style:style>
    <style:style style:name="P451" style:family="paragraph" style:parent-style-name="Standalone_20_Property">
      <style:text-properties officeooo:paragraph-rsid="4f841d34"/>
    </style:style>
    <style:style style:name="P452" style:family="paragraph" style:parent-style-name="Standalone_20_Property">
      <style:text-properties officeooo:paragraph-rsid="4f91dc82"/>
    </style:style>
    <style:style style:name="P453" style:family="paragraph" style:parent-style-name="Standalone_20_Property">
      <style:text-properties officeooo:paragraph-rsid="4fa1ca85"/>
    </style:style>
    <style:style style:name="P454" style:family="paragraph" style:parent-style-name="Standalone_20_Property">
      <style:text-properties officeooo:paragraph-rsid="4fa8fedc"/>
    </style:style>
    <style:style style:name="P455" style:family="paragraph" style:parent-style-name="Standalone_20_Property">
      <style:text-properties officeooo:paragraph-rsid="4faaefbf"/>
    </style:style>
    <style:style style:name="P456" style:family="paragraph" style:parent-style-name="Standalone_20_Property">
      <style:text-properties officeooo:paragraph-rsid="4fabe67a"/>
    </style:style>
    <style:style style:name="P457" style:family="paragraph" style:parent-style-name="Standalone_20_Property">
      <style:text-properties officeooo:rsid="4fc01d30" officeooo:paragraph-rsid="4fc01d30"/>
    </style:style>
    <style:style style:name="P458" style:family="paragraph" style:parent-style-name="Text_20_body">
      <style:paragraph-properties fo:margin-left="0cm" fo:margin-right="0cm" fo:orphans="2" fo:widows="2" fo:text-indent="0cm" style:auto-text-indent="false"/>
      <style:text-properties officeooo:paragraph-rsid="4b1b157c"/>
    </style:style>
    <style:style style:name="P459"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paragraph-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60" style:family="paragraph" style:parent-style-name="Contents_20_2">
      <style:paragraph-properties>
        <style:tab-stops>
          <style:tab-stop style:position="14.801cm" style:type="right" style:leader-style="dotted" style:leader-text="."/>
        </style:tab-stops>
      </style:paragraph-properties>
    </style:style>
    <style:style style:name="P461" style:family="paragraph" style:parent-style-name="Contents_20_1">
      <style:paragraph-properties>
        <style:tab-stops>
          <style:tab-stop style:position="14.801cm" style:type="right" style:leader-style="dotted" style:leader-text="."/>
        </style:tab-stops>
      </style:paragraph-properties>
    </style:style>
    <style:style style:name="P462" style:family="paragraph" style:parent-style-name="Contents_20_4">
      <style:paragraph-properties>
        <style:tab-stops>
          <style:tab-stop style:position="14.801cm" style:type="right" style:leader-style="dotted" style:leader-text="."/>
        </style:tab-stops>
      </style:paragraph-properties>
    </style:style>
    <style:style style:name="P463" style:family="paragraph" style:parent-style-name="Contents_20_3">
      <style:paragraph-properties>
        <style:tab-stops>
          <style:tab-stop style:position="14.801cm" style:type="right" style:leader-style="dotted" style:leader-text="."/>
        </style:tab-stops>
      </style:paragraph-properties>
    </style:style>
    <style:style style:name="P464" style:family="paragraph" style:parent-style-name="Property_20_level_20_1">
      <style:paragraph-properties fo:margin-left="0.4cm" fo:margin-right="0cm" fo:text-indent="0cm" style:auto-text-indent="false"/>
      <style:text-properties officeooo:paragraph-rsid="4ea3e7fe"/>
    </style:style>
    <style:style style:name="P465" style:family="paragraph" style:parent-style-name="Heading_20_2">
      <style:text-properties officeooo:rsid="44ed83b1" officeooo:paragraph-rsid="44ed83b1"/>
    </style:style>
    <style:style style:name="P466"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467" style:family="paragraph" style:parent-style-name="Heading_20_2">
      <style:text-properties style:use-window-font-color="true" style:font-name="Georgia1" fo:font-size="13.5pt" fo:letter-spacing="0.004cm" fo:language="cs" fo:country="CZ" fo:font-style="normal" fo:font-weight="bold" officeooo:rsid="48e6f15d" officeooo:paragraph-rsid="48ea757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468" style:family="paragraph" style:parent-style-name="Heading_20_2">
      <style:text-properties officeooo:paragraph-rsid="4b1b157c"/>
    </style:style>
    <style:style style:name="P469" style:family="paragraph" style:parent-style-name="Heading_20_2">
      <style:text-properties officeooo:rsid="47d987a1" officeooo:paragraph-rsid="47e05868"/>
    </style:style>
    <style:style style:name="P470" style:family="paragraph" style:parent-style-name="Heading_20_2">
      <style:text-properties officeooo:paragraph-rsid="4ea3e7fe"/>
    </style:style>
    <style:style style:name="P471" style:family="paragraph" style:parent-style-name="Heading_20_2">
      <style:text-properties officeooo:rsid="4c5f55a3" officeooo:paragraph-rsid="4c5f55a3"/>
    </style:style>
    <style:style style:name="P472" style:family="paragraph" style:parent-style-name="Heading_20_2">
      <style:text-properties officeooo:paragraph-rsid="48eb6dc9"/>
    </style:style>
    <style:style style:name="P473" style:family="paragraph" style:parent-style-name="Heading_20_2">
      <style:text-properties officeooo:rsid="49462770" officeooo:paragraph-rsid="49462770"/>
    </style:style>
    <style:style style:name="P474" style:family="paragraph" style:parent-style-name="Heading_20_2">
      <style:text-properties officeooo:rsid="4e6c8d4e" officeooo:paragraph-rsid="4e7fa80a"/>
    </style:style>
    <style:style style:name="P475" style:family="paragraph" style:parent-style-name="Heading_20_2">
      <style:text-properties officeooo:paragraph-rsid="4e7fa80a"/>
    </style:style>
    <style:style style:name="P476" style:family="paragraph" style:parent-style-name="Heading_20_2">
      <style:text-properties officeooo:rsid="494fca9b" officeooo:paragraph-rsid="494fca9b"/>
    </style:style>
    <style:style style:name="P477" style:family="paragraph" style:parent-style-name="Heading_20_2">
      <style:text-properties officeooo:rsid="4a335161" officeooo:paragraph-rsid="4a335161"/>
    </style:style>
    <style:style style:name="P478" style:family="paragraph" style:parent-style-name="Heading_20_2">
      <style:text-properties officeooo:rsid="496861ec" officeooo:paragraph-rsid="496861ec"/>
    </style:style>
    <style:style style:name="P479" style:family="paragraph" style:parent-style-name="Heading_20_2">
      <style:text-properties officeooo:rsid="4e3e6237" officeooo:paragraph-rsid="4e3e6237"/>
    </style:style>
    <style:style style:name="P480" style:family="paragraph" style:parent-style-name="Heading_20_2">
      <style:text-properties officeooo:rsid="4992f675" officeooo:paragraph-rsid="4992f675"/>
    </style:style>
    <style:style style:name="P481" style:family="paragraph" style:parent-style-name="Heading_20_2">
      <style:text-properties officeooo:rsid="48a8edd9" officeooo:paragraph-rsid="48a8edd9"/>
    </style:style>
    <style:style style:name="P482" style:family="paragraph" style:parent-style-name="Heading_20_2">
      <style:text-properties officeooo:rsid="499c20a2" officeooo:paragraph-rsid="499c20a2"/>
    </style:style>
    <style:style style:name="P483" style:family="paragraph" style:parent-style-name="Heading_20_2">
      <style:text-properties officeooo:paragraph-rsid="494cbdc3"/>
    </style:style>
    <style:style style:name="P484" style:family="paragraph" style:parent-style-name="Heading_20_2">
      <style:text-properties officeooo:paragraph-rsid="4ea5ba49"/>
    </style:style>
    <style:style style:name="P485" style:family="paragraph" style:parent-style-name="Heading_20_2">
      <style:text-properties officeooo:paragraph-rsid="48db76a9"/>
    </style:style>
    <style:style style:name="P486" style:family="paragraph" style:parent-style-name="Heading_20_2">
      <style:text-properties officeooo:rsid="49b2ee80" officeooo:paragraph-rsid="49b2ee80"/>
    </style:style>
    <style:style style:name="P487" style:family="paragraph" style:parent-style-name="Heading_20_2">
      <style:text-properties officeooo:rsid="495b6364" officeooo:paragraph-rsid="495b6364"/>
    </style:style>
    <style:style style:name="P488" style:family="paragraph" style:parent-style-name="Heading_20_2">
      <style:text-properties officeooo:paragraph-rsid="48ea757d"/>
    </style:style>
    <style:style style:name="P489" style:family="paragraph" style:parent-style-name="Heading_20_2">
      <style:text-properties officeooo:rsid="48fc6549" officeooo:paragraph-rsid="48fc6549"/>
    </style:style>
    <style:style style:name="P490" style:family="paragraph" style:parent-style-name="Heading_20_2">
      <style:text-properties officeooo:rsid="4961814e" officeooo:paragraph-rsid="4961814e"/>
    </style:style>
    <style:style style:name="P491" style:family="paragraph" style:parent-style-name="Heading_20_2">
      <style:text-properties officeooo:paragraph-rsid="48e7c7b3"/>
    </style:style>
    <style:style style:name="P492" style:family="paragraph" style:parent-style-name="Heading_20_2">
      <style:text-properties officeooo:rsid="49b89fc5" officeooo:paragraph-rsid="49b89fc5"/>
    </style:style>
    <style:style style:name="P493" style:family="paragraph" style:parent-style-name="Heading_20_2">
      <style:text-properties officeooo:paragraph-rsid="4a17e863"/>
    </style:style>
    <style:style style:name="P494" style:family="paragraph" style:parent-style-name="Heading_20_2">
      <style:text-properties officeooo:rsid="4e85f6cc" officeooo:paragraph-rsid="4e85f6cc"/>
    </style:style>
    <style:style style:name="P495" style:family="paragraph" style:parent-style-name="Heading_20_2">
      <style:text-properties officeooo:rsid="490a7dec" officeooo:paragraph-rsid="49ddd8be"/>
    </style:style>
    <style:style style:name="P496" style:family="paragraph" style:parent-style-name="Heading_20_2">
      <style:text-properties officeooo:rsid="49ddd8be" officeooo:paragraph-rsid="49ddd8be"/>
    </style:style>
    <style:style style:name="P497" style:family="paragraph" style:parent-style-name="Heading_20_2">
      <style:text-properties officeooo:paragraph-rsid="48f084aa"/>
    </style:style>
    <style:style style:name="P498" style:family="paragraph" style:parent-style-name="Heading_20_4">
      <style:text-properties officeooo:paragraph-rsid="4e5a07fe"/>
    </style:style>
    <style:style style:name="P499" style:family="paragraph" style:parent-style-name="Heading_20_4">
      <style:text-properties officeooo:paragraph-rsid="4e6afd72"/>
    </style:style>
    <style:style style:name="P500" style:family="paragraph" style:parent-style-name="Heading_20_4">
      <style:text-properties officeooo:paragraph-rsid="4be132f4"/>
    </style:style>
    <style:style style:name="P501" style:family="paragraph" style:parent-style-name="Heading_20_4">
      <style:text-properties officeooo:paragraph-rsid="4dc979eb"/>
    </style:style>
    <style:style style:name="P502" style:family="paragraph" style:parent-style-name="Heading_20_4">
      <style:text-properties officeooo:rsid="4e7be93f" officeooo:paragraph-rsid="4e7be93f"/>
    </style:style>
    <style:style style:name="P503" style:family="paragraph" style:parent-style-name="Heading_20_4">
      <style:text-properties officeooo:rsid="4fa43ae1" officeooo:paragraph-rsid="4fa43ae1"/>
    </style:style>
    <style:style style:name="P504" style:family="paragraph" style:parent-style-name="Heading_20_4">
      <style:text-properties officeooo:rsid="4e004b65" officeooo:paragraph-rsid="4e7be93f"/>
    </style:style>
    <style:style style:name="P505" style:family="paragraph" style:parent-style-name="Heading_20_4">
      <style:text-properties officeooo:rsid="4c4e0304" officeooo:paragraph-rsid="4e7be93f"/>
    </style:style>
    <style:style style:name="P506" style:family="paragraph" style:parent-style-name="Heading_20_4">
      <style:text-properties officeooo:rsid="4e57b923" officeooo:paragraph-rsid="4e57b923"/>
    </style:style>
    <style:style style:name="P507" style:family="paragraph" style:parent-style-name="Heading_20_4">
      <style:text-properties officeooo:rsid="4e899196" officeooo:paragraph-rsid="4e899196"/>
    </style:style>
    <style:style style:name="P508" style:family="paragraph" style:parent-style-name="Heading_20_4">
      <style:text-properties officeooo:rsid="4e2c57b1" officeooo:paragraph-rsid="4e2c57b1"/>
    </style:style>
    <style:style style:name="P509" style:family="paragraph" style:parent-style-name="Heading_20_4">
      <style:text-properties officeooo:paragraph-rsid="4ac5797c"/>
    </style:style>
    <style:style style:name="P510" style:family="paragraph" style:parent-style-name="Heading_20_4">
      <style:text-properties officeooo:paragraph-rsid="4b1b157c"/>
    </style:style>
    <style:style style:name="P511" style:family="paragraph" style:parent-style-name="Heading_20_4">
      <style:text-properties fo:language="cs" fo:country="CZ" officeooo:paragraph-rsid="4b1b157c" style:language-asian="zxx" style:country-asian="none" style:language-complex="ar" style:country-complex="SA"/>
    </style:style>
    <style:style style:name="P512" style:family="paragraph" style:parent-style-name="Heading_20_4">
      <style:text-properties officeooo:paragraph-rsid="4b79e47d"/>
    </style:style>
    <style:style style:name="P513" style:family="paragraph" style:parent-style-name="Heading_20_4">
      <style:text-properties officeooo:paragraph-rsid="4b768757"/>
    </style:style>
    <style:style style:name="P514" style:family="paragraph" style:parent-style-name="Heading_20_4">
      <style:text-properties officeooo:paragraph-rsid="4b73afe7"/>
    </style:style>
    <style:style style:name="P515" style:family="paragraph" style:parent-style-name="Heading_20_4">
      <style:text-properties officeooo:paragraph-rsid="4b72d71e"/>
    </style:style>
    <style:style style:name="P516" style:family="paragraph" style:parent-style-name="Heading_20_4">
      <style:text-properties officeooo:paragraph-rsid="4ce4f73a"/>
    </style:style>
    <style:style style:name="P517" style:family="paragraph" style:parent-style-name="Heading_20_4">
      <style:text-properties officeooo:rsid="5005b42b" officeooo:paragraph-rsid="5005b42b"/>
    </style:style>
    <style:style style:name="P518" style:family="paragraph" style:parent-style-name="Heading_20_1">
      <style:text-properties officeooo:rsid="4a2c6a57" officeooo:paragraph-rsid="4a2c6a57"/>
    </style:style>
    <style:style style:name="P519" style:family="paragraph" style:parent-style-name="Heading_20_3">
      <style:text-properties officeooo:rsid="483fe8b5" officeooo:paragraph-rsid="4a2c6a57"/>
    </style:style>
    <style:style style:name="P520" style:family="paragraph" style:parent-style-name="Heading_20_3">
      <style:text-properties officeooo:paragraph-rsid="4a2c6a57"/>
    </style:style>
    <style:style style:name="P521" style:family="paragraph" style:parent-style-name="Heading_20_3">
      <style:text-properties officeooo:paragraph-rsid="4b1b157c"/>
    </style:style>
    <style:style style:name="P522" style:family="paragraph" style:parent-style-name="Heading_20_3">
      <style:text-properties officeooo:rsid="4df6de5c" officeooo:paragraph-rsid="4df6de5c"/>
    </style:style>
    <style:style style:name="P523" style:family="paragraph" style:parent-style-name="Heading_20_3">
      <style:text-properties officeooo:paragraph-rsid="4df77b3e"/>
    </style:style>
    <style:style style:name="P524" style:family="paragraph" style:parent-style-name="Heading_20_3">
      <style:text-properties officeooo:rsid="495eb76f" officeooo:paragraph-rsid="495eb76f"/>
    </style:style>
    <style:style style:name="P525" style:family="paragraph" style:parent-style-name="Heading_20_3">
      <style:text-properties officeooo:rsid="496b050f"/>
    </style:style>
    <style:style style:name="P526" style:family="paragraph" style:parent-style-name="Heading_20_3">
      <style:text-properties officeooo:rsid="4a15188a" officeooo:paragraph-rsid="4a15188a"/>
    </style:style>
    <style:style style:name="P527" style:family="paragraph" style:parent-style-name="Heading_20_3">
      <style:text-properties officeooo:paragraph-rsid="496861ec"/>
    </style:style>
    <style:style style:name="P528" style:family="paragraph" style:parent-style-name="Heading_20_3">
      <style:text-properties officeooo:paragraph-rsid="48db76a9"/>
    </style:style>
    <style:style style:name="P529" style:family="paragraph" style:parent-style-name="Heading_20_3">
      <style:text-properties officeooo:paragraph-rsid="48e7c7b3"/>
    </style:style>
    <style:style style:name="P530" style:family="paragraph" style:parent-style-name="Heading_20_3">
      <style:text-properties officeooo:paragraph-rsid="4a1cd230"/>
    </style:style>
    <style:style style:name="P531" style:family="paragraph" style:parent-style-name="Heading_20_3">
      <style:text-properties officeooo:rsid="490cb26a" officeooo:paragraph-rsid="490cb26a"/>
    </style:style>
    <style:style style:name="P532" style:family="paragraph" style:parent-style-name="Heading_20_3">
      <style:text-properties officeooo:rsid="496140ee" officeooo:paragraph-rsid="49b74fb9"/>
    </style:style>
    <style:style style:name="P533" style:family="paragraph" style:parent-style-name="Heading_20_3">
      <style:text-properties officeooo:paragraph-rsid="49b74fb9"/>
    </style:style>
    <style:style style:name="P534" style:family="paragraph" style:parent-style-name="Heading_20_3">
      <style:text-properties officeooo:rsid="496f8823" officeooo:paragraph-rsid="49b74fb9"/>
    </style:style>
    <style:style style:name="P535" style:family="paragraph" style:parent-style-name="Heading_20_3">
      <style:text-properties style:text-line-through-style="none" style:text-line-through-type="none" officeooo:rsid="497d1cb0" officeooo:paragraph-rsid="49b74fb9"/>
    </style:style>
    <style:style style:name="P536" style:family="paragraph" style:parent-style-name="Heading_20_3">
      <style:text-properties officeooo:paragraph-rsid="49d401c7"/>
    </style:style>
    <style:style style:name="P537" style:family="paragraph" style:parent-style-name="Heading_20_3">
      <style:text-properties officeooo:paragraph-rsid="49dcee1a"/>
    </style:style>
    <style:style style:name="P538" style:family="paragraph" style:parent-style-name="Example_20_Header" style:list-style-name="L1">
      <style:text-properties officeooo:paragraph-rsid="4abd2919"/>
    </style:style>
    <style:style style:name="P539" style:family="paragraph" style:parent-style-name="Example_20_Header">
      <style:text-properties officeooo:paragraph-rsid="5004eac1"/>
    </style:style>
    <style:style style:name="P540" style:family="paragraph" style:parent-style-name="Example_20_Header">
      <style:text-properties officeooo:paragraph-rsid="50128aa9"/>
    </style:style>
    <style:style style:name="P541" style:family="paragraph" style:parent-style-name="Example_20_Header">
      <style:text-properties officeooo:paragraph-rsid="50265576"/>
    </style:style>
    <style:style style:name="P542" style:family="paragraph" style:parent-style-name="Text_20_body" style:master-page-name="Standard">
      <style:paragraph-properties fo:text-align="end" style:justify-single-word="false" style:page-number="auto"/>
      <style:text-properties officeooo:rsid="46e075e5" officeooo:paragraph-rsid="46e075e5"/>
    </style:style>
    <style:style style:name="P543" style:family="paragraph" style:parent-style-name="Text_20_body" style:list-style-name="L2">
      <style:text-properties officeooo:rsid="4d940256" officeooo:paragraph-rsid="4d940256"/>
    </style:style>
    <style:style style:name="P544" style:family="paragraph" style:parent-style-name="Text_20_body" style:list-style-name="L3">
      <style:text-properties officeooo:paragraph-rsid="4a911b58"/>
    </style:style>
    <style:style style:name="P545" style:family="paragraph" style:parent-style-name="Text_20_body" style:list-style-name="L3">
      <style:text-properties officeooo:paragraph-rsid="4aca0174"/>
    </style:style>
    <style:style style:name="P546" style:family="paragraph" style:parent-style-name="Text_20_body" style:list-style-name="L3">
      <style:text-properties officeooo:paragraph-rsid="4a3f02ed"/>
    </style:style>
    <style:style style:name="P547" style:family="paragraph" style:parent-style-name="Text_20_body" style:list-style-name="L3">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8" style:family="paragraph" style:parent-style-name="Text_20_body" style:list-style-name="L3">
      <style:text-properties style:use-window-font-color="true" style:font-name="Georgia" fo:font-size="10pt" fo:letter-spacing="0.004cm" fo:language="cs" fo:country="CZ" fo:font-style="normal" officeooo:rsid="4a40aa54" officeooo:paragraph-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9" style:family="paragraph" style:parent-style-name="Text_20_body" style:list-style-name="L7">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0" style:family="paragraph" style:parent-style-name="Text_20_body" style:list-style-name="L10">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1" style:family="paragraph" style:parent-style-name="Text_20_body" style:list-style-name="L12">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2" style:family="paragraph" style:parent-style-name="Text_20_body" style:list-style-name="L16">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3" style:family="paragraph" style:parent-style-name="Text_20_body" style:list-style-name="L2">
      <style:text-properties style:use-window-font-color="true" style:font-name="Georgia"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4" style:family="paragraph" style:parent-style-name="Text_20_body" style:list-style-name="L3">
      <style:text-properties style:use-window-font-color="true" style:font-name="Georgia" fo:font-size="10pt" fo:letter-spacing="0.004cm" fo:language="cs" fo:country="CZ" fo:font-style="normal" officeooo:rsid="4e17a5ae" officeooo:paragraph-rsid="4e1898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5" style:family="paragraph" style:parent-style-name="Text_20_body" style:list-style-name="L3">
      <style:text-properties style:use-window-font-color="true" style:font-name="Georgia" fo:font-size="10pt" fo:letter-spacing="0.004cm" fo:language="cs" fo:country="CZ" fo:font-style="normal" officeooo:rsid="4e17a5ae" officeooo:paragraph-rsid="4e1b75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6" style:family="paragraph" style:parent-style-name="Text_20_body" style:list-style-name="L3">
      <style:text-properties style:use-window-font-color="true" style:font-name="Georgia" fo:font-size="10pt" fo:letter-spacing="0.004cm" fo:language="cs" fo:country="CZ" fo:font-style="normal" officeooo:rsid="4e17a5ae"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7" style:family="paragraph" style:parent-style-name="Text_20_body" style:list-style-name="L3">
      <style:text-properties style:use-window-font-color="true" style:font-name="Georgia" fo:font-size="10pt" fo:letter-spacing="0.004cm" fo:language="cs" fo:country="CZ" fo:font-style="normal" officeooo:rsid="4e17a5ae" officeooo:paragraph-rsid="4e1da9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8" style:family="paragraph" style:parent-style-name="Text_20_body" style:list-style-name="L1">
      <style:text-properties style:use-window-font-color="true" style:font-name="Georgia" fo:font-size="10pt" fo:letter-spacing="0.004cm" fo:language="cs" fo:country="CZ" fo:font-style="normal" officeooo:rsid="4e87570a" officeooo:paragraph-rsid="4e875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9" style:family="paragraph" style:parent-style-name="Text_20_body" style:list-style-name="L1">
      <style:text-properties style:use-window-font-color="true" style:font-name="Georgia" fo:font-size="10pt" fo:letter-spacing="0.004cm" fo:language="cs" fo:country="CZ" fo:font-style="normal" officeooo:rsid="4e89413d" officeooo:paragraph-rsid="4e894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60" style:family="paragraph" style:parent-style-name="Text_20_body" style:list-style-name="L1">
      <style:text-properties style:use-window-font-color="true" style:font-name="Georgia" fo:font-size="10pt" fo:letter-spacing="0.004cm" fo:language="cs" fo:country="CZ" fo:font-style="normal" officeooo:rsid="4e89413d" officeooo:paragraph-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61" style:family="paragraph" style:parent-style-name="Text_20_body" style:list-style-name="L1">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62" style:family="paragraph" style:parent-style-name="Text_20_body" style:list-style-name="L1">
      <style:text-properties style:use-window-font-color="true" style:font-name="Georgia" fo:font-size="10pt" fo:letter-spacing="0.004cm" fo:language="cs" fo:country="CZ" fo:font-style="normal" officeooo:rsid="4e6a08fb" officeooo:paragraph-rsid="4e6a08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63" style:family="paragraph" style:parent-style-name="Text_20_body" style:list-style-name="L3">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64" style:family="paragraph" style:parent-style-name="Text_20_body" style:list-style-name="L3">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65" style:family="paragraph" style:parent-style-name="Text_20_body" style:list-style-name="L3">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66" style:family="paragraph" style:parent-style-name="Text_20_body" style:list-style-name="L36">
      <style:text-properties style:use-window-font-color="true" style:font-name="Georgia" fo:font-size="10pt" fo:letter-spacing="0.004cm" fo:language="cs" fo:country="CZ" fo:font-style="normal" officeooo:rsid="4f6f037e" officeooo:paragraph-rsid="4f6f0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67" style:family="paragraph" style:parent-style-name="Text_20_body" style:list-style-name="L36">
      <style:text-properties style:use-window-font-color="true" style:font-name="Georgia" fo:font-size="10pt" fo:letter-spacing="0.004cm" fo:language="cs" fo:country="CZ" fo:font-style="normal" officeooo:rsid="4f6d44f0" officeooo:paragraph-rsid="4f6d73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68" style:family="paragraph" style:parent-style-name="Text_20_body" style:list-style-name="L38">
      <style:text-properties style:use-window-font-color="true" style:font-name="Georgia" fo:font-size="10pt" fo:letter-spacing="0.004cm" fo:language="cs" fo:country="CZ" fo:font-style="normal" officeooo:rsid="4fafaa48" officeooo:paragraph-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69" style:family="paragraph" style:parent-style-name="Text_20_body" style:list-style-name="L4">
      <style:text-properties style:use-window-font-color="true" style:font-name="Georgia"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0" style:family="paragraph" style:parent-style-name="Text_20_body" style:list-style-name="L4">
      <style:text-properties style:use-window-font-color="true" style:font-name="Georgia"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1"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72"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73" style:family="paragraph" style:parent-style-name="Text_20_body" style:list-style-name="L5"/>
    <style:style style:name="P574" style:family="paragraph" style:parent-style-name="Text_20_body" style:list-style-name="L6">
      <style:text-properties officeooo:paragraph-rsid="4a6dd1fe"/>
    </style:style>
    <style:style style:name="P575" style:family="paragraph" style:parent-style-name="Text_20_body" style:list-style-name="L7">
      <style:text-properties officeooo:paragraph-rsid="4b1b157c"/>
    </style:style>
    <style:style style:name="P576" style:family="paragraph" style:parent-style-name="Text_20_body" style:list-style-name="L8">
      <style:text-properties officeooo:rsid="4b0585ad" officeooo:paragraph-rsid="4b1b157c"/>
    </style:style>
    <style:style style:name="P577" style:family="paragraph" style:parent-style-name="Text_20_body" style:list-style-name="L9">
      <style:text-properties officeooo:paragraph-rsid="4b1b157c"/>
    </style:style>
    <style:style style:name="P578" style:family="paragraph" style:parent-style-name="Text_20_body" style:list-style-name="L9">
      <style:text-properties officeooo:rsid="4b258152" officeooo:paragraph-rsid="4b1b157c"/>
    </style:style>
    <style:style style:name="P579" style:family="paragraph" style:parent-style-name="Text_20_body" style:list-style-name="L10">
      <style:text-properties officeooo:paragraph-rsid="4b1d9f64"/>
    </style:style>
    <style:style style:name="P580" style:family="paragraph" style:parent-style-name="Text_20_body" style:list-style-name="L10">
      <style:text-properties officeooo:rsid="4b06bff6" officeooo:paragraph-rsid="4b1d9f64"/>
    </style:style>
    <style:style style:name="P581" style:family="paragraph" style:parent-style-name="Text_20_body" style:list-style-name="L11">
      <style:text-properties officeooo:paragraph-rsid="4b1f594f"/>
    </style:style>
    <style:style style:name="P582" style:family="paragraph" style:parent-style-name="Text_20_body" style:list-style-name="L11">
      <style:text-properties officeooo:paragraph-rsid="4b2983b6"/>
    </style:style>
    <style:style style:name="P583" style:family="paragraph" style:parent-style-name="Text_20_body" style:list-style-name="L11">
      <style:text-properties officeooo:paragraph-rsid="4b29d29c"/>
    </style:style>
    <style:style style:name="P584" style:family="paragraph" style:parent-style-name="Text_20_body" style:list-style-name="L11">
      <style:text-properties officeooo:paragraph-rsid="4b2a5ab3"/>
    </style:style>
    <style:style style:name="P585" style:family="paragraph" style:parent-style-name="Text_20_body" style:list-style-name="L11">
      <style:text-properties officeooo:paragraph-rsid="4b2cd2d8"/>
    </style:style>
    <style:style style:name="P586" style:family="paragraph" style:parent-style-name="Text_20_body" style:list-style-name="L11">
      <style:text-properties officeooo:rsid="4af7fc3d" officeooo:paragraph-rsid="4b1f594f"/>
    </style:style>
    <style:style style:name="P587" style:family="paragraph" style:parent-style-name="Text_20_body" style:list-style-name="L11">
      <style:text-properties officeooo:rsid="4b1f594f" officeooo:paragraph-rsid="4b1f594f"/>
    </style:style>
    <style:style style:name="P588" style:family="paragraph" style:parent-style-name="Text_20_body" style:list-style-name="L11">
      <style:text-properties officeooo:rsid="4afcafe7" officeooo:paragraph-rsid="4b1f594f"/>
    </style:style>
    <style:style style:name="P589" style:family="paragraph" style:parent-style-name="Text_20_body" style:list-style-name="L11">
      <style:text-properties officeooo:rsid="4b21d6c3" officeooo:paragraph-rsid="4b21d6c3"/>
    </style:style>
    <style:style style:name="P590" style:family="paragraph" style:parent-style-name="Text_20_body" style:list-style-name="L11">
      <style:text-properties officeooo:rsid="4b26d7b8" officeooo:paragraph-rsid="4b26d7b8"/>
    </style:style>
    <style:style style:name="P591" style:family="paragraph" style:parent-style-name="Text_20_body" style:list-style-name="L12">
      <style:text-properties officeooo:rsid="4b30ffe1" officeooo:paragraph-rsid="4b46f4be"/>
    </style:style>
    <style:style style:name="P592" style:family="paragraph" style:parent-style-name="Text_20_body" style:list-style-name="L12">
      <style:text-properties officeooo:rsid="4aec11a0" officeooo:paragraph-rsid="4b46f4be"/>
    </style:style>
    <style:style style:name="P593" style:family="paragraph" style:parent-style-name="Text_20_body" style:list-style-name="L13">
      <style:text-properties officeooo:rsid="4aefb9bb" officeooo:paragraph-rsid="4b43275f"/>
    </style:style>
    <style:style style:name="P594" style:family="paragraph" style:parent-style-name="Text_20_body" style:list-style-name="L13">
      <style:text-properties officeooo:rsid="4af18055" officeooo:paragraph-rsid="4b43275f"/>
    </style:style>
    <style:style style:name="P595" style:family="paragraph" style:parent-style-name="Text_20_body" style:list-style-name="L1">
      <style:text-properties officeooo:rsid="4b6baed5" officeooo:paragraph-rsid="4be8c6a6"/>
    </style:style>
    <style:style style:name="P596" style:family="paragraph" style:parent-style-name="Text_20_body" style:list-style-name="L1">
      <style:text-properties officeooo:rsid="4b6baed5" officeooo:paragraph-rsid="4b6baed5"/>
    </style:style>
    <style:style style:name="P597" style:family="paragraph" style:parent-style-name="Text_20_body" style:list-style-name="L1">
      <style:text-properties officeooo:rsid="4be6ffbf" officeooo:paragraph-rsid="4be6ffbf"/>
    </style:style>
    <style:style style:name="P598" style:family="paragraph" style:parent-style-name="Text_20_body" style:list-style-name="L1">
      <style:text-properties officeooo:rsid="4bea1804" officeooo:paragraph-rsid="4bea1804"/>
    </style:style>
    <style:style style:name="P599" style:family="paragraph" style:parent-style-name="Text_20_body" style:list-style-name="L1">
      <style:text-properties officeooo:rsid="4beca23e" officeooo:paragraph-rsid="4beca23e"/>
    </style:style>
    <style:style style:name="P600" style:family="paragraph" style:parent-style-name="Text_20_body" style:list-style-name="L15"/>
    <style:style style:name="P601" style:family="paragraph" style:parent-style-name="Text_20_body" style:list-style-name="L16"/>
    <style:style style:name="P602" style:family="paragraph" style:parent-style-name="Text_20_body" style:list-style-name="L16">
      <style:text-properties officeooo:paragraph-rsid="4c20dc94"/>
    </style:style>
    <style:style style:name="P603" style:family="paragraph" style:parent-style-name="Text_20_body" style:list-style-name="L16">
      <style:text-properties officeooo:rsid="4b830825" officeooo:paragraph-rsid="4c20dc94"/>
    </style:style>
    <style:style style:name="P604" style:family="paragraph" style:parent-style-name="Text_20_body" style:list-style-name="L17">
      <style:text-properties officeooo:rsid="4bf93a60" officeooo:paragraph-rsid="4bf93a60"/>
    </style:style>
    <style:style style:name="P605" style:family="paragraph" style:parent-style-name="Text_20_body" style:list-style-name="L18">
      <style:text-properties officeooo:paragraph-rsid="4ea3e7fe"/>
    </style:style>
    <style:style style:name="P606" style:family="paragraph" style:parent-style-name="Text_20_body" style:list-style-name="L18">
      <style:text-properties officeooo:rsid="4e953a66" officeooo:paragraph-rsid="4ea3e7fe"/>
    </style:style>
    <style:style style:name="P607" style:family="paragraph" style:parent-style-name="Text_20_body" style:list-style-name="L18">
      <style:text-properties officeooo:rsid="4e95db38" officeooo:paragraph-rsid="4ea3e7fe"/>
    </style:style>
    <style:style style:name="P608" style:family="paragraph" style:parent-style-name="Text_20_body" style:list-style-name="L18">
      <style:text-properties officeooo:rsid="4ea05490" officeooo:paragraph-rsid="4ea3e7fe"/>
    </style:style>
    <style:style style:name="P609" style:family="paragraph" style:parent-style-name="Text_20_body" style:list-style-name="L1">
      <style:text-properties officeooo:rsid="4c63824d" officeooo:paragraph-rsid="4c63824d"/>
    </style:style>
    <style:style style:name="P610" style:family="paragraph" style:parent-style-name="Text_20_body" style:list-style-name="L19">
      <style:text-properties officeooo:paragraph-rsid="4d09575e"/>
    </style:style>
    <style:style style:name="P611" style:family="paragraph" style:parent-style-name="Text_20_body" style:list-style-name="L19">
      <style:text-properties officeooo:rsid="4d8728eb" officeooo:paragraph-rsid="4d8728eb"/>
    </style:style>
    <style:style style:name="P612" style:family="paragraph" style:parent-style-name="Text_20_body" style:list-style-name="L20">
      <style:text-properties officeooo:paragraph-rsid="4e004b65"/>
    </style:style>
    <style:style style:name="P613" style:family="paragraph" style:parent-style-name="Text_20_body" style:list-style-name="L21">
      <style:text-properties officeooo:paragraph-rsid="4df77b3e"/>
    </style:style>
    <style:style style:name="P614" style:family="paragraph" style:parent-style-name="Text_20_body" style:list-style-name="L22">
      <style:text-properties officeooo:rsid="4e362019" officeooo:paragraph-rsid="4e362019"/>
    </style:style>
    <style:style style:name="P615" style:family="paragraph" style:parent-style-name="Text_20_body" style:list-style-name="L24">
      <style:text-properties officeooo:rsid="4e8544f0" officeooo:paragraph-rsid="4e8544f0"/>
    </style:style>
    <style:style style:name="P616" style:family="paragraph" style:parent-style-name="Text_20_body" style:list-style-name="L24">
      <style:text-properties officeooo:rsid="4e8544f0" officeooo:paragraph-rsid="5004eac1"/>
    </style:style>
    <style:style style:name="P617" style:family="paragraph" style:parent-style-name="Text_20_body" style:list-style-name="L24">
      <style:text-properties officeooo:rsid="4e8d041b" officeooo:paragraph-rsid="4e8d041b"/>
    </style:style>
    <style:style style:name="P618" style:family="paragraph" style:parent-style-name="Text_20_body" style:list-style-name="L24">
      <style:text-properties officeooo:rsid="4e8d041b" officeooo:paragraph-rsid="5004eac1"/>
    </style:style>
    <style:style style:name="P619" style:family="paragraph" style:parent-style-name="Text_20_body" style:list-style-name="L26">
      <style:text-properties officeooo:rsid="4e60a50b" officeooo:paragraph-rsid="4e60a50b"/>
    </style:style>
    <style:style style:name="P620" style:family="paragraph" style:parent-style-name="Text_20_body" style:list-style-name="L26">
      <style:text-properties officeooo:rsid="4e624ffb" officeooo:paragraph-rsid="4e624ffb"/>
    </style:style>
    <style:style style:name="P621" style:family="paragraph" style:parent-style-name="Text_20_body" style:list-style-name="L26">
      <style:text-properties officeooo:rsid="4e65ec95" officeooo:paragraph-rsid="4e65ec95"/>
    </style:style>
    <style:style style:name="P622" style:family="paragraph" style:parent-style-name="Text_20_body" style:list-style-name="L2">
      <style:text-properties officeooo:rsid="4e6a08fb" officeooo:paragraph-rsid="4e6a08fb"/>
    </style:style>
    <style:style style:name="P623" style:family="paragraph" style:parent-style-name="Text_20_body" style:list-style-name="L27">
      <style:text-properties officeooo:rsid="4e705d7c" officeooo:paragraph-rsid="4e705d7c"/>
    </style:style>
    <style:style style:name="P624" style:family="paragraph" style:parent-style-name="Text_20_body" style:list-style-name="L27">
      <style:text-properties officeooo:rsid="4e706150" officeooo:paragraph-rsid="4e706150"/>
    </style:style>
    <style:style style:name="P625" style:family="paragraph" style:parent-style-name="Text_20_body" style:list-style-name="L28">
      <style:text-properties officeooo:paragraph-rsid="4ebee606"/>
    </style:style>
    <style:style style:name="P626" style:family="paragraph" style:parent-style-name="Text_20_body" style:list-style-name="L28">
      <style:text-properties officeooo:rsid="4eac4cb8" officeooo:paragraph-rsid="4eac4cb8"/>
    </style:style>
    <style:style style:name="P627" style:family="paragraph" style:parent-style-name="Text_20_body" style:list-style-name="L28">
      <style:text-properties officeooo:rsid="4eb52f38" officeooo:paragraph-rsid="4eb52f38"/>
    </style:style>
    <style:style style:name="P628" style:family="paragraph" style:parent-style-name="Text_20_body" style:list-style-name="L28">
      <style:text-properties officeooo:rsid="4eb1fb84" officeooo:paragraph-rsid="4eb1fb84"/>
    </style:style>
    <style:style style:name="P629" style:family="paragraph" style:parent-style-name="Text_20_body" style:list-style-name="L28">
      <style:text-properties officeooo:rsid="4eb48f1f" officeooo:paragraph-rsid="4eb48f1f"/>
    </style:style>
    <style:style style:name="P630" style:family="paragraph" style:parent-style-name="Text_20_body" style:list-style-name="L29">
      <style:text-properties fo:font-style="normal" officeooo:rsid="4eac4cb8" officeooo:paragraph-rsid="4eac4cb8" style:font-style-asian="normal" style:font-style-complex="normal"/>
    </style:style>
    <style:style style:name="P631" style:family="paragraph" style:parent-style-name="Text_20_body" style:list-style-name="L38">
      <style:text-properties fo:font-style="normal" officeooo:rsid="4fc01d30" officeooo:paragraph-rsid="4fc01d30" style:font-style-asian="normal" style:font-style-complex="normal"/>
    </style:style>
    <style:style style:name="P632" style:family="paragraph" style:parent-style-name="Text_20_body" style:list-style-name="L41">
      <style:text-properties fo:font-style="normal" officeooo:rsid="4fe481fe" officeooo:paragraph-rsid="4fe481fe" style:font-style-asian="normal" style:font-style-complex="normal"/>
    </style:style>
    <style:style style:name="P633" style:family="paragraph" style:parent-style-name="Text_20_body" style:list-style-name="L30">
      <style:text-properties officeooo:rsid="4eaec2f3" officeooo:paragraph-rsid="4eb1520f"/>
    </style:style>
    <style:style style:name="P634" style:family="paragraph" style:parent-style-name="Text_20_body" style:list-style-name="L31">
      <style:text-properties officeooo:paragraph-rsid="4ee3fc97"/>
    </style:style>
    <style:style style:name="P635" style:family="paragraph" style:parent-style-name="Text_20_body" style:list-style-name="L32">
      <style:text-properties officeooo:paragraph-rsid="4ef02306"/>
    </style:style>
    <style:style style:name="P636" style:family="paragraph" style:parent-style-name="Text_20_body" style:list-style-name="L32">
      <style:text-properties officeooo:rsid="4ef027ea" officeooo:paragraph-rsid="4ef027ea"/>
    </style:style>
    <style:style style:name="P637" style:family="paragraph" style:parent-style-name="Text_20_body" style:list-style-name="L33">
      <style:text-properties officeooo:rsid="4efcc179" officeooo:paragraph-rsid="4efcc179"/>
    </style:style>
    <style:style style:name="P638" style:family="paragraph" style:parent-style-name="Text_20_body" style:list-style-name="L34">
      <style:text-properties officeooo:paragraph-rsid="4f1c8e52"/>
    </style:style>
    <style:style style:name="P639" style:family="paragraph" style:parent-style-name="Text_20_body" style:list-style-name="L35">
      <style:text-properties officeooo:rsid="4f681449" officeooo:paragraph-rsid="4f6966c4"/>
    </style:style>
    <style:style style:name="P640" style:family="paragraph" style:parent-style-name="Text_20_body" style:list-style-name="L35">
      <style:text-properties officeooo:rsid="4f6966c4" officeooo:paragraph-rsid="4f6966c4"/>
    </style:style>
    <style:style style:name="P641" style:family="paragraph" style:parent-style-name="Text_20_body" style:list-style-name="L37">
      <style:text-properties officeooo:rsid="4f81f52b" officeooo:paragraph-rsid="4f81f52b"/>
    </style:style>
    <style:style style:name="P642" style:family="paragraph" style:parent-style-name="Text_20_body" style:list-style-name="L37">
      <style:text-properties officeooo:rsid="4f837f90" officeooo:paragraph-rsid="4f837f90"/>
    </style:style>
    <style:style style:name="P643" style:family="paragraph" style:parent-style-name="Text_20_body">
      <style:text-properties officeooo:rsid="4fcfcba1" officeooo:paragraph-rsid="4fcfcba1"/>
    </style:style>
    <style:style style:name="P644" style:family="paragraph" style:parent-style-name="Text_20_body" style:list-style-name="L38">
      <style:text-properties officeooo:paragraph-rsid="4fafaa48"/>
    </style:style>
    <style:style style:name="P645" style:family="paragraph" style:parent-style-name="Text_20_body" style:list-style-name="L38">
      <style:text-properties officeooo:rsid="4fdb9d11" officeooo:paragraph-rsid="4fdb9d11"/>
    </style:style>
    <style:style style:name="P646" style:family="paragraph" style:parent-style-name="Text_20_body" style:list-style-name="L37">
      <style:text-properties officeooo:rsid="4fce1520" officeooo:paragraph-rsid="4fce1520"/>
    </style:style>
    <style:style style:name="P647" style:family="paragraph" style:parent-style-name="Text_20_body" style:list-style-name="L37">
      <style:text-properties fo:font-style="italic" officeooo:rsid="4fafaa48" officeooo:paragraph-rsid="4fafaa48" style:font-style-asian="italic" style:font-style-complex="italic"/>
    </style:style>
    <style:style style:name="P648" style:family="paragraph" style:parent-style-name="Text_20_body">
      <style:text-properties fo:font-style="italic" officeooo:rsid="5021031e" officeooo:paragraph-rsid="5021031e" style:font-style-asian="italic" style:font-style-complex="italic"/>
    </style:style>
    <style:style style:name="P649" style:family="paragraph" style:parent-style-name="Text_20_body" style:list-style-name="L37">
      <style:text-properties officeooo:rsid="4fcba4e8" officeooo:paragraph-rsid="4fcba4e8"/>
    </style:style>
    <style:style style:name="P650" style:family="paragraph" style:parent-style-name="Text_20_body" style:list-style-name="L37">
      <style:text-properties officeooo:rsid="4fbe47e5" officeooo:paragraph-rsid="4fbe47e5"/>
    </style:style>
    <style:style style:name="P651" style:family="paragraph" style:parent-style-name="Text_20_body" style:list-style-name="L37">
      <style:text-properties officeooo:rsid="4fae97b5" officeooo:paragraph-rsid="4fb0585c"/>
    </style:style>
    <style:style style:name="P652" style:family="paragraph" style:parent-style-name="Text_20_body" style:list-style-name="L37">
      <style:text-properties officeooo:rsid="4fae97b5" officeooo:paragraph-rsid="4fae97b5"/>
    </style:style>
    <style:style style:name="P653" style:family="paragraph" style:parent-style-name="Text_20_body" style:list-style-name="L37">
      <style:text-properties officeooo:rsid="4fae97b5" officeooo:paragraph-rsid="4fb2c3f6"/>
    </style:style>
    <style:style style:name="P654" style:family="paragraph" style:parent-style-name="Text_20_body" style:list-style-name="L37">
      <style:text-properties officeooo:rsid="4fb98fd3" officeooo:paragraph-rsid="4fb98fd3"/>
    </style:style>
    <style:style style:name="P655" style:family="paragraph" style:parent-style-name="Text_20_body" style:list-style-name="L39">
      <style:text-properties officeooo:rsid="4fbed020" officeooo:paragraph-rsid="4fbed020"/>
    </style:style>
    <style:style style:name="P656" style:family="paragraph" style:parent-style-name="Text_20_body">
      <style:text-properties officeooo:paragraph-rsid="4fdd7eaf"/>
    </style:style>
    <style:style style:name="P657" style:family="paragraph" style:parent-style-name="Text_20_body">
      <style:text-properties officeooo:rsid="4fe7bcda" officeooo:paragraph-rsid="4fec8fe0"/>
    </style:style>
    <style:style style:name="P658" style:family="paragraph" style:parent-style-name="Text_20_body">
      <style:text-properties officeooo:rsid="5000f0eb" officeooo:paragraph-rsid="5000f0eb"/>
    </style:style>
    <style:style style:name="P659" style:family="paragraph" style:parent-style-name="Text_20_body">
      <style:text-properties officeooo:paragraph-rsid="5004eac1"/>
    </style:style>
    <style:style style:name="P660" style:family="paragraph" style:parent-style-name="Text_20_body" style:list-style-name="L42">
      <style:text-properties officeooo:rsid="4e89413d" officeooo:paragraph-rsid="5004eac1"/>
    </style:style>
    <style:style style:name="P661" style:family="paragraph" style:parent-style-name="Text_20_body">
      <style:text-properties officeooo:rsid="5005b42b" officeooo:paragraph-rsid="5005b42b"/>
    </style:style>
    <style:style style:name="P662" style:family="paragraph" style:parent-style-name="Text_20_body">
      <style:text-properties officeooo:paragraph-rsid="500da72b"/>
    </style:style>
    <style:style style:name="P663" style:family="paragraph" style:parent-style-name="Text_20_body" style:list-style-name="L44">
      <style:text-properties officeooo:rsid="500da72b" officeooo:paragraph-rsid="500da72b"/>
    </style:style>
    <style:style style:name="P664" style:family="paragraph" style:parent-style-name="Text_20_body">
      <style:text-properties officeooo:paragraph-rsid="50128aa9"/>
    </style:style>
    <style:style style:name="P665" style:family="paragraph" style:parent-style-name="Text_20_body">
      <style:text-properties officeooo:paragraph-rsid="494cbdc3"/>
    </style:style>
    <style:style style:name="P666" style:family="paragraph" style:parent-style-name="Text_20_body">
      <style:text-properties officeooo:rsid="481e471d" officeooo:paragraph-rsid="48db76a9"/>
    </style:style>
    <style:style style:name="P667" style:family="paragraph" style:parent-style-name="Text_20_body" style:list-style-name="L47">
      <style:text-properties officeooo:paragraph-rsid="5021031e"/>
    </style:style>
    <style:style style:name="P668" style:family="paragraph" style:parent-style-name="Text_20_body" style:list-style-name="L47">
      <style:text-properties officeooo:rsid="50250178" officeooo:paragraph-rsid="50250178"/>
    </style:style>
    <style:style style:name="P669" style:family="paragraph" style:parent-style-name="Text_20_body">
      <style:text-properties officeooo:paragraph-rsid="48db76a9"/>
    </style:style>
    <style:style style:name="P670" style:family="paragraph" style:parent-style-name="Text_20_body">
      <style:text-properties officeooo:rsid="50265576" officeooo:paragraph-rsid="50265576"/>
    </style:style>
    <style:style style:name="P671" style:family="paragraph" style:parent-style-name="Text_20_body">
      <style:text-properties officeooo:paragraph-rsid="50265576"/>
    </style:style>
    <style:style style:name="P672" style:family="paragraph" style:parent-style-name="Text_20_body">
      <style:text-properties officeooo:paragraph-rsid="50250178"/>
    </style:style>
    <style:style style:name="P673" style:family="paragraph" style:parent-style-name="Standalone_20_Property" style:list-style-name="L1">
      <style:text-properties officeooo:paragraph-rsid="4abf0fe8"/>
    </style:style>
    <style:style style:name="P674" style:family="paragraph" style:parent-style-name="Standalone_20_Property" style:list-style-name="L1">
      <style:text-properties officeooo:paragraph-rsid="4b6a7c57"/>
    </style:style>
    <style:style style:name="P675" style:family="paragraph" style:parent-style-name="Standalone_20_Property" style:list-style-name="L1">
      <style:text-properties officeooo:paragraph-rsid="4dc0d5dd"/>
    </style:style>
    <style:style style:name="P676" style:family="paragraph" style:parent-style-name="Standalone_20_Property" style:list-style-name="L1">
      <style:text-properties officeooo:paragraph-rsid="4e2c57b1"/>
    </style:style>
    <style:style style:name="P677" style:family="paragraph" style:parent-style-name="Standalone_20_Property" style:list-style-name="L1">
      <style:text-properties officeooo:paragraph-rsid="4e7fa80a"/>
    </style:style>
    <style:style style:name="P678" style:family="paragraph" style:parent-style-name="Standalone_20_Property" style:list-style-name="L1">
      <style:text-properties officeooo:paragraph-rsid="4c4981fb"/>
    </style:style>
    <style:style style:name="P679"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0"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1" style:family="paragraph" style:parent-style-name="Standalone_20_Property" style:list-style-name="L1">
      <style:text-properties style:use-window-font-color="true" style:font-name="Georgia" fo:font-size="10pt" fo:letter-spacing="0.004cm" fo:language="cs" fo:country="CZ" fo:font-style="normal" officeooo:rsid="4a6dd1fe" officeooo:paragraph-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2" style:family="paragraph" style:parent-style-name="Standalone_20_Property" style:list-style-name="L1">
      <style:text-properties style:use-window-font-color="true" style:font-name="Georgia" fo:font-size="10pt" fo:letter-spacing="0.004cm" fo:language="cs" fo:country="CZ" fo:font-style="normal" officeooo:rsid="4e004b65" officeooo:paragraph-rsid="4e004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3" style:family="paragraph" style:parent-style-name="Standalone_20_Property" style:list-style-name="L22">
      <style:text-properties style:use-window-font-color="true" style:font-name="Georgia" fo:font-size="10pt" fo:letter-spacing="0.004cm" fo:language="cs" fo:country="CZ" fo:font-style="normal" officeooo:rsid="4e20048f" officeooo:paragraph-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4" style:family="paragraph" style:parent-style-name="Standalone_20_Property" style:list-style-name="L1">
      <style:text-properties style:use-window-font-color="true" style:font-name="Georgia" fo:font-size="10pt" fo:letter-spacing="0.004cm" fo:language="cs" fo:country="CZ" fo:font-style="normal" officeooo:rsid="4e7a02bb" officeooo:paragraph-rsid="4e7fa8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5" style:family="paragraph" style:parent-style-name="Standalone_20_Property" style:list-style-name="L1">
      <style:text-properties style:use-window-font-color="true" style:font-name="Georgia" fo:font-size="10pt" fo:letter-spacing="0.004cm" fo:language="cs" fo:country="CZ" fo:font-style="normal" officeooo:rsid="4e7fda3f" officeooo:paragraph-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6" style:family="paragraph" style:parent-style-name="Standalone_20_Property" style:list-style-name="L1">
      <style:text-properties style:use-window-font-color="true" style:font-name="Georgia" fo:font-size="10pt" fo:letter-spacing="0.004cm" fo:language="cs" fo:country="CZ" fo:font-style="normal" officeooo:rsid="4e54bad0" officeooo:paragraph-rsid="4e5733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7" style:family="paragraph" style:parent-style-name="Standalone_20_Property" style:list-style-name="L1">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8" style:family="paragraph" style:parent-style-name="Standalone_20_Property" style:list-style-name="L1">
      <style:text-properties style:use-window-font-color="true" style:font-name="Georgia" fo:font-size="10pt" fo:letter-spacing="0.004cm" fo:language="cs" fo:country="CZ" fo:font-style="normal" officeooo:rsid="4f5b9479" officeooo:paragraph-rsid="4f5b94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9" style:family="paragraph" style:parent-style-name="Standalone_20_Propert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0" style:family="paragraph" style:parent-style-name="Standalone_20_Property" style:list-style-name="L2">
      <style:text-properties style:use-window-font-color="true" style:text-line-through-style="none" style:text-line-through-type="none" style:font-name="Georgia" fo:font-size="10pt" fo:letter-spacing="0.004cm" fo:language="cs" fo:country="CZ" fo:font-style="normal" officeooo:rsid="4dcd0f71" officeooo:paragraph-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1" style:family="paragraph" style:parent-style-name="Standalone_20_Property" style:list-style-name="L2">
      <style:text-properties officeooo:paragraph-rsid="4d929425"/>
    </style:style>
    <style:style style:name="P692" style:family="paragraph" style:parent-style-name="Standalone_20_Property" style:list-style-name="L2">
      <style:text-properties officeooo:paragraph-rsid="4d18859d"/>
    </style:style>
    <style:style style:name="P693" style:family="paragraph" style:parent-style-name="Standalone_20_Property" style:list-style-name="L2">
      <style:text-properties officeooo:paragraph-rsid="4df77b3e"/>
    </style:style>
    <style:style style:name="P694" style:family="paragraph" style:parent-style-name="Standalone_20_Property" style:list-style-name="L14">
      <style:text-properties officeooo:paragraph-rsid="4c09ce21"/>
    </style:style>
    <style:style style:name="P695" style:family="paragraph" style:parent-style-name="Standalone_20_Property" style:list-style-name="L22">
      <style:text-properties officeooo:paragraph-rsid="4e46d01c"/>
    </style:style>
    <style:style style:name="P696" style:family="paragraph" style:parent-style-name="Standalone_20_Property" style:list-style-name="L23">
      <style:text-properties officeooo:paragraph-rsid="4e36e3c9"/>
    </style:style>
    <style:style style:name="P697" style:family="paragraph" style:parent-style-name="Standalone_20_Property" style:list-style-name="L25">
      <style:text-properties officeooo:paragraph-rsid="4e491fc7"/>
    </style:style>
    <style:style style:name="P698" style:family="paragraph" style:parent-style-name="Standalone_20_Property" style:list-style-name="L26">
      <style:text-properties officeooo:paragraph-rsid="4e60a50b"/>
    </style:style>
    <style:style style:name="P699" style:family="paragraph" style:parent-style-name="Standalone_20_Property" style:list-style-name="L33">
      <style:text-properties officeooo:paragraph-rsid="4efcc179"/>
    </style:style>
    <style:style style:name="P700" style:family="paragraph" style:parent-style-name="Standalone_20_Property" style:list-style-name="L37">
      <style:text-properties officeooo:paragraph-rsid="4f80f1a1"/>
    </style:style>
    <style:style style:name="P701" style:family="paragraph" style:parent-style-name="Standalone_20_Property" style:list-style-name="L37">
      <style:text-properties officeooo:paragraph-rsid="4f9fea86"/>
    </style:style>
    <style:style style:name="P702" style:family="paragraph" style:parent-style-name="Standalone_20_Property" style:list-style-name="L37">
      <style:text-properties officeooo:rsid="4f83fff4" officeooo:paragraph-rsid="4f83fff4"/>
    </style:style>
    <style:style style:name="P703" style:family="paragraph" style:parent-style-name="Standalone_20_Property" style:list-style-name="L37">
      <style:text-properties officeooo:rsid="4f83fff4" officeooo:paragraph-rsid="4fafaa48"/>
    </style:style>
    <style:style style:name="P704" style:family="paragraph" style:parent-style-name="Standalone_20_Property" style:list-style-name="L38">
      <style:text-properties officeooo:paragraph-rsid="4fafaa48"/>
    </style:style>
    <style:style style:name="P705" style:family="paragraph" style:parent-style-name="Standalone_20_Property">
      <style:text-properties officeooo:paragraph-rsid="4fdd7eaf"/>
    </style:style>
    <style:style style:name="P706" style:family="paragraph" style:parent-style-name="Standalone_20_Property">
      <style:text-properties officeooo:paragraph-rsid="4fe481fe"/>
    </style:style>
    <style:style style:name="P707" style:family="paragraph" style:parent-style-name="Standalone_20_Property" style:list-style-name="L40">
      <style:text-properties officeooo:paragraph-rsid="4fe481fe"/>
    </style:style>
    <style:style style:name="P708" style:family="paragraph" style:parent-style-name="Standalone_20_Property">
      <style:text-properties officeooo:paragraph-rsid="4fe5ce8c"/>
    </style:style>
    <style:style style:name="P709" style:family="paragraph" style:parent-style-name="Standalone_20_Property">
      <style:text-properties officeooo:paragraph-rsid="4ff50158"/>
    </style:style>
    <style:style style:name="P710" style:family="paragraph" style:parent-style-name="Standalone_20_Property">
      <style:text-properties officeooo:rsid="5000f0eb" officeooo:paragraph-rsid="5000f0eb"/>
    </style:style>
    <style:style style:name="P711" style:family="paragraph" style:parent-style-name="Standalone_20_Property">
      <style:text-properties officeooo:paragraph-rsid="5004eac1"/>
    </style:style>
    <style:style style:name="P712" style:family="paragraph" style:parent-style-name="Standalone_20_Property" style:list-style-name="L43">
      <style:text-properties officeooo:paragraph-rsid="5004eac1"/>
    </style:style>
    <style:style style:name="P713" style:family="paragraph" style:parent-style-name="Standalone_20_Property">
      <style:text-properties officeooo:paragraph-rsid="500da72b"/>
    </style:style>
    <style:style style:name="P714" style:family="paragraph" style:parent-style-name="Standalone_20_Property">
      <style:text-properties fo:font-style="italic" style:font-style-asian="italic" style:font-style-complex="italic"/>
    </style:style>
    <style:style style:name="P715" style:family="paragraph" style:parent-style-name="Standalone_20_Property">
      <style:text-properties officeooo:paragraph-rsid="50128aa9"/>
    </style:style>
    <style:style style:name="P716" style:family="paragraph" style:parent-style-name="Standalone_20_Property">
      <style:text-properties officeooo:paragraph-rsid="50139d5e"/>
    </style:style>
    <style:style style:name="P717" style:family="paragraph" style:parent-style-name="Standalone_20_Property">
      <style:text-properties officeooo:paragraph-rsid="5016ce6d"/>
    </style:style>
    <style:style style:name="P718" style:family="paragraph" style:parent-style-name="Standalone_20_Property" style:list-style-name="L46">
      <style:text-properties officeooo:paragraph-rsid="5016ce6d"/>
    </style:style>
    <style:style style:name="P719" style:family="paragraph" style:parent-style-name="Standalone_20_Property" style:list-style-name="L1">
      <style:text-properties officeooo:rsid="501ab5b7" officeooo:paragraph-rsid="501ab5b7"/>
    </style:style>
    <style:style style:name="P720" style:family="paragraph" style:parent-style-name="Standalone_20_Property">
      <style:text-properties officeooo:paragraph-rsid="50265576"/>
    </style:style>
    <style:style style:name="P721" style:family="paragraph" style:parent-style-name="Property_20_level_20_0">
      <style:text-properties officeooo:paragraph-rsid="4fdd7eaf"/>
    </style:style>
    <style:style style:name="P722" style:family="paragraph" style:parent-style-name="Property_20_level_20_0">
      <style:text-properties officeooo:paragraph-rsid="4fe0bba6"/>
    </style:style>
    <style:style style:name="P723" style:family="paragraph" style:parent-style-name="Property_20_level_20_0">
      <style:text-properties officeooo:paragraph-rsid="4fe7bcda"/>
    </style:style>
    <style:style style:name="P724" style:family="paragraph" style:parent-style-name="Property_20_level_20_0">
      <style:text-properties officeooo:paragraph-rsid="4ffa0b35"/>
    </style:style>
    <style:style style:name="P725" style:family="paragraph" style:parent-style-name="Property_20_level_20_0">
      <style:text-properties officeooo:paragraph-rsid="5004eac1"/>
    </style:style>
    <style:style style:name="P726" style:family="paragraph" style:parent-style-name="Property_20_level_20_0">
      <style:text-properties officeooo:paragraph-rsid="500da72b"/>
    </style:style>
    <style:style style:name="P727" style:family="paragraph" style:parent-style-name="Property_20_level_20_0">
      <style:text-properties officeooo:paragraph-rsid="50128aa9"/>
    </style:style>
    <style:style style:name="P728" style:family="paragraph" style:parent-style-name="Property_20_level_20_0">
      <style:text-properties officeooo:paragraph-rsid="501cd41f"/>
    </style:style>
    <style:style style:name="P729" style:family="paragraph" style:parent-style-name="Property_20_level_20_0">
      <style:text-properties officeooo:paragraph-rsid="4e8607ff"/>
    </style:style>
    <style:style style:name="P730" style:family="paragraph" style:parent-style-name="Property_20_level_20_0">
      <style:text-properties officeooo:paragraph-rsid="50265576"/>
    </style:style>
    <style:style style:name="P731" style:family="paragraph" style:parent-style-name="Property_20_level_20_1">
      <style:text-properties officeooo:paragraph-rsid="4fe6e798"/>
    </style:style>
    <style:style style:name="P732" style:family="paragraph" style:parent-style-name="Property_20_level_20_1">
      <style:text-properties officeooo:paragraph-rsid="4fe73478"/>
    </style:style>
    <style:style style:name="P733" style:family="paragraph" style:parent-style-name="Property_20_level_20_1">
      <style:text-properties officeooo:paragraph-rsid="5004eac1"/>
    </style:style>
    <style:style style:name="P734" style:family="paragraph" style:parent-style-name="Property_20_level_20_1">
      <style:text-properties officeooo:paragraph-rsid="5018b7f5"/>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8d408b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8df62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8e26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b59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b678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ac11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ad788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ad80c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948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be766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c6730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c68ce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c692e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c74d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c76a2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c76e3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caaa3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e2098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4e23dd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4e2575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4e2c5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4e3b8c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4e3cf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4e6385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4e6554c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4e6666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4e682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4e7a02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4ef886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4ef8e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4efadb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4efc0d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4f0005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4f013b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4f04be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4f052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officeooo:rsid="4f0701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 fo:font-size="10pt" fo:letter-spacing="0.004cm" fo:language="cs" fo:country="CZ" fo:font-style="normal" officeooo:rsid="4f14a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 fo:font-size="10pt" fo:letter-spacing="0.004cm" fo:language="cs" fo:country="CZ" fo:font-style="normal" officeooo:rsid="4f375a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 fo:font-size="10pt" fo:letter-spacing="0.004cm" fo:language="cs" fo:country="CZ" fo:font-style="normal" officeooo:rsid="4f37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 fo:font-size="10pt" fo:letter-spacing="0.004cm" fo:language="cs" fo:country="CZ" fo:font-style="normal" officeooo:rsid="4f399f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 fo:font-size="10pt" fo:letter-spacing="0.004cm" fo:language="cs" fo:country="CZ" fo:font-style="normal" officeooo:rsid="4f481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 fo:font-size="10pt" fo:letter-spacing="0.004cm" fo:language="cs" fo:country="CZ" fo:font-style="normal" officeooo:rsid="4f4f0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 fo:font-size="10pt" fo:letter-spacing="0.004cm" fo:language="cs" fo:country="CZ" fo:font-style="normal" officeooo:rsid="4f91b7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 fo:font-size="10pt" fo:letter-spacing="0.004cm" fo:language="cs" fo:country="CZ" fo:font-style="normal" officeooo:rsid="4fa554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 fo:font-size="10pt" fo:letter-spacing="0.004cm" fo:language="cs" fo:country="CZ" fo:font-style="normal" officeooo: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 fo:font-size="10pt" fo:letter-spacing="0.004cm" fo:language="cs" fo:country="CZ" fo:font-style="normal" officeooo:rsid="4fc01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 fo:font-size="10pt" fo:letter-spacing="0.004cm" fo:language="cs" fo:country="CZ" fo:font-style="normal" officeooo:rsid="4f1006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 fo:font-size="10pt" fo:letter-spacing="0.004cm" fo:language="cs" fo:country="CZ" fo:font-style="normal" officeooo:rsid="4fd59c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 fo:font-size="10pt" fo:letter-spacing="0.004cm" fo:language="cs" fo:country="CZ" fo:font-style="normal" officeooo:rsid="4fdaaf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 fo:font-size="10pt" fo:letter-spacing="0.004cm" fo:language="cs" fo:country="CZ" fo:font-style="normal" officeooo:rsid="50077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 fo:font-size="10pt" fo:letter-spacing="0.004cm" fo:language="cs" fo:country="CZ" fo:font-style="normal" officeooo: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4"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5"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6"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7"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8"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9"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0"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1"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2"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3"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4"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5"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6"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7"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8"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9"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0"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1"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2"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3"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4"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5"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6"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7"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8"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9"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0"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1"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2"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3"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4"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5"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6"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7"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8"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9"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0"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1"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2" style:family="text">
      <style:text-properties style:use-window-font-color="true" style:font-name="Georgia" fo:font-size="10pt" fo:letter-spacing="0.004cm" fo:language="cs" fo:country="CZ" fo:font-style="italic" officeooo:rsid="4c6730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3" style:family="text">
      <style:text-properties style:use-window-font-color="true" style:font-name="Georgia" fo:font-size="10pt" fo:letter-spacing="0.004cm" fo:language="cs" fo:country="CZ" fo:font-style="italic" officeooo:rsid="4c74db8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4"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5"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6" style:family="text">
      <style:text-properties style:use-window-font-color="true" style:font-name="Georgia"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7" style:family="text">
      <style:text-properties style:use-window-font-color="true" style:font-name="Georgia" fo:font-size="10pt" fo:letter-spacing="0.004cm" fo:language="cs" fo:country="CZ" fo:font-style="italic" officeooo:rsid="4d1466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8"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9" style:family="text">
      <style:text-properties style:use-window-font-color="true" style:font-name="Georgia"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0" style:family="text">
      <style:text-properties style:use-window-font-color="tru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1" style:family="text">
      <style:text-properties style:use-window-font-color="true" style:font-name="Georgia" fo:font-size="10pt" fo:letter-spacing="0.004cm" fo:language="cs" fo:country="CZ" fo:font-style="italic" officeooo:rsid="4e2c57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2" style:family="text">
      <style:text-properties style:use-window-font-color="true" style:font-name="Georgia" fo:font-size="10pt" fo:letter-spacing="0.004cm" fo:language="cs" fo:country="CZ" fo:font-style="italic" officeooo:rsid="4e3943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3"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4" style:family="text">
      <style:text-properties style:use-window-font-color="true" style:font-name="Georgia" fo:font-size="10pt" fo:letter-spacing="0.004cm" fo:language="cs" fo:country="CZ" fo:font-style="italic" officeooo:rsid="4e60a5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5" style:family="text">
      <style:text-properties style:use-window-font-color="true" style:font-name="Georgia" fo:font-size="10pt" fo:letter-spacing="0.004cm" fo:language="cs" fo:country="CZ" fo:font-style="italic" officeooo:rsid="4e7a02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6" style:family="text">
      <style:text-properties style:use-window-font-color="tru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7" style:family="text">
      <style:text-properties style:use-window-font-color="tru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8" style:family="text">
      <style:text-properties style:use-window-font-color="true" style:font-name="Georgia" fo:font-size="10pt" fo:letter-spacing="0.004cm" fo:language="cs" fo:country="CZ" fo:font-style="italic" officeooo:rsid="3ed08d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9" style:family="text">
      <style:text-properties style:use-window-font-color="true" style:font-name="Georgia" fo:font-size="10pt" fo:letter-spacing="0.004cm" fo:language="cs" fo:country="CZ" fo:font-style="italic" officeooo:rsid="47b727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0" style:family="text">
      <style:text-properties style:use-window-font-color="true" style:font-name="Georgia" fo:font-size="10pt" fo:letter-spacing="0.004cm" fo:language="cs" fo:country="CZ" fo:font-style="italic" officeooo:rsid="4efc0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1" style:family="text">
      <style:text-properties style:use-window-font-color="tru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2" style:family="text">
      <style:text-properties style:use-window-font-color="true" style:font-name="Georgia" fo:font-size="10pt" fo:letter-spacing="0.004cm" fo:language="cs" fo:country="CZ" fo:font-style="italic" officeooo:rsid="4fafaa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3" style:family="text">
      <style:text-properties style:use-window-font-color="true" style:font-name="Georgia" fo:font-size="10pt" fo:letter-spacing="0.004cm" fo:language="cs" fo:country="CZ" fo:font-style="italic" officeooo:rsid="4fc01d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4" style:family="text">
      <style:text-properties style:use-window-font-color="true" style:font-name="Georgia" fo:font-size="10pt" fo:letter-spacing="0.004cm" fo:language="cs" fo:country="CZ" fo:font-style="italic" officeooo:rsid="4f14a29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5" style:family="text">
      <style:text-properties style:use-window-font-color="true" style:font-name="Georgia" fo:font-size="10pt" fo:letter-spacing="0.004cm" fo:language="cs" fo:country="CZ" fo:font-style="italic" officeooo:rsid="5004ea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6"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7"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8"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449" style:family="text">
      <style:text-properties style:use-window-font-color="true" style:font-name="Georgia" fo:font-size="10pt" fo:letter-spacing="0.004cm" fo:language="cs" fo:country="CZ" officeooo:rsid="4fc136aa" style:letter-kerning="true" style:font-name-asian="Times New Roman" style:font-size-asian="10pt" style:language-asian="zxx" style:country-asian="none" style:font-name-complex="Times New Roman" style:font-size-complex="12pt" style:language-complex="ar" style:country-complex="SA"/>
    </style:style>
    <style:style style:name="T450"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51"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52" style:family="text">
      <style:text-properties style:use-window-font-color="true" style:font-name="Georgia1"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53"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54"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55"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56"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57"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58"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459"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0"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1"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2"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3"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4"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5"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6"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7"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8"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9"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0"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1"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2"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3"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4"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5"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6"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7" style:family="text">
      <style:text-properties style:use-window-font-color="true" style:text-line-through-style="none" style:text-line-through-type="none" style:font-name="Georgia" fo:font-size="10pt" fo:letter-spacing="0.004cm" fo:language="cs" fo:country="CZ" fo:font-style="normal" officeooo:rsid="4ab6c6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8"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9"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0" style:family="text">
      <style:text-properties style:use-window-font-color="true" style:text-line-through-style="none" style:text-line-through-type="none" style:font-name="Georgia" fo:font-size="10pt" fo:letter-spacing="0.004cm" fo:language="cs" fo:country="CZ" fo:font-style="normal" officeooo:rsid="4abbd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1"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2"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3"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4"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5"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6"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7"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8"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9"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0"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1"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2"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4cf13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4d10f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text-line-through-style="none" style:text-line-through-type="none" style:font-name="Georgia"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text-line-through-style="none" style:text-line-through-type="none" style:font-name="Georgia"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text-line-through-style="none" style:text-line-through-type="none" style:font-name="Georgia" fo:font-size="10pt" fo:letter-spacing="0.004cm" fo:language="cs" fo:country="CZ" fo:font-style="normal" officeooo:rsid="4ddbf2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text-line-through-style="none" style:text-line-through-type="non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text-line-through-style="none" style:text-line-through-type="none" style:font-name="Georgia" fo:font-size="10pt" fo:letter-spacing="0.004cm" fo:language="cs" fo:country="CZ" fo:font-style="normal" officeooo:rsid="4ddced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text-line-through-style="none" style:text-line-through-type="none" style:font-name="Georgia" fo:font-size="10pt" fo:letter-spacing="0.004cm" fo:language="cs" fo:country="CZ" fo:font-style="normal" officeooo:rsid="4ddf0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text-line-through-style="none" style:text-line-through-type="none" style:font-name="Georgia" fo:font-size="10pt" fo:letter-spacing="0.004cm" fo:language="cs" fo:country="CZ" fo:font-style="normal" officeooo:rsid="4de2e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text-line-through-style="none" style:text-line-through-type="none" style:font-name="Georgia" fo:font-size="10pt" fo:letter-spacing="0.004cm" fo:language="cs" fo:country="CZ" fo:font-style="normal" officeooo:rsid="4de3c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text-line-through-style="none" style:text-line-through-type="none" style:font-name="Georgia" fo:font-size="10pt" fo:letter-spacing="0.004cm" fo:language="cs" fo:country="CZ" fo:font-style="normal" officeooo:rsid="4de5a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 fo:font-size="10pt" fo:letter-spacing="0.004cm" fo:language="cs" fo:country="CZ" fo:font-style="normal" officeooo:rsid="4dfa2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 fo:font-size="10pt" fo:letter-spacing="0.004cm" fo:language="cs" fo:country="CZ" fo:font-style="normal" officeooo:rsid="4dfba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 fo:font-size="10pt" fo:letter-spacing="0.004cm" fo:language="cs" fo:country="CZ" fo:font-style="normal" officeooo:rsid="4e0394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 fo:font-size="10pt" fo:letter-spacing="0.004cm" fo:language="cs" fo:country="CZ" fo:font-style="normal" officeooo:rsid="4e0ae4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 fo:font-size="10pt" fo:letter-spacing="0.004cm" fo:language="cs" fo:country="CZ" fo:font-style="normal" officeooo:rsid="4e0c20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 fo:font-size="10pt" fo:letter-spacing="0.004cm" fo:language="cs" fo:country="CZ" fo:font-style="normal" officeooo:rsid="4e27a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 fo:font-size="10pt" fo:letter-spacing="0.004cm" fo:language="cs" fo:country="CZ" fo:font-style="normal" officeooo:rsid="4e2816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 fo:font-size="10pt" fo:letter-spacing="0.004cm" fo:language="cs" fo:country="CZ" fo:font-style="normal" officeooo:rsid="4e3e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 fo:font-size="10pt" fo:letter-spacing="0.004cm" fo:language="cs" fo:country="CZ" fo:font-style="normal" officeooo:rsid="4e3e6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4e41a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4e23a6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4e446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4e75be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normal" officeooo:rsid="4e80f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 fo:font-size="10pt" fo:letter-spacing="0.004cm" fo:language="cs" fo:country="CZ" fo:font-style="normal" officeooo:rsid="4e841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 fo:font-size="10pt" fo:letter-spacing="0.004cm" fo:language="cs" fo:country="CZ" fo:font-style="normal" officeooo:rsid="4e8607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 fo:font-size="10pt" fo:letter-spacing="0.004cm" fo:language="cs" fo:country="CZ" fo:font-style="normal" officeooo:rsid="4ea87f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 fo:font-size="10pt" fo:letter-spacing="0.004cm" fo:language="cs" fo:country="CZ" fo:font-style="normal" officeooo:rsid="4ec0c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 fo:font-size="10pt" fo:letter-spacing="0.004cm" fo:language="cs" fo:country="CZ" fo:font-style="normal" officeooo:rsid="4ec1c9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 fo:font-size="10pt" fo:letter-spacing="0.004cm" fo:language="cs" fo:country="CZ" fo:font-style="normal" officeooo:rsid="4ec263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 fo:font-size="10pt" fo:letter-spacing="0.004cm" fo:language="cs" fo:country="CZ" fo:font-style="normal" officeooo:rsid="4ec300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 fo:font-size="10pt" fo:letter-spacing="0.004cm" fo:language="cs" fo:country="CZ" fo:font-style="normal" officeooo:rsid="4ec47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 fo:font-size="10pt" fo:letter-spacing="0.004cm" fo:language="cs" fo:country="CZ" fo:font-style="normal" officeooo:rsid="4ec4e7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 fo:font-size="10pt" fo:letter-spacing="0.004cm" fo:language="cs" fo:country="CZ" fo:font-style="normal" officeooo:rsid="4ec61e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 fo:font-size="10pt" fo:letter-spacing="0.004cm" fo:language="cs" fo:country="CZ" fo:font-style="normal" officeooo:rsid="4ec63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 fo:font-size="10pt" fo:letter-spacing="0.004cm" fo:language="cs" fo:country="CZ" fo:font-style="normal" officeooo:rsid="4ec63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 fo:font-size="10pt" fo:letter-spacing="0.004cm" fo:language="cs" fo:country="CZ" fo:font-style="normal" officeooo:rsid="4ec917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 fo:font-size="10pt" fo:letter-spacing="0.004cm" fo:language="cs" fo:country="CZ" fo:font-style="normal" officeooo:rsid="4ecad3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 fo:font-size="10pt" fo:letter-spacing="0.004cm" fo:language="cs" fo:country="CZ" fo:font-style="normal" officeooo:rsid="4ecc23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 fo:font-size="10pt" fo:letter-spacing="0.004cm" fo:language="cs" fo:country="CZ" fo:font-style="normal" officeooo:rsid="4ecd35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 fo:font-size="10pt" fo:letter-spacing="0.004cm" fo:language="cs" fo:country="CZ" fo:font-style="normal" officeooo:rsid="4ece75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 fo:font-size="10pt" fo:letter-spacing="0.004cm" fo:language="cs" fo:country="CZ" fo:font-style="normal" officeooo:rsid="4ecfaf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 fo:font-size="10pt" fo:letter-spacing="0.004cm" fo:language="cs" fo:country="CZ" fo:font-style="normal" officeooo:rsid="487d7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 fo:font-size="10pt" fo:letter-spacing="0.004cm" fo:language="cs" fo:country="CZ" fo:font-style="normal" officeooo:rsid="4ed033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 fo:font-size="10pt" fo:letter-spacing="0.004cm" fo:language="cs" fo:country="CZ" fo:font-style="normal" officeooo:rsid="4ed446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4ed632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4ee615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4eebf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4eed8b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4ef023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4ef23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4a7397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4f14d6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4f1b40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4f1c8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4f1b53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4f1e1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normal" officeooo:rsid="4f2773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 fo:font-size="10pt" fo:letter-spacing="0.004cm" fo:language="cs" fo:country="CZ" fo:font-style="normal" officeooo:rsid="4f2842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 fo:font-size="10pt" fo:letter-spacing="0.004cm" fo:language="cs" fo:country="CZ" fo:font-style="normal" officeooo:rsid="4f2b8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 fo:font-size="10pt" fo:letter-spacing="0.004cm" fo:language="cs" fo:country="CZ" fo:font-style="normal" officeooo:rsid="4f2f5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 fo:font-size="10pt" fo:letter-spacing="0.004cm" fo:language="cs" fo:country="CZ" fo:font-style="normal" officeooo:rsid="4f30ea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 fo:font-size="10pt" fo:letter-spacing="0.004cm" fo:language="cs" fo:country="CZ" fo:font-style="normal" officeooo:rsid="4f4e8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 fo:font-size="10pt" fo:letter-spacing="0.004cm" fo:language="cs" fo:country="CZ" fo:font-style="normal" officeooo:rsid="4f551c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4f58a9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4f661b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4f662a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4f727b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4f7e5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4f89d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4f8ee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4f8fa4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4f8fb1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4f91dc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4f92af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4f9fea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4f9ff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4fa16f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4fa7c2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4fa7c7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4faaef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4f90ab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4fab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4fd17e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4fd963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4fdedc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4fe0bb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4fe9b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4fe9f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4feb31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normal" officeooo:rsid="4fec8f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 fo:font-size="10pt" fo:letter-spacing="0.004cm" fo:language="cs" fo:country="CZ" fo:font-style="normal" officeooo:rsid="4fed9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4fef87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4ff06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4ff1d9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4ff33b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4ff5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48b1fc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4ff6bb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officeooo:rsid="4ff8b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 fo:font-size="10pt" fo:letter-spacing="0.004cm" fo:language="cs" fo:country="CZ" fo:font-style="normal" officeooo:rsid="4ffa0b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 fo:font-size="10pt" fo:letter-spacing="0.004cm" fo:language="cs" fo:country="CZ" fo:font-style="normal" officeooo:rsid="4ffb6c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 fo:font-size="10pt" fo:letter-spacing="0.004cm" fo:language="cs" fo:country="CZ" fo:font-style="normal" officeooo:rsid="4ffce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 fo:font-size="10pt" fo:letter-spacing="0.004cm" fo:language="cs" fo:country="CZ" fo:font-style="normal" officeooo:rsid="4ffcf6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 fo:font-size="10pt" fo:letter-spacing="0.004cm" fo:language="cs" fo:country="CZ" fo:font-style="normal" officeooo:rsid="4ffdf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 fo:font-size="10pt" fo:letter-spacing="0.004cm" fo:language="cs" fo:country="CZ" fo:font-style="normal" officeooo:rsid="4ffe84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 fo:font-size="10pt" fo:letter-spacing="0.004cm" fo:language="cs" fo:country="CZ" fo:font-style="normal" officeooo:rsid="4fffde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 fo:font-size="10pt" fo:letter-spacing="0.004cm" fo:language="cs" fo:country="CZ" fo:font-style="normal" officeooo:rsid="50041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50139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501e1e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502adc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1"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2"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3"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4"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5"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6"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7"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8"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9"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0"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1"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2"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3"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4"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5"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6"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7"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8"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9"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0"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1"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2"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3"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4"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5"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6"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7" style:family="text">
      <style:text-properties style:use-window-font-color="true" style:text-line-through-style="none" style:text-line-through-type="none" style:font-name="Georgia"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8"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9"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0"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1"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2" style:family="text">
      <style:text-properties style:use-window-font-color="true" style:text-line-through-style="none" style:text-line-through-type="none" style:font-name="Georgia"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3"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4" style:family="text">
      <style:text-properties style:use-window-font-color="true" style:text-line-through-style="none" style:text-line-through-type="non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5" style:family="text">
      <style:text-properties style:use-window-font-color="true" style:text-line-through-style="none" style:text-line-through-type="none" style:font-name="Georgia" fo:font-size="10pt" fo:letter-spacing="0.004cm" fo:language="cs" fo:country="CZ" fo:font-style="italic" officeooo:rsid="4e41a8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6"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7" style:family="text">
      <style:text-properties style:use-window-font-color="true" style:text-line-through-style="none" style:text-line-through-type="none" style:font-name="Georgia" fo:font-size="10pt" fo:letter-spacing="0.004cm" fo:language="cs" fo:country="CZ" fo:font-style="italic" officeooo:rsid="4e4525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8"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9"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0"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1"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2" style:family="text">
      <style:text-properties style:use-window-font-color="true" style:text-line-through-style="none" style:text-line-through-type="none" style:font-name="Georgia" fo:font-size="10pt" fo:letter-spacing="0.004cm" fo:language="cs" fo:country="CZ" fo:font-style="italic" officeooo:rsid="4e7fda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3"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4"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5"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6" style:family="text">
      <style:text-properties style:use-window-font-color="true" style:text-line-through-style="none" style:text-line-through-type="none" style:font-name="Georgia" fo:font-size="10pt" fo:letter-spacing="0.004cm" fo:language="cs" fo:country="CZ" fo:font-style="italic" officeooo:rsid="4ec0c26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7" style:family="text">
      <style:text-properties style:use-window-font-color="true" style:text-line-through-style="none" style:text-line-through-type="none" style:font-name="Georgia" fo:font-size="10pt" fo:letter-spacing="0.004cm" fo:language="cs" fo:country="CZ" fo:font-style="italic" officeooo:rsid="4ec47d4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8" style:family="text">
      <style:text-properties style:use-window-font-color="true" style:text-line-through-style="none" style:text-line-through-type="none" style:font-name="Georgia" fo:font-size="10pt" fo:letter-spacing="0.004cm" fo:language="cs" fo:country="CZ" fo:font-style="italic" officeooo:rsid="4ed21d1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9"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0"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1" style:family="text">
      <style:text-properties style:use-window-font-color="true" style:text-line-through-style="none" style:text-line-through-type="none" style:font-name="Georgia" fo:font-size="10pt" fo:letter-spacing="0.004cm" fo:language="cs" fo:country="CZ" fo:font-style="italic" officeooo:rsid="4eebf9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2" style:family="text">
      <style:text-properties style:use-window-font-color="true" style:text-line-through-style="none" style:text-line-through-type="none" style:font-name="Georgia" fo:font-size="10pt" fo:letter-spacing="0.004cm" fo:language="cs" fo:country="CZ" fo:font-style="italic" officeooo:rsid="4eed8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3" style:family="text">
      <style:text-properties style:use-window-font-color="true" style:text-line-through-style="none" style:text-line-through-type="none" style:font-name="Georgia" fo:font-size="10pt" fo:letter-spacing="0.004cm" fo:language="cs" fo:country="CZ" fo:font-style="italic"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4"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5" style:family="text">
      <style:text-properties style:use-window-font-color="true" style:text-line-through-style="none" style:text-line-through-type="none" style:font-name="Georgia" fo:font-size="10pt" fo:letter-spacing="0.004cm" fo:language="cs" fo:country="CZ" fo:font-style="italic" officeooo:rsid="4f19cc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6" style:family="text">
      <style:text-properties style:use-window-font-color="true" style:text-line-through-style="none" style:text-line-through-type="none" style:font-name="Georgia" fo:font-size="10pt" fo:letter-spacing="0.004cm" fo:language="cs" fo:country="CZ" fo:font-style="italic" officeooo:rsid="4f1c8e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7" style:family="text">
      <style:text-properties style:use-window-font-color="true" style:text-line-through-style="none" style:text-line-through-type="none" style:font-name="Georgia" fo:font-size="10pt" fo:letter-spacing="0.004cm" fo:language="cs" fo:country="CZ" fo:font-style="italic" officeooo:rsid="4f29df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8" style:family="text">
      <style:text-properties style:use-window-font-color="true" style:text-line-through-style="none" style:text-line-through-type="none" style:font-name="Georgia" fo:font-size="10pt" fo:letter-spacing="0.004cm" fo:language="cs" fo:country="CZ" fo:font-style="italic" officeooo:rsid="4f661b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9"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0" style:family="text">
      <style:text-properties style:use-window-font-color="true" style:text-line-through-style="none" style:text-line-through-type="none" style:font-name="Georgia" fo:font-size="10pt" fo:letter-spacing="0.004cm" fo:language="cs" fo:country="CZ" fo:font-style="italic" officeooo:rsid="4f89f5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1" style:family="text">
      <style:text-properties style:use-window-font-color="true" style:text-line-through-style="none" style:text-line-through-type="none" style:font-name="Georgia" fo:font-size="10pt" fo:letter-spacing="0.004cm" fo:language="cs" fo:country="CZ" fo:font-style="italic" officeooo:rsid="4f986da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2" style:family="text">
      <style:text-properties style:use-window-font-color="true" style:text-line-through-style="none" style:text-line-through-type="none" style:font-name="Georgia" fo:font-size="10pt" fo:letter-spacing="0.004cm" fo:language="cs" fo:country="CZ" fo:font-style="italic" officeooo:rsid="4fabe67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3" style:family="text">
      <style:text-properties style:use-window-font-color="true" style:text-line-through-style="none" style:text-line-through-type="none" style:font-name="Georgia" fo:font-size="10pt" fo:letter-spacing="0.004cm" fo:language="cs" fo:country="CZ" fo:font-style="italic" officeooo:rsid="4fdedc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4" style:family="text">
      <style:text-properties style:use-window-font-color="true" style:text-line-through-style="none" style:text-line-through-type="none" style:font-name="Georgia" fo:font-size="10pt" fo:letter-spacing="0.004cm" fo:language="cs" fo:country="CZ" fo:font-style="italic" officeooo:rsid="4fec8f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5" style:family="text">
      <style:text-properties style:use-window-font-color="true" style:text-line-through-style="none" style:text-line-through-type="none" style:font-name="Georgia" fo:font-size="10pt" fo:letter-spacing="0.004cm" fo:language="cs" fo:country="CZ" fo:font-style="italic" officeooo:rsid="4ff501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6" style:family="text">
      <style:text-properties style:use-window-font-color="true" style:text-line-through-style="none" style:text-line-through-type="none" style:font-name="Georgia" fo:font-size="10pt" fo:letter-spacing="0.004cm" fo:language="cs" fo:country="CZ" fo:font-style="italic" officeooo:rsid="4fe7bcd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7" style:family="text">
      <style:text-properties style:use-window-font-color="true" style:text-line-through-style="none" style:text-line-through-type="none" style:font-name="Georgia" fo:font-size="10pt" fo:letter-spacing="0.004cm" fo:language="cs" fo:country="CZ" fo:font-style="italic" officeooo:rsid="4fffde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8" style:family="text">
      <style:text-properties style:use-window-font-color="true" style:text-line-through-style="none" style:text-line-through-type="non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9" style:family="text">
      <style:text-properties style:use-window-font-color="true" style:text-line-through-style="none" style:text-line-through-type="none" style:font-name="Georgia" fo:font-size="10pt" fo:letter-spacing="0.004cm" fo:language="cs" fo:country="CZ" fo:font-style="italic" officeooo:rsid="5000f0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0" style:family="text">
      <style:text-properties style:use-window-font-color="true" style:text-line-through-style="none" style:text-line-through-type="none" style:font-name="Georgia" fo:font-size="10pt" fo:letter-spacing="0.004cm" fo:language="cs" fo:country="CZ" fo:font-style="italic" officeooo:rsid="500f4c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1"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2" style:family="text">
      <style:text-properties style:use-window-font-color="true" style:text-line-through-style="none" style:text-line-through-type="none" style:font-name="Georgia" fo:font-size="10pt" fo:letter-spacing="0.004cm" fo:language="cs" fo:country="CZ" fo:font-style="italic" officeooo:rsid="4f2842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3" style:family="text">
      <style:text-properties style:use-window-font-color="true" style:text-line-through-style="none" style:text-line-through-type="none" style:font-name="Georgia" fo:font-size="10pt" fo:letter-spacing="0.004cm" fo:language="cs" fo:country="CZ" fo:font-style="italic" officeooo:rsid="501532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4" style:family="text">
      <style:text-properties style:use-window-font-color="true" style:text-line-through-style="none" style:text-line-through-type="none" style:font-name="Georgia" fo:font-size="10pt" fo:letter-spacing="0.004cm" fo:language="cs" fo:country="CZ" fo:font-style="italic" officeooo:rsid="5018b7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5" style:family="text">
      <style:text-properties style:use-window-font-color="true" style:text-line-through-style="none" style:text-line-through-type="none" style:font-name="Georgia" fo:font-size="10pt" fo:letter-spacing="0.004cm" fo:language="cs" fo:country="CZ" fo:font-style="italic" style:text-underline-style="none" officeooo:rsid="4ef155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6" style:family="text">
      <style:text-properties style:use-window-font-color="true" style:text-line-through-style="none" style:text-line-through-type="none" style:font-name="Georgia" fo:font-size="10pt" fo:letter-spacing="0.004cm" fo:language="cs" fo:country="CZ" fo:font-style="italic" style:text-underline-style="none"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7"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808" style:family="text">
      <style:text-properties style:use-window-font-color="true" style:text-line-through-style="none" style:text-line-through-type="none" style:font-name="Georgia" fo:font-size="10pt" fo:letter-spacing="0.004cm" fo:language="cs" fo:country="CZ" officeooo:rsid="4f14d682" style:letter-kerning="true" style:font-name-asian="Times New Roman" style:font-size-asian="10pt" style:language-asian="zxx" style:country-asian="none" style:font-name-complex="Times New Roman" style:font-size-complex="12pt" style:language-complex="ar" style:country-complex="SA"/>
    </style:style>
    <style:style style:name="T809" style:family="text">
      <style:text-properties style:use-window-font-color="true" style:text-line-through-style="none" style:text-line-through-type="none" style:font-name="Georgia" fo:font-size="10pt" fo:letter-spacing="0.004cm" fo:language="en" fo:country="US"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en" fo:country="US"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officeooo:rsid="4196f96e"/>
    </style:style>
    <style:style style:name="T812" style:family="text">
      <style:text-properties style:use-window-font-color="true" style:text-line-through-style="none" style:text-line-through-type="none" fo:font-style="italic" style:font-style-asian="italic" style:font-style-complex="italic"/>
    </style:style>
    <style:style style:name="T813" style:family="text">
      <style:text-properties style:use-window-font-color="true" style:text-line-through-style="none" style:text-line-through-type="none" fo:font-style="italic" officeooo:rsid="4a4167eb" style:font-style-asian="italic" style:font-style-complex="italic"/>
    </style:style>
    <style:style style:name="T814" style:family="text">
      <style:text-properties style:use-window-font-color="true" style:text-line-through-style="none" style:text-line-through-type="none" fo:font-style="italic" officeooo:rsid="16077e11" style:font-style-asian="italic" style:font-style-complex="italic"/>
    </style:style>
    <style:style style:name="T815" style:family="text">
      <style:text-properties style:use-window-font-color="true" style:text-line-through-style="none" style:text-line-through-type="none" officeooo:rsid="4a4167eb"/>
    </style:style>
    <style:style style:name="T816" style:family="text">
      <style:text-properties style:use-window-font-color="true" style:text-line-through-style="none" style:text-line-through-type="none" officeooo:rsid="16077e11"/>
    </style:style>
    <style:style style:name="T817" style:family="text">
      <style:text-properties style:use-window-font-color="true" style:text-line-through-style="none" style:text-line-through-type="none" fo:font-style="normal" style:font-style-asian="normal" style:font-style-complex="normal"/>
    </style:style>
    <style:style style:name="T818" style:family="text">
      <style:text-properties style:use-window-font-color="true" style:text-line-through-style="none" style:text-line-through-type="none" fo:font-style="normal" officeooo:rsid="16077e11" style:font-style-asian="normal" style:font-style-complex="normal"/>
    </style:style>
    <style:style style:name="T819" style:family="text">
      <style:text-properties style:use-window-font-color="true" style:text-line-through-style="none" style:text-line-through-type="none" fo:font-style="normal" officeooo:rsid="161b024d" style:font-style-asian="normal" style:font-style-complex="normal"/>
    </style:style>
    <style:style style:name="T820" style:family="text">
      <style:text-properties style:use-window-font-color="true" style:text-line-through-style="none" style:text-line-through-type="none" fo:font-style="normal" officeooo:rsid="48e4f240" style:font-style-asian="normal" style:font-style-complex="normal"/>
    </style:style>
    <style:style style:name="T821" style:family="text">
      <style:text-properties style:use-window-font-color="true" style:text-line-through-style="none" style:text-line-through-type="none" fo:font-style="normal" officeooo:rsid="4e767903" style:font-style-asian="normal" style:font-style-complex="normal"/>
    </style:style>
    <style:style style:name="T822" style:family="text">
      <style:text-properties style:use-window-font-color="true" style:text-line-through-style="none" style:text-line-through-type="none" officeooo:rsid="4e767903"/>
    </style:style>
    <style:style style:name="T823"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fo:font-style="italic" officeooo:rsid="4b875a34" style:font-style-asian="italic" style:font-style-complex="italic"/>
    </style:style>
    <style:style style:name="T834" style:family="text">
      <style:text-properties officeooo:rsid="475f006f"/>
    </style:style>
    <style:style style:name="T835" style:family="text">
      <style:text-properties officeooo:rsid="4775fff6"/>
    </style:style>
    <style:style style:name="T836" style:family="text">
      <style:text-properties fo:color="#14beaa" officeooo:rsid="4775fff6"/>
    </style:style>
    <style:style style:name="T837" style:family="text">
      <style:text-properties officeooo:rsid="47fda51c"/>
    </style:style>
    <style:style style:name="T838" style:family="text">
      <style:text-properties officeooo:rsid="47ff6de7"/>
    </style:style>
    <style:style style:name="T839" style:family="text">
      <style:text-properties officeooo:rsid="48011c97"/>
    </style:style>
    <style:style style:name="T840" style:family="text">
      <style:text-properties officeooo:rsid="481f3497"/>
    </style:style>
    <style:style style:name="T841" style:family="text">
      <style:text-properties officeooo:rsid="48231c75"/>
    </style:style>
    <style:style style:name="T842" style:family="text">
      <style:text-properties officeooo:rsid="4848b85a"/>
    </style:style>
    <style:style style:name="T843" style:family="text">
      <style:text-properties officeooo:rsid="48749959"/>
    </style:style>
    <style:style style:name="T844" style:family="text">
      <style:text-properties officeooo:rsid="487677db"/>
    </style:style>
    <style:style style:name="T845" style:family="text">
      <style:text-properties officeooo:rsid="489e4001"/>
    </style:style>
    <style:style style:name="T846" style:family="text">
      <style:text-properties officeooo:rsid="48a286ba"/>
    </style:style>
    <style:style style:name="T847" style:family="text">
      <style:text-properties officeooo:rsid="48a47fa6"/>
    </style:style>
    <style:style style:name="T848" style:family="text">
      <style:text-properties officeooo:rsid="48a671d5"/>
    </style:style>
    <style:style style:name="T849" style:family="text">
      <style:text-properties officeooo:rsid="48cc2e8e"/>
    </style:style>
    <style:style style:name="T850" style:family="text">
      <style:text-properties officeooo:rsid="48d19562"/>
    </style:style>
    <style:style style:name="T851" style:family="text">
      <style:text-properties officeooo:rsid="48d330e8"/>
    </style:style>
    <style:style style:name="T852" style:family="text">
      <style:text-properties officeooo:rsid="48d408bd"/>
    </style:style>
    <style:style style:name="T853" style:family="text">
      <style:text-properties officeooo:rsid="48d4e0ae"/>
    </style:style>
    <style:style style:name="T854" style:family="text">
      <style:text-properties officeooo:rsid="48df6257"/>
    </style:style>
    <style:style style:name="T855" style:family="text">
      <style:text-properties officeooo:rsid="48e525f5"/>
    </style:style>
    <style:style style:name="T856" style:family="text">
      <style:text-properties officeooo:rsid="48e6f15d"/>
    </style:style>
    <style:style style:name="T857" style:family="text">
      <style:text-properties officeooo:rsid="48f084aa"/>
    </style:style>
    <style:style style:name="T858" style:family="text">
      <style:text-properties officeooo:rsid="48f2ca53"/>
    </style:style>
    <style:style style:name="T859" style:family="text">
      <style:text-properties officeooo:rsid="48f45845"/>
    </style:style>
    <style:style style:name="T860" style:family="text">
      <style:text-properties fo:font-style="italic" style:font-style-asian="italic" style:font-style-complex="italic"/>
    </style:style>
    <style:style style:name="T861" style:family="text">
      <style:text-properties fo:font-style="italic" officeooo:rsid="48f45845" style:font-style-asian="italic" style:font-style-complex="italic"/>
    </style:style>
    <style:style style:name="T862" style:family="text">
      <style:text-properties fo:font-style="italic" officeooo:rsid="49c2a05d" style:font-style-asian="italic" style:font-style-complex="italic"/>
    </style:style>
    <style:style style:name="T863" style:family="text">
      <style:text-properties fo:font-style="italic" officeooo:rsid="4a356b10" style:font-style-asian="italic" style:font-style-complex="italic"/>
    </style:style>
    <style:style style:name="T864" style:family="text">
      <style:text-properties fo:font-style="italic" officeooo:rsid="4a54f435" style:font-style-asian="italic" style:font-style-complex="italic"/>
    </style:style>
    <style:style style:name="T865" style:family="text">
      <style:text-properties fo:font-style="italic" officeooo:rsid="4a6055fd" style:font-style-asian="italic" style:font-style-complex="italic"/>
    </style:style>
    <style:style style:name="T866" style:family="text">
      <style:text-properties fo:font-style="italic" officeooo:rsid="4aa33f2c" style:font-style-asian="italic" style:font-style-complex="italic"/>
    </style:style>
    <style:style style:name="T867" style:family="text">
      <style:text-properties fo:font-style="italic" officeooo:rsid="4b258152" style:font-style-asian="italic" style:font-style-complex="italic"/>
    </style:style>
    <style:style style:name="T868" style:family="text">
      <style:text-properties fo:font-style="italic" officeooo:rsid="4b1f84b4" style:font-style-asian="italic" style:font-style-complex="italic"/>
    </style:style>
    <style:style style:name="T869" style:family="text">
      <style:text-properties fo:font-style="italic" officeooo:rsid="4b1f594f" style:font-style-asian="italic" style:font-style-complex="italic"/>
    </style:style>
    <style:style style:name="T870" style:family="text">
      <style:text-properties fo:font-style="italic" officeooo:rsid="4af98154" style:font-style-asian="italic" style:font-style-complex="italic"/>
    </style:style>
    <style:style style:name="T871" style:family="text">
      <style:text-properties fo:font-style="italic" officeooo:rsid="4afb5c15" style:font-style-asian="italic" style:font-style-complex="italic"/>
    </style:style>
    <style:style style:name="T872" style:family="text">
      <style:text-properties fo:font-style="italic" officeooo:rsid="4afe89e6" style:font-style-asian="italic" style:font-style-complex="italic"/>
    </style:style>
    <style:style style:name="T873" style:family="text">
      <style:text-properties fo:font-style="italic" officeooo:rsid="4b0057f6" style:font-style-asian="italic" style:font-style-complex="italic"/>
    </style:style>
    <style:style style:name="T874" style:family="text">
      <style:text-properties fo:font-style="italic" officeooo:rsid="4afe3363" style:font-style-asian="italic" style:font-style-complex="italic"/>
    </style:style>
    <style:style style:name="T875" style:family="text">
      <style:text-properties fo:font-style="italic" officeooo:rsid="4b2808c2" style:font-style-asian="italic" style:font-style-complex="italic"/>
    </style:style>
    <style:style style:name="T876" style:family="text">
      <style:text-properties fo:font-style="italic" officeooo:rsid="4b72d71e" style:font-style-asian="italic" style:font-style-complex="italic"/>
    </style:style>
    <style:style style:name="T877" style:family="text">
      <style:text-properties fo:font-style="italic" officeooo:rsid="4a5a8f22" style:font-style-asian="italic" style:font-style-complex="italic"/>
    </style:style>
    <style:style style:name="T878" style:family="text">
      <style:text-properties fo:font-style="italic" officeooo:rsid="4c10fa42" style:font-style-asian="italic" style:font-style-complex="italic"/>
    </style:style>
    <style:style style:name="T879" style:family="text">
      <style:text-properties fo:font-style="italic" officeooo:rsid="4b84b3f5" style:font-style-asian="italic" style:font-style-complex="italic"/>
    </style:style>
    <style:style style:name="T880" style:family="text">
      <style:text-properties fo:font-style="italic" officeooo:rsid="4c191a3f" style:font-style-asian="italic" style:font-style-complex="italic"/>
    </style:style>
    <style:style style:name="T881" style:family="text">
      <style:text-properties fo:font-style="italic" officeooo:rsid="4b830825" style:font-style-asian="italic" style:font-style-complex="italic"/>
    </style:style>
    <style:style style:name="T882" style:family="text">
      <style:text-properties fo:font-style="italic" officeooo:rsid="4c1c45c3" style:font-style-asian="italic" style:font-style-complex="italic"/>
    </style:style>
    <style:style style:name="T883" style:family="text">
      <style:text-properties fo:font-style="italic" officeooo:rsid="4c1c9a5e" style:font-style-asian="italic" style:font-style-complex="italic"/>
    </style:style>
    <style:style style:name="T884" style:family="text">
      <style:text-properties fo:font-style="italic" officeooo:rsid="4be259df" style:font-style-asian="italic" style:font-style-complex="italic"/>
    </style:style>
    <style:style style:name="T885" style:family="text">
      <style:text-properties fo:font-style="italic" officeooo:rsid="4c9e8a8a" style:font-style-asian="italic" style:font-style-complex="italic"/>
    </style:style>
    <style:style style:name="T886" style:family="text">
      <style:text-properties fo:font-style="italic" officeooo:rsid="4d09575e" style:font-style-asian="italic" style:font-style-complex="italic"/>
    </style:style>
    <style:style style:name="T887" style:family="text">
      <style:text-properties fo:font-style="italic" officeooo:rsid="480d404f" style:font-style-asian="italic" style:font-style-complex="italic"/>
    </style:style>
    <style:style style:name="T888" style:family="text">
      <style:text-properties fo:font-style="italic" officeooo:rsid="4da01853" style:font-style-asian="italic" style:font-style-complex="italic"/>
    </style:style>
    <style:style style:name="T889" style:family="text">
      <style:text-properties fo:font-style="italic" officeooo:rsid="4d9c94a4" style:font-style-asian="italic" style:font-style-complex="italic"/>
    </style:style>
    <style:style style:name="T890" style:family="text">
      <style:text-properties fo:font-style="italic" officeooo:rsid="4da73ba4" style:font-style-asian="italic" style:font-style-complex="italic"/>
    </style:style>
    <style:style style:name="T891" style:family="text">
      <style:text-properties fo:font-style="italic" officeooo:rsid="4dffd08a" style:font-style-asian="italic" style:font-style-complex="italic"/>
    </style:style>
    <style:style style:name="T892" style:family="text">
      <style:text-properties fo:font-style="italic" officeooo:rsid="4e03a208" style:font-style-asian="italic" style:font-style-complex="italic"/>
    </style:style>
    <style:style style:name="T893" style:family="text">
      <style:text-properties fo:font-style="italic" officeooo:rsid="4e06c436" style:font-style-asian="italic" style:font-style-complex="italic"/>
    </style:style>
    <style:style style:name="T894" style:family="text">
      <style:text-properties fo:font-style="italic" officeooo:rsid="4e0a356f" style:font-style-asian="italic" style:font-style-complex="italic"/>
    </style:style>
    <style:style style:name="T895" style:family="text">
      <style:text-properties fo:font-style="italic" officeooo:rsid="4e0b5b88" style:font-style-asian="italic" style:font-style-complex="italic"/>
    </style:style>
    <style:style style:name="T896" style:family="text">
      <style:text-properties fo:font-style="italic" officeooo:rsid="4e2f1665" style:font-style-asian="italic" style:font-style-complex="italic"/>
    </style:style>
    <style:style style:name="T897" style:family="text">
      <style:text-properties fo:font-style="italic" officeooo:rsid="4e36e3c9" style:font-style-asian="italic" style:font-style-complex="italic"/>
    </style:style>
    <style:style style:name="T898" style:family="text">
      <style:text-properties fo:font-style="italic" officeooo:rsid="4e446939" style:font-style-asian="italic" style:font-style-complex="italic"/>
    </style:style>
    <style:style style:name="T899" style:family="text">
      <style:text-properties fo:font-style="italic" officeooo:rsid="4e45257f" style:font-style-asian="italic" style:font-style-complex="italic"/>
    </style:style>
    <style:style style:name="T900" style:family="text">
      <style:text-properties fo:font-style="italic" officeooo:rsid="4e6a422c" style:font-style-asian="italic" style:font-style-complex="italic"/>
    </style:style>
    <style:style style:name="T901" style:family="text">
      <style:text-properties fo:font-style="italic" officeooo:rsid="4e781167" style:font-style-asian="italic" style:font-style-complex="italic"/>
    </style:style>
    <style:style style:name="T902" style:family="text">
      <style:text-properties fo:font-style="italic" officeooo:rsid="4e7fda3f" style:font-style-asian="italic" style:font-style-complex="italic"/>
    </style:style>
    <style:style style:name="T903" style:family="text">
      <style:text-properties fo:font-style="italic" officeooo:rsid="4e8ddaab" style:font-style-asian="italic" style:font-style-complex="italic"/>
    </style:style>
    <style:style style:name="T904" style:family="text">
      <style:text-properties fo:font-style="italic" officeooo:rsid="4e953a66" style:font-style-asian="italic" style:font-style-complex="italic"/>
    </style:style>
    <style:style style:name="T905" style:family="text">
      <style:text-properties fo:font-style="italic" officeooo:rsid="4b875a34" style:font-style-asian="italic" style:font-style-complex="italic"/>
    </style:style>
    <style:style style:name="T906" style:family="text">
      <style:text-properties fo:font-style="italic" officeooo:rsid="4eac4cb8" style:font-style-asian="italic" style:font-style-complex="italic"/>
    </style:style>
    <style:style style:name="T907" style:family="text">
      <style:text-properties fo:font-style="italic" officeooo:rsid="4eae389a" style:font-style-asian="italic" style:font-style-complex="italic"/>
    </style:style>
    <style:style style:name="T908" style:family="text">
      <style:text-properties fo:font-style="italic" officeooo:rsid="4eaec2f3" style:font-style-asian="italic" style:font-style-complex="italic"/>
    </style:style>
    <style:style style:name="T909" style:family="text">
      <style:text-properties fo:font-style="italic" officeooo:rsid="4eaf6f43" style:font-style-asian="italic" style:font-style-complex="italic"/>
    </style:style>
    <style:style style:name="T910" style:family="text">
      <style:text-properties fo:font-style="italic" officeooo:rsid="4eb52f38" style:font-style-asian="italic" style:font-style-complex="italic"/>
    </style:style>
    <style:style style:name="T911" style:family="text">
      <style:text-properties fo:font-style="italic" officeooo:rsid="4ec0c269" style:font-style-asian="italic" style:font-style-complex="italic"/>
    </style:style>
    <style:style style:name="T912" style:family="text">
      <style:text-properties fo:font-style="italic" officeooo:rsid="4ee3fc97" style:font-style-asian="italic" style:font-style-complex="italic"/>
    </style:style>
    <style:style style:name="T913" style:family="text">
      <style:text-properties fo:font-style="italic" officeooo:rsid="4ef02306" style:font-style-asian="italic" style:font-style-complex="italic"/>
    </style:style>
    <style:style style:name="T914" style:family="text">
      <style:text-properties fo:font-style="italic" officeooo:rsid="4f0a286d" style:font-style-asian="italic" style:font-style-complex="italic"/>
    </style:style>
    <style:style style:name="T915" style:family="text">
      <style:text-properties fo:font-style="italic" officeooo:rsid="4f178fe6" style:font-style-asian="italic" style:font-style-complex="italic"/>
    </style:style>
    <style:style style:name="T916" style:family="text">
      <style:text-properties fo:font-style="italic" officeooo:rsid="4f27c8fd" style:font-style-asian="italic" style:font-style-complex="italic"/>
    </style:style>
    <style:style style:name="T917" style:family="text">
      <style:text-properties fo:font-style="italic" officeooo:rsid="4f2dac89" style:font-style-asian="italic" style:font-style-complex="italic"/>
    </style:style>
    <style:style style:name="T918" style:family="text">
      <style:text-properties fo:font-style="italic" officeooo:rsid="4f4966d9" style:font-style-asian="italic" style:font-style-complex="italic"/>
    </style:style>
    <style:style style:name="T919" style:family="text">
      <style:text-properties fo:font-style="italic" officeooo:rsid="4f4fd5df" style:font-style-asian="italic" style:font-style-complex="italic"/>
    </style:style>
    <style:style style:name="T920" style:family="text">
      <style:text-properties fo:font-style="italic" officeooo:rsid="4f58a9a8" style:font-style-asian="italic" style:font-style-complex="italic"/>
    </style:style>
    <style:style style:name="T921" style:family="text">
      <style:text-properties fo:font-style="italic" officeooo:rsid="4f6401c9" style:font-style-asian="italic" style:font-style-complex="italic"/>
    </style:style>
    <style:style style:name="T922" style:family="text">
      <style:text-properties fo:font-style="italic" officeooo:rsid="4f64e566" style:font-style-asian="italic" style:font-style-complex="italic"/>
    </style:style>
    <style:style style:name="T923" style:family="text">
      <style:text-properties fo:font-style="italic" officeooo:rsid="4fafaa48" style:font-style-asian="italic" style:font-style-complex="italic"/>
    </style:style>
    <style:style style:name="T924" style:family="text">
      <style:text-properties fo:font-style="italic" officeooo:rsid="4fb2c3f6" style:font-style-asian="italic" style:font-style-complex="italic"/>
    </style:style>
    <style:style style:name="T925" style:family="text">
      <style:text-properties fo:font-style="italic" officeooo:rsid="4fa1ca85" style:font-style-asian="italic" style:font-style-complex="italic"/>
    </style:style>
    <style:style style:name="T926" style:family="text">
      <style:text-properties fo:font-style="italic" officeooo:rsid="4fbafd59" style:font-style-asian="italic" style:font-style-complex="italic"/>
    </style:style>
    <style:style style:name="T927" style:family="text">
      <style:text-properties fo:font-style="italic" officeooo:rsid="4fe33cfe" style:font-style-asian="italic" style:font-style-complex="italic"/>
    </style:style>
    <style:style style:name="T928" style:family="text">
      <style:text-properties fo:font-style="italic" officeooo:rsid="5004eac1" style:font-style-asian="italic" style:font-style-complex="italic"/>
    </style:style>
    <style:style style:name="T929" style:family="text">
      <style:text-properties fo:font-style="italic" officeooo:rsid="5010d80f" style:font-style-asian="italic" style:font-style-complex="italic"/>
    </style:style>
    <style:style style:name="T930" style:family="text">
      <style:text-properties fo:font-style="italic" officeooo:rsid="5016ce6d" style:font-style-asian="italic" style:font-style-complex="italic"/>
    </style:style>
    <style:style style:name="T931" style:family="text">
      <style:text-properties fo:font-style="italic" officeooo:rsid="5021031e" style:font-style-asian="italic" style:font-style-complex="italic"/>
    </style:style>
    <style:style style:name="T932" style:family="text">
      <style:text-properties fo:font-style="italic" fo:font-weight="bold" style:font-style-asian="italic" style:font-weight-asian="bold" style:font-style-complex="italic" style:font-weight-complex="bold"/>
    </style:style>
    <style:style style:name="T933" style:family="text">
      <style:text-properties officeooo:rsid="48f76f47"/>
    </style:style>
    <style:style style:name="T934" style:family="text">
      <style:text-properties officeooo:rsid="48f952da"/>
    </style:style>
    <style:style style:name="T935" style:family="text">
      <style:text-properties officeooo:rsid="48fac5e7"/>
    </style:style>
    <style:style style:name="T936" style:family="text">
      <style:text-properties officeooo:rsid="48fcfcc0"/>
    </style:style>
    <style:style style:name="T937" style:family="text">
      <style:text-properties officeooo:rsid="48fe13f6"/>
    </style:style>
    <style:style style:name="T938" style:family="text">
      <style:text-properties officeooo:rsid="4900f335"/>
    </style:style>
    <style:style style:name="T939" style:family="text">
      <style:text-properties officeooo:rsid="4902a78c"/>
    </style:style>
    <style:style style:name="T940" style:family="text">
      <style:text-properties officeooo:rsid="490a7dec"/>
    </style:style>
    <style:style style:name="T941" style:family="text">
      <style:text-properties officeooo:rsid="491028d2"/>
    </style:style>
    <style:style style:name="T942" style:family="text">
      <style:text-properties officeooo:rsid="492e95dc"/>
    </style:style>
    <style:style style:name="T943" style:family="text">
      <style:text-properties officeooo:rsid="4941c049"/>
    </style:style>
    <style:style style:name="T944" style:family="text">
      <style:text-properties officeooo:rsid="495a4cb7"/>
    </style:style>
    <style:style style:name="T945" style:family="text">
      <style:text-properties officeooo:rsid="495b6364"/>
    </style:style>
    <style:style style:name="T946" style:family="text">
      <style:text-properties officeooo:rsid="495d56c0"/>
    </style:style>
    <style:style style:name="T947" style:family="text">
      <style:text-properties officeooo:rsid="496354eb"/>
    </style:style>
    <style:style style:name="T948" style:family="text">
      <style:text-properties officeooo:rsid="49643c4f"/>
    </style:style>
    <style:style style:name="T949" style:family="text">
      <style:text-properties officeooo:rsid="4970e0a2"/>
    </style:style>
    <style:style style:name="T950" style:family="text">
      <style:text-properties officeooo:rsid="4782a103"/>
    </style:style>
    <style:style style:name="T951" style:family="text">
      <style:text-properties officeooo:rsid="4993a664"/>
    </style:style>
    <style:style style:name="T952" style:family="text">
      <style:text-properties officeooo:rsid="49a95101"/>
    </style:style>
    <style:style style:name="T953" style:family="text">
      <style:text-properties officeooo:rsid="49aa01cf"/>
    </style:style>
    <style:style style:name="T954" style:family="text">
      <style:text-properties officeooo:rsid="49b4d1d7"/>
    </style:style>
    <style:style style:name="T955" style:family="text">
      <style:text-properties officeooo:rsid="49b555b6"/>
    </style:style>
    <style:style style:name="T956" style:family="text">
      <style:text-properties officeooo:rsid="49b57e49"/>
    </style:style>
    <style:style style:name="T957" style:family="text">
      <style:text-properties officeooo:rsid="49b8f186"/>
    </style:style>
    <style:style style:name="T958" style:family="text">
      <style:text-properties officeooo:rsid="49ba7fb6"/>
    </style:style>
    <style:style style:name="T959" style:family="text">
      <style:text-properties officeooo:rsid="49bd5f19"/>
    </style:style>
    <style:style style:name="T960" style:family="text">
      <style:text-properties officeooo:rsid="49bfe780"/>
    </style:style>
    <style:style style:name="T961" style:family="text">
      <style:text-properties officeooo:rsid="49c0ee76"/>
    </style:style>
    <style:style style:name="T962" style:family="text">
      <style:text-properties officeooo:rsid="49c2a05d"/>
    </style:style>
    <style:style style:name="T963" style:family="text">
      <style:text-properties officeooo:rsid="49c35996"/>
    </style:style>
    <style:style style:name="T964" style:family="text">
      <style:text-properties officeooo:rsid="49c4e08a"/>
    </style:style>
    <style:style style:name="T965" style:family="text">
      <style:text-properties officeooo:rsid="49c61d66"/>
    </style:style>
    <style:style style:name="T966" style:family="text">
      <style:text-properties officeooo:rsid="49d401c7"/>
    </style:style>
    <style:style style:name="T967" style:family="text">
      <style:text-properties officeooo:rsid="49dcee1a"/>
    </style:style>
    <style:style style:name="T968" style:family="text">
      <style:text-properties officeooo:rsid="49def293"/>
    </style:style>
    <style:style style:name="T969" style:family="text">
      <style:text-properties officeooo:rsid="49e2b1c2"/>
    </style:style>
    <style:style style:name="T970" style:family="text">
      <style:text-properties officeooo:rsid="49e5b837"/>
    </style:style>
    <style:style style:name="T971" style:family="text">
      <style:text-properties officeooo:rsid="49e78892"/>
    </style:style>
    <style:style style:name="T972" style:family="text">
      <style:text-properties officeooo:rsid="49f034df"/>
    </style:style>
    <style:style style:name="T973" style:family="text">
      <style:text-properties officeooo:rsid="49f196d8"/>
    </style:style>
    <style:style style:name="T974" style:family="text">
      <style:text-properties officeooo:rsid="4a04d6fb"/>
    </style:style>
    <style:style style:name="T975" style:family="text">
      <style:text-properties officeooo:rsid="4a04efee"/>
    </style:style>
    <style:style style:name="T976" style:family="text">
      <style:text-properties officeooo:rsid="4a16ee9b"/>
    </style:style>
    <style:style style:name="T977" style:family="text">
      <style:text-properties officeooo:rsid="4a24a7d0"/>
    </style:style>
    <style:style style:name="T978" style:family="text">
      <style:text-properties fo:language="cs" fo:country="CZ"/>
    </style:style>
    <style:style style:name="T979" style:family="text">
      <style:text-properties fo:language="cs" fo:country="CZ" style:language-asian="zxx" style:country-asian="none" style:language-complex="ar" style:country-complex="SA"/>
    </style:style>
    <style:style style:name="T980" style:family="text">
      <style:text-properties fo:language="cs" fo:country="CZ" fo:font-style="italic" style:language-asian="zxx" style:country-asian="none" style:font-style-asian="italic" style:language-complex="ar" style:country-complex="SA" style:font-style-complex="italic"/>
    </style:style>
    <style:style style:name="T981" style:family="text">
      <style:text-properties fo:language="cs" fo:country="CZ" officeooo:rsid="5004eac1"/>
    </style:style>
    <style:style style:name="T982" style:family="text">
      <style:text-properties officeooo:rsid="4a2c6a57"/>
    </style:style>
    <style:style style:name="T983" style:family="text">
      <style:text-properties style:text-line-through-style="none" style:text-line-through-type="none"/>
    </style:style>
    <style:style style:name="T984" style:family="text">
      <style:text-properties style:text-line-through-style="none" style:text-line-through-type="none" officeooo:rsid="49f9015f"/>
    </style:style>
    <style:style style:name="T985" style:family="text">
      <style:text-properties style:text-line-through-style="none" style:text-line-through-type="none" officeooo:rsid="4a4167eb"/>
    </style:style>
    <style:style style:name="T986" style:family="text">
      <style:text-properties style:text-line-through-style="none" style:text-line-through-type="none" fo:font-style="italic" style:font-style-asian="italic" style:font-style-complex="italic"/>
    </style:style>
    <style:style style:name="T987" style:family="text">
      <style:text-properties style:text-line-through-style="none" style:text-line-through-type="none" fo:font-style="italic" officeooo:rsid="4a4167eb" style:font-style-asian="italic" style:font-style-complex="italic"/>
    </style:style>
    <style:style style:name="T988" style:family="text">
      <style:text-properties style:text-line-through-style="none" style:text-line-through-type="none" fo:font-style="italic" officeooo:rsid="4cc44788" style:font-style-asian="italic" style:font-style-complex="italic"/>
    </style:style>
    <style:style style:name="T989" style:family="text">
      <style:text-properties style:text-line-through-style="none" style:text-line-through-type="none" fo:font-style="italic" officeooo:rsid="4dc0d5dd" style:font-style-asian="italic" style:font-style-complex="italic"/>
    </style:style>
    <style:style style:name="T990" style:family="text">
      <style:text-properties style:text-line-through-style="none" style:text-line-through-type="none" fo:font-style="italic" officeooo:rsid="4dde2db8" style:font-style-asian="italic" style:font-style-complex="italic"/>
    </style:style>
    <style:style style:name="T991" style:family="text">
      <style:text-properties style:text-line-through-style="none" style:text-line-through-type="none" fo:font-style="italic" officeooo:rsid="4e06c436" style:font-style-asian="italic" style:font-style-complex="italic"/>
    </style:style>
    <style:style style:name="T992" style:family="text">
      <style:text-properties style:text-line-through-style="none" style:text-line-through-type="none" fo:font-style="italic" officeooo:rsid="4e841f79" style:font-style-asian="italic" style:font-style-complex="italic"/>
    </style:style>
    <style:style style:name="T993" style:family="text">
      <style:text-properties style:text-line-through-style="none" style:text-line-through-type="none" fo:font-style="italic" officeooo:rsid="4e2f1665" style:font-style-asian="italic" style:font-style-complex="italic"/>
    </style:style>
    <style:style style:name="T994" style:family="text">
      <style:text-properties style:text-line-through-style="none" style:text-line-through-type="none" fo:font-style="italic" officeooo:rsid="5018b7f5" style:font-style-asian="italic" style:font-style-complex="italic"/>
    </style:style>
    <style:style style:name="T995" style:family="text">
      <style:text-properties style:text-line-through-style="none" style:text-line-through-type="none" fo:font-style="italic" style:text-underline-style="none" officeooo:rsid="4a4167eb" style:font-style-asian="italic" style:font-style-complex="italic"/>
    </style:style>
    <style:style style:name="T996" style:family="text">
      <style:text-properties style:text-line-through-style="none" style:text-line-through-type="none" officeooo:rsid="4a356b10"/>
    </style:style>
    <style:style style:name="T997" style:family="text">
      <style:text-properties style:text-line-through-style="none" style:text-line-through-type="none" officeooo:rsid="4b26ed81"/>
    </style:style>
    <style:style style:name="T998" style:family="text">
      <style:text-properties style:text-line-through-style="none" style:text-line-through-type="none" officeooo:rsid="4bb52aea"/>
    </style:style>
    <style:style style:name="T999" style:family="text">
      <style:text-properties style:text-line-through-style="none" style:text-line-through-type="none" officeooo:rsid="4bb6de42"/>
    </style:style>
    <style:style style:name="T1000" style:family="text">
      <style:text-properties style:text-line-through-style="none" style:text-line-through-type="none" officeooo:rsid="4bbafb07"/>
    </style:style>
    <style:style style:name="T1001" style:family="text">
      <style:text-properties style:text-line-through-style="none" style:text-line-through-type="none" officeooo:rsid="4c3b4cb5"/>
    </style:style>
    <style:style style:name="T1002" style:family="text">
      <style:text-properties style:text-line-through-style="none" style:text-line-through-type="none" officeooo:rsid="4c3fb011"/>
    </style:style>
    <style:style style:name="T1003" style:family="text">
      <style:text-properties style:text-line-through-style="none" style:text-line-through-type="none" officeooo:rsid="4c436b61"/>
    </style:style>
    <style:style style:name="T1004" style:family="text">
      <style:text-properties style:text-line-through-style="none" style:text-line-through-type="none" officeooo:rsid="4c445ed9"/>
    </style:style>
    <style:style style:name="T1005" style:family="text">
      <style:text-properties style:text-line-through-style="none" style:text-line-through-type="none" officeooo:rsid="4c44f6fd"/>
    </style:style>
    <style:style style:name="T1006" style:family="text">
      <style:text-properties style:text-line-through-style="none" style:text-line-through-type="none" officeooo:rsid="4c60652c"/>
    </style:style>
    <style:style style:name="T1007" style:family="text">
      <style:text-properties style:text-line-through-style="none" style:text-line-through-type="none" officeooo:rsid="4c6193b5"/>
    </style:style>
    <style:style style:name="T1008" style:family="text">
      <style:text-properties style:text-line-through-style="none" style:text-line-through-type="none" officeooo:rsid="4c73d16e"/>
    </style:style>
    <style:style style:name="T1009" style:family="text">
      <style:text-properties style:text-line-through-style="none" style:text-line-through-type="none" officeooo:rsid="4c9a3391"/>
    </style:style>
    <style:style style:name="T1010" style:family="text">
      <style:text-properties style:text-line-through-style="none" style:text-line-through-type="none" officeooo:rsid="4ca78fb5"/>
    </style:style>
    <style:style style:name="T1011" style:family="text">
      <style:text-properties style:text-line-through-style="none" style:text-line-through-type="none" officeooo:rsid="4ce0ade6"/>
    </style:style>
    <style:style style:name="T1012" style:family="text">
      <style:text-properties style:text-line-through-style="none" style:text-line-through-type="none" officeooo:rsid="4d050e29"/>
    </style:style>
    <style:style style:name="T1013" style:family="text">
      <style:text-properties style:text-line-through-style="none" style:text-line-through-type="none" officeooo:rsid="4d9ce44c"/>
    </style:style>
    <style:style style:name="T1014" style:family="text">
      <style:text-properties style:text-line-through-style="none" style:text-line-through-type="none" officeooo:rsid="4da8a6bc"/>
    </style:style>
    <style:style style:name="T1015" style:family="text">
      <style:text-properties style:text-line-through-style="none" style:text-line-through-type="none" officeooo:rsid="4dba6cb9"/>
    </style:style>
    <style:style style:name="T1016" style:family="text">
      <style:text-properties style:text-line-through-style="none" style:text-line-through-type="none" officeooo:rsid="4dc5ca31"/>
    </style:style>
    <style:style style:name="T1017" style:family="text">
      <style:text-properties style:text-line-through-style="none" style:text-line-through-type="none" officeooo:rsid="4dcae42c"/>
    </style:style>
    <style:style style:name="T1018" style:family="text">
      <style:text-properties style:text-line-through-style="none" style:text-line-through-type="none" officeooo:rsid="4dcd6adf"/>
    </style:style>
    <style:style style:name="T1019" style:family="text">
      <style:text-properties style:text-line-through-style="none" style:text-line-through-type="none" officeooo:rsid="4dd369d5"/>
    </style:style>
    <style:style style:name="T1020" style:family="text">
      <style:text-properties style:text-line-through-style="none" style:text-line-through-type="none" officeooo:rsid="4dcd0f71"/>
    </style:style>
    <style:style style:name="T1021" style:family="text">
      <style:text-properties style:text-line-through-style="none" style:text-line-through-type="none" fo:font-style="normal" style:font-style-asian="normal" style:font-style-complex="normal"/>
    </style:style>
    <style:style style:name="T1022" style:family="text">
      <style:text-properties style:text-line-through-style="none" style:text-line-through-type="none" fo:font-style="normal" officeooo:rsid="4ddb23f7" style:font-style-asian="normal" style:font-style-complex="normal"/>
    </style:style>
    <style:style style:name="T1023" style:family="text">
      <style:text-properties style:text-line-through-style="none" style:text-line-through-type="none" fo:font-style="normal" officeooo:rsid="4a4167eb" style:font-style-asian="normal" style:font-style-complex="normal"/>
    </style:style>
    <style:style style:name="T1024" style:family="text">
      <style:text-properties style:text-line-through-style="none" style:text-line-through-type="none" fo:font-style="normal" officeooo:rsid="4ddbdf1f" style:font-style-asian="normal" style:font-style-complex="normal"/>
    </style:style>
    <style:style style:name="T1025" style:family="text">
      <style:text-properties style:text-line-through-style="none" style:text-line-through-type="none" fo:font-style="normal" officeooo:rsid="4de7a789" style:font-style-asian="normal" style:font-style-complex="normal"/>
    </style:style>
    <style:style style:name="T1026" style:family="text">
      <style:text-properties style:text-line-through-style="none" style:text-line-through-type="none" fo:font-style="normal" officeooo:rsid="4dba6cb9" style:font-style-asian="normal" style:font-style-complex="normal"/>
    </style:style>
    <style:style style:name="T1027" style:family="text">
      <style:text-properties style:text-line-through-style="none" style:text-line-through-type="none" fo:font-style="normal" officeooo:rsid="4dde2db8" style:font-style-asian="normal" style:font-style-complex="normal"/>
    </style:style>
    <style:style style:name="T1028" style:family="text">
      <style:text-properties style:text-line-through-style="none" style:text-line-through-type="none" fo:font-style="normal" officeooo:rsid="4e06c436" style:font-style-asian="normal" style:font-style-complex="normal"/>
    </style:style>
    <style:style style:name="T1029" style:family="text">
      <style:text-properties style:text-line-through-style="none" style:text-line-through-type="none" fo:font-style="normal" officeooo:rsid="4ec63286" style:font-style-asian="normal" style:font-style-complex="normal"/>
    </style:style>
    <style:style style:name="T1030" style:family="text">
      <style:text-properties style:text-line-through-style="none" style:text-line-through-type="none" officeooo:rsid="4dc0d5dd"/>
    </style:style>
    <style:style style:name="T1031" style:family="text">
      <style:text-properties style:text-line-through-style="none" style:text-line-through-type="none" officeooo:rsid="4ddb23f7"/>
    </style:style>
    <style:style style:name="T1032" style:family="text">
      <style:text-properties style:text-line-through-style="none" style:text-line-through-type="none" officeooo:rsid="4ddbdf1f"/>
    </style:style>
    <style:style style:name="T1033" style:family="text">
      <style:text-properties style:text-line-through-style="none" style:text-line-through-type="none" officeooo:rsid="4ddcedcc"/>
    </style:style>
    <style:style style:name="T1034" style:family="text">
      <style:text-properties style:text-line-through-style="none" style:text-line-through-type="none" officeooo:rsid="4dde2db8"/>
    </style:style>
    <style:style style:name="T1035" style:family="text">
      <style:text-properties style:text-line-through-style="none" style:text-line-through-type="none" officeooo:rsid="4de7a789"/>
    </style:style>
    <style:style style:name="T1036" style:family="text">
      <style:text-properties style:text-line-through-style="none" style:text-line-through-type="none" officeooo:rsid="4deb7378"/>
    </style:style>
    <style:style style:name="T1037" style:family="text">
      <style:text-properties style:text-line-through-style="none" style:text-line-through-type="none" officeooo:rsid="4dfba0ba"/>
    </style:style>
    <style:style style:name="T1038" style:family="text">
      <style:text-properties style:text-line-through-style="none" style:text-line-through-type="none" officeooo:rsid="4dfcccec"/>
    </style:style>
    <style:style style:name="T1039" style:family="text">
      <style:text-properties style:text-line-through-style="none" style:text-line-through-type="none" officeooo:rsid="4e06c436"/>
    </style:style>
    <style:style style:name="T1040" style:family="text">
      <style:text-properties style:text-line-through-style="none" style:text-line-through-type="none" officeooo:rsid="4e209805"/>
    </style:style>
    <style:style style:name="T1041" style:family="text">
      <style:text-properties style:text-line-through-style="none" style:text-line-through-type="none" officeooo:rsid="4e266eb9"/>
    </style:style>
    <style:style style:name="T1042" style:family="text">
      <style:text-properties style:text-line-through-style="none" style:text-line-through-type="none" officeooo:rsid="4e3e6237"/>
    </style:style>
    <style:style style:name="T1043" style:family="text">
      <style:text-properties style:text-line-through-style="none" style:text-line-through-type="none" officeooo:rsid="4e491fc7"/>
    </style:style>
    <style:style style:name="T1044" style:family="text">
      <style:text-properties style:text-line-through-style="none" style:text-line-through-type="none" officeooo:rsid="4cd367c2"/>
    </style:style>
    <style:style style:name="T1045" style:family="text">
      <style:text-properties style:text-line-through-style="none" style:text-line-through-type="none" officeooo:rsid="4e49c8e2"/>
    </style:style>
    <style:style style:name="T1046" style:family="text">
      <style:text-properties style:text-line-through-style="none" style:text-line-through-type="none" officeooo:rsid="4e4b3f30"/>
    </style:style>
    <style:style style:name="T1047" style:family="text">
      <style:text-properties style:text-line-through-style="none" style:text-line-through-type="none" officeooo:rsid="4e60a50b"/>
    </style:style>
    <style:style style:name="T1048" style:family="text">
      <style:text-properties style:text-line-through-style="none" style:text-line-through-type="none" officeooo:rsid="4e6e5a13"/>
    </style:style>
    <style:style style:name="T1049" style:family="text">
      <style:text-properties style:text-line-through-style="none" style:text-line-through-type="none" officeooo:rsid="4e6e84f5"/>
    </style:style>
    <style:style style:name="T1050" style:family="text">
      <style:text-properties style:text-line-through-style="none" style:text-line-through-type="none" officeooo:rsid="4e74178a"/>
    </style:style>
    <style:style style:name="T1051" style:family="text">
      <style:text-properties style:text-line-through-style="none" style:text-line-through-type="none" officeooo:rsid="4e767903"/>
    </style:style>
    <style:style style:name="T1052" style:family="text">
      <style:text-properties style:text-line-through-style="none" style:text-line-through-type="none" officeooo:rsid="16077e11"/>
    </style:style>
    <style:style style:name="T1053" style:family="text">
      <style:text-properties style:text-line-through-style="none" style:text-line-through-type="none" officeooo:rsid="473b82af"/>
    </style:style>
    <style:style style:name="T1054" style:family="text">
      <style:text-properties style:text-line-through-style="none" style:text-line-through-type="none" officeooo:rsid="4e80fd39"/>
    </style:style>
    <style:style style:name="T1055" style:family="text">
      <style:text-properties style:text-line-through-style="none" style:text-line-through-type="none" officeooo:rsid="4e841f79"/>
    </style:style>
    <style:style style:name="T1056" style:family="text">
      <style:text-properties style:text-line-through-style="none" style:text-line-through-type="none" officeooo:rsid="4e899196"/>
    </style:style>
    <style:style style:name="T1057" style:family="text">
      <style:text-properties style:text-line-through-style="none" style:text-line-through-type="none" officeooo:rsid="4e2f1665"/>
    </style:style>
    <style:style style:name="T1058" style:family="text">
      <style:text-properties style:text-line-through-style="none" style:text-line-through-type="none" officeooo:rsid="4e8a8a99"/>
    </style:style>
    <style:style style:name="T1059" style:family="text">
      <style:text-properties style:text-line-through-style="none" style:text-line-through-type="none" officeooo:rsid="4e953a66"/>
    </style:style>
    <style:style style:name="T1060" style:family="text">
      <style:text-properties style:text-line-through-style="none" style:text-line-through-type="none" officeooo:rsid="4e9fae19"/>
    </style:style>
    <style:style style:name="T1061" style:family="text">
      <style:text-properties style:text-line-through-style="none" style:text-line-through-type="none" officeooo:rsid="4ea75534"/>
    </style:style>
    <style:style style:name="T1062" style:family="text">
      <style:text-properties style:text-line-through-style="none" style:text-line-through-type="none" officeooo:rsid="4ea8ed76"/>
    </style:style>
    <style:style style:name="T1063" style:family="text">
      <style:text-properties style:text-line-through-style="none" style:text-line-through-type="none" officeooo:rsid="4ebee606"/>
    </style:style>
    <style:style style:name="T1064" style:family="text">
      <style:text-properties style:text-line-through-style="none" style:text-line-through-type="none" officeooo:rsid="4ec0c269"/>
    </style:style>
    <style:style style:name="T1065" style:family="text">
      <style:text-properties style:text-line-through-style="none" style:text-line-through-type="none" officeooo:rsid="4ec47d45"/>
    </style:style>
    <style:style style:name="T1066" style:family="text">
      <style:text-properties style:text-line-through-style="none" style:text-line-through-type="none" officeooo:rsid="4ec61e3c"/>
    </style:style>
    <style:style style:name="T1067" style:family="text">
      <style:text-properties style:text-line-through-style="none" style:text-line-through-type="none" officeooo:rsid="4ec63286"/>
    </style:style>
    <style:style style:name="T1068" style:family="text">
      <style:text-properties style:text-line-through-style="none" style:text-line-through-type="none" officeooo:rsid="4ed03346"/>
    </style:style>
    <style:style style:name="T1069" style:family="text">
      <style:text-properties style:text-line-through-style="none" style:text-line-through-type="none" officeooo:rsid="4ed21d1b"/>
    </style:style>
    <style:style style:name="T1070" style:family="text">
      <style:text-properties style:text-line-through-style="none" style:text-line-through-type="none" officeooo:rsid="4ed44653"/>
    </style:style>
    <style:style style:name="T1071" style:family="text">
      <style:text-properties style:text-line-through-style="none" style:text-line-through-type="none" officeooo:rsid="4ed6320a"/>
    </style:style>
    <style:style style:name="T1072" style:family="text">
      <style:text-properties style:text-line-through-style="none" style:text-line-through-type="none" officeooo:rsid="4ee22c37"/>
    </style:style>
    <style:style style:name="T1073" style:family="text">
      <style:text-properties style:text-line-through-style="none" style:text-line-through-type="none" officeooo:rsid="4ee3c9e7"/>
    </style:style>
    <style:style style:name="T1074" style:family="text">
      <style:text-properties style:text-line-through-style="none" style:text-line-through-type="none" officeooo:rsid="4ee4ae7a"/>
    </style:style>
    <style:style style:name="T1075" style:family="text">
      <style:text-properties style:text-line-through-style="none" style:text-line-through-type="none" officeooo:rsid="4eebf99d"/>
    </style:style>
    <style:style style:name="T1076" style:family="text">
      <style:text-properties style:text-line-through-style="none" style:text-line-through-type="none" officeooo:rsid="4eed8b78"/>
    </style:style>
    <style:style style:name="T1077" style:family="text">
      <style:text-properties style:text-line-through-style="none" style:text-line-through-type="none" officeooo:rsid="4ef02306"/>
    </style:style>
    <style:style style:name="T1078" style:family="text">
      <style:text-properties style:text-line-through-style="none" style:text-line-through-type="none" officeooo:rsid="4ef5572f"/>
    </style:style>
    <style:style style:name="T1079" style:family="text">
      <style:text-properties style:text-line-through-style="none" style:text-line-through-type="none" officeooo:rsid="4ef6f267"/>
    </style:style>
    <style:style style:name="T1080" style:family="text">
      <style:text-properties style:text-line-through-style="none" style:text-line-through-type="none" officeooo:rsid="4efe0772"/>
    </style:style>
    <style:style style:name="T1081" style:family="text">
      <style:text-properties style:text-line-through-style="none" style:text-line-through-type="none" officeooo:rsid="4f0bb4fa"/>
    </style:style>
    <style:style style:name="T1082" style:family="text">
      <style:text-properties style:text-line-through-style="none" style:text-line-through-type="none" officeooo:rsid="4f0cac21"/>
    </style:style>
    <style:style style:name="T1083" style:family="text">
      <style:text-properties style:text-line-through-style="none" style:text-line-through-type="none" officeooo:rsid="4f14d682"/>
    </style:style>
    <style:style style:name="T1084" style:family="text">
      <style:text-properties style:text-line-through-style="none" style:text-line-through-type="none" officeooo:rsid="4f19cc9f"/>
    </style:style>
    <style:style style:name="T1085" style:family="text">
      <style:text-properties style:text-line-through-style="none" style:text-line-through-type="none" officeooo:rsid="4f22e468"/>
    </style:style>
    <style:style style:name="T1086" style:family="text">
      <style:text-properties style:text-line-through-style="none" style:text-line-through-type="none" officeooo:rsid="4f277318"/>
    </style:style>
    <style:style style:name="T1087" style:family="text">
      <style:text-properties style:text-line-through-style="none" style:text-line-through-type="none" officeooo:rsid="4f4cecb8"/>
    </style:style>
    <style:style style:name="T1088" style:family="text">
      <style:text-properties style:text-line-through-style="none" style:text-line-through-type="none" officeooo:rsid="4f551cb0"/>
    </style:style>
    <style:style style:name="T1089" style:family="text">
      <style:text-properties style:text-line-through-style="none" style:text-line-through-type="none" officeooo:rsid="4f727bf9"/>
    </style:style>
    <style:style style:name="T1090" style:family="text">
      <style:text-properties style:text-line-through-style="none" style:text-line-through-type="none" officeooo:rsid="4f735082"/>
    </style:style>
    <style:style style:name="T1091" style:family="text">
      <style:text-properties style:text-line-through-style="none" style:text-line-through-type="none" officeooo:rsid="4f7e51b9"/>
    </style:style>
    <style:style style:name="T1092" style:family="text">
      <style:text-properties style:text-line-through-style="none" style:text-line-through-type="none" officeooo:rsid="4f802e82"/>
    </style:style>
    <style:style style:name="T1093" style:family="text">
      <style:text-properties style:text-line-through-style="none" style:text-line-through-type="none" officeooo:rsid="4f83fff4"/>
    </style:style>
    <style:style style:name="T1094" style:family="text">
      <style:text-properties style:text-line-through-style="none" style:text-line-through-type="none" officeooo:rsid="4f8903c4"/>
    </style:style>
    <style:style style:name="T1095" style:family="text">
      <style:text-properties style:text-line-through-style="none" style:text-line-through-type="none" officeooo:rsid="4f90ab30"/>
    </style:style>
    <style:style style:name="T1096" style:family="text">
      <style:text-properties style:text-line-through-style="none" style:text-line-through-type="none" officeooo:rsid="4f9fea86"/>
    </style:style>
    <style:style style:name="T1097" style:family="text">
      <style:text-properties style:text-line-through-style="none" style:text-line-through-type="none" officeooo:rsid="4faaefbf"/>
    </style:style>
    <style:style style:name="T1098" style:family="text">
      <style:text-properties style:text-line-through-style="none" style:text-line-through-type="none" officeooo:rsid="4fdedc33"/>
    </style:style>
    <style:style style:name="T1099" style:family="text">
      <style:text-properties style:text-line-through-style="none" style:text-line-through-type="none" officeooo:rsid="4fe0bba6"/>
    </style:style>
    <style:style style:name="T1100" style:family="text">
      <style:text-properties style:text-line-through-style="none" style:text-line-through-type="none" officeooo:rsid="4fe481fe"/>
    </style:style>
    <style:style style:name="T1101" style:family="text">
      <style:text-properties style:text-line-through-style="none" style:text-line-through-type="none" officeooo:rsid="4fe73478"/>
    </style:style>
    <style:style style:name="T1102" style:family="text">
      <style:text-properties style:text-line-through-style="none" style:text-line-through-type="none" fo:language="en" fo:country="US" officeooo:rsid="4fe73478"/>
    </style:style>
    <style:style style:name="T1103" style:family="text">
      <style:text-properties style:text-line-through-style="none" style:text-line-through-type="none" officeooo:rsid="4ffa0b35"/>
    </style:style>
    <style:style style:name="T1104" style:family="text">
      <style:text-properties style:text-line-through-style="none" style:text-line-through-type="none" officeooo:rsid="5004eac1"/>
    </style:style>
    <style:style style:name="T1105" style:family="text">
      <style:text-properties style:text-line-through-style="none" style:text-line-through-type="none" officeooo:rsid="500da72b"/>
    </style:style>
    <style:style style:name="T1106" style:family="text">
      <style:text-properties style:text-line-through-style="none" style:text-line-through-type="none" officeooo:rsid="50139d5e"/>
    </style:style>
    <style:style style:name="T1107" style:family="text">
      <style:text-properties style:text-line-through-style="none" style:text-line-through-type="none" officeooo:rsid="5018b7f5"/>
    </style:style>
    <style:style style:name="T1108" style:family="text">
      <style:text-properties officeooo:rsid="4a356b10"/>
    </style:style>
    <style:style style:name="T1109" style:family="text">
      <style:text-properties fo:font-style="normal" style:font-style-asian="normal" style:font-style-complex="normal"/>
    </style:style>
    <style:style style:name="T1110" style:family="text">
      <style:text-properties fo:font-style="normal" officeooo:rsid="4a425bbf" style:font-style-asian="normal" style:font-style-complex="normal"/>
    </style:style>
    <style:style style:name="T1111" style:family="text">
      <style:text-properties fo:font-style="normal" officeooo:rsid="4a5a8f22" style:font-style-asian="normal" style:font-style-complex="normal"/>
    </style:style>
    <style:style style:name="T1112" style:family="text">
      <style:text-properties fo:font-style="normal" officeooo:rsid="4a5c26eb" style:font-style-asian="normal" style:font-style-complex="normal"/>
    </style:style>
    <style:style style:name="T1113" style:family="text">
      <style:text-properties fo:font-style="normal" officeooo:rsid="4a43b3f3" style:font-style-asian="normal" style:font-style-complex="normal"/>
    </style:style>
    <style:style style:name="T1114" style:family="text">
      <style:text-properties fo:font-style="normal" officeooo:rsid="4af18055" style:font-style-asian="normal" style:font-style-complex="normal"/>
    </style:style>
    <style:style style:name="T1115" style:family="text">
      <style:text-properties fo:font-style="normal" officeooo:rsid="4af5e0d0" style:font-style-asian="normal" style:font-style-complex="normal"/>
    </style:style>
    <style:style style:name="T1116" style:family="text">
      <style:text-properties fo:font-style="normal" officeooo:rsid="4b2ac858" style:font-style-asian="normal" style:font-style-complex="normal"/>
    </style:style>
    <style:style style:name="T1117" style:family="text">
      <style:text-properties fo:font-style="normal" officeooo:rsid="4b2ba805" style:font-style-asian="normal" style:font-style-complex="normal"/>
    </style:style>
    <style:style style:name="T1118" style:family="text">
      <style:text-properties fo:font-style="normal" officeooo:rsid="4b2d00b4" style:font-style-asian="normal" style:font-style-complex="normal"/>
    </style:style>
    <style:style style:name="T1119" style:family="text">
      <style:text-properties fo:font-style="normal" officeooo:rsid="4b329f14" style:font-style-asian="normal" style:font-style-complex="normal"/>
    </style:style>
    <style:style style:name="T1120" style:family="text">
      <style:text-properties fo:font-style="normal" officeooo:rsid="4b35920b" style:font-style-asian="normal" style:font-style-complex="normal"/>
    </style:style>
    <style:style style:name="T1121" style:family="text">
      <style:text-properties fo:font-style="normal" officeooo:rsid="4b339418" style:font-style-asian="normal" style:font-style-complex="normal"/>
    </style:style>
    <style:style style:name="T1122" style:family="text">
      <style:text-properties fo:font-style="normal" officeooo:rsid="4b2cf92a" style:font-style-asian="normal" style:font-style-complex="normal"/>
    </style:style>
    <style:style style:name="T1123" style:family="text">
      <style:text-properties fo:font-style="normal" officeooo:rsid="4b6704d8" style:font-style-asian="normal" style:font-style-complex="normal"/>
    </style:style>
    <style:style style:name="T1124" style:family="text">
      <style:text-properties fo:font-style="normal" officeooo:rsid="4b69fc24" style:font-style-asian="normal" style:font-style-complex="normal"/>
    </style:style>
    <style:style style:name="T1125" style:family="text">
      <style:text-properties fo:font-style="normal" officeooo:rsid="4b6a7c57" style:font-style-asian="normal" style:font-style-complex="normal"/>
    </style:style>
    <style:style style:name="T1126" style:family="text">
      <style:text-properties fo:font-style="normal" officeooo:rsid="4b916a99" style:font-style-asian="normal" style:font-style-complex="normal"/>
    </style:style>
    <style:style style:name="T1127" style:family="text">
      <style:text-properties fo:font-style="normal" officeooo:rsid="4b92b175" style:font-style-asian="normal" style:font-style-complex="normal"/>
    </style:style>
    <style:style style:name="T1128" style:family="text">
      <style:text-properties fo:font-style="normal" officeooo:rsid="4bba2141" style:font-style-asian="normal" style:font-style-complex="normal"/>
    </style:style>
    <style:style style:name="T1129" style:family="text">
      <style:text-properties fo:font-style="normal" officeooo:rsid="4bbf1a15" style:font-style-asian="normal" style:font-style-complex="normal"/>
    </style:style>
    <style:style style:name="T1130" style:family="text">
      <style:text-properties fo:font-style="normal" officeooo:rsid="4bc02351" style:font-style-asian="normal" style:font-style-complex="normal"/>
    </style:style>
    <style:style style:name="T1131" style:family="text">
      <style:text-properties fo:font-style="normal" officeooo:rsid="4be03bc2" style:font-style-asian="normal" style:font-style-complex="normal"/>
    </style:style>
    <style:style style:name="T1132" style:family="text">
      <style:text-properties fo:font-style="normal" officeooo:rsid="4be132f4" style:font-style-asian="normal" style:font-style-complex="normal"/>
    </style:style>
    <style:style style:name="T1133" style:family="text">
      <style:text-properties fo:font-style="normal" officeooo:rsid="4aa33f2c" style:font-style-asian="normal" style:font-style-complex="normal"/>
    </style:style>
    <style:style style:name="T1134" style:family="text">
      <style:text-properties fo:font-style="normal" officeooo:rsid="4be259df" style:font-style-asian="normal" style:font-style-complex="normal"/>
    </style:style>
    <style:style style:name="T1135" style:family="text">
      <style:text-properties fo:font-style="normal" officeooo:rsid="4be2e580" style:font-style-asian="normal" style:font-style-complex="normal"/>
    </style:style>
    <style:style style:name="T1136" style:family="text">
      <style:text-properties fo:font-style="normal" officeooo:rsid="4be3ebd1" style:font-style-asian="normal" style:font-style-complex="normal"/>
    </style:style>
    <style:style style:name="T1137" style:family="text">
      <style:text-properties fo:font-style="normal" officeooo:rsid="4be5f0e0" style:font-style-asian="normal" style:font-style-complex="normal"/>
    </style:style>
    <style:style style:name="T1138" style:family="text">
      <style:text-properties fo:font-style="normal" officeooo:rsid="4c09795a" style:font-style-asian="normal" style:font-style-complex="normal"/>
    </style:style>
    <style:style style:name="T1139" style:family="text">
      <style:text-properties fo:font-style="normal" officeooo:rsid="4c0ac820" style:font-style-asian="normal" style:font-style-complex="normal"/>
    </style:style>
    <style:style style:name="T1140" style:family="text">
      <style:text-properties fo:font-style="normal" officeooo:rsid="4c0cbfdf" style:font-style-asian="normal" style:font-style-complex="normal"/>
    </style:style>
    <style:style style:name="T1141" style:family="text">
      <style:text-properties fo:font-style="normal" officeooo:rsid="4c0df02f" style:font-style-asian="normal" style:font-style-complex="normal"/>
    </style:style>
    <style:style style:name="T1142" style:family="text">
      <style:text-properties fo:font-style="normal" officeooo:rsid="4c1c9a5e" style:font-style-asian="normal" style:font-style-complex="normal"/>
    </style:style>
    <style:style style:name="T1143" style:family="text">
      <style:text-properties fo:font-style="normal" officeooo:rsid="4c2df9a9" style:font-style-asian="normal" style:font-style-complex="normal"/>
    </style:style>
    <style:style style:name="T1144" style:family="text">
      <style:text-properties fo:font-style="normal" officeooo:rsid="4c50dce9" style:font-style-asian="normal" style:font-style-complex="normal"/>
    </style:style>
    <style:style style:name="T1145" style:family="text">
      <style:text-properties fo:font-style="normal" officeooo:rsid="4c6193b5" style:font-style-asian="normal" style:font-style-complex="normal"/>
    </style:style>
    <style:style style:name="T1146" style:family="text">
      <style:text-properties fo:font-style="normal" officeooo:rsid="4c9e8a8a" style:font-style-asian="normal" style:font-style-complex="normal"/>
    </style:style>
    <style:style style:name="T1147" style:family="text">
      <style:text-properties fo:font-style="normal" officeooo:rsid="4cc85cfc" style:font-style-asian="normal" style:font-style-complex="normal"/>
    </style:style>
    <style:style style:name="T1148" style:family="text">
      <style:text-properties fo:font-style="normal" officeooo:rsid="4d8db873" style:font-style-asian="normal" style:font-style-complex="normal"/>
    </style:style>
    <style:style style:name="T1149" style:family="text">
      <style:text-properties fo:font-style="normal" officeooo:rsid="4d9c94a4" style:font-style-asian="normal" style:font-style-complex="normal"/>
    </style:style>
    <style:style style:name="T1150" style:family="text">
      <style:text-properties fo:font-style="normal" officeooo:rsid="4da3a20c" style:font-style-asian="normal" style:font-style-complex="normal"/>
    </style:style>
    <style:style style:name="T1151" style:family="text">
      <style:text-properties fo:font-style="normal" officeooo:rsid="4824aba6" style:font-style-asian="normal" style:font-style-complex="normal"/>
    </style:style>
    <style:style style:name="T1152" style:family="text">
      <style:text-properties fo:font-style="normal" officeooo:rsid="4dc28288" style:font-style-asian="normal" style:font-style-complex="normal"/>
    </style:style>
    <style:style style:name="T1153" style:family="text">
      <style:text-properties fo:font-style="normal" officeooo:rsid="4dc788b4" style:font-style-asian="normal" style:font-style-complex="normal"/>
    </style:style>
    <style:style style:name="T1154" style:family="text">
      <style:text-properties fo:font-style="normal" officeooo:rsid="4dc979eb" style:font-style-asian="normal" style:font-style-complex="normal"/>
    </style:style>
    <style:style style:name="T1155" style:family="text">
      <style:text-properties fo:font-style="normal" officeooo:rsid="4dca793d" style:font-style-asian="normal" style:font-style-complex="normal"/>
    </style:style>
    <style:style style:name="T1156" style:family="text">
      <style:text-properties fo:font-style="normal" officeooo:rsid="4dcdd43b" style:font-style-asian="normal" style:font-style-complex="normal"/>
    </style:style>
    <style:style style:name="T1157" style:family="text">
      <style:text-properties fo:font-style="normal" officeooo:rsid="4dd8715d" style:font-style-asian="normal" style:font-style-complex="normal"/>
    </style:style>
    <style:style style:name="T1158" style:family="text">
      <style:text-properties fo:font-style="normal" officeooo:rsid="4dd99aa2" style:font-style-asian="normal" style:font-style-complex="normal"/>
    </style:style>
    <style:style style:name="T1159" style:family="text">
      <style:text-properties fo:font-style="normal" officeooo:rsid="4ddb23f7" style:font-style-asian="normal" style:font-style-complex="normal"/>
    </style:style>
    <style:style style:name="T1160" style:family="text">
      <style:text-properties fo:font-style="normal" officeooo:rsid="4da73ba4" style:font-style-asian="normal" style:font-style-complex="normal"/>
    </style:style>
    <style:style style:name="T1161" style:family="text">
      <style:text-properties fo:font-style="normal" officeooo:rsid="47dd70d8" style:font-style-asian="normal" style:font-style-complex="normal"/>
    </style:style>
    <style:style style:name="T1162" style:family="text">
      <style:text-properties fo:font-style="normal" officeooo:rsid="4dde2db8" style:font-style-asian="normal" style:font-style-complex="normal"/>
    </style:style>
    <style:style style:name="T1163" style:family="text">
      <style:text-properties fo:font-style="normal" officeooo:rsid="4df881d2" style:font-style-asian="normal" style:font-style-complex="normal"/>
    </style:style>
    <style:style style:name="T1164" style:family="text">
      <style:text-properties fo:font-style="normal" officeooo:rsid="4dffd08a" style:font-style-asian="normal" style:font-style-complex="normal"/>
    </style:style>
    <style:style style:name="T1165" style:family="text">
      <style:text-properties fo:font-style="normal" officeooo:rsid="4e004b65" style:font-style-asian="normal" style:font-style-complex="normal"/>
    </style:style>
    <style:style style:name="T1166" style:family="text">
      <style:text-properties fo:font-style="normal" officeooo:rsid="4e04f381" style:font-style-asian="normal" style:font-style-complex="normal"/>
    </style:style>
    <style:style style:name="T1167" style:family="text">
      <style:text-properties fo:font-style="normal" officeooo:rsid="4e0a356f" style:font-style-asian="normal" style:font-style-complex="normal"/>
    </style:style>
    <style:style style:name="T1168" style:family="text">
      <style:text-properties fo:font-style="normal" officeooo:rsid="4e0b5b88" style:font-style-asian="normal" style:font-style-complex="normal"/>
    </style:style>
    <style:style style:name="T1169" style:family="text">
      <style:text-properties fo:font-style="normal" officeooo:rsid="4e0ecf9d" style:font-style-asian="normal" style:font-style-complex="normal"/>
    </style:style>
    <style:style style:name="T1170" style:family="text">
      <style:text-properties fo:font-style="normal" officeooo:rsid="4e3e6237" style:font-style-asian="normal" style:font-style-complex="normal"/>
    </style:style>
    <style:style style:name="T1171" style:family="text">
      <style:text-properties fo:font-style="normal" officeooo:rsid="4e3f7670" style:font-style-asian="normal" style:font-style-complex="normal"/>
    </style:style>
    <style:style style:name="T1172" style:family="text">
      <style:text-properties fo:font-style="normal" officeooo:rsid="4e584f44" style:font-style-asian="normal" style:font-style-complex="normal"/>
    </style:style>
    <style:style style:name="T1173" style:family="text">
      <style:text-properties fo:font-style="normal" officeooo:rsid="4e5a07fe" style:font-style-asian="normal" style:font-style-complex="normal"/>
    </style:style>
    <style:style style:name="T1174" style:family="text">
      <style:text-properties fo:font-style="normal" officeooo:rsid="4e5bd899" style:font-style-asian="normal" style:font-style-complex="normal"/>
    </style:style>
    <style:style style:name="T1175" style:family="text">
      <style:text-properties fo:font-style="normal" officeooo:rsid="4e5c29df" style:font-style-asian="normal" style:font-style-complex="normal"/>
    </style:style>
    <style:style style:name="T1176" style:family="text">
      <style:text-properties fo:font-style="normal" officeooo:rsid="4e6afd72" style:font-style-asian="normal" style:font-style-complex="normal"/>
    </style:style>
    <style:style style:name="T1177" style:family="text">
      <style:text-properties fo:font-style="normal" officeooo:rsid="4e781167" style:font-style-asian="normal" style:font-style-complex="normal"/>
    </style:style>
    <style:style style:name="T1178" style:family="text">
      <style:text-properties fo:font-style="normal" officeooo:rsid="4e7abbca" style:font-style-asian="normal" style:font-style-complex="normal"/>
    </style:style>
    <style:style style:name="T1179" style:family="text">
      <style:text-properties fo:font-style="normal" officeooo:rsid="4e7be93f" style:font-style-asian="normal" style:font-style-complex="normal"/>
    </style:style>
    <style:style style:name="T1180" style:family="text">
      <style:text-properties fo:font-style="normal" officeooo:rsid="4e953a66" style:font-style-asian="normal" style:font-style-complex="normal"/>
    </style:style>
    <style:style style:name="T1181" style:family="text">
      <style:text-properties fo:font-style="normal" officeooo:rsid="4eac4cb8" style:font-style-asian="normal" style:font-style-complex="normal"/>
    </style:style>
    <style:style style:name="T1182" style:family="text">
      <style:text-properties fo:font-style="normal" officeooo:rsid="4eae389a" style:font-style-asian="normal" style:font-style-complex="normal"/>
    </style:style>
    <style:style style:name="T1183" style:family="text">
      <style:text-properties fo:font-style="normal" officeooo:rsid="4eb48f1f" style:font-style-asian="normal" style:font-style-complex="normal"/>
    </style:style>
    <style:style style:name="T1184" style:family="text">
      <style:text-properties fo:font-style="normal" officeooo:rsid="48603528" style:font-style-asian="normal" style:font-style-complex="normal"/>
    </style:style>
    <style:style style:name="T1185" style:family="text">
      <style:text-properties fo:font-style="normal" officeooo:rsid="4eb52f38" style:font-style-asian="normal" style:font-style-complex="normal"/>
    </style:style>
    <style:style style:name="T1186" style:family="text">
      <style:text-properties fo:font-style="normal" officeooo:rsid="4eb60949" style:font-style-asian="normal" style:font-style-complex="normal"/>
    </style:style>
    <style:style style:name="T1187" style:family="text">
      <style:text-properties fo:font-style="normal" officeooo:rsid="4eb682f5" style:font-style-asian="normal" style:font-style-complex="normal"/>
    </style:style>
    <style:style style:name="T1188" style:family="text">
      <style:text-properties fo:font-style="normal" officeooo:rsid="4eb1fb84" style:font-style-asian="normal" style:font-style-complex="normal"/>
    </style:style>
    <style:style style:name="T1189" style:family="text">
      <style:text-properties fo:font-style="normal" officeooo:rsid="4eaf6f43" style:font-style-asian="normal" style:font-style-complex="normal"/>
    </style:style>
    <style:style style:name="T1190" style:family="text">
      <style:text-properties fo:font-style="normal" officeooo:rsid="4eb8475f" style:font-style-asian="normal" style:font-style-complex="normal"/>
    </style:style>
    <style:style style:name="T1191" style:family="text">
      <style:text-properties fo:font-style="normal" officeooo:rsid="4ebc73f4" style:font-style-asian="normal" style:font-style-complex="normal"/>
    </style:style>
    <style:style style:name="T1192" style:family="text">
      <style:text-properties fo:font-style="normal" officeooo:rsid="4ebee606" style:font-style-asian="normal" style:font-style-complex="normal"/>
    </style:style>
    <style:style style:name="T1193" style:family="text">
      <style:text-properties fo:font-style="normal" officeooo:rsid="4ee7bb84" style:font-style-asian="normal" style:font-style-complex="normal"/>
    </style:style>
    <style:style style:name="T1194" style:family="text">
      <style:text-properties fo:font-style="normal" officeooo:rsid="4ef02306" style:font-style-asian="normal" style:font-style-complex="normal"/>
    </style:style>
    <style:style style:name="T1195" style:family="text">
      <style:text-properties fo:font-style="normal" officeooo:rsid="4ef027ea" style:font-style-asian="normal" style:font-style-complex="normal"/>
    </style:style>
    <style:style style:name="T1196" style:family="text">
      <style:text-properties fo:font-style="normal" officeooo:rsid="4f178fe6" style:font-style-asian="normal" style:font-style-complex="normal"/>
    </style:style>
    <style:style style:name="T1197" style:family="text">
      <style:text-properties fo:font-style="normal" officeooo:rsid="4f4966d9" style:font-style-asian="normal" style:font-style-complex="normal"/>
    </style:style>
    <style:style style:name="T1198" style:family="text">
      <style:text-properties fo:font-style="normal" officeooo:rsid="4f0bb4fa" style:font-style-asian="normal" style:font-style-complex="normal"/>
    </style:style>
    <style:style style:name="T1199" style:family="text">
      <style:text-properties fo:font-style="normal" officeooo:rsid="4f58a9a8" style:font-style-asian="normal" style:font-style-complex="normal"/>
    </style:style>
    <style:style style:name="T1200" style:family="text">
      <style:text-properties fo:font-style="normal" officeooo:rsid="4f7e51b9" style:font-style-asian="normal" style:font-style-complex="normal"/>
    </style:style>
    <style:style style:name="T1201" style:family="text">
      <style:text-properties fo:font-style="normal" officeooo:rsid="4f850a8e" style:font-style-asian="normal" style:font-style-complex="normal"/>
    </style:style>
    <style:style style:name="T1202" style:family="text">
      <style:text-properties fo:font-style="normal" officeooo:rsid="4f85a4fb" style:font-style-asian="normal" style:font-style-complex="normal"/>
    </style:style>
    <style:style style:name="T1203" style:family="text">
      <style:text-properties fo:font-style="normal" officeooo:rsid="4f889d45" style:font-style-asian="normal" style:font-style-complex="normal"/>
    </style:style>
    <style:style style:name="T1204" style:family="text">
      <style:text-properties fo:font-style="normal" officeooo:rsid="4f9fea86" style:font-style-asian="normal" style:font-style-complex="normal"/>
    </style:style>
    <style:style style:name="T1205" style:family="text">
      <style:text-properties fo:font-style="normal" officeooo:rsid="4fa55493" style:font-style-asian="normal" style:font-style-complex="normal"/>
    </style:style>
    <style:style style:name="T1206" style:family="text">
      <style:text-properties fo:font-style="normal" officeooo:rsid="4fb0585c" style:font-style-asian="normal" style:font-style-complex="normal"/>
    </style:style>
    <style:style style:name="T1207" style:family="text">
      <style:text-properties fo:font-style="normal" officeooo:rsid="4fb22c03" style:font-style-asian="normal" style:font-style-complex="normal"/>
    </style:style>
    <style:style style:name="T1208" style:family="text">
      <style:text-properties fo:font-style="normal" officeooo:rsid="4fb25024" style:font-style-asian="normal" style:font-style-complex="normal"/>
    </style:style>
    <style:style style:name="T1209" style:family="text">
      <style:text-properties fo:font-style="normal" officeooo:rsid="4fb2c3f6" style:font-style-asian="normal" style:font-style-complex="normal"/>
    </style:style>
    <style:style style:name="T1210" style:family="text">
      <style:text-properties fo:font-style="normal" officeooo:rsid="4fb79b06" style:font-style-asian="normal" style:font-style-complex="normal"/>
    </style:style>
    <style:style style:name="T1211" style:family="text">
      <style:text-properties fo:font-style="normal" officeooo:rsid="4fbafd59" style:font-style-asian="normal" style:font-style-complex="normal"/>
    </style:style>
    <style:style style:name="T1212" style:family="text">
      <style:text-properties fo:font-style="normal" officeooo:rsid="4fbcf9f5" style:font-style-asian="normal" style:font-style-complex="normal"/>
    </style:style>
    <style:style style:name="T1213" style:family="text">
      <style:text-properties fo:font-style="normal" officeooo:rsid="4fbd4487" style:font-style-asian="normal" style:font-style-complex="normal"/>
    </style:style>
    <style:style style:name="T1214" style:family="text">
      <style:text-properties fo:font-style="normal" officeooo:rsid="4fcd09ef" style:font-style-asian="normal" style:font-style-complex="normal"/>
    </style:style>
    <style:style style:name="T1215" style:family="text">
      <style:text-properties fo:font-style="normal" officeooo:rsid="4fcd80a4" style:font-style-asian="normal" style:font-style-complex="normal"/>
    </style:style>
    <style:style style:name="T1216" style:family="text">
      <style:text-properties fo:font-style="normal" officeooo:rsid="4fcf915f" style:font-style-asian="normal" style:font-style-complex="normal"/>
    </style:style>
    <style:style style:name="T1217" style:family="text">
      <style:text-properties fo:font-style="normal" officeooo:rsid="4fe33cfe" style:font-style-asian="normal" style:font-style-complex="normal"/>
    </style:style>
    <style:style style:name="T1218" style:family="text">
      <style:text-properties fo:font-style="normal" officeooo:rsid="4fe5661b" style:font-style-asian="normal" style:font-style-complex="normal"/>
    </style:style>
    <style:style style:name="T1219" style:family="text">
      <style:text-properties fo:font-style="normal" officeooo:rsid="5015322f" style:font-style-asian="normal" style:font-style-complex="normal"/>
    </style:style>
    <style:style style:name="T1220" style:family="text">
      <style:text-properties fo:font-style="normal" officeooo:rsid="5016ce6d" style:font-style-asian="normal" style:font-style-complex="normal"/>
    </style:style>
    <style:style style:name="T1221" style:family="text">
      <style:text-properties fo:font-style="normal" officeooo:rsid="5018b7f5" style:font-style-asian="normal" style:font-style-complex="normal"/>
    </style:style>
    <style:style style:name="T1222" style:family="text">
      <style:text-properties officeooo:rsid="4a425bbf"/>
    </style:style>
    <style:style style:name="T1223" style:family="text">
      <style:text-properties officeooo:rsid="4a43b3f3"/>
    </style:style>
    <style:style style:name="T1224" style:family="text">
      <style:text-properties fo:color="#c3b346" officeooo:rsid="4a43b3f3"/>
    </style:style>
    <style:style style:name="T1225" style:family="text">
      <style:text-properties fo:color="#c3b346" officeooo:rsid="4a94d65b"/>
    </style:style>
    <style:style style:name="T1226"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27"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8"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9"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0" style:family="text">
      <style:text-properties fo:color="#c3b346" officeooo:rsid="4aca5049"/>
    </style:style>
    <style:style style:name="T1231" style:family="text">
      <style:text-properties fo:color="#c3b346" officeooo:rsid="4e2f1665"/>
    </style:style>
    <style:style style:name="T1232" style:family="text">
      <style:text-properties fo:color="#c3b346" style:text-line-through-style="none" style:text-line-through-type="none" officeooo:rsid="4e2f1665"/>
    </style:style>
    <style:style style:name="T1233" style:family="text">
      <style:text-properties officeooo:rsid="4a54f435"/>
    </style:style>
    <style:style style:name="T1234" style:family="text">
      <style:text-properties officeooo:rsid="4a5c26eb"/>
    </style:style>
    <style:style style:name="T1235" style:family="text">
      <style:text-properties officeooo:rsid="4a6055fd"/>
    </style:style>
    <style:style style:name="T1236" style:family="text">
      <style:text-properties officeooo:rsid="4a69d947"/>
    </style:style>
    <style:style style:name="T1237"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8"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9"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0"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1" style:family="text">
      <style:text-properties fo:color="#8ba60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2" style:family="text">
      <style:text-properties officeooo:rsid="4a94d65b"/>
    </style:style>
    <style:style style:name="T1243" style:family="text">
      <style:text-properties officeooo:rsid="4aa363a6"/>
    </style:style>
    <style:style style:name="T1244"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1245"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24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247"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48"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49"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50"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5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5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5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5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5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5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5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5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5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6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6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6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6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6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6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6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03a20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6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6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db2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a8a6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2655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94c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a20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4f38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8d041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4ae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aa9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f23e4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8"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19"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20"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21"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2"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3"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1324" style:family="text">
      <style:text-properties fo:font-variant="normal" fo:text-transform="none" fo:color="#222222" style:text-line-through-style="none" style:text-line-through-type="none" fo:letter-spacing="normal" fo:font-style="normal" officeooo:rsid="4f4cecb8" style:font-style-asian="normal" style:font-style-complex="normal"/>
    </style:style>
    <style:style style:name="T1325" style:family="text">
      <style:text-properties fo:font-variant="normal" fo:text-transform="none" fo:color="#222222" style:text-line-through-style="none" style:text-line-through-type="none" fo:letter-spacing="normal" fo:font-style="normal" officeooo:rsid="4f4d5f84" style:font-style-asian="normal" style:font-style-complex="normal"/>
    </style:style>
    <style:style style:name="T1326" style:family="text">
      <style:text-properties fo:font-variant="normal" fo:text-transform="none" fo:color="#222222" style:text-line-through-style="none" style:text-line-through-type="none" fo:letter-spacing="normal" fo:font-style="normal" officeooo:rsid="4f80f1a1" style:font-style-asian="normal" style:font-style-complex="normal"/>
    </style:style>
    <style:style style:name="T1327" style:family="text">
      <style:text-properties fo:font-variant="normal" fo:text-transform="none" fo:color="#222222" style:text-line-through-style="none" style:text-line-through-type="none" fo:letter-spacing="normal" fo:font-style="normal" officeooo:rsid="4f889d45" style:font-style-asian="normal" style:font-style-complex="normal"/>
    </style:style>
    <style:style style:name="T1328"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1329" style:family="text">
      <style:text-properties fo:font-variant="normal" fo:text-transform="none" fo:color="#222222" style:font-name="sans-serif" fo:font-size="6pt" fo:letter-spacing="normal" fo:font-style="normal" fo:font-weight="normal"/>
    </style:style>
    <style:style style:name="T1330" style:family="text">
      <style:text-properties officeooo:rsid="4aca5049"/>
    </style:style>
    <style:style style:name="T1331" style:family="text">
      <style:text-properties officeooo:rsid="4acbc62c"/>
    </style:style>
    <style:style style:name="T1332" style:family="text">
      <style:text-properties officeooo:rsid="4ae7e134"/>
    </style:style>
    <style:style style:name="T1333" style:family="text">
      <style:text-properties officeooo:rsid="4af18055"/>
    </style:style>
    <style:style style:name="T1334" style:family="text">
      <style:text-properties officeooo:rsid="4af4896e"/>
    </style:style>
    <style:style style:name="T1335" style:family="text">
      <style:text-properties officeooo:rsid="4afb82eb"/>
    </style:style>
    <style:style style:name="T1336" style:family="text">
      <style:text-properties officeooo:rsid="4b0138a4"/>
    </style:style>
    <style:style style:name="T1337" style:family="text">
      <style:text-properties officeooo:rsid="4b08bd5e"/>
    </style:style>
    <style:style style:name="T1338" style:family="text">
      <style:text-properties officeooo:rsid="4b08ed9b"/>
    </style:style>
    <style:style style:name="T1339" style:family="text">
      <style:text-properties officeooo:rsid="4b092dca"/>
    </style:style>
    <style:style style:name="T1340" style:family="text">
      <style:text-properties officeooo:rsid="4b115a29"/>
    </style:style>
    <style:style style:name="T1341" style:family="text">
      <style:text-properties officeooo:rsid="4b258152"/>
    </style:style>
    <style:style style:name="T1342" style:family="text">
      <style:text-properties officeooo:rsid="4aec058f"/>
    </style:style>
    <style:style style:name="T1343" style:family="text">
      <style:text-properties officeooo:rsid="4b0de5a4"/>
    </style:style>
    <style:style style:name="T1344" style:family="text">
      <style:text-properties officeooo:rsid="4aefa613"/>
    </style:style>
    <style:style style:name="T1345" style:family="text">
      <style:text-properties officeooo:rsid="4b0585ad"/>
    </style:style>
    <style:style style:name="T1346" style:family="text">
      <style:text-properties officeooo:rsid="4b2bc80d"/>
    </style:style>
    <style:style style:name="T1347" style:family="text">
      <style:text-properties officeooo:rsid="4b1f84b4"/>
    </style:style>
    <style:style style:name="T1348" style:family="text">
      <style:text-properties officeooo:rsid="4b1723e0"/>
    </style:style>
    <style:style style:name="T1349" style:family="text">
      <style:text-properties officeooo:rsid="4aec11a0"/>
    </style:style>
    <style:style style:name="T1350" style:family="text">
      <style:text-properties officeooo:rsid="4b06bff6"/>
    </style:style>
    <style:style style:name="T1351" style:family="text">
      <style:text-properties officeooo:rsid="4b1f594f"/>
    </style:style>
    <style:style style:name="T1352" style:family="text">
      <style:text-properties officeooo:rsid="4af98154"/>
    </style:style>
    <style:style style:name="T1353" style:family="text">
      <style:text-properties officeooo:rsid="4afb5c15"/>
    </style:style>
    <style:style style:name="T1354" style:family="text">
      <style:text-properties officeooo:rsid="4afe89e6"/>
    </style:style>
    <style:style style:name="T1355" style:family="text">
      <style:text-properties officeooo:rsid="4b233a2e"/>
    </style:style>
    <style:style style:name="T1356" style:family="text">
      <style:text-properties officeooo:rsid="4b0057f6"/>
    </style:style>
    <style:style style:name="T1357" style:family="text">
      <style:text-properties officeooo:rsid="4afe3363"/>
    </style:style>
    <style:style style:name="T1358" style:family="text">
      <style:text-properties officeooo:rsid="4b2808c2"/>
    </style:style>
    <style:style style:name="T1359" style:family="text">
      <style:text-properties officeooo:rsid="4b293a0c"/>
    </style:style>
    <style:style style:name="T1360" style:family="text">
      <style:text-properties fo:font-weight="bold" officeooo:rsid="4b293a0c" style:font-weight-asian="bold" style:font-weight-complex="bold"/>
    </style:style>
    <style:style style:name="T1361" style:family="text">
      <style:text-properties officeooo:rsid="4b2983b6"/>
    </style:style>
    <style:style style:name="T1362" style:family="text">
      <style:text-properties officeooo:rsid="4b2cf92a"/>
    </style:style>
    <style:style style:name="T1363" style:family="text">
      <style:text-properties fo:font-weight="normal" officeooo:rsid="4b293a0c" style:font-weight-asian="normal" style:font-weight-complex="normal"/>
    </style:style>
    <style:style style:name="T1364" style:family="text">
      <style:text-properties officeooo:rsid="4b479d3d"/>
    </style:style>
    <style:style style:name="T1365" style:family="text">
      <style:text-properties officeooo:rsid="4b4cb4f6"/>
    </style:style>
    <style:style style:name="T1366" style:family="text">
      <style:text-properties officeooo:rsid="4b542729"/>
    </style:style>
    <style:style style:name="T1367" style:family="text">
      <style:text-properties officeooo:rsid="4b72d71e"/>
    </style:style>
    <style:style style:name="T1368" style:family="text">
      <style:text-properties officeooo:rsid="4b73afe7"/>
    </style:style>
    <style:style style:name="T1369" style:family="text">
      <style:text-properties officeooo:rsid="4b84b3f5"/>
    </style:style>
    <style:style style:name="T1370" style:family="text">
      <style:text-properties officeooo:rsid="4b875a34"/>
    </style:style>
    <style:style style:name="T1371" style:family="text">
      <style:text-properties officeooo:rsid="4b8cf4d4"/>
    </style:style>
    <style:style style:name="T1372" style:family="text">
      <style:text-properties officeooo:rsid="4bde5bd6"/>
    </style:style>
    <style:style style:name="T1373" style:family="text">
      <style:text-properties officeooo:rsid="4be132f4"/>
    </style:style>
    <style:style style:name="T1374" style:family="text">
      <style:text-properties officeooo:rsid="4befe7c4"/>
    </style:style>
    <style:style style:name="T1375" style:family="text">
      <style:text-properties officeooo:rsid="4bfac580"/>
    </style:style>
    <style:style style:name="T1376" style:family="text">
      <style:text-properties officeooo:rsid="4bfe743a"/>
    </style:style>
    <style:style style:name="T1377" style:family="text">
      <style:text-properties officeooo:rsid="4bfee34c"/>
    </style:style>
    <style:style style:name="T1378" style:family="text">
      <style:text-properties officeooo:rsid="4c004eb9"/>
    </style:style>
    <style:style style:name="T1379" style:family="text">
      <style:text-properties officeooo:rsid="4c04cc3e"/>
    </style:style>
    <style:style style:name="T1380"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1"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2"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3"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fo:color="#6482ff" style:text-line-through-style="none" style:text-line-through-type="none" officeooo:rsid="41943a51"/>
    </style:style>
    <style:style style:name="T1386" style:family="text">
      <style:text-properties fo:color="#00c8ff"/>
    </style:style>
    <style:style style:name="T1387" style:family="text">
      <style:text-properties fo:color="#00c8ff" fo:font-style="normal" officeooo:rsid="4c09795a" style:font-style-asian="normal" style:font-style-complex="normal"/>
    </style:style>
    <style:style style:name="T1388"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9"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0" style:family="text">
      <style:text-properties officeooo:rsid="4c0f37f7"/>
    </style:style>
    <style:style style:name="T1391" style:family="text">
      <style:text-properties officeooo:rsid="4c10fa42"/>
    </style:style>
    <style:style style:name="T1392" style:family="text">
      <style:text-properties officeooo:rsid="4c112ee4"/>
    </style:style>
    <style:style style:name="T1393" style:family="text">
      <style:text-properties officeooo:rsid="4c191a3f"/>
    </style:style>
    <style:style style:name="T1394" style:family="text">
      <style:text-properties officeooo:rsid="4b830825"/>
    </style:style>
    <style:style style:name="T1395" style:family="text">
      <style:text-properties officeooo:rsid="4c1afc36"/>
    </style:style>
    <style:style style:name="T1396" style:family="text">
      <style:text-properties officeooo:rsid="4c1c45c3"/>
    </style:style>
    <style:style style:name="T1397" style:family="text">
      <style:text-properties officeooo:rsid="4c1c9a5e"/>
    </style:style>
    <style:style style:name="T1398" style:family="text">
      <style:text-properties officeooo:rsid="4c222837"/>
    </style:style>
    <style:style style:name="T1399" style:family="text">
      <style:text-properties officeooo:rsid="4c24e5e0"/>
    </style:style>
    <style:style style:name="T1400" style:family="text">
      <style:text-properties officeooo:rsid="4c26af9f"/>
    </style:style>
    <style:style style:name="T1401" style:family="text">
      <style:text-properties officeooo:rsid="4c2d5610"/>
    </style:style>
    <style:style style:name="T1402" style:family="text">
      <style:text-properties officeooo:rsid="4c3c781d"/>
    </style:style>
    <style:style style:name="T1403" style:family="text">
      <style:text-properties officeooo:rsid="4c3e3f5e"/>
    </style:style>
    <style:style style:name="T1404" style:family="text">
      <style:text-properties officeooo:rsid="4c4c9b37"/>
    </style:style>
    <style:style style:name="T1405" style:family="text">
      <style:text-properties officeooo:rsid="4c6193b5"/>
    </style:style>
    <style:style style:name="T1406" style:family="text">
      <style:text-properties officeooo:rsid="4c666909"/>
    </style:style>
    <style:style style:name="T1407" style:family="text">
      <style:text-properties officeooo:rsid="4c724063"/>
    </style:style>
    <style:style style:name="T1408" style:family="text">
      <style:text-properties officeooo:rsid="4c72ce71"/>
    </style:style>
    <style:style style:name="T1409" style:family="text">
      <style:text-properties officeooo:rsid="4c73d16e"/>
    </style:style>
    <style:style style:name="T1410" style:family="text">
      <style:text-properties officeooo:rsid="4c9a3391"/>
    </style:style>
    <style:style style:name="T1411" style:family="text">
      <style:text-properties officeooo:rsid="4c9da5a1"/>
    </style:style>
    <style:style style:name="T1412" style:family="text">
      <style:text-properties officeooo:rsid="4c9e8a8a"/>
    </style:style>
    <style:style style:name="T1413" style:family="text">
      <style:text-properties officeooo:rsid="4cbf26b2"/>
    </style:style>
    <style:style style:name="T1414" style:family="text">
      <style:text-properties officeooo:rsid="4cc44788"/>
    </style:style>
    <style:style style:name="T1415" style:family="text">
      <style:text-properties officeooo:rsid="4cc5aa36"/>
    </style:style>
    <style:style style:name="T1416" style:family="text">
      <style:text-properties officeooo:rsid="4cca46d8"/>
    </style:style>
    <style:style style:name="T1417" style:family="text">
      <style:text-properties officeooo:rsid="4ccf8638"/>
    </style:style>
    <style:style style:name="T1418" style:family="text">
      <style:text-properties officeooo:rsid="4cd367c2"/>
    </style:style>
    <style:style style:name="T1419" style:family="text">
      <style:text-properties officeooo:rsid="4cd42fa4"/>
    </style:style>
    <style:style style:name="T1420" style:family="text">
      <style:text-properties officeooo:rsid="4cd9fbf2"/>
    </style:style>
    <style:style style:name="T1421" style:family="text">
      <style:text-properties officeooo:rsid="4ce0ade6"/>
    </style:style>
    <style:style style:name="T1422" style:family="text">
      <style:text-properties officeooo:rsid="4ce6a2d1"/>
    </style:style>
    <style:style style:name="T1423" style:family="text">
      <style:text-properties officeooo:rsid="4cfceb28"/>
    </style:style>
    <style:style style:name="T1424" style:family="text">
      <style:text-properties officeooo:rsid="4d03c98b"/>
    </style:style>
    <style:style style:name="T1425" style:family="text">
      <style:text-properties officeooo:rsid="4d06a2fc"/>
    </style:style>
    <style:style style:name="T1426" style:family="text">
      <style:text-properties officeooo:rsid="4d07091e"/>
    </style:style>
    <style:style style:name="T1427" style:family="text">
      <style:text-properties officeooo:rsid="4d0828b4"/>
    </style:style>
    <style:style style:name="T1428" style:family="text">
      <style:text-properties officeooo:rsid="4d22878a"/>
    </style:style>
    <style:style style:name="T1429" style:family="text">
      <style:text-properties officeooo:rsid="4d32ae7d"/>
    </style:style>
    <style:style style:name="T1430" style:family="text">
      <style:text-properties officeooo:rsid="4d09575e"/>
    </style:style>
    <style:style style:name="T1431" style:family="text">
      <style:text-properties officeooo:rsid="4d437141"/>
    </style:style>
    <style:style style:name="T1432" style:family="text">
      <style:text-properties officeooo:rsid="4d43ba43"/>
    </style:style>
    <style:style style:name="T1433" style:family="text">
      <style:text-properties officeooo:rsid="4d4894d5"/>
    </style:style>
    <style:style style:name="T1434" style:family="text">
      <style:text-properties officeooo:rsid="4d4d8b5c"/>
    </style:style>
    <style:style style:name="T1435" style:family="text">
      <style:text-properties officeooo:rsid="4d4f1e61"/>
    </style:style>
    <style:style style:name="T1436" style:family="text">
      <style:text-properties officeooo:rsid="4d52bf16"/>
    </style:style>
    <style:style style:name="T1437" style:family="text">
      <style:text-properties officeooo:rsid="4d533b5d"/>
    </style:style>
    <style:style style:name="T1438" style:family="text">
      <style:text-properties officeooo:rsid="4d53aea0"/>
    </style:style>
    <style:style style:name="T1439" style:family="text">
      <style:text-properties officeooo:rsid="4d5c5c1b"/>
    </style:style>
    <style:style style:name="T1440" style:family="text">
      <style:text-properties officeooo:rsid="4d79149d"/>
    </style:style>
    <style:style style:name="T1441" style:family="text">
      <style:text-properties officeooo:rsid="480d404f"/>
    </style:style>
    <style:style style:name="T1442" style:family="text">
      <style:text-properties officeooo:rsid="4d991345"/>
    </style:style>
    <style:style style:name="T1443" style:family="text">
      <style:text-properties officeooo:rsid="4d9d2697"/>
    </style:style>
    <style:style style:name="T1444" style:family="text">
      <style:text-properties officeooo:rsid="4da01853"/>
    </style:style>
    <style:style style:name="T1445" style:family="text">
      <style:text-properties officeooo:rsid="4da73ba4"/>
    </style:style>
    <style:style style:name="T1446" style:family="text">
      <style:text-properties officeooo:rsid="4dc788b4"/>
    </style:style>
    <style:style style:name="T1447" style:family="text">
      <style:text-properties officeooo:rsid="4dc979eb"/>
    </style:style>
    <style:style style:name="T1448" style:family="text">
      <style:text-properties officeooo:rsid="4ddaf59a"/>
    </style:style>
    <style:style style:name="T1449" style:family="text">
      <style:text-properties officeooo:rsid="4ddd6569"/>
    </style:style>
    <style:style style:name="T1450" style:family="text">
      <style:text-properties officeooo:rsid="4de9f871"/>
    </style:style>
    <style:style style:name="T1451" style:family="text">
      <style:text-properties officeooo:rsid="4df6de5c"/>
    </style:style>
    <style:style style:name="T1452" style:family="text">
      <style:text-properties officeooo:rsid="4df77b3e"/>
    </style:style>
    <style:style style:name="T1453" style:family="text">
      <style:text-properties officeooo:rsid="4dfb3476"/>
    </style:style>
    <style:style style:name="T1454" style:family="text">
      <style:text-properties officeooo:rsid="4dffd08a"/>
    </style:style>
    <style:style style:name="T1455" style:family="text">
      <style:text-properties officeooo:rsid="4e005771"/>
    </style:style>
    <style:style style:name="T1456" style:family="text">
      <style:text-properties officeooo:rsid="4e06c436"/>
    </style:style>
    <style:style style:name="T1457" style:family="text">
      <style:text-properties officeooo:rsid="4e109281"/>
    </style:style>
    <style:style style:name="T1458" style:family="text">
      <style:text-properties officeooo:rsid="4e17a5ae"/>
    </style:style>
    <style:style style:name="T1459" style:family="text">
      <style:text-properties officeooo:rsid="4e295663"/>
    </style:style>
    <style:style style:name="T1460" style:family="text">
      <style:text-properties officeooo:rsid="4e2b278b"/>
    </style:style>
    <style:style style:name="T1461" style:family="text">
      <style:text-properties officeooo:rsid="4e2c57b1"/>
    </style:style>
    <style:style style:name="T1462" style:family="text">
      <style:text-properties officeooo:rsid="4e2f1665"/>
    </style:style>
    <style:style style:name="T1463" style:family="text">
      <style:text-properties officeooo:rsid="4e36e3c9"/>
    </style:style>
    <style:style style:name="T1464" style:family="text">
      <style:text-properties officeooo:rsid="4e3e6237"/>
    </style:style>
    <style:style style:name="T1465" style:family="text">
      <style:text-properties officeooo:rsid="4e3f7670"/>
    </style:style>
    <style:style style:name="T1466" style:family="text">
      <style:text-properties officeooo:rsid="4e46d01c"/>
    </style:style>
    <style:style style:name="T1467" style:family="text">
      <style:text-properties officeooo:rsid="4e4b3f30"/>
    </style:style>
    <style:style style:name="T1468" style:family="text">
      <style:text-properties officeooo:rsid="4e4cf92c"/>
    </style:style>
    <style:style style:name="T1469" style:family="text">
      <style:text-properties officeooo:rsid="4e5a07fe"/>
    </style:style>
    <style:style style:name="T1470" style:family="text">
      <style:text-properties officeooo:rsid="4e60a50b"/>
    </style:style>
    <style:style style:name="T1471" style:family="text">
      <style:text-properties officeooo:rsid="4e6a422c"/>
    </style:style>
    <style:style style:name="T1472" style:family="text">
      <style:text-properties officeooo:rsid="4e6afd72"/>
    </style:style>
    <style:style style:name="T1473" style:family="text">
      <style:text-properties officeooo:rsid="4e6e84f5"/>
    </style:style>
    <style:style style:name="T1474" style:family="text">
      <style:text-properties officeooo:rsid="4e6eb79a"/>
    </style:style>
    <style:style style:name="T1475" style:family="text">
      <style:text-properties officeooo:rsid="4e732146"/>
    </style:style>
    <style:style style:name="T1476" style:family="text">
      <style:text-properties officeooo:rsid="4e781167"/>
    </style:style>
    <style:style style:name="T1477" style:family="text">
      <style:text-properties officeooo:rsid="4e7f50c2"/>
    </style:style>
    <style:style style:name="T1478" style:family="text">
      <style:text-properties officeooo:rsid="4e7fa80a"/>
    </style:style>
    <style:style style:name="T1479" style:family="text">
      <style:text-properties officeooo:rsid="4e841f79"/>
    </style:style>
    <style:style style:name="T1480" style:family="text">
      <style:text-properties officeooo:rsid="4e8544f0"/>
    </style:style>
    <style:style style:name="T1481" style:family="text">
      <style:text-properties officeooo:rsid="4e89413d"/>
    </style:style>
    <style:style style:name="T1482" style:family="text">
      <style:text-properties officeooo:rsid="4e899196"/>
    </style:style>
    <style:style style:name="T1483" style:family="text">
      <style:text-properties officeooo:rsid="4e8bd833"/>
    </style:style>
    <style:style style:name="T1484" style:family="text">
      <style:text-properties officeooo:rsid="4e8f4ed9"/>
    </style:style>
    <style:style style:name="T1485" style:family="text">
      <style:text-properties officeooo:rsid="4e953a66"/>
    </style:style>
    <style:style style:name="T1486" style:family="text">
      <style:text-properties officeooo:rsid="4e973d50"/>
    </style:style>
    <style:style style:name="T1487" style:family="text">
      <style:text-properties officeooo:rsid="4ea231d1"/>
    </style:style>
    <style:style style:name="T1488" style:family="text">
      <style:text-properties officeooo:rsid="4ea8ed76"/>
    </style:style>
    <style:style style:name="T1489" style:family="text">
      <style:text-properties officeooo:rsid="4eaa1e83"/>
    </style:style>
    <style:style style:name="T1490" style:family="text">
      <style:text-properties officeooo:rsid="4eae389a"/>
    </style:style>
    <style:style style:name="T1491" style:family="text">
      <style:text-properties officeooo:rsid="4eb52f38"/>
    </style:style>
    <style:style style:name="T1492" style:family="text">
      <style:text-properties officeooo:rsid="4eba39e2"/>
    </style:style>
    <style:style style:name="T1493" style:family="text">
      <style:text-properties officeooo:rsid="4ebdbcab"/>
    </style:style>
    <style:style style:name="T1494" style:family="text">
      <style:text-properties officeooo:rsid="4ed03346"/>
    </style:style>
    <style:style style:name="T1495" style:family="text">
      <style:text-properties officeooo:rsid="4ed2759b"/>
    </style:style>
    <style:style style:name="T1496" style:family="text">
      <style:text-properties officeooo:rsid="4ed9a7f0"/>
    </style:style>
    <style:style style:name="T1497" style:family="text">
      <style:text-properties officeooo:rsid="4ee0dc0f"/>
    </style:style>
    <style:style style:name="T1498" style:family="text">
      <style:text-properties officeooo:rsid="4ee3c9e7"/>
    </style:style>
    <style:style style:name="T1499" style:family="text">
      <style:text-properties officeooo:rsid="4ee3fc97"/>
    </style:style>
    <style:style style:name="T1500" style:family="text">
      <style:text-properties officeooo:rsid="4ee4ae7a"/>
    </style:style>
    <style:style style:name="T1501" style:family="text">
      <style:text-properties officeooo:rsid="4eeaa922"/>
    </style:style>
    <style:style style:name="T1502" style:family="text">
      <style:text-properties officeooo:rsid="4ef02306"/>
    </style:style>
    <style:style style:name="T1503" style:family="text">
      <style:text-properties officeooo:rsid="4ef23e4e"/>
    </style:style>
    <style:style style:name="T1504" style:family="text">
      <style:text-properties officeooo:rsid="4ef3f9d7"/>
    </style:style>
    <style:style style:name="T1505" style:family="text">
      <style:text-properties officeooo:rsid="4ef6f267"/>
    </style:style>
    <style:style style:name="T1506" style:family="text">
      <style:text-properties officeooo:rsid="4f08da47"/>
    </style:style>
    <style:style style:name="T1507" style:family="text">
      <style:text-properties officeooo:rsid="4f0bb4fa"/>
    </style:style>
    <style:style style:name="T1508" style:family="text">
      <style:text-properties officeooo:rsid="4f0cac21"/>
    </style:style>
    <style:style style:name="T1509" style:family="text">
      <style:text-properties officeooo:rsid="4f181082"/>
    </style:style>
    <style:style style:name="T1510" style:family="text">
      <style:text-properties officeooo:rsid="4f195ae7"/>
    </style:style>
    <style:style style:name="T1511" style:family="text">
      <style:text-properties officeooo:rsid="4792d385"/>
    </style:style>
    <style:style style:name="T1512" style:family="text">
      <style:text-properties officeooo:rsid="4f1d3703"/>
    </style:style>
    <style:style style:name="T1513" style:family="text">
      <style:text-properties officeooo:rsid="4f277318"/>
    </style:style>
    <style:style style:name="T1514" style:family="text">
      <style:text-properties officeooo:rsid="4f27c8fd"/>
    </style:style>
    <style:style style:name="T1515" style:family="text">
      <style:text-properties officeooo:rsid="4f2dac89"/>
    </style:style>
    <style:style style:name="T1516" style:family="text">
      <style:text-properties officeooo:rsid="4f2f51e0"/>
    </style:style>
    <style:style style:name="T1517" style:family="text">
      <style:text-properties officeooo:rsid="4f324960"/>
    </style:style>
    <style:style style:name="T1518" style:family="text">
      <style:text-properties officeooo:rsid="4f343df3"/>
    </style:style>
    <style:style style:name="T1519" style:family="text">
      <style:text-properties officeooo:rsid="4f3a6c74"/>
    </style:style>
    <style:style style:name="T1520" style:family="text">
      <style:text-properties officeooo:rsid="4f3c533e"/>
    </style:style>
    <style:style style:name="T1521" style:family="text">
      <style:text-properties officeooo:rsid="4f3e53cd"/>
    </style:style>
    <style:style style:name="T1522" style:family="text">
      <style:text-properties officeooo:rsid="4f435154"/>
    </style:style>
    <style:style style:name="T1523" style:family="text">
      <style:text-properties officeooo:rsid="4f481b6e"/>
    </style:style>
    <style:style style:name="T1524" style:family="text">
      <style:text-properties officeooo:rsid="4f4966d9"/>
    </style:style>
    <style:style style:name="T1525" style:family="text">
      <style:text-properties officeooo:rsid="4f4f07c2"/>
    </style:style>
    <style:style style:name="T1526" style:family="text">
      <style:text-properties officeooo:rsid="4f50d082"/>
    </style:style>
    <style:style style:name="T1527" style:family="text">
      <style:text-properties officeooo:rsid="4f52c34c"/>
    </style:style>
    <style:style style:name="T1528" style:family="text">
      <style:text-properties officeooo:rsid="4f55f562"/>
    </style:style>
    <style:style style:name="T1529" style:family="text">
      <style:text-properties officeooo:rsid="4f5d537d"/>
    </style:style>
    <style:style style:name="T1530" style:family="text">
      <style:text-properties officeooo:rsid="4f6401c9"/>
    </style:style>
    <style:style style:name="T1531" style:family="text">
      <style:text-properties officeooo:rsid="4f6a24ae"/>
    </style:style>
    <style:style style:name="T1532" style:family="text">
      <style:text-properties officeooo:rsid="4f6d73d2"/>
    </style:style>
    <style:style style:name="T1533" style:family="text">
      <style:text-properties officeooo:rsid="4f7089ed"/>
    </style:style>
    <style:style style:name="T1534" style:family="text">
      <style:text-properties officeooo:rsid="4f7431ae"/>
    </style:style>
    <style:style style:name="T1535" style:family="text">
      <style:text-properties officeooo:rsid="4f788e6d"/>
    </style:style>
    <style:style style:name="T1536" style:family="text">
      <style:text-properties officeooo:rsid="4f7e51b9"/>
    </style:style>
    <style:style style:name="T1537" style:family="text">
      <style:text-properties officeooo:rsid="4f80f1a1"/>
    </style:style>
    <style:style style:name="T1538" style:family="text">
      <style:text-properties officeooo:rsid="4f83fff4"/>
    </style:style>
    <style:style style:name="T1539" style:family="text">
      <style:text-properties officeooo:rsid="4f8b15c5"/>
    </style:style>
    <style:style style:name="T1540" style:family="text">
      <style:text-properties officeooo:rsid="4f9a6489"/>
    </style:style>
    <style:style style:name="T1541" style:family="text">
      <style:text-properties officeooo:rsid="4f9e7441"/>
    </style:style>
    <style:style style:name="T1542" style:family="text">
      <style:text-properties officeooo:rsid="4fa1ca85"/>
    </style:style>
    <style:style style:name="T1543" style:family="text">
      <style:text-properties officeooo:rsid="4fa55493"/>
    </style:style>
    <style:style style:name="T1544" style:family="text">
      <style:text-properties officeooo:rsid="4fa8fedc"/>
    </style:style>
    <style:style style:name="T1545" style:family="text">
      <style:text-properties officeooo:rsid="4faaefbf"/>
    </style:style>
    <style:style style:name="T1546" style:family="text">
      <style:text-properties officeooo:rsid="4fabe67a"/>
    </style:style>
    <style:style style:name="T1547" style:family="text">
      <style:text-properties officeooo:rsid="4fc29197"/>
    </style:style>
    <style:style style:name="T1548" style:family="text">
      <style:text-properties officeooo:rsid="4fc4e77c"/>
    </style:style>
    <style:style style:name="T1549" style:family="text">
      <style:text-properties officeooo:rsid="4fc6d7f0"/>
    </style:style>
    <style:style style:name="T1550" style:family="text">
      <style:text-properties officeooo:rsid="4fca01ac"/>
    </style:style>
    <style:style style:name="T1551" style:family="text">
      <style:text-properties officeooo:rsid="4fd4bb45"/>
    </style:style>
    <style:style style:name="T1552" style:family="text">
      <style:text-properties officeooo:rsid="4fdedc33"/>
    </style:style>
    <style:style style:name="T1553" style:family="text">
      <style:text-properties officeooo:rsid="4fe231ca"/>
    </style:style>
    <style:style style:name="T1554" style:family="text">
      <style:text-properties officeooo:rsid="5004eac1"/>
    </style:style>
    <style:style style:name="T1555" style:family="text">
      <style:text-properties officeooo:rsid="499c20a2"/>
    </style:style>
    <style:style style:name="T1556" style:family="text">
      <style:text-properties officeooo:rsid="50077708"/>
    </style:style>
    <style:style style:name="T1557" style:family="text">
      <style:text-properties officeooo:rsid="500f4cb5"/>
    </style:style>
    <style:style style:name="T1558" style:family="text">
      <style:text-properties officeooo:rsid="500fcd1c"/>
    </style:style>
    <style:style style:name="T1559" style:family="text">
      <style:text-properties officeooo:rsid="5010d80f"/>
    </style:style>
    <style:style style:name="T1560" style:family="text">
      <style:text-properties officeooo:rsid="50139d5e"/>
    </style:style>
    <style:style style:name="T1561" style:family="text">
      <style:text-properties officeooo:rsid="5015322f"/>
    </style:style>
    <style:style style:name="T1562" style:family="text">
      <style:text-properties officeooo:rsid="501ab5b7"/>
    </style:style>
    <style:style style:name="T1563" style:family="text">
      <style:text-properties officeooo:rsid="501adb9e"/>
    </style:style>
    <style:style style:name="T1564" style:family="text">
      <style:text-properties officeooo:rsid="501f3329"/>
    </style:style>
    <style:style style:name="T1565" style:family="text">
      <style:text-properties officeooo:rsid="5021031e"/>
    </style:style>
    <style:style style:name="T1566" style:family="text">
      <style:text-properties officeooo:rsid="50232948"/>
    </style:style>
    <style:style style:name="T1567" style:family="text">
      <style:text-properties officeooo:rsid="50250178"/>
    </style:style>
    <style:style style:name="T1568" style:family="text">
      <style:text-properties officeooo:rsid="50265576"/>
    </style:style>
    <style:style style:name="T1569" style:family="text">
      <style:text-properties officeooo:rsid="50285d7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2"/>
      <text:p text:style-name="P7"/>
      <text:p text:style-name="P6"/>
      <text:p text:style-name="P6"/>
      <text:p text:style-name="P177">Dračák</text:p>
      <text:p text:style-name="P173"/>
      <text:p text:style-name="P173"/>
      <text:p text:style-name="P178">podle staré školy</text:p>
      <text:p text:style-name="P174"/>
      <text:p text:style-name="P179">BESTIÁŘ</text:p>
      <text:p text:style-name="P174"/>
      <text:p text:style-name="P175"/>
      <text:p text:style-name="P174"/>
      <text:p text:style-name="P174"/>
      <text:p text:style-name="P174"/>
      <text:p text:style-name="P174"/>
      <text:p text:style-name="P174"/>
      <text:p text:style-name="P176"><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460"><text:a xlink:type="simple" xlink:href="#__RefHeading___Toc462_36631795" text:style-name="Internet_20_link" text:visited-style-name="Internet_20_link">TODO:</text:a><text:tab/>6</text:p>
          <text:p text:style-name="P461"><text:a xlink:type="simple" xlink:href="#__RefHeading___Toc5508_4216715273" text:style-name="Internet_20_link" text:visited-style-name="Internet_20_link">Vedení hry</text:a><text:tab/>7</text:p>
          <text:p text:style-name="P460"><text:a xlink:type="simple" xlink:href="#__RefHeading___Toc5510_4216715273" text:style-name="Internet_20_link" text:visited-style-name="Internet_20_link">Nestvůry a protivníci</text:a><text:tab/>7</text:p>
          <text:p text:style-name="P463"><text:a xlink:type="simple" xlink:href="#__RefHeading___Toc5512_4216715273" text:style-name="Internet_20_link" text:visited-style-name="Internet_20_link">Kříženci, obří varianty</text:a><text:tab/>7</text:p>
          <text:p text:style-name="P463"><text:a xlink:type="simple" xlink:href="#__RefHeading___Toc466_36631795" text:style-name="Internet_20_link" text:visited-style-name="Internet_20_link">Duše</text:a><text:tab/>7</text:p>
          <text:p text:style-name="P460"><text:a xlink:type="simple" xlink:href="#__RefHeading___Toc5514_4216715273" text:style-name="Internet_20_link" text:visited-style-name="Internet_20_link">Výrobky ze vzácných surovin</text:a><text:tab/>8</text:p>
          <text:p text:style-name="P462"><text:a xlink:type="simple" xlink:href="#__RefHeading___Toc5516_4216715273" text:style-name="Internet_20_link" text:visited-style-name="Internet_20_link">Lektvar hypnózy</text:a><text:tab/>8</text:p>
          <text:p text:style-name="P462"><text:a xlink:type="simple" xlink:href="#__RefHeading___Toc5518_4216715273" text:style-name="Internet_20_link" text:visited-style-name="Internet_20_link">Rychletuhnoucí sliz</text:a><text:tab/>8</text:p>
          <text:p text:style-name="P462"><text:a xlink:type="simple" xlink:href="#__RefHeading___Toc5520_4216715273" text:style-name="Internet_20_link" text:visited-style-name="Internet_20_link">Zbroj z kůže baziliška</text:a><text:tab/>8</text:p>
          <text:p text:style-name="P462"><text:a xlink:type="simple" xlink:href="#__RefHeading___Toc5522_4216715273" text:style-name="Internet_20_link" text:visited-style-name="Internet_20_link">Žíravý dech baziliška</text:a><text:tab/>9</text:p>
          <text:p text:style-name="P461"><text:a xlink:type="simple" xlink:href="#__RefHeading___Toc464_36631795" text:style-name="Internet_20_link" text:visited-style-name="Internet_20_link">Bestiář</text:a><text:tab/>10</text:p>
          <text:p text:style-name="P460"><text:a xlink:type="simple" xlink:href="#__RefHeading___Toc2708_3430540378" text:style-name="Internet_20_link" text:visited-style-name="Internet_20_link">Bazilišek</text:a><text:tab/>10</text:p>
          <text:p text:style-name="P460"><text:a xlink:type="simple" xlink:href="#__RefHeading___Toc2710_3430540378" text:style-name="Internet_20_link" text:visited-style-name="Internet_20_link">Bludička</text:a><text:tab/>13</text:p>
          <text:p text:style-name="P460"><text:a xlink:type="simple" xlink:href="#__RefHeading___Toc1820_3850923094" text:style-name="Internet_20_link" text:visited-style-name="Internet_20_link">Červ obří</text:a><text:tab/>14</text:p>
          <text:p text:style-name="P460"><text:a xlink:type="simple" xlink:href="#__RefHeading___Toc5524_4216715273" text:style-name="Internet_20_link" text:visited-style-name="Internet_20_link">Démoni</text:a><text:tab/>16</text:p>
          <text:p text:style-name="P463"><text:a xlink:type="simple" xlink:href="#__RefHeading___Toc5526_4216715273" text:style-name="Internet_20_link" text:visited-style-name="Internet_20_link">Hmotní démoni</text:a><text:tab/>17</text:p>
          <text:p text:style-name="P462"><text:a xlink:type="simple" xlink:href="#__RefHeading___Toc5528_4216715273" text:style-name="Internet_20_link" text:visited-style-name="Internet_20_link">Diblík Achrat</text:a><text:tab/>18</text:p>
          <text:p text:style-name="P462"><text:a xlink:type="simple" xlink:href="#__RefHeading___Toc5530_4216715273" text:style-name="Internet_20_link" text:visited-style-name="Internet_20_link">Dvouhlavý pes Mogror</text:a><text:tab/>19</text:p>
          <text:p text:style-name="P462"><text:a xlink:type="simple" xlink:href="#__RefHeading___Toc5532_4216715273" text:style-name="Internet_20_link" text:visited-style-name="Internet_20_link">Démonický strážce Urgragor</text:a><text:tab/>20</text:p>
          <text:p text:style-name="P463"><text:a xlink:type="simple" xlink:href="#__RefHeading___Toc5534_4216715273" text:style-name="Internet_20_link" text:visited-style-name="Internet_20_link">Nehmotní démoni</text:a><text:tab/>20</text:p>
          <text:p text:style-name="P462"><text:a xlink:type="simple" xlink:href="#__RefHeading___Toc5536_4216715273" text:style-name="Internet_20_link" text:visited-style-name="Internet_20_link">Příklady nehmotných démonů</text:a><text:tab/>22</text:p>
          <text:p text:style-name="P460"><text:a xlink:type="simple" xlink:href="#__RefHeading___Toc1826_3850923094" text:style-name="Internet_20_link" text:visited-style-name="Internet_20_link">Cizí postavy</text:a><text:tab/>23</text:p>
          <text:p text:style-name="P463"><text:a xlink:type="simple" xlink:href="#__RefHeading___Toc5538_4216715273" text:style-name="Internet_20_link" text:visited-style-name="Internet_20_link">Určení vlastností</text:a><text:tab/>23</text:p>
          <text:p text:style-name="P463"><text:a xlink:type="simple" xlink:href="#__RefHeading___Toc5540_4216715273" text:style-name="Internet_20_link" text:visited-style-name="Internet_20_link">Určení schopností a dovedností</text:a><text:tab/>23</text:p>
          <text:p text:style-name="P463"><text:a xlink:type="simple" xlink:href="#__RefHeading___Toc5542_4216715273" text:style-name="Internet_20_link" text:visited-style-name="Internet_20_link">Charakterizace cizích postav</text:a><text:tab/>25</text:p>
          <text:p text:style-name="P463"><text:a xlink:type="simple" xlink:href="#__RefHeading___Toc5544_4216715273" text:style-name="Internet_20_link" text:visited-style-name="Internet_20_link">Cizí postavy s dobrodružným povoláním</text:a><text:tab/>25</text:p>
          <text:p text:style-name="P460"><text:a xlink:type="simple" xlink:href="#__RefHeading___Toc1828_3850923094" text:style-name="Internet_20_link" text:visited-style-name="Internet_20_link">Draci</text:a><text:tab/>27</text:p>
          <text:p text:style-name="P462"><text:a xlink:type="simple" xlink:href="#__RefHeading___Toc5546_4216715273" text:style-name="Internet_20_link" text:visited-style-name="Internet_20_link">Bílý drak</text:a><text:tab/>28</text:p>
          <text:p text:style-name="P462"><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462"><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462"><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462"><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463"><text:a xlink:type="simple" xlink:href="#__RefHeading___Toc5556_4216715273" text:style-name="Internet_20_link" text:visited-style-name="Internet_20_link">Schopnosti draků</text:a><text:tab/>29</text:p>
          <text:p text:style-name="P460"><text:soft-page-break/><text:a xlink:type="simple" xlink:href="#__RefHeading___Toc1832_3850923094" text:style-name="Internet_20_link" text:visited-style-name="Internet_20_link">Gorgona</text:a><text:tab/>30</text:p>
          <text:p text:style-name="P460"><text:a xlink:type="simple" xlink:href="#__RefHeading___Toc1834_3850923094" text:style-name="Internet_20_link" text:visited-style-name="Internet_20_link">Gryf</text:a><text:tab/>30</text:p>
          <text:p text:style-name="P460"><text:a xlink:type="simple" xlink:href="#__RefHeading___Toc1836_3850923094" text:style-name="Internet_20_link" text:visited-style-name="Internet_20_link">Hadi</text:a><text:tab/>30</text:p>
          <text:p text:style-name="P463"><text:a xlink:type="simple" xlink:href="#__RefHeading___Toc2848_3430540378" text:style-name="Internet_20_link" text:visited-style-name="Internet_20_link">Hroznýš</text:a><text:tab/>30</text:p>
          <text:p text:style-name="P463"><text:a xlink:type="simple" xlink:href="#__RefHeading___Toc2850_3430540378" text:style-name="Internet_20_link" text:visited-style-name="Internet_20_link">Chřestýš</text:a><text:tab/>31</text:p>
          <text:p text:style-name="P463"><text:a xlink:type="simple" xlink:href="#__RefHeading___Toc2852_3430540378" text:style-name="Internet_20_link" text:visited-style-name="Internet_20_link">Kobra plivající</text:a><text:tab/>31</text:p>
          <text:p text:style-name="P463"><text:a xlink:type="simple" xlink:href="#__RefHeading___Toc2854_3430540378" text:style-name="Internet_20_link" text:visited-style-name="Internet_20_link">Mamba černá</text:a><text:tab/>31</text:p>
          <text:p text:style-name="P463"><text:a xlink:type="simple" xlink:href="#__RefHeading___Toc2856_3430540378" text:style-name="Internet_20_link" text:visited-style-name="Internet_20_link">Zmije</text:a><text:tab/>31</text:p>
          <text:p text:style-name="P460"><text:a xlink:type="simple" xlink:href="#__RefHeading___Toc1838_3850923094" text:style-name="Internet_20_link" text:visited-style-name="Internet_20_link">Harpyje</text:a><text:tab/>32</text:p>
          <text:p text:style-name="P460"><text:a xlink:type="simple" xlink:href="#__RefHeading___Toc1840_3850923094" text:style-name="Internet_20_link" text:visited-style-name="Internet_20_link">Hmyz</text:a><text:tab/>32</text:p>
          <text:p text:style-name="P463"><text:a xlink:type="simple" xlink:href="#__RefHeading___Toc2858_3430540378" text:style-name="Internet_20_link" text:visited-style-name="Internet_20_link">Brouk nosatec</text:a><text:tab/>32</text:p>
          <text:p text:style-name="P463"><text:a xlink:type="simple" xlink:href="#__RefHeading___Toc2860_3430540378" text:style-name="Internet_20_link" text:visited-style-name="Internet_20_link">Brouk ohnivec</text:a><text:tab/>33</text:p>
          <text:p text:style-name="P463"><text:a xlink:type="simple" xlink:href="#__RefHeading___Toc2862_3430540378" text:style-name="Internet_20_link" text:visited-style-name="Internet_20_link">Brouk ostnatec</text:a><text:tab/>33</text:p>
          <text:p text:style-name="P463"><text:a xlink:type="simple" xlink:href="#__RefHeading___Toc2864_3430540378" text:style-name="Internet_20_link" text:visited-style-name="Internet_20_link">Moucha zlodějka</text:a><text:tab/>33</text:p>
          <text:p text:style-name="P463"><text:a xlink:type="simple" xlink:href="#__RefHeading___Toc2866_3430540378" text:style-name="Internet_20_link" text:visited-style-name="Internet_20_link">Ploštice zelená</text:a><text:tab/>33</text:p>
          <text:p text:style-name="P463"><text:a xlink:type="simple" xlink:href="#__RefHeading___Toc2868_3430540378" text:style-name="Internet_20_link" text:visited-style-name="Internet_20_link">Roháč obří</text:a><text:tab/>33</text:p>
          <text:p text:style-name="P463"><text:a xlink:type="simple" xlink:href="#__RefHeading___Toc2870_3430540378" text:style-name="Internet_20_link" text:visited-style-name="Internet_20_link">Štír obří</text:a><text:tab/>34</text:p>
          <text:p text:style-name="P463"><text:a xlink:type="simple" xlink:href="#__RefHeading___Toc2872_3430540378" text:style-name="Internet_20_link" text:visited-style-name="Internet_20_link">Termit obří</text:a><text:tab/>34</text:p>
          <text:p text:style-name="P463"><text:a xlink:type="simple" xlink:href="#__RefHeading___Toc2874_3430540378" text:style-name="Internet_20_link" text:visited-style-name="Internet_20_link">Vážka jeskynní</text:a><text:tab/>34</text:p>
          <text:p text:style-name="P460"><text:a xlink:type="simple" xlink:href="#__RefHeading___Toc1842_3850923094" text:style-name="Internet_20_link" text:visited-style-name="Internet_20_link">Hnus plíživý</text:a><text:tab/>34</text:p>
          <text:p text:style-name="P460"><text:a xlink:type="simple" xlink:href="#__RefHeading___Toc1844_3850923094" text:style-name="Internet_20_link" text:visited-style-name="Internet_20_link">Jednorožec</text:a><text:tab/>35</text:p>
          <text:p text:style-name="P460"><text:a xlink:type="simple" xlink:href="#__RefHeading___Toc1848_3850923094" text:style-name="Internet_20_link" text:visited-style-name="Internet_20_link">Kostěj nesmrtelný</text:a><text:tab/>35</text:p>
          <text:p text:style-name="P460"><text:a xlink:type="simple" xlink:href="#__RefHeading___Toc1850_3850923094" text:style-name="Internet_20_link" text:visited-style-name="Internet_20_link">Keř dravý</text:a><text:tab/>36</text:p>
          <text:p text:style-name="P460"><text:a xlink:type="simple" xlink:href="#__RefHeading___Toc1852_3850923094" text:style-name="Internet_20_link" text:visited-style-name="Internet_20_link">Huňáč modrý</text:a><text:tab/>36</text:p>
          <text:p text:style-name="P460"><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460"><text:a xlink:type="simple" xlink:href="#__RefHeading___Toc2712_3430540378" text:style-name="Internet_20_link" text:visited-style-name="Internet_20_link">Hydra</text:a><text:tab/>37</text:p>
          <text:p text:style-name="P460"><text:a xlink:type="simple" xlink:href="#__RefHeading___Toc3608_3430540378" text:style-name="Internet_20_link" text:visited-style-name="Internet_20_link">Lesní tvorové</text:a><text:tab/>37</text:p>
          <text:p text:style-name="P463"><text:a xlink:type="simple" xlink:href="#__RefHeading___Toc3610_3430540378" text:style-name="Internet_20_link" text:visited-style-name="Internet_20_link">Dryáda</text:a><text:tab/>37</text:p>
          <text:p text:style-name="P463"><text:a xlink:type="simple" xlink:href="#__RefHeading___Toc3612_3430540378" text:style-name="Internet_20_link" text:visited-style-name="Internet_20_link">Oživlý strom</text:a><text:tab/>38</text:p>
          <text:p text:style-name="P460"><text:a xlink:type="simple" xlink:href="#__RefHeading___Toc1858_3850923094" text:style-name="Internet_20_link" text:visited-style-name="Internet_20_link">Lykantropové</text:a><text:tab/>38</text:p>
          <text:p text:style-name="P462"><text:a xlink:type="simple" xlink:href="#__RefHeading___Toc5558_4216715273" text:style-name="Internet_20_link" text:visited-style-name="Internet_20_link">Lidská vs zvířecí nátura lykantropů</text:a><text:tab/>39</text:p>
          <text:p text:style-name="P462"><text:a xlink:type="simple" xlink:href="#__RefHeading___Toc5560_4216715273" text:style-name="Internet_20_link" text:visited-style-name="Internet_20_link">Taktika boje</text:a><text:tab/>39</text:p>
          <text:p text:style-name="P462"><text:a xlink:type="simple" xlink:href="#__RefHeading___Toc5562_4216715273" text:style-name="Internet_20_link" text:visited-style-name="Internet_20_link"><text:span text:style-name="T1109">L</text:span></text:a><text:a xlink:type="simple" xlink:href="#__RefHeading___Toc5562_4216715273" text:style-name="Internet_20_link" text:visited-style-name="Internet_20_link"><text:span text:style-name="T1109">ykantropie</text:span></text:a><text:tab/>40</text:p>
          <text:p text:style-name="P463"><text:a xlink:type="simple" xlink:href="#__RefHeading___Toc2876_3430540378" text:style-name="Internet_20_link" text:visited-style-name="Internet_20_link">Kancodlak</text:a><text:tab/>40</text:p>
          <text:p text:style-name="P463"><text:a xlink:type="simple" xlink:href="#__RefHeading___Toc2878_3430540378" text:style-name="Internet_20_link" text:visited-style-name="Internet_20_link">Krysodlak</text:a><text:tab/>40</text:p>
          <text:p text:style-name="P463"><text:a xlink:type="simple" xlink:href="#__RefHeading___Toc2880_3430540378" text:style-name="Internet_20_link" text:visited-style-name="Internet_20_link">Medvědodlak</text:a><text:tab/>41</text:p>
          <text:p text:style-name="P463"><text:a xlink:type="simple" xlink:href="#__RefHeading___Toc2882_3430540378" text:style-name="Internet_20_link" text:visited-style-name="Internet_20_link">Tygrodlak</text:a><text:tab/>41</text:p>
          <text:p text:style-name="P463"><text:a xlink:type="simple" xlink:href="#__RefHeading___Toc2884_3430540378" text:style-name="Internet_20_link" text:visited-style-name="Internet_20_link">Vlkodlak</text:a><text:tab/>41</text:p>
          <text:p text:style-name="P460"><text:a xlink:type="simple" xlink:href="#__RefHeading___Toc5564_4216715273" text:style-name="Internet_20_link" text:visited-style-name="Internet_20_link">Medůza</text:a><text:tab/>41</text:p>
          <text:p text:style-name="P460"><text:a xlink:type="simple" xlink:href="#__RefHeading___Toc1862_3850923094" text:style-name="Internet_20_link" text:visited-style-name="Internet_20_link">Mořští tvorové</text:a><text:tab/>42</text:p>
          <text:p text:style-name="P463"><text:soft-page-break/><text:a xlink:type="simple" xlink:href="#__RefHeading___Toc2886_3430540378" text:style-name="Internet_20_link" text:visited-style-name="Internet_20_link">Kraken</text:a><text:tab/>42</text:p>
          <text:p text:style-name="P463"><text:a xlink:type="simple" xlink:href="#__RefHeading___Toc2888_3430540378" text:style-name="Internet_20_link" text:visited-style-name="Internet_20_link">Obří mořský had</text:a><text:tab/>42</text:p>
          <text:p text:style-name="P463"><text:a xlink:type="simple" xlink:href="#__RefHeading___Toc2890_3430540378" text:style-name="Internet_20_link" text:visited-style-name="Internet_20_link">Obří mořský koník</text:a><text:tab/>42</text:p>
          <text:p text:style-name="P463"><text:a xlink:type="simple" xlink:href="#__RefHeading___Toc2892_3430540378" text:style-name="Internet_20_link" text:visited-style-name="Internet_20_link">Obří krab</text:a><text:tab/>42</text:p>
          <text:p text:style-name="P463"><text:a xlink:type="simple" xlink:href="#__RefHeading___Toc3614_3430540378" text:style-name="Internet_20_link" text:visited-style-name="Internet_20_link">Panna mořská</text:a><text:tab/>42</text:p>
          <text:p text:style-name="P463"><text:a xlink:type="simple" xlink:href="#__RefHeading___Toc2894_3430540378" text:style-name="Internet_20_link" text:visited-style-name="Internet_20_link">Žralok</text:a><text:tab/>43</text:p>
          <text:p text:style-name="P460"><text:a xlink:type="simple" xlink:href="#__RefHeading___Toc2714_3430540378" text:style-name="Internet_20_link" text:visited-style-name="Internet_20_link">Nemrtví</text:a><text:tab/>43</text:p>
          <text:p text:style-name="P463"><text:a xlink:type="simple" xlink:href="#__RefHeading___Toc3616_3430540378" text:style-name="Internet_20_link" text:visited-style-name="Internet_20_link">kostlivec</text:a><text:tab/>44</text:p>
          <text:p text:style-name="P463"><text:a xlink:type="simple" xlink:href="#__RefHeading___Toc3618_3430540378" text:style-name="Internet_20_link" text:visited-style-name="Internet_20_link">zombie</text:a><text:tab/>44</text:p>
          <text:p text:style-name="P463"><text:a xlink:type="simple" xlink:href="#__RefHeading___Toc3620_3430540378" text:style-name="Internet_20_link" text:visited-style-name="Internet_20_link">ghůl</text:a><text:tab/>44</text:p>
          <text:p text:style-name="P463"><text:a xlink:type="simple" xlink:href="#__RefHeading___Toc3622_3430540378" text:style-name="Internet_20_link" text:visited-style-name="Internet_20_link">duch</text:a><text:tab/>44</text:p>
          <text:p text:style-name="P463"><text:a xlink:type="simple" xlink:href="#__RefHeading___Toc3624_3430540378" text:style-name="Internet_20_link" text:visited-style-name="Internet_20_link">přízrak</text:a><text:tab/>44</text:p>
          <text:p text:style-name="P463"><text:a xlink:type="simple" xlink:href="#__RefHeading___Toc3626_3430540378" text:style-name="Internet_20_link" text:visited-style-name="Internet_20_link">fext</text:a><text:tab/>44</text:p>
          <text:p text:style-name="P463"><text:a xlink:type="simple" xlink:href="#__RefHeading___Toc3628_3430540378" text:style-name="Internet_20_link" text:visited-style-name="Internet_20_link">mumie</text:a><text:tab/>45</text:p>
          <text:p text:style-name="P463"><text:a xlink:type="simple" xlink:href="#__RefHeading___Toc3630_3430540378" text:style-name="Internet_20_link" text:visited-style-name="Internet_20_link">spektra</text:a><text:tab/>45</text:p>
          <text:p text:style-name="P463"><text:a xlink:type="simple" xlink:href="#__RefHeading___Toc3632_3430540378" text:style-name="Internet_20_link" text:visited-style-name="Internet_20_link">upír</text:a><text:tab/>45</text:p>
          <text:p text:style-name="P460"><text:a xlink:type="simple" xlink:href="#__RefHeading___Toc2716_3430540378" text:style-name="Internet_20_link" text:visited-style-name="Internet_20_link">Netvor bahenní</text:a><text:tab/>46</text:p>
          <text:p text:style-name="P460"><text:a xlink:type="simple" xlink:href="#__RefHeading___Toc1864_3850923094" text:style-name="Internet_20_link" text:visited-style-name="Internet_20_link">Nevidění</text:a><text:tab/>46</text:p>
          <text:p text:style-name="P460"><text:a xlink:type="simple" xlink:href="#__RefHeading___Toc2718_3430540378" text:style-name="Internet_20_link" text:visited-style-name="Internet_20_link">Nezmar</text:a><text:tab/>48</text:p>
          <text:p text:style-name="P460"><text:a xlink:type="simple" xlink:href="#__RefHeading___Toc2720_3430540378" text:style-name="Internet_20_link" text:visited-style-name="Internet_20_link">Nymfa</text:a><text:tab/>48</text:p>
          <text:p text:style-name="P460"><text:a xlink:type="simple" xlink:href="#__RefHeading___Toc1866_3850923094" text:style-name="Internet_20_link" text:visited-style-name="Internet_20_link">Obr</text:a><text:tab/>48</text:p>
          <text:p text:style-name="P460"><text:a xlink:type="simple" xlink:href="#__RefHeading___Toc1868_3850923094" text:style-name="Internet_20_link" text:visited-style-name="Internet_20_link">Ogloj-chorchoj</text:a><text:tab/>49</text:p>
          <text:p text:style-name="P460"><text:a xlink:type="simple" xlink:href="#__RefHeading___Toc2722_3430540378" text:style-name="Internet_20_link" text:visited-style-name="Internet_20_link">Oči plíživé</text:a><text:tab/>49</text:p>
          <text:p text:style-name="P460"><text:a xlink:type="simple" xlink:href="#__RefHeading___Toc1872_3850923094" text:style-name="Internet_20_link" text:visited-style-name="Internet_20_link">Pavouci</text:a><text:tab/>50</text:p>
          <text:p text:style-name="P463"><text:a xlink:type="simple" xlink:href="#__RefHeading___Toc2896_3430540378" text:style-name="Internet_20_link" text:visited-style-name="Internet_20_link">Křižák obří</text:a><text:tab/>50</text:p>
          <text:p text:style-name="P463"><text:a xlink:type="simple" xlink:href="#__RefHeading___Toc2898_3430540378" text:style-name="Internet_20_link" text:visited-style-name="Internet_20_link">Pavouk zelený</text:a><text:tab/>50</text:p>
          <text:p text:style-name="P460"><text:a xlink:type="simple" xlink:href="#__RefHeading___Toc2728_3430540378" text:style-name="Internet_20_link" text:visited-style-name="Internet_20_link">Pavoučnatka</text:a><text:tab/>50</text:p>
          <text:p text:style-name="P460"><text:a xlink:type="simple" xlink:href="#__RefHeading___Toc1874_3850923094" text:style-name="Internet_20_link" text:visited-style-name="Internet_20_link">Pegas</text:a><text:tab/>51</text:p>
          <text:p text:style-name="P460"><text:a xlink:type="simple" xlink:href="#__RefHeading___Toc1876_3850923094" text:style-name="Internet_20_link" text:visited-style-name="Internet_20_link">Permoník</text:a><text:tab/>51</text:p>
          <text:p text:style-name="P460"><text:a xlink:type="simple" xlink:href="#__RefHeading___Toc1878_3850923094" text:style-name="Internet_20_link" text:visited-style-name="Internet_20_link">Poletucha</text:a><text:tab/>51</text:p>
          <text:p text:style-name="P460"><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460"><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463"><text:a xlink:type="simple" xlink:href="#__RefHeading___Toc2900_3430540378" text:style-name="Internet_20_link" text:visited-style-name="Internet_20_link">Orel stříbrný</text:a><text:tab/>52</text:p>
          <text:p text:style-name="P463"><text:a xlink:type="simple" xlink:href="#__RefHeading___Toc2902_3430540378" text:style-name="Internet_20_link" text:visited-style-name="Internet_20_link">Orel královský</text:a><text:tab/>52</text:p>
          <text:p text:style-name="P463"><text:a xlink:type="simple" xlink:href="#__RefHeading___Toc2904_3430540378" text:style-name="Internet_20_link" text:visited-style-name="Internet_20_link">Pták noh</text:a><text:tab/>53</text:p>
          <text:p text:style-name="P460"><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463"><text:a xlink:type="simple" xlink:href="#__RefHeading___Toc2906_3430540378" text:style-name="Internet_20_link" text:visited-style-name="Internet_20_link">Goblin</text:a><text:tab/>53</text:p>
          <text:p text:style-name="P463"><text:a xlink:type="simple" xlink:href="#__RefHeading___Toc2908_3430540378" text:style-name="Internet_20_link" text:visited-style-name="Internet_20_link">Sarkon</text:a><text:tab/>53</text:p>
          <text:p text:style-name="P463"><text:a xlink:type="simple" xlink:href="#__RefHeading___Toc2910_3430540378" text:style-name="Internet_20_link" text:visited-style-name="Internet_20_link">Skřet</text:a><text:tab/>53</text:p>
          <text:p text:style-name="P460"><text:a xlink:type="simple" xlink:href="#__RefHeading___Toc2732_3430540378" text:style-name="Internet_20_link" text:visited-style-name="Internet_20_link">Skvrna barevná</text:a><text:tab/>53</text:p>
          <text:p text:style-name="P460"><text:soft-page-break/><text:a xlink:type="simple" xlink:href="#__RefHeading___Toc2734_3430540378" text:style-name="Internet_20_link" text:visited-style-name="Internet_20_link">Slizovec</text:a><text:tab/>54</text:p>
          <text:p text:style-name="P460"><text:a xlink:type="simple" xlink:href="#__RefHeading___Toc3514_3430540378" text:style-name="Internet_20_link" text:visited-style-name="Internet_20_link">Socha oživlá</text:a><text:tab/>54</text:p>
          <text:p text:style-name="P463"><text:a xlink:type="simple" xlink:href="#__RefHeading___Toc3634_3430540378" text:style-name="Internet_20_link" text:visited-style-name="Internet_20_link">Kamenná socha</text:a><text:tab/>55</text:p>
          <text:p text:style-name="P463"><text:a xlink:type="simple" xlink:href="#__RefHeading___Toc3636_3430540378" text:style-name="Internet_20_link" text:visited-style-name="Internet_20_link">Křišťálová socha</text:a><text:tab/>55</text:p>
          <text:p text:style-name="P463"><text:a xlink:type="simple" xlink:href="#__RefHeading___Toc3638_3430540378" text:style-name="Internet_20_link" text:visited-style-name="Internet_20_link">Železná socha</text:a><text:tab/>55</text:p>
          <text:p text:style-name="P460"><text:a xlink:type="simple" xlink:href="#__RefHeading___Toc2736_3430540378" text:style-name="Internet_20_link" text:visited-style-name="Internet_20_link">Vampýr</text:a><text:tab/>55</text:p>
          <text:p text:style-name="P460"><text:a xlink:type="simple" xlink:href="#__RefHeading___Toc1886_3850923094" text:style-name="Internet_20_link" text:visited-style-name="Internet_20_link">Vodník</text:a><text:tab/>56</text:p>
          <text:p text:style-name="P460"><text:a xlink:type="simple" xlink:href="#__RefHeading___Toc2740_3430540378" text:style-name="Internet_20_link" text:visited-style-name="Internet_20_link">Všežrout odporný</text:a><text:tab/>56</text:p>
          <text:p text:style-name="P460"><text:a xlink:type="simple" xlink:href="#__RefHeading___Toc2742_3430540378" text:style-name="Internet_20_link" text:visited-style-name="Internet_20_link">Vzluha</text:a><text:tab/>56</text:p>
          <text:p text:style-name="P460"><text:a xlink:type="simple" xlink:href="#__RefHeading___Toc1888_3850923094" text:style-name="Internet_20_link" text:visited-style-name="Internet_20_link">Zlobr</text:a><text:tab/>57</text:p>
          <text:p text:style-name="P460"><text:a xlink:type="simple" xlink:href="#__RefHeading___Toc1890_3850923094" text:style-name="Internet_20_link" text:visited-style-name="Internet_20_link">Zvířata</text:a><text:tab/>58</text:p>
          <text:p text:style-name="P463"><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463"><text:a xlink:type="simple" xlink:href="#__RefHeading___Toc2912_3430540378" text:style-name="Internet_20_link" text:visited-style-name="Internet_20_link">Bizon</text:a><text:tab/>58</text:p>
          <text:p text:style-name="P463"><text:a xlink:type="simple" xlink:href="#__RefHeading___Toc2914_3430540378" text:style-name="Internet_20_link" text:visited-style-name="Internet_20_link">Hejno krys</text:a><text:tab/>58</text:p>
          <text:p text:style-name="P463"><text:a xlink:type="simple" xlink:href="#__RefHeading___Toc2916_3430540378" text:style-name="Internet_20_link" text:visited-style-name="Internet_20_link">Obří krysa</text:a><text:tab/>59</text:p>
          <text:p text:style-name="P463"><text:a xlink:type="simple" xlink:href="#__RefHeading___Toc2918_3430540378" text:style-name="Internet_20_link" text:visited-style-name="Internet_20_link">Hejno netopýrů</text:a><text:tab/>59</text:p>
          <text:p text:style-name="P463"><text:a xlink:type="simple" xlink:href="#__RefHeading___Toc2920_3430540378" text:style-name="Internet_20_link" text:visited-style-name="Internet_20_link">Kanec</text:a><text:tab/>59</text:p>
          <text:p text:style-name="P463"><text:a xlink:type="simple" xlink:href="#__RefHeading___Toc2922_3430540378" text:style-name="Internet_20_link" text:visited-style-name="Internet_20_link">Kůň</text:a><text:tab/>59</text:p>
          <text:p text:style-name="P463"><text:a xlink:type="simple" xlink:href="#__RefHeading___Toc2924_3430540378" text:style-name="Internet_20_link" text:visited-style-name="Internet_20_link">Lasička obří</text:a><text:tab/>59</text:p>
          <text:p text:style-name="P463"><text:a xlink:type="simple" xlink:href="#__RefHeading___Toc2926_3430540378" text:style-name="Internet_20_link" text:visited-style-name="Internet_20_link">Lev</text:a><text:tab/>60</text:p>
          <text:p text:style-name="P463"><text:a xlink:type="simple" xlink:href="#__RefHeading___Toc2928_3430540378" text:style-name="Internet_20_link" text:visited-style-name="Internet_20_link">Medvěd</text:a><text:tab/>60</text:p>
          <text:p text:style-name="P463"><text:a xlink:type="simple" xlink:href="#__RefHeading___Toc2932_3430540378" text:style-name="Internet_20_link" text:visited-style-name="Internet_20_link">Muflon</text:a><text:tab/>60</text:p>
          <text:p text:style-name="P463"><text:a xlink:type="simple" xlink:href="#__RefHeading___Toc2934_3430540378" text:style-name="Internet_20_link" text:visited-style-name="Internet_20_link">Nosorožec</text:a><text:tab/>60</text:p>
          <text:p text:style-name="P463"><text:a xlink:type="simple" xlink:href="#__RefHeading___Toc2936_3430540378" text:style-name="Internet_20_link" text:visited-style-name="Internet_20_link">Obří kůň</text:a><text:tab/>60</text:p>
          <text:p text:style-name="P463"><text:a xlink:type="simple" xlink:href="#__RefHeading___Toc2938_3430540378" text:style-name="Internet_20_link" text:visited-style-name="Internet_20_link">Obří netopýr</text:a><text:tab/>60</text:p>
          <text:p text:style-name="P463"><text:a xlink:type="simple" xlink:href="#__RefHeading___Toc2940_3430540378" text:style-name="Internet_20_link" text:visited-style-name="Internet_20_link">Panter</text:a><text:tab/>61</text:p>
          <text:p text:style-name="P463"><text:a xlink:type="simple" xlink:href="#__RefHeading___Toc2942_3430540378" text:style-name="Internet_20_link" text:visited-style-name="Internet_20_link">Puma</text:a><text:tab/>61</text:p>
          <text:p text:style-name="P463"><text:a xlink:type="simple" xlink:href="#__RefHeading___Toc2944_3430540378" text:style-name="Internet_20_link" text:visited-style-name="Internet_20_link">Rys</text:a><text:tab/>61</text:p>
          <text:p text:style-name="P463"><text:a xlink:type="simple" xlink:href="#__RefHeading___Toc2946_3430540378" text:style-name="Internet_20_link" text:visited-style-name="Internet_20_link">Slon</text:a><text:tab/>61</text:p>
          <text:p text:style-name="P463"><text:a xlink:type="simple" xlink:href="#__RefHeading___Toc2948_3430540378" text:style-name="Internet_20_link" text:visited-style-name="Internet_20_link">Tygr královský</text:a><text:tab/>61</text:p>
          <text:p text:style-name="P463"><text:a xlink:type="simple" xlink:href="#__RefHeading___Toc2950_3430540378" text:style-name="Internet_20_link" text:visited-style-name="Internet_20_link">Tygr divoký</text:a><text:tab/>61</text:p>
          <text:p text:style-name="P463"><text:a xlink:type="simple" xlink:href="#__RefHeading___Toc2954_3430540378" text:style-name="Internet_20_link" text:visited-style-name="Internet_20_link">Varan obří</text:a><text:tab/>61</text:p>
          <text:p text:style-name="P463"><text:a xlink:type="simple" xlink:href="#__RefHeading___Toc2956_3430540378" text:style-name="Internet_20_link" text:visited-style-name="Internet_20_link">Vlk</text:a><text:tab/>61</text:p>
          <text:p text:style-name="P463"><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180"/>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465" text:outline-level="2"><text:bookmark-start text:name="__RefHeading___Toc462_36631795"/>TODO:<text:bookmark-end text:name="__RefHeading___Toc462_36631795"/></text:h>
      <text:p text:style-name="P58">Zv<text:span text:style-name="T978">ážit Hlen zelený (Marky ho chtěl)</text:span></text:p>
      <text:p text:style-name="P61">TODO: Heslo hadi možná rozšířit na plazi (všichni jsou studenokrevní a kladou vejce)</text:p>
      <text:h text:style-name="P518" text:outline-level="1"><text:bookmark-start text:name="__RefHeading___Toc5508_4216715273"/>Vedení hry<text:bookmark-end text:name="__RefHeading___Toc5508_4216715273"/></text:h>
      <text:h text:style-name="Heading_20_2" text:outline-level="2"><text:bookmark-start text:name="__RefHeading___Toc5510_4216715273"/>Nestvůry <text:span text:style-name="T982">a protivníci</text:span><text:bookmark-end text:name="__RefHeading___Toc5510_4216715273"/></text:h>
      <text:h text:style-name="P519" text:outline-level="3"><text:bookmark-start text:name="__RefHeading___Toc5512_4216715273"/>Kříženci, obří varianty<text:bookmark-end text:name="__RefHeading___Toc5512_4216715273"/></text:h>
      <text:p text:style-name="P60">/<text:span text:style-name="T982">* Je vůbec potřeba tohle říkat? Není lepší nechat to na PJovi/konkrétním světě? */</text:span></text:p>
      <text:p text:style-name="P60">- <text:span text:style-name="T841">obří brouci, pavouci, hadi, červi, krysy a podobně</text:span></text:p>
      <text:p text:style-name="P60">- <text:s/><text:span text:style-name="T841">kentauři, harpyje</text:span></text:p>
      <text:p text:style-name="P60">- <text:span text:style-name="T851">obři</text:span></text:p>
      <text:p text:style-name="P60"><text:span text:style-name="T840">Jsou to výsledky magických experimentů, </text:span><text:span text:style-name="T12">povětšinou</text:span><text:span text:style-name="T840"> vyšlechtěné jako stráže nebo nestvůry v armádách temných mágů. Časem zdivočely.</text:span></text:p>
      <text:h text:style-name="P520" text:outline-level="3"><text:bookmark-start text:name="__RefHeading___Toc466_36631795"/>Duše<text:bookmark-end text:name="__RefHeading___Toc466_36631795"/></text:h>
      <text:p text:style-name="P59">TODO: Ještě víc to zkrátit a říct jen, co znamená proškrtnutá kolonka Duše.</text:p>
      <text:p text:style-name="P60">Duše před<text:span text:style-name="T835">stavuje nesmrtelnou, nehmotnou </text:span><text:span text:style-name="T3">č</text:span><text:span text:style-name="T9">ást</text:span><text:span text:style-name="T835">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836">duševní</text:span><text:span text:style-name="T835"> zranění.<text:line-break/><text:tab/></text:span><text:span text:style-name="T3">Duše souvisí s kouzly a magií – tvorové, kteří nemají duši, nemohou kouzlit ani používat kouzelné předměty. Mohou ale použí</text:span><text:soft-page-break/><text:span text:style-name="T3">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466" text:outline-level="2"><text:bookmark-start text:name="__RefHeading___Toc5514_4216715273"/>Výrobky ze vzácných surovin<text:bookmark-end text:name="__RefHeading___Toc5514_4216715273"/></text:h>
      <text:h text:style-name="P498" text:outline-level="4"><text:span text:style-name="Emphasis"><text:span text:style-name="T1469">Amulet z rohu jednorožce</text:span></text:span></text:h>
      <text:p text:style-name="P126"><text:span text:style-name="Emphasis"><text:span text:style-name="T1373">Prodej:</text:span></text:span><text:span text:style-name="Emphasis"><text:span text:style-name="T1132"> </text:span></text:span><text:span text:style-name="Emphasis"><text:span text:style-name="T1173">1</text:span></text:span><text:span text:style-name="Emphasis"><text:span text:style-name="T1132">00 zl</text:span></text:span></text:p>
      <text:p text:style-name="P10"><text:span text:style-name="Emphasis"><text:span text:style-name="T1174">Tento amulet </text:span></text:span><text:span text:style-name="Emphasis"><text:span text:style-name="T348">dává svému nositeli imunitu na všechny jedy a nemoci. </text:span></text:span><text:span text:style-name="Emphasis"><text:span text:style-name="T1175">Stávající nákazu nebo otravu nevyléčí, pouze brání novým.</text:span></text:span></text:p>
      <text:h text:style-name="P499" text:outline-level="4"><text:span text:style-name="Emphasis"><text:span text:style-name="T1472">Amulet věčného života</text:span></text:span></text:h>
      <text:p text:style-name="P128"><text:span text:style-name="Emphasis"><text:span text:style-name="T1472">Prodej: 300 zl</text:span></text:span></text:p>
      <text:p text:style-name="P128"><text:span text:style-name="Emphasis"><text:span text:style-name="T1176">Tento amulet vypadá jako seschlé srdce o velikosti vlašského ořechu. Ten, kdo ho nosí, normálně stárne, ale nemůže umřít věkem.</text:span></text:span></text:p>
      <text:h text:style-name="P500" text:outline-level="4"><text:span text:style-name="Emphasis"><text:span text:style-name="T1373">Elixír mládí</text:span></text:span></text:h>
      <text:p text:style-name="P88"><text:span text:style-name="Emphasis"><text:span text:style-name="T1373">Prodej:</text:span></text:span><text:span text:style-name="Emphasis"><text:span text:style-name="T1132"> 200 zl</text:span></text:span></text:p>
      <text:p text:style-name="P89"><text:span text:style-name="Emphasis"><text:span text:style-name="T1134">Pravidelné užívání </text:span></text:span><text:span text:style-name="Emphasis"><text:span text:style-name="T884">elixíru mládí</text:span></text:span><text:span text:style-name="Emphasis"><text:span text:style-name="T1134"> </text:span></text:span><text:span text:style-name="Emphasis"><text:span text:style-name="T1143">zastaví</text:span></text:span><text:span text:style-name="Emphasis"><text:span text:style-name="T1134"> stárnutí. Jeden flakón vydrží pro jednu osobu na sedm let. </text:span></text:span><text:span text:style-name="Emphasis"><text:span text:style-name="T1135">Když někdo vypije celý flakón najednou, omládne na polovinu svého věku.</text:span></text:span></text:p>
      <text:h text:style-name="P501" text:outline-level="4"><text:soft-page-break/><text:span text:style-name="Strong_20_Emphasis"><text:span text:style-name="T1447">Lampa z brouka ohnivce</text:span></text:span></text:h>
      <text:p text:style-name="P109"><text:span text:style-name="Emphasis"><text:span text:style-name="T866">Prodej:</text:span></text:span><text:span text:style-name="Emphasis"><text:span text:style-name="T1133"> </text:span></text:span><text:span text:style-name="Emphasis"><text:span text:style-name="T1156">12</text:span></text:span><text:span text:style-name="Emphasis"><text:span text:style-name="T1133"> zl</text:span></text:span></text:p>
      <text:p text:style-name="P115"><text:span text:style-name="Emphasis"><text:span text:style-name="T1154">Tato kouzelná lampa trvale svítí tlumeným, rudooranžovým světlem. </text:span></text:span><text:span text:style-name="Emphasis"><text:span text:style-name="T1155">Pro člověka na čtení nestačí, pro elfa ano.</text:span></text:span></text:p>
      <text:h text:style-name="Heading_20_4" text:outline-level="4"><text:span text:style-name="Strong_20_Emphasis">Lektvar dračího zraku</text:span></text:h>
      <text:p text:style-name="Text_20_body"><text:span text:style-name="Emphasis"><text:span text:style-name="T866">Prodej:</text:span></text:span><text:span text:style-name="Emphasis"><text:span text:style-name="T1133"> </text:span></text:span><text:span text:style-name="Emphasis"><text:span text:style-name="T1137">6</text:span></text:span><text:span text:style-name="Emphasis"><text:span text:style-name="T1136">0</text:span></text:span><text:span text:style-name="Emphasis"><text:span text:style-name="T1133"> zl<text:line-break/></text:span></text:span><text:span text:style-name="Emphasis">Působení:</text:span><text:span text:style-name="Emphasis"><text:span text:style-name="T1109"> několik minut</text:span></text:span></text:p>
      <text:p text:style-name="P90"><text:span text:style-name="Emphasis"><text:span text:style-name="T1109">Tento lektvar poskytne současně výhody </text:span></text:span><text:span text:style-name="Emphasis">elfského zraku</text:span><text:span text:style-name="Emphasis"><text:span text:style-name="T1109"> a </text:span></text:span><text:span text:style-name="Emphasis">infravidění</text:span><text:span text:style-name="Emphasis"><text:span text:style-name="T1109">.</text:span></text:span></text:p>
      <text:h text:style-name="P500" text:outline-level="4"><text:bookmark-start text:name="__RefHeading___Toc5516_4216715273"/><text:span text:style-name="Emphasis">Lektvar hypnózy</text:span><text:bookmark-end text:name="__RefHeading___Toc5516_4216715273"/></text:h>
      <text:p text:style-name="P67"><text:span text:style-name="Emphasis"><text:span text:style-name="T866">Prodej:</text:span></text:span><text:span text:style-name="Emphasis"><text:span text:style-name="T1133"> 12 zl<text:line-break/></text:span></text:span><text:span text:style-name="Emphasis">Působení:</text:span> několik minut<text:line-break/><text:line-break/>Ten, kdo <text:span text:style-name="Emphasis">lektvar hypnózy</text:span> vypije, na několik minut upadne do hlubokého transu a bude plnit všechny příkazy, <text:span text:style-name="T1236">ať je vysloví kdokoliv,</text:span> jako kdyby byl pod vlivem kouzla <text:span text:style-name="Emphasis">hypnóza</text:span>.</text:p>
      <text:h text:style-name="P502" text:outline-level="4">Lektvar metamorfózy</text:h>
      <text:p text:style-name="P130"><text:span text:style-name="Emphasis"><text:span text:style-name="T866">Prodej:</text:span></text:span><text:span text:style-name="Emphasis"><text:span text:style-name="T1133"> </text:span></text:span><text:span text:style-name="Emphasis"><text:span text:style-name="T1179">4</text:span></text:span><text:span text:style-name="Emphasis"><text:span text:style-name="T1165">0</text:span></text:span><text:span text:style-name="Emphasis"><text:span text:style-name="T1133"> zl<text:line-break/></text:span></text:span><text:span text:style-name="Emphasis">Působení:</text:span> několik minut</text:p>
      <text:p text:style-name="P132">Po vypití tohoto lektvaru se proměníš do <text:span text:style-name="T1477">živého</text:span> tvora, jehož vzorek byl použit při výrobě lektvaru. Získáš jeho fyzickou podobu a tedy Fyzičku, Finesu, velikost, Životy, smysly a případné přirozené zbraně a zbroj, ale nezískáš jeho schopnosti. <text:span text:style-name="T1478">Cílový tvor nemůže být větší než kůň.</text:span></text:p>
      <text:h text:style-name="P503" text:outline-level="4"><text:soft-page-break/>Lektvar nezranitelnosti</text:h>
      <text:p text:style-name="P171"><text:span text:style-name="Emphasis"><text:span text:style-name="T866">Prodej:</text:span></text:span><text:span text:style-name="Emphasis"><text:span text:style-name="T1133"> </text:span></text:span><text:span text:style-name="Emphasis"><text:span text:style-name="T1205">33</text:span></text:span><text:span text:style-name="Emphasis"><text:span text:style-name="T1165">0</text:span></text:span><text:span text:style-name="Emphasis"><text:span text:style-name="T1133"> zl<text:line-break/></text:span></text:span><text:span text:style-name="Emphasis">Působení:</text:span> několik minut</text:p>
      <text:p text:style-name="P171"><text:span text:style-name="T1543">Po dobu působení tohoto lektvaru tě je</text:span> možné zranit pouze sklem (šíp<text:span text:style-name="T1543">em</text:span> se skleněným hrotem, skleněnou dýkou a podobně) <text:span text:style-name="T1543">nebo</text:span> duševním útokem. <text:span text:style-name="T1543">Kromě toho jsi ale zranitelný</text:span> svěcenou vodou <text:span text:style-name="T1543">a každé kolo pobytu na přímém slunečním světle tě zraňuje za 3kz (t</text:span><text:span text:style-name="T374">oto zranění ne</text:span><text:span text:style-name="T366">může</text:span><text:span text:style-name="T374">š nijak snížit)</text:span>. Rány po jakémkoliv jiném útoku se <text:span text:style-name="T1543">ti</text:span> okamžitě zacelí a vůbec <text:span text:style-name="T1543">ti</text:span> neuberou životy.</text:p>
      <text:h text:style-name="P517" text:outline-level="4">Lektvar regenerace</text:h>
      <text:p text:style-name="P661"><text:span text:style-name="T860">Prodej:</text:span> <text:span text:style-name="T1556">6</text:span>0 zl<text:line-break/><text:span text:style-name="T860">Působení:</text:span> několik minut</text:p>
      <text:p text:style-name="P661">Každé kolo po dobu působení se ti vyléčí 1 život.</text:p>
      <text:h text:style-name="P504" text:outline-level="4">Lektvar ticha</text:h>
      <text:p text:style-name="P130"><text:span text:style-name="Emphasis"><text:span text:style-name="T866">Prodej:</text:span></text:span><text:span text:style-name="Emphasis"><text:span text:style-name="T1133"> </text:span></text:span><text:span text:style-name="Emphasis"><text:span text:style-name="T1165">30</text:span></text:span><text:span text:style-name="Emphasis"><text:span text:style-name="T1133"> zl<text:line-break/></text:span></text:span><text:span text:style-name="Emphasis">Působení:</text:span> několik minut</text:p>
      <text:p text:style-name="P131">Po dobu trvání v krátké vzdálenosti kolem tebe nejsou slyšet žádné zvuky a nejdou tam tedy ani sesílat kouzla.</text:p>
      <text:h text:style-name="P505" text:outline-level="4">Lektvar z krve medůzy</text:h>
      <text:p text:style-name="P130"><text:span text:style-name="Emphasis"><text:span text:style-name="T866">Prodej:</text:span></text:span><text:span text:style-name="Emphasis"><text:span text:style-name="T1133"> </text:span></text:span><text:span text:style-name="Emphasis"><text:span text:style-name="T1144">75</text:span></text:span><text:span text:style-name="Emphasis"><text:span text:style-name="T1133"> zl</text:span></text:span></text:p>
      <text:p text:style-name="P11">Tento lektvar ti okamžitě 5kz + 3 životů. Další léčivý lektvar libovolného druhu na tebe bude účinkovat nejdříve za několik minut a pouze pokud ses mezitím doléčil do plných životů.</text:p>
      <text:h text:style-name="P506" text:outline-level="4"><text:soft-page-break/>Nápoj lásky</text:h>
      <text:p text:style-name="P125"><text:span text:style-name="Emphasis"><text:span text:style-name="T866">Prodej:</text:span></text:span><text:span text:style-name="Emphasis"><text:span text:style-name="T1133"> </text:span></text:span><text:span text:style-name="Emphasis"><text:span text:style-name="T1109">10</text:span></text:span><text:span text:style-name="Emphasis"><text:span text:style-name="T1165">0</text:span></text:span><text:span text:style-name="Emphasis"><text:span text:style-name="T1133"> zl</text:span></text:span></text:p>
      <text:p text:style-name="P125"><text:span text:style-name="Emphasis"><text:span text:style-name="T1109">Ten, kdo </text:span></text:span><text:span text:style-name="Emphasis"><text:span text:style-name="T860">nápoj lásky</text:span></text:span><text:span text:style-name="Emphasis"><text:span text:style-name="T1109"> vypije, se hluboce a vášnivě zamiluje do toho, kdo mu ho podal. </text:span></text:span><text:span text:style-name="Emphasis"><text:span text:style-name="T1172">Stejně jako pravá láska ale ani tato nemusí vydržet dlouho.</text:span></text:span></text:p>
      <text:h text:style-name="Heading_20_4" text:outline-level="4"><text:bookmark-start text:name="__RefHeading___Toc5518_4216715273"/>Rychletuhnoucí sliz<text:bookmark-end text:name="__RefHeading___Toc5518_4216715273"/></text:h>
      <text:p text:style-name="P63">Prodej:<text:span text:style-name="T1109"> 12 zl</text:span></text:p>
      <text:p text:style-name="P68"><text:span text:style-name="T87">Bělavý s</text:span><text:span text:style-name="T1243">liz ve skleněné </text:span><text:span text:style-name="T88">l</text:span><text:span text:style-name="T89">áhvi</text:span><text:span text:style-name="T1243">. Při kontaktu s čímkoliv pevným okamžitě zatuhne a je pak pevný jako kámen.</text:span></text:p>
      <text:h text:style-name="P507" text:outline-level="4">Sliny hydry</text:h>
      <text:p text:style-name="P118"><text:span text:style-name="T860">Prodej:</text:span> <text:span text:style-name="T1483">6</text:span> zl <text:span text:style-name="T1482">za flakón</text:span><text:line-break/><text:span text:style-name="T896">Hod flakónem:</text:span><text:span text:style-name="T1462"> Finesa + k6, zranění 5kz </text:span><text:span text:style-name="T1231">žíravinou</text:span><text:span text:style-name="T1462"> (odečítá se zbroj)</text:span></text:p>
      <text:p text:style-name="P136">Sliny hydry jsou silná žíravina. Rozpouští i kovy, jeden flakón vystačí zhruba na jeden zámek.</text:p>
      <text:h text:style-name="P508" text:outline-level="4">Výtažek z plíživého hnusu</text:h>
      <text:p text:style-name="P117"><text:span text:style-name="T860">Prodej:</text:span> 15 zl<text:line-break/><text:span text:style-name="T896">Hod flakónem:</text:span><text:span text:style-name="T1462"> Finesa + k6, zranění 6kz </text:span><text:span text:style-name="T1231">žíravinou</text:span><text:span text:style-name="T1462"> (odečítá se zbroj)</text:span></text:p>
      <text:p text:style-name="P119"><text:span text:style-name="T1461">Tento flakón obsahuje hustou páchnoucí fialovou tekutinu, která rozežírá </text:span>všechny <text:span text:style-name="T1461">organické</text:span> látky <text:span text:style-name="T1461">(</text:span>kůži, maso, kosti, dřevo <text:span text:style-name="T1461">a podobně)</text:span>. <text:span text:style-name="T1461">Anorganické látky (k</text:span>ov, kámen <text:span text:style-name="T1461">atd.)</text:span> nepoškodí.</text:p>
      <text:h text:style-name="Heading_20_4" text:outline-level="4"><text:bookmark-start text:name="__RefHeading___Toc5520_4216715273"/>Zbroj z kůže baziliška<text:bookmark-end text:name="__RefHeading___Toc5520_4216715273"/></text:h>
      <text:p text:style-name="Text_20_body"><text:span text:style-name="T860">Prodej:</text:span> 15 zl</text:p>
      <text:p text:style-name="P66"><text:span text:style-name="T1330">Tato lehká zbroj má kvalitu 1, proti </text:span><text:span text:style-name="T1224">žíravi</text:span><text:span text:style-name="T1230">ně</text:span><text:span text:style-name="T1330"> 2.</text:span></text:p>
      <text:h text:style-name="P509" text:outline-level="4"><text:bookmark-start text:name="__RefHeading___Toc5522_4216715273"/><text:soft-page-break/><text:span text:style-name="Emphasis"><text:span text:style-name="T458">Žíravý dech baziliška</text:span></text:span><text:bookmark-end text:name="__RefHeading___Toc5522_4216715273"/></text:h>
      <text:p text:style-name="Text_20_body"><text:span text:style-name="Emphasis">Prodej:</text:span><text:span text:style-name="Emphasis"><text:span text:style-name="T1109"> 6 zl</text:span></text:span></text:p>
      <text:p text:style-name="P65"><text:span text:style-name="Emphasis"><text:span text:style-name="T446">Útok:</text:span></text:span><text:span text:style-name="Emphasis"><text:span text:style-name="T383"> Finesa + k6 proti Finese, zranění 4kz </text:span></text:span><text:span text:style-name="Emphasis"><text:span text:style-name="T1226">žíravinou<text:line-break/></text:span></text:span><text:span text:style-name="Emphasis"><text:span text:style-name="T446">Rozsah:</text:span></text:span><text:span text:style-name="Emphasis"><text:span text:style-name="T383"> vše v </text:span></text:span><text:span text:style-name="Emphasis"><text:span text:style-name="T446">kontaktní vzdálenosti</text:span></text:span><text:span text:style-name="Emphasis"><text:span text:style-name="T383"> od flakónu</text:span></text:span></text:p>
      <text:p text:style-name="P65"><text:span text:style-name="Emphasis"><text:span text:style-name="T384">Flakón s plynem z plic baziliška.</text:span></text:span></text:p>
      <text:h text:style-name="Heading_20_1" text:outline-level="1"><text:bookmark-start text:name="__RefHeading___Toc464_36631795"/>B<text:span text:style-name="T834">estiář</text:span><text:bookmark-end text:name="__RefHeading___Toc464_36631795"/></text:h>
      <text:p text:style-name="P122"><text:span text:style-name="T984">/</text:span><text:span text:style-name="T1044">* Velikost 3 (7 kg) */</text:span></text:p>
      <text:p text:style-name="P96"><text:span text:style-name="T984">F</text:span><text:span text:style-name="T996">yzička 8, Finesa 6, Duše </text:span><text:span text:style-name="T470">9, </text:span><text:span text:style-name="T518">Ž</text:span><text:span text:style-name="T471">ivot</text:span><text:span text:style-name="T518">y </text:span><text:span text:style-name="T985">18</text:span></text:p>
      <text:p text:style-name="P278"><text:span text:style-name="T732">Zbroj:</text:span><text:span text:style-name="T465"> </text:span></text:p>
      <text:p text:style-name="P278"><text:span text:style-name="T732">Rychlost:</text:span><text:span text:style-name="T465"> </text:span></text:p>
      <text:p text:style-name="P278"><text:span text:style-name="T735">Smysly:</text:span><text:span text:style-name="T472"> </text:span></text:p>
      <text:p text:style-name="Standalone_20_Property"><text:span text:style-name="T1245">⚔<text:tab/></text:span><text:span text:style-name="T731">Z</text:span><text:span text:style-name="T734">uby</text:span><text:span text:style-name="T987">:</text:span><text:span text:style-name="T985"> </text:span></text:p>
      <text:p text:style-name="Standalone_20_Property"><text:span text:style-name="T860">Vzhled:</text:span> </text:p>
      <text:p text:style-name="Standalone_20_Property"><text:span text:style-name="T860">Boj:</text:span> </text:p>
      <text:p text:style-name="Standalone_20_Property"><text:span text:style-name="T400">S</text:span><text:span text:style-name="T385">labiny:</text:span><text:span text:style-name="T2"> </text:span></text:p>
      <text:p text:style-name="P181">Suroviny:</text:p>
      <text:list xml:id="list1596396443" text:style-name="L1">
        <text:list-item>
          <text:p text:style-name="P679"/>
        </text:list-item>
      </text:list>
      <text:h text:style-name="Heading_20_2" text:outline-level="2"><text:bookmark-start text:name="__RefHeading___Toc2708_3430540378"/>Bazilišek<text:bookmark-end text:name="__RefHeading___Toc2708_3430540378"/></text:h>
      <text:p text:style-name="P80"><text:span text:style-name="T984">F</text:span><text:span text:style-name="T996">yzička 8, Finesa 6, Duše </text:span><text:span text:style-name="T470">9</text:span><text:span text:style-name="T996">, </text:span><text:span text:style-name="T999">Ž</text:span><text:span text:style-name="T985">ivot</text:span><text:span text:style-name="T999">y </text:span><text:span text:style-name="T985">18</text:span></text:p>
      <text:p text:style-name="Property_20_level_20_0"><text:span text:style-name="T732">Zbroj:</text:span><text:span text:style-name="T465"> 1 (silná kůže)</text:span></text:p>
      <text:p text:style-name="Property_20_level_20_0"><text:span text:style-name="T732">Rychlost:</text:span><text:span text:style-name="T465"> </text:span><text:span text:style-name="T558">na zemi, při šplhu i ve vodě je stejně rychlý </text:span><text:span text:style-name="T465">jako člověk</text:span></text:p>
      <text:p text:style-name="Property_20_level_20_0"><text:span text:style-name="T735">Smysly:</text:span><text:span text:style-name="T472"> </text:span><text:span text:style-name="T473">slabý zrak (detekuje hlavně pohyb), slabý sluch, výborný čich,</text:span><text:span text:style-name="T474"> infravidění</text:span><text:span text:style-name="T473">, </text:span><text:span text:style-name="T538">detekce vibrací</text:span></text:p>
      <text:p text:style-name="Property_20_level_20_0"><text:span text:style-name="T759">Detekovatelnost</text:span><text:span text:style-name="T758">:</text:span><text:span text:style-name="T561"> </text:span><text:span text:style-name="T563">Bazilišek</text:span><text:span text:style-name="T561"> j</text:span><text:span text:style-name="T563">e</text:span><text:span text:style-name="T561"> studenokrevn</text:span><text:span text:style-name="T563">ý</text:span><text:span text:style-name="T561">, m</text:span><text:span text:style-name="T563">á</text:span><text:span text:style-name="T561"> stejnou teplotu jako okolí a ne</text:span><text:span text:style-name="T563">ní</text:span><text:span text:style-name="T561"> tedy vidět pomocí infravidění.</text:span></text:p>
      <text:p text:style-name="P260"><text:span text:style-name="T1318">⚔<text:tab/></text:span><text:span text:style-name="T389">P</text:span><text:span text:style-name="T394">ohled</text:span><text:span text:style-name="T863">:</text:span><text:span text:style-name="T1108"> </text:span><text:span text:style-name="T45">9</text:span><text:span text:style-name="T1108"> + k6 proti Duši (nezraňuje)</text:span></text:p>
      <text:p text:style-name="Property_20_level_20_1"><text:soft-page-break/><text:span text:style-name="T860">Rozsah:</text:span><text:span text:style-name="T979"> 1 cíl ve </text:span><text:span text:style-name="T980">střední vzdálenosti</text:span></text:p>
      <text:p text:style-name="Property_20_level_20_1"><text:span text:style-name="T860">Účinek:</text:span> paralýza na několik minut (za první úspěch zpomalení, za druhý nevýhoda, za třetí kompletní znehybnění)</text:p>
      <text:p text:style-name="P260"><text:span text:style-name="T1319">⚔<text:tab/></text:span><text:span text:style-name="T395">Ž</text:span><text:span text:style-name="T396">íravý</text:span><text:span text:style-name="T860"> dech:</text:span> 6 + k6 proti Finese, <text:span text:style-name="T1242">zranění 4kz </text:span><text:span text:style-name="T1225">žíravinou</text:span></text:p>
      <text:p text:style-name="Property_20_level_20_1"><text:span text:style-name="T860">Rozsah:</text:span> všichni v <text:span text:style-name="T860">kontaktní vzdálenosti</text:span> před baziliškem</text:p>
      <text:p text:style-name="P260"><text:span text:style-name="T1246">⚔<text:tab/></text:span><text:span text:style-name="T731">Z</text:span><text:span text:style-name="T734">uby</text:span><text:span text:style-name="T987">:</text:span><text:span text:style-name="T985"> 8 + k6, zranění 2</text:span></text:p>
      <text:p text:style-name="P206"><text:span text:style-name="T1422">6</text:span> dáv<text:span text:style-name="T1422">ek</text:span> <text:span text:style-name="T1237">jed</text:span><text:span text:style-name="T1240">u</text:span><text:span text:style-name="T1370">: </text:span><text:span text:style-name="T50">16</text:span><text:span text:style-name="T47"> </text:span><text:span text:style-name="T51">+ k6 </text:span><text:span text:style-name="T67">proti Fyzičce</text:span></text:p>
      <text:p text:style-name="P228"><text:span text:style-name="T390">L</text:span><text:span text:style-name="T386">atence:</text:span><text:span text:style-name="T46"> 5 m</text:span><text:span text:style-name="T53">inut</text:span></text:p>
      <text:p text:style-name="P228"><text:span text:style-name="T390">P</text:span><text:span text:style-name="T391">říznaky:</text:span><text:span text:style-name="T40"> </text:span><text:span text:style-name="T304">M</text:span><text:span text:style-name="T47">átožnost, žaludeční nevolnost, bolesti břicha, zvracení. </text:span><text:span text:style-name="T222">Z</text:span><text:span text:style-name="T47">černání, zahnívání a silné pálení v okolí rány. </text:span><text:span text:style-name="T221">H</text:span><text:span text:style-name="T52">nilobný zápach </text:span><text:span text:style-name="T221">z rány</text:span><text:span text:style-name="T52">.</text:span></text:p>
      <text:p text:style-name="Standalone_20_Property"><text:span text:style-name="T860">Vzhled:</text:span> <text:span text:style-name="T464">B</text:span><text:span text:style-name="T462">azilišek je </text:span><text:span text:style-name="T463">přes</text:span><text:span text:style-name="T462"> 6 metrů d</text:span><text:span text:style-name="T463">louhý had</text:span><text:span text:style-name="T462">. </text:span><text:span text:style-name="T464">N</text:span><text:span text:style-name="T462">a hlavě má kostěný hřeben připomínající korunu. </text:span><text:span text:style-name="T460">Podobně jako kobra dokáže vztyčit přední část těla, vzhledem ke </text:span><text:span text:style-name="T461">své</text:span><text:span text:style-name="T460"> velikosti se </text:span><text:span text:style-name="T461">pak</text:span><text:span text:style-name="T460"> m</text:span><text:span text:style-name="T461">ůže</text:span><text:span text:style-name="T460"> dívat krollovi do očí.</text:span></text:p>
      <text:p text:style-name="P333"><text:span text:style-name="T402">Pohyb:</text:span><text:span text:style-name="T93"> </text:span><text:span text:style-name="T94">Bazilišek se plazí jako had. </text:span><text:span text:style-name="T95">Dokáže také šplhat po sloupech, stromech a podobně.</text:span></text:p>
      <text:p text:style-name="P334"><text:span text:style-name="T860">Prostředí:</text:span> <text:span text:style-name="T42">Žije obvykle </text:span><text:span text:style-name="T43">v dírách v zemi či v jeskyních, </text:span><text:span text:style-name="T42">nepohrdne ale ani sklepem či podzemními chodbami. </text:span><text:span text:style-name="T44">Dříve nebo později pozabíjí </text:span><text:span text:style-name="T60">a sežere</text:span><text:span text:style-name="T44"> všechno živé v okolí a vydá se hledat nové l</text:span><text:span text:style-name="T83">oviště</text:span><text:span text:style-name="T44">.</text:span></text:p>
      <text:p text:style-name="Standalone_20_Property"><text:span text:style-name="T980">👣 </text:span><text:span text:style-name="T736">S</text:span><text:span text:style-name="T737">topy: </text:span><text:span text:style-name="T477">Bazilišek zanechává stopu jako obří had. </text:span><text:span text:style-name="T49">V okolí jeho doupěte jsou zchřadlé rostliny v důsledku jeho ž</text:span><text:span text:style-name="T79">íravého</text:span><text:span text:style-name="T49"> dechu.</text:span></text:p>
      <text:p text:style-name="Standalone_20_Property"><text:span text:style-name="T860">Boj:</text:span> <text:span text:style-name="T1110">Na dálku bazilišek používá svůj pohled.</text:span><text:span text:style-name="T1222"> V jednom kole může pohlédnout do očí jen jedné postavě a n</text:span><text:span text:style-name="T467">a každého tvora může svůj pohled použít jen jednou.</text:span><text:span text:style-name="T1222"> Při boji s </text:span><text:span text:style-name="T58">p</text:span><text:span text:style-name="T73">řesilou</text:span><text:span text:style-name="T1222"> používá </text:span><text:span text:style-name="T1110">jedovatý dech</text:span><text:span text:style-name="T1222"> nebo zuby a pokusí se stáhnout do svého doupěte nebo jiné vhodné díry, aby </text:span><text:span text:style-name="T58">k </text:span><text:span text:style-name="T74">němu</text:span><text:span text:style-name="T1222"> útočníci mohli </text:span><text:span text:style-name="T58">j</text:span><text:span text:style-name="T78">en</text:span><text:span text:style-name="T1222"> z jednoho směru.</text:span></text:p>
      <text:list xml:id="list175556641445613" text:continue-numbering="true" text:style-name="L1">
        <text:list-item>
          <text:p text:style-name="P673"><text:soft-page-break/><text:span text:style-name="T403">Pohled:</text:span><text:span text:style-name="T98"> </text:span><text:span text:style-name="T45">Říká se, že bazilišek dokáže zabíjet pohledem. Není to pravda, jeho pohled pouze paralyzuje a oběť následně zabije jeho ž</text:span><text:span text:style-name="T80">íravý</text:span><text:span text:style-name="T45"> dech </text:span><text:span text:style-name="T84">nebo jed</text:span><text:span text:style-name="T45">. Aby mohl </text:span><text:span text:style-name="T75">svůj pohled</text:span><text:span text:style-name="T45"> použít, musí oběti vidět do očí. Když se podívá do zrcadla, může paralyzovat sám sebe </text:span><text:span text:style-name="T85">(</text:span><text:span text:style-name="T45">hází sám proti sobě</text:span><text:span text:style-name="T85">)</text:span><text:span text:style-name="T45">. Podruhé ale tu samou chybu neudělá.</text:span></text:p>
        </text:list-item>
        <text:list-item>
          <text:p text:style-name="P673"><text:span text:style-name="T403">Žíravý dech:</text:span><text:span text:style-name="T98"> </text:span><text:span text:style-name="T41">B</text:span><text:span text:style-name="T45">aziliškův</text:span><text:span text:style-name="T41"> dech je ž</text:span><text:span text:style-name="T81">íravý</text:span><text:span text:style-name="T41"> plyn. </text:span><text:span text:style-name="T76">R</text:span><text:span text:style-name="T41">ostliny v něm zhnědnou a zchřadnou, kůže živých tvorů zvrásní a popraská.</text:span></text:p>
        </text:list-item>
        <text:list-item>
          <text:p text:style-name="P673"><text:span text:style-name="T403">Jedové zuby:</text:span><text:span text:style-name="T98"> </text:span><text:span text:style-name="T54">Jed je podobný jako u kobr</text:span><text:span text:style-name="T77">y</text:span><text:span text:style-name="T54">, je ale o něco silnější a působí rychleji.</text:span></text:p>
        </text:list-item>
      </text:list>
      <text:p text:style-name="P382"><text:span text:style-name="T400">S</text:span><text:span text:style-name="T385">labiny:</text:span><text:span text:style-name="T2"> </text:span><text:span text:style-name="T57">Bylina zvaná </text:span><text:span text:style-name="T42">Routa baziliška odpuz</text:span><text:span text:style-name="T57">uje</text:span><text:span text:style-name="T42">. </text:span><text:span text:style-name="T57">Pokud ji tedy postavy mají u sebe, bazilišek je nenapadne, a to ani když je hladový. Pokud napadnou jeho, bránit se samozřejmě bude.</text:span></text:p>
      <text:p text:style-name="P370">Příklady použití ve hře:</text:p>
      <text:list xml:id="list2901935818" text:style-name="L2">
        <text:list-item>
          <text:p text:style-name="P691"><text:span text:style-name="T313">K</text:span><text:span text:style-name="T57">ult </text:span><text:span text:style-name="T325">nebo divoký kmen baziliška</text:span><text:span text:style-name="T57"> uctívá a předkládá mu oběti.</text:span></text:p>
        </text:list-item>
        <text:list-item>
          <text:p text:style-name="P543"><text:span text:style-name="T57">B</text:span><text:span text:style-name="T2">azilišek opustil své vylovené území a udělal si nové doupě ve městě.</text:span></text:p>
        </text:list-item>
      </text:list>
      <text:p text:style-name="Example_20_Header">Suroviny:</text:p>
      <text:list xml:id="list3594350559" text:style-name="L3">
        <text:list-item>
          <text:p text:style-name="P547">Baziliškovy jedové zuby obsahují celkem 6 dávek <text:span text:style-name="T1331">jedu (prodej 10 zl za dávku).</text:span></text:p>
        </text:list-item>
        <text:list-item>
          <text:p text:style-name="P544"><text:span text:style-name="T57">Z jeho plic je možno odsát jede</text:span><text:span text:style-name="T82">n </text:span><text:span text:style-name="T100">flakón </text:span><text:span text:style-name="T404">žíravého dechu baziliška</text:span><text:span text:style-name="T57"> </text:span><text:span text:style-name="T223">(prodej 6 zl), a to </text:span><text:span text:style-name="T57">i když dech použil.</text:span></text:p>
        </text:list-item>
        <text:list-item>
          <text:p text:style-name="P545"><text:span text:style-name="T1113">Kůže z baziliška </text:span><text:span text:style-name="T1223">(prodej 10 zl) je velmi </text:span><text:span text:style-name="T59">pevná </text:span><text:span text:style-name="T101">a odolná proti žíravinám</text:span><text:span text:style-name="T59">. </text:span><text:span text:style-name="T101">Zbrojíř z ní může vyrobit </text:span><text:span text:style-name="T405">zbroj z kůže baziliška</text:span><text:span text:style-name="T101">.</text:span></text:p>
        </text:list-item>
        <text:list-item>
          <text:p text:style-name="P546"><text:soft-page-break/><text:span text:style-name="T56">P</text:span><text:span text:style-name="T55">opelem z baziliška m</text:span><text:span text:style-name="T56">ůže</text:span><text:span text:style-name="T55"> alchymista transmutovat stříbro v hodnotě 10 zl ve zlato (které má pak cenu 100 zl) </text:span><text:span text:style-name="T56">nebo z něj vytěžit </text:span><text:span text:style-name="T57">50 magů</text:span><text:span text:style-name="T55">.</text:span></text:p>
        </text:list-item>
      </text:list>
      <text:h text:style-name="Heading_20_2" text:outline-level="2"><text:bookmark-start text:name="__RefHeading___Toc2710_3430540378"/>Bludička<text:bookmark-end text:name="__RefHeading___Toc2710_3430540378"/></text:h>
      <text:p text:style-name="P81">Fyzička 1, Finesa 3, Duše 6,<text:span text:style-name="T996"> </text:span><text:span text:style-name="T999">Ž</text:span><text:span text:style-name="T985">ivot</text:span><text:span text:style-name="T999">y </text:span>5</text:p>
      <text:p text:style-name="P62"><text:span text:style-name="T732">Rychlost:</text:span><text:span text:style-name="T465"> jako c</text:span><text:span text:style-name="T466">hůze<text:line-break/></text:span><text:span text:style-name="T735">Smysly:</text:span><text:span text:style-name="T472"> </text:span><text:span text:style-name="T476">dobrý čich,</text:span><text:span text:style-name="T472"> </text:span><text:span text:style-name="T475">infravidění</text:span></text:p>
      <text:p text:style-name="P279"><text:span text:style-name="T1244">⚔<text:tab/></text:span><text:span text:style-name="T864">Uvedení do tran</text:span><text:span text:style-name="T393">s</text:span><text:span text:style-name="T864">u:</text:span><text:span text:style-name="T1233"> 6 + k6 proti Duši, stačí jeden úspěch</text:span></text:p>
      <text:p text:style-name="P330"><text:span text:style-name="T860">Vzhled:</text:span> <text:span text:style-name="T1371">Bludička je </text:span><text:span text:style-name="T224">l</text:span><text:span text:style-name="T1371">étající koule pulsující tlumeným světlem (ve skutečnosti je to živočich s měchýřem naplněným plynem).</text:span></text:p>
      <text:p text:style-name="P335"><text:span text:style-name="T402">Pohyb:</text:span><text:span text:style-name="T93"> </text:span><text:span text:style-name="T97">Vznáší </text:span><text:span text:style-name="T99">se</text:span><text:span text:style-name="T97"> ve vzduchu.</text:span></text:p>
      <text:p text:style-name="P330"><text:span text:style-name="T860">Prostředí:</text:span> <text:span text:style-name="T1233">Bludičky žijí v bažinách či mokřadech. </text:span><text:span text:style-name="T61">Živí se plyny, které se uvolňují při rozkladu masa.</text:span></text:p>
      <text:p text:style-name="P336"><text:span text:style-name="T392">👣 </text:span><text:span text:style-name="T736">S</text:span><text:span text:style-name="T737">topy:</text:span><text:span text:style-name="T479"> </text:span><text:span text:style-name="T480">Bludička nezanechává stopy.</text:span></text:p>
      <text:p text:style-name="Standalone_20_Property"><text:span text:style-name="T860">Boj:</text:span> <text:span text:style-name="T97">Bludička sama</text:span><text:span text:style-name="T62"> ne</text:span><text:span text:style-name="T225">dokáže</text:span><text:span text:style-name="T66"> nikoho zranit.</text:span><text:span text:style-name="T61"> </text:span><text:span text:style-name="T97">D</text:span><text:span text:style-name="T62">okáž</text:span><text:span text:style-name="T97">e</text:span><text:span text:style-name="T61"> ale oběť uvést do transu a zavést ji d</text:span><text:span text:style-name="T63">o záhuby</text:span><text:span text:style-name="T61"> – obyčejně do hluboké bažiny nebo třeba </text:span><text:span text:style-name="T63">ke</text:span><text:span text:style-name="T61"> chřtánu </text:span><text:span text:style-name="T392">bahenního netvora</text:span><text:span text:style-name="T61">, </text:span><text:span text:style-name="T392">dravého keře</text:span><text:span text:style-name="T61"> nebo jiné nestvůry.</text:span></text:p>
      <text:list xml:id="list175555604793601" text:continue-list="list175556641445613" text:style-name="L1">
        <text:list-item>
          <text:p text:style-name="P538"><text:soft-page-break/><text:span text:style-name="T403">Uvedení do transu:</text:span><text:span text:style-name="T98"> </text:span><text:span text:style-name="T66">Každou postavu se může bludička pokusit uvést do transu jen jednou a pokud zrovna někoho vede, nemůže uvést do transu nikoho dalšího.</text:span></text:p>
        </text:list-item>
      </text:list>
      <text:p text:style-name="P337"><text:span text:style-name="T824">S</text:span><text:span text:style-name="T825">etkání s bludičkou: </text:span><text:span text:style-name="T1111">Bludička nejčastěji loví v husté mlze nebo v noci. </text:span><text:span text:style-name="T1126">Zmámit</text:span><text:span text:style-name="T1111"> může pouze bdělou oběť, pokud tedy všechny postavy spí, jsou před ní v bezpečí. </text:span><text:span text:style-name="T64">Případná</text:span><text:span text:style-name="T1111"> hlídka si hází proti </text:span><text:span text:style-name="T877">uvedení do transu</text:span><text:span text:style-name="T1111"> a když neuspěje, probudí se až po pás v bažině, zamotaná do šlahounů </text:span><text:span text:style-name="T877">dravého keře</text:span><text:span text:style-name="T1111"> nebo ve spárech </text:span><text:span text:style-name="T877">bahenního netvora</text:span><text:span text:style-name="T1111">. Zbytek družiny v tu chvíli </text:span><text:span text:style-name="T64">o</text:span><text:span text:style-name="T65">bvykle</text:span><text:span text:style-name="T1111"> probudí její křik.</text:span></text:p>
      <text:p text:style-name="P337"><text:span text:style-name="T1111"><text:tab/></text:span><text:span text:style-name="T860">Poznámka:</text:span><text:span text:style-name="T1109"> </text:span><text:span text:style-name="T1112">V žádném případě nenech bludičky </text:span><text:span text:style-name="T1127">zmámit</text:span><text:span text:style-name="T1112"> celou družinu, dej vždycky hráčům možnost zareagovat. Jen máloco je horší, než když hráčům umřou postavy, aniž by se mohli jakkoliv bránit.</text:span></text:p>
      <text:p text:style-name="P371">Příklady použití ve hře:</text:p>
      <text:list xml:id="list2027379340" text:style-name="L4">
        <text:list-item>
          <text:p text:style-name="P569"><text:span text:style-name="T1148">B</text:span><text:span text:style-name="T1109">ludička vodí oběti do chřtánu </text:span>bahenního netvora<text:span text:style-name="T1109"> nebo </text:span>dravého keře<text:span text:style-name="T1109">.</text:span></text:p>
        </text:list-item>
        <text:list-item>
          <text:p text:style-name="P570"><text:span text:style-name="T1148">K</text:span><text:span text:style-name="T1109">men bažinných goblinů používá bludičky na lov lidských obětí pro svého temného boha.</text:span></text:p>
        </text:list-item>
      </text:list>
      <text:p text:style-name="Example_20_Header">Suroviny:</text:p>
      <text:list xml:id="list1691549654" text:style-name="L5">
        <text:list-item>
          <text:p text:style-name="P573"><text:span text:style-name="T1234">Když se postavám podaří bludičku chytit nepoškozenou, alchymista z ní může vytěžit 10 magů nebo vyrobit </text:span><text:span text:style-name="T865">lektvar hypnózy</text:span><text:span text:style-name="T1235">. Pokud je ale měchýř proražený, plyn z něj unikne a alchymista má smůlu.</text:span></text:p>
        </text:list-item>
      </text:list>
      <text:h text:style-name="Heading_20_2" text:outline-level="2"><text:bookmark-start text:name="__RefHeading___Toc1820_3850923094"/>Červ obří<text:bookmark-end text:name="__RefHeading___Toc1820_3850923094"/></text:h>
      <text:p text:style-name="P82"><text:span text:style-name="T984">F</text:span><text:span text:style-name="T996">yzička </text:span><text:span text:style-name="T470">3</text:span><text:span text:style-name="T996">, Finesa </text:span><text:span text:style-name="T470">4</text:span><text:span text:style-name="T996">, Duše -, </text:span><text:span text:style-name="T999">Ž</text:span><text:span text:style-name="T985">ivot</text:span><text:span text:style-name="T999">y </text:span><text:span text:style-name="T985">1</text:span><text:span text:style-name="T471">2</text:span></text:p>
      <text:p text:style-name="P290"><text:soft-page-break/><text:span text:style-name="T732">Rychlost:</text:span><text:span text:style-name="T465"> jako c</text:span><text:span text:style-name="T468">hůze</text:span></text:p>
      <text:p text:style-name="P290"><text:span text:style-name="T735">Smysly:</text:span><text:span text:style-name="T472"> </text:span><text:span text:style-name="T478">hmat (celým tělem), čich</text:span></text:p>
      <text:p text:style-name="Property_20_level_20_0"><text:span text:style-name="T759">Detekovatelnost</text:span><text:span text:style-name="T758">:</text:span><text:span text:style-name="T561"> </text:span><text:span text:style-name="T565">Obří červ není</text:span><text:span text:style-name="T561"> vidět pomocí infravidění.</text:span></text:p>
      <text:p text:style-name="P340"><text:span text:style-name="T1245">⚔<text:tab/></text:span><text:span text:style-name="T733">Znehybnění slizem:</text:span><text:span text:style-name="T469"> 4 + k6 proti Finese (za první úspěch </text:span><text:span text:style-name="T733">zpomalení</text:span><text:span text:style-name="T469">, za druhý znehybnění končetiny, za třetí kompletní znehybnění)</text:span></text:p>
      <text:p text:style-name="P340"><text:span text:style-name="T1245">⚔<text:tab/></text:span><text:span text:style-name="T733">P</text:span><text:span text:style-name="T738">ožírání</text:span><text:span text:style-name="T733">:</text:span><text:span text:style-name="T469"> </text:span><text:span text:style-name="T481">3</text:span><text:span text:style-name="T469"> + k6, </text:span><text:span text:style-name="T481">zranění 3</text:span></text:p>
      <text:p text:style-name="P332"><text:span text:style-name="T401">Vzhled:</text:span><text:span text:style-name="T68"> N</text:span><text:span text:style-name="T96">ěkolik metrů dlouhý, </text:span><text:span text:style-name="T68">částečně průsvitný </text:span><text:span text:style-name="T96">bělavý červ</text:span><text:span text:style-name="T68">.</text:span></text:p>
      <text:p text:style-name="P332"><text:span text:style-name="T402">Pohyb:</text:span><text:span text:style-name="T93"> Při pohybu se mu vlní celé tělo. </text:span><text:span text:style-name="T68">Na těle má přísavky, díky kterém dokáže šplhat i po hladké kolmé zdi, n</text:span><text:span text:style-name="T69">a stropě se ale neudrží</text:span><text:span text:style-name="T68">.</text:span></text:p>
      <text:p text:style-name="P331"><text:span text:style-name="T401">Prostředí:</text:span><text:span text:style-name="T68"> Ž</text:span><text:span text:style-name="T70">ije ve vlhkých dírách, šachtách nebo studních. </text:span><text:span text:style-name="T68">Je to</text:span><text:span text:style-name="T71"> masožravec, dokáže pohltit obrovské množství potravy naráz a žít z ní potom celé měsíce. </text:span><text:span text:style-name="T68">V</text:span><text:span text:style-name="T71"> jeho doupěti je možné najít nestrávené zbytky obětí – zbraně, šperky a podobně.</text:span></text:p>
      <text:p text:style-name="P338"><text:span text:style-name="T392">👣 </text:span><text:span text:style-name="T736">S</text:span><text:span text:style-name="T737">topy: </text:span><text:span text:style-name="T92">V </text:span><text:span text:style-name="T93">měkké půdě </text:span><text:span text:style-name="T105">po něm</text:span><text:span text:style-name="T93"> zůstává brázda s dvojicí stop po desítkách malých přísavek. </text:span><text:span text:style-name="T92">Na předmětech, kterých se dotkne, u</text:span><text:span text:style-name="T106">lpívají</text:span><text:span text:style-name="T92"> kusy zatuhlého slizu. Vypadají jako matné bílé sklo a jsou pevné jako </text:span><text:span text:style-name="T226">kámen</text:span><text:span text:style-name="T92">.</text:span></text:p>
      <text:p text:style-name="P339"><text:span text:style-name="T860">Boj:</text:span><text:span text:style-name="T72"> </text:span><text:span text:style-name="T90">Když je </text:span><text:span text:style-name="T102">obří červ</text:span><text:span text:style-name="T90"> hladový, útočí bez pudu sebezáchovy. </text:span><text:span text:style-name="T102">J</text:span><text:span text:style-name="T72">e </text:span><text:span text:style-name="T227">ale</text:span><text:span text:style-name="T72"> pomalý, </text:span><text:span text:style-name="T227">takže se mu</text:span><text:span text:style-name="T72"> dá snadno utéct </text:span><text:span text:style-name="T103">a</text:span><text:span text:style-name="T72"> </text:span><text:span text:style-name="T103">když</text:span><text:span text:style-name="T90"> </text:span><text:span text:style-name="T228">přestane oběť cítit</text:span><text:span text:style-name="T90">, hned na ni zapomene.</text:span><text:span text:style-name="T72"> </text:span><text:span text:style-name="T229">Když ji ale dožene</text:span><text:span text:style-name="T72">, překvapivě rychle se vymrští </text:span><text:span text:style-name="T102">a</text:span><text:span text:style-name="T72"> pokusí se </text:span><text:span text:style-name="T102">j</text:span><text:span text:style-name="T229">i</text:span><text:span text:style-name="T72"> znehybnit slizem, který vylučuje celým povrchem těla. </text:span><text:span text:style-name="T102">Takto může bez postihu současně zaútočit na všechny protivníky v </text:span><text:span text:style-name="T406">kontaktní vzdálenosti</text:span><text:span text:style-name="T102">.</text:span><text:span text:style-name="T72"> </text:span><text:span text:style-name="T102">Jakmile sliz </text:span><text:span text:style-name="T91">přijde do kontaktu s něčím pevným,</text:span><text:span text:style-name="T73"> okamžitě zatuhne a je </text:span><text:span text:style-name="T91">pak</text:span><text:span text:style-name="T73"> pevný jako </text:span><text:span text:style-name="T230">kámen</text:span><text:span text:style-name="T73">. </text:span><text:span text:style-name="T102">Úspěchy z jednotlivých pokusů o znehybnění slizem se sčítají.</text:span></text:p>
      <text:p text:style-name="Example_20_Header"><text:soft-page-break/>Suroviny</text:p>
      <text:list xml:id="list1552018080" text:style-name="L6">
        <text:list-item>
          <text:p text:style-name="P574"><text:span text:style-name="T72">Alchymista může ze sekretu obřího červa </text:span><text:span text:style-name="T86">vytěžit 8 magů nebo</text:span><text:span text:style-name="T72"> n</text:span><text:span text:style-name="T104">aplnit</text:span><text:span text:style-name="T72"> </text:span><text:span text:style-name="T89">láhev</text:span><text:span text:style-name="T72"> </text:span><text:span text:style-name="T398">r</text:span><text:span text:style-name="T397">ychletuhnoucí</text:span><text:span text:style-name="T399">ho</text:span><text:span text:style-name="T397"> sliz</text:span><text:span text:style-name="T399">u</text:span><text:span text:style-name="T72">.</text:span></text:p>
        </text:list-item>
      </text:list>
      <text:h text:style-name="P468" text:outline-level="2"><text:bookmark-start text:name="__RefHeading___Toc5524_4216715273"/>Démoni<text:bookmark-end text:name="__RefHeading___Toc5524_4216715273"/></text:h>
      <text:p text:style-name="P69"><text:span text:style-name="T1332">Démoni jsou bytosti </text:span><text:span text:style-name="T107">původem mimo </text:span><text:span text:style-name="T109">náš</text:span><text:span text:style-name="T107"> svět. </text:span><text:span text:style-name="T108">Nemohou </text:span><text:span text:style-name="T109">sem</text:span><text:span text:style-name="T108"> </text:span><text:span text:style-name="T110">přijít</text:span><text:span text:style-name="T108"> sami, musí je vždy někdo </text:span><text:span text:style-name="T231">magicky</text:span><text:span text:style-name="T108"> přivolat. </text:span><text:span text:style-name="T111">Dělí se do dvou skupin:</text:span></text:p>
      <text:list xml:id="list3305590245" text:style-name="L7">
        <text:list-item>
          <text:p text:style-name="P549">Nehmotní démoni nemají fyzické tělo, mohou pouze někoho posednout nebo být zakleti do nějakého předmětu.</text:p>
        </text:list-item>
        <text:list-item>
          <text:p text:style-name="P575"><text:span text:style-name="T108">Hmotní démoni se </text:span><text:span text:style-name="T111">po přivolání zhmotní. Obvykle vypadají stejně jako </text:span><text:span text:style-name="T108">ve svém domovském světě, ale nezřídka dokáží svou podobu měnit.</text:span></text:p>
        </text:list-item>
      </text:list>
      <text:p text:style-name="P183">Přivolávání démonů</text:p>
      <text:p text:style-name="P69"><text:span text:style-name="T108">D</text:span><text:span text:style-name="T111">émona je možno přivolat záměrně nebo neúmyslně.<text:line-break/><text:tab/>K záměrnému přivolání je vždy potřeba </text:span><text:span text:style-name="T112">provést</text:span><text:span text:style-name="T111"> náležitý přivolávají rituál </text:span><text:span text:style-name="T113">a v jeho průběhu pronést jeho </text:span><text:span text:style-name="T407">pravé jméno</text:span><text:span text:style-name="T111">.</text:span><text:span text:style-name="T113"> </text:span><text:span text:style-name="T232">Tento r</text:span><text:span text:style-name="T113">ituál</text:span><text:span text:style-name="T111"> </text:span><text:span text:style-name="T232">bývá</text:span><text:span text:style-name="T111"> </text:span><text:span text:style-name="T113">n</text:span><text:span text:style-name="T111">apsaný na svitku nebo v nějakém grimoáru</text:span><text:span text:style-name="T233"> v některém ze starých jazyků</text:span><text:span text:style-name="T111">.<text:line-break/><text:tab/></text:span><text:span text:style-name="T114">K neúmyslnému přivolání může dojít, když se přivolávač</text:span><text:span text:style-name="T115">i</text:span><text:span text:style-name="T114"> n</text:span><text:span text:style-name="T115">ěco</text:span><text:span text:style-name="T114"> nepodaří – například </text:span><text:span text:style-name="T115">když</text:span><text:span text:style-name="T114"> postupuje podle chybného rituálu, použije nesprávné magické suroviny a podobně. </text:span><text:span text:style-name="T116">V takových případech může přijít úplně jiný démon, nejčastěji nehmotný, </text:span><text:span text:style-name="T235">a</text:span><text:span text:style-name="T116"> posedn</text:span><text:span text:style-name="T235">out buď přímo přivolávače nebo</text:span><text:span text:style-name="T234"> </text:span><text:span text:style-name="T116">někoho poblíž.</text:span></text:p>
      <text:p text:style-name="P183"><text:soft-page-break/>Ovládání démonů</text:p>
      <text:p text:style-name="P78"><text:span text:style-name="T118">Častou chybou </text:span><text:span text:style-name="T119">nezkušených</text:span><text:span text:style-name="T118"> přivolávačů bývá, že sice úspěšně p</text:span><text:span text:style-name="T119">ovolají</text:span><text:span text:style-name="T118"> démona, ale nemají ho pak jak ovládat. Démon je v tom případě svobodný může </text:span><text:span text:style-name="T120">si</text:span><text:span text:style-name="T118"> dělat, co c</text:span><text:span text:style-name="T120">hce</text:span><text:span text:style-name="T118"> – obyčejně j</text:span><text:span text:style-name="T121">e</text:span><text:span text:style-name="T118"> mimořádně naštvaný na svého přivolávače a na místě ho roztrhá, </text:span><text:span text:style-name="T122">posedne ho a podobně</text:span><text:span text:style-name="T118">.<text:line-break/><text:tab/></text:span><text:span text:style-name="T117">K </text:span><text:span text:style-name="T237">ovládání démona</text:span><text:span text:style-name="T117"> je potřeba mocný kouzelný předmět s </text:span><text:span text:style-name="T238">jeho</text:span><text:span text:style-name="T117"> pravým jménem. </text:span><text:span text:style-name="T238">Na žádného jiného démona nepůsobí</text:span><text:span text:style-name="T236">, </text:span><text:span text:style-name="T117">takže když si někdo nasadí například </text:span><text:span text:style-name="T417">amulet vlády nad Achratem</text:span><text:span text:style-name="T117">, a </text:span><text:span text:style-name="T236">pak</text:span><text:span text:style-name="T117"> přivolá démonického strážce Urgragora, </text:span><text:span text:style-name="T236">bude to nejspíš poslední chyba, kterou v životě udělal</text:span><text:span text:style-name="T117">.</text:span></text:p>
      <text:p text:style-name="P183">Připoutávání <text:s/>démonů</text:p>
      <text:p text:style-name="P70"><text:span text:style-name="T118">Připoutáním je možno svázat démona s nějakým předmětem nebo tvorem v našem světě – </text:span><text:span text:style-name="T239">tomu se pak </text:span><text:span text:style-name="T118">říká kotva. Dokud kotva není zničena nebo zabita, démon nemůže opustit náš svět. Když je </text:span><text:span text:style-name="T109">to hmotný démon a je</text:span><text:span text:style-name="T118"> zabit, jeho tělo sice zmizí, ale ne definitivně – po čase si </text:span><text:span text:style-name="T123">někde poblíž</text:span><text:span text:style-name="T118"> vytvoří nové. </text:span><text:span text:style-name="T109">Když je to nehmotný démon a je úspěšně </text:span><text:span text:style-name="T240">vyhnán</text:span><text:span text:style-name="T109"> ze svého hostitele, posedne někoho jiného poblíž.</text:span></text:p>
      <text:p text:style-name="P183">Ochrana proti démonům</text:p>
      <text:p text:style-name="P69"><text:span text:style-name="T124">Démony si je možno držet od těla pomocí ochranných kruhů nebo amuletů. Když kruh na démona působí, démon nemůže projít dovnitř ani ven a nemůže skrz něj ani používat své schopnosti. Může ale něco prohodit nebo třeba s</text:span><text:span text:style-name="T125">třílet</text:span><text:span text:style-name="T124"> z luku. Pokud na démona působí ochranný amulet, démon nemůže napadnout toho, kdo se amuletu dotýká, ani na něj použít své schopnosti.<text:line-break/></text:span><text:soft-page-break/><text:span text:style-name="T124"><text:tab/></text:span><text:span text:style-name="T126">Háček u ochranných kruhů a amuletů je, že působí vždy jen na u</text:span><text:span text:style-name="T127">rčité</text:span><text:span text:style-name="T126"> démony – </text:span><text:span text:style-name="T127">buď na celou katego</text:span><text:span text:style-name="T128">r</text:span><text:span text:style-name="T127">ii (například </text:span><text:span text:style-name="T408">amulet proti démonům alkoholu</text:span><text:span text:style-name="T127">) nebo na jednoho konkrétního démona, </text:span><text:span text:style-name="T241">jehož</text:span><text:span text:style-name="T127"> </text:span><text:span text:style-name="T408">pravé jméno</text:span><text:span text:style-name="T127"> </text:span><text:span text:style-name="T241">je na amuletu napsáno</text:span><text:span text:style-name="T126">.</text:span></text:p>
      <text:h text:style-name="P521" text:outline-level="3"><text:bookmark-start text:name="__RefHeading___Toc5526_4216715273"/>H<text:span text:style-name="T1342">motní démoni</text:span><text:bookmark-end text:name="__RefHeading___Toc5526_4216715273"/></text:h>
      <text:p text:style-name="P69"><text:span text:style-name="T1343">Hmotní démoni p</text:span>otřebují jíst a pít, ale nemohou zemřít hladem ani žízní – několik st<text:span text:style-name="T1343">a</text:span>letí uvězněný démon bude opravdu hodně hladový a ačkoliv je to jinak inteligentní tvor, roztrhá a sežere cokoliv živé, co se mu dostane do spárů.</text:p>
      <text:p text:style-name="P183">Zahánění <text:span text:style-name="T1344">hmotných</text:span> démonů</text:p>
      <text:p text:style-name="P69"><text:span text:style-name="T1345">Hmotného démona je možno </text:span><text:span text:style-name="T109">v</text:span><text:span text:style-name="T127">y</text:span><text:span text:style-name="T1345">hnat zpět, odkud přišel, dvěma způsoby:</text:span></text:p>
      <text:list xml:id="list3223424011" text:style-name="L8">
        <text:list-item>
          <text:p text:style-name="P576">Zabít ho.</text:p>
        </text:list-item>
        <text:list-item>
          <text:p text:style-name="P576">Provést znovu přivolávací rituál s použitím všech náležitých ingrediencí a pronést při něm démonovo <text:span text:style-name="T860">pravé jméno</text:span> pozpátku. Démon nemusí být přítomen.</text:p>
        </text:list-item>
      </text:list>
      <text:p text:style-name="P71">První možnost nemusí zabrat, pokud má démon v tomto světě <text:span text:style-name="T860">kotvu</text:span> (viz <text:span text:style-name="T932">Připoutávání démonů</text:span> /* TODO: odkaz */).</text:p>
      <text:p text:style-name="P183">Motivace <text:span text:style-name="T979">hmotných démonů</text:span></text:p>
      <text:p text:style-name="P79"><text:span text:style-name="T121">Když </text:span><text:span text:style-name="T129">hmotného</text:span><text:span text:style-name="T121"> démona nikdo neovládá, může si dělat, co chce. </text:span><text:span text:style-name="T129">Je tu obvykle nedobrovolně a chce se vrátit domů – potíž je, že jsou jen dva způsoby, jak to provést: </text:span><text:span text:style-name="T242">nechat se zabít nebo někoho přesvědčit, aby provedl přivolávací rituál a pronesl při tom démonovo pravé jméno pozpátku</text:span><text:span text:style-name="T129"> (viz </text:span><text:span text:style-name="T447">Zahánění hmotných démonů</text:span><text:span text:style-name="T129"> /* TODO: odkaz */). </text:span><text:span text:style-name="T130">Málokt</text:span><text:span text:style-name="T131">erý démon</text:span><text:span text:style-name="T130"> se chce dobrovolně nechat zabít </text:span><text:span text:style-name="T243">a ten, kdo </text:span><text:span text:style-name="T130">zná </text:span><text:span text:style-name="T243">patřičný</text:span><text:span text:style-name="T130"> přivolávací rituál, </text:span><text:span text:style-name="T132">jej </text:span><text:span text:style-name="T130">může </text:span><text:span text:style-name="T243">zase</text:span><text:span text:style-name="T130"> kdykoliv přivolat, </text:span><text:span text:style-name="T244">tak</text:span><text:soft-page-break/><text:span text:style-name="T244">že si tím démon moc nepomůže</text:span><text:span text:style-name="T130">. </text:span><text:span text:style-name="T133">Obvykle to vede k tomu, že se démon sice vrátit domů chce, ale nemůže. </text:span><text:span text:style-name="T134">C</text:span><text:span text:style-name="T133">ítí se zde jako vězeň, nenávidí všechny obyvatele tohoto světa a chová se podle toho.<text:line-break/><text:tab/></text:span><text:span text:style-name="T135">Někteří démoni </text:span><text:span text:style-name="T136">ale</text:span><text:span text:style-name="T135"> naopak pobyt našem světě chápou jako skvělou příležitost, jak si pořádně užít, aniž by za to museli nést následky. </text:span><text:span text:style-name="T137">A jejich představa, co znamená „pořádně si </text:span><text:span text:style-name="T245">to</text:span><text:span text:style-name="T137"> užít“, obvykle </text:span><text:span text:style-name="T109">bývá</text:span><text:span text:style-name="T137"> poněkud démonická...</text:span></text:p>
      <text:h text:style-name="P510" text:outline-level="4"><text:bookmark-start text:name="__RefHeading___Toc5528_4216715273"/><text:span text:style-name="T1346">Diblík </text:span>Achrat<text:bookmark-end text:name="__RefHeading___Toc5528_4216715273"/></text:h>
      <text:p text:style-name="P69"><text:span text:style-name="T984">F</text:span><text:span text:style-name="T996">yzička </text:span><text:span text:style-name="T470">1</text:span><text:span text:style-name="T996">, Finesa </text:span><text:span text:style-name="T470">2</text:span><text:span text:style-name="T996">, Duše </text:span><text:span text:style-name="T470">3</text:span><text:span text:style-name="T996">, </text:span><text:span text:style-name="T998">Životy 5</text:span></text:p>
      <text:p text:style-name="P280"><text:span text:style-name="T732">Rychlost:</text:span><text:span text:style-name="T465"> </text:span><text:span text:style-name="T482">jako člověk</text:span></text:p>
      <text:p text:style-name="P280"><text:span text:style-name="T735">Smysly:</text:span><text:span text:style-name="T472"> </text:span><text:span text:style-name="T482">jako člověk</text:span></text:p>
      <text:p text:style-name="P341"><text:span text:style-name="T1245">⚔<text:tab/></text:span><text:span text:style-name="T731">D</text:span><text:span text:style-name="T739">rápy</text:span><text:span text:style-name="T987">:</text:span><text:span text:style-name="T985"> </text:span><text:span text:style-name="T997">2 + k6, zranění </text:span><text:span text:style-name="T1000">1</text:span></text:p>
      <text:p text:style-name="P341"><text:span text:style-name="T860">Vzhled:</text:span> <text:span text:style-name="T138">C</text:span><text:span text:style-name="T1346">hlupatý diblík, o hlavu menší než průměrný hobit. Má dlouhý, zahnutý nos, špičaté uši a holou, protáhlou hlavu. Na rukou i nohou má ostré drápy.</text:span></text:p>
      <text:p text:style-name="P341"><text:span text:style-name="T402">Pohyb:</text:span><text:span text:style-name="T93"> </text:span><text:span text:style-name="T139">Jako hobit.</text:span></text:p>
      <text:p text:style-name="P342"><text:span text:style-name="T392">👣 </text:span><text:span text:style-name="T736">S</text:span><text:span text:style-name="T737">topy:</text:span><text:span text:style-name="T479"> </text:span><text:span text:style-name="T483">Otisky malých nohou s drápy</text:span><text:span text:style-name="T484"> </text:span><text:span text:style-name="T498">a slabý zápach síry</text:span><text:span text:style-name="T483">.</text:span></text:p>
      <text:p text:style-name="P188">Boj:<text:span text:style-name="T1109"> </text:span><text:span text:style-name="T1116">Achrat není moc silný a je si toho vědom. Má ale ostré drápy, kterými může citelně ublížit i člověku. </text:span><text:span text:style-name="T1117">Z nerovného boje uteče a raději nalíč</text:span><text:span text:style-name="T1128">í</text:span><text:span text:style-name="T1117"> past nebo vymyslí nějakou jinou kulišárnu.</text:span></text:p>
      <text:h text:style-name="P510" text:outline-level="4"><text:bookmark-start text:name="__RefHeading___Toc5530_4216715273"/><text:span text:style-name="T1346">Dvouhlavý pes </text:span>Mogror<text:bookmark-end text:name="__RefHeading___Toc5530_4216715273"/></text:h>
      <text:p text:style-name="P83"><text:span text:style-name="T984">F</text:span><text:span text:style-name="T996">yzička </text:span><text:span text:style-name="T484">4</text:span><text:span text:style-name="T996">, Finesa </text:span><text:span text:style-name="T470">2</text:span><text:span text:style-name="T996">, Duše </text:span><text:span text:style-name="T470">4</text:span><text:span text:style-name="T996">, </text:span><text:span text:style-name="T999">Ž</text:span><text:span text:style-name="T985">ivot</text:span><text:span text:style-name="T999">y </text:span><text:span text:style-name="T471">1</text:span><text:span text:style-name="T484">1</text:span></text:p>
      <text:p text:style-name="P280"><text:span text:style-name="T732">Rychlost:</text:span><text:span text:style-name="T465"> </text:span><text:span text:style-name="T482">jako p</text:span><text:span text:style-name="T484">es</text:span></text:p>
      <text:p text:style-name="P280"><text:span text:style-name="T735">Smysly:</text:span><text:span text:style-name="T472"> </text:span><text:span text:style-name="T482">jako p</text:span><text:span text:style-name="T484">es</text:span></text:p>
      <text:p text:style-name="P341"><text:soft-page-break/><text:span text:style-name="T1245">⚔<text:tab/></text:span><text:span text:style-name="T731">Z</text:span><text:span text:style-name="T740">uby</text:span><text:span text:style-name="T987">:</text:span><text:span text:style-name="T985"> </text:span><text:span text:style-name="T482">5</text:span><text:span text:style-name="T997"> + k6, zranění </text:span><text:span text:style-name="T482">1</text:span></text:p>
      <text:p text:style-name="P341"><text:span text:style-name="T860">Vzhled:</text:span> <text:span text:style-name="T138">Č</text:span><text:span text:style-name="T140">erný dvouhlavý pes velký jako doga.</text:span></text:p>
      <text:p text:style-name="P341"><text:span text:style-name="T402">Pohyb:</text:span><text:span text:style-name="T93"> </text:span><text:span text:style-name="T139">Jako </text:span><text:span text:style-name="T140">velký</text:span><text:span text:style-name="T139"> p</text:span><text:span text:style-name="T140">es</text:span><text:span text:style-name="T139">.</text:span></text:p>
      <text:p text:style-name="P341"><text:span text:style-name="T392">👣 </text:span><text:span text:style-name="T736">S</text:span><text:span text:style-name="T737">topy:</text:span><text:span text:style-name="T479"> </text:span><text:span text:style-name="T483">S</text:span><text:span text:style-name="T484">topy velkého psa </text:span><text:span text:style-name="T498">a mírný zápach síry</text:span><text:span text:style-name="T483">.</text:span></text:p>
      <text:p text:style-name="P341"><text:span text:style-name="T860">Boj:</text:span><text:span text:style-name="T1109"> </text:span><text:span text:style-name="T828">M</text:span><text:span text:style-name="T829">ogror b</text:span><text:span text:style-name="T830">ojuje jako velký pes, má ale dvě tlamy </text:span><text:span text:style-name="T832">a</text:span><text:span text:style-name="T830"> </text:span><text:span text:style-name="T832">m</text:span><text:span text:style-name="T1118">ůže tedy bez postihu útočit na dva protivníky najednou.</text:span></text:p>
      <text:h text:style-name="P510" text:outline-level="4"><text:bookmark-start text:name="__RefHeading___Toc5532_4216715273"/><text:span text:style-name="T1346">Démonický strážce </text:span>Urgragor<text:bookmark-end text:name="__RefHeading___Toc5532_4216715273"/></text:h>
      <text:p text:style-name="P84"><text:span text:style-name="T984">F</text:span><text:span text:style-name="T996">yzička </text:span><text:span text:style-name="T484">7</text:span><text:span text:style-name="T996">, Finesa </text:span><text:span text:style-name="T485">3</text:span><text:span text:style-name="T996">, Duše </text:span><text:span text:style-name="T470">5</text:span><text:span text:style-name="T996">, </text:span><text:span text:style-name="T999">Ž</text:span><text:span text:style-name="T985">ivot</text:span><text:span text:style-name="T999">y</text:span><text:span text:style-name="T996"> </text:span><text:span text:style-name="T471">1</text:span><text:span text:style-name="T486">6</text:span></text:p>
      <text:p text:style-name="P280"><text:span text:style-name="T732">Zbroj:</text:span><text:span text:style-name="T465"> </text:span><text:span text:style-name="T487">2 (siln</text:span><text:span text:style-name="T488">á</text:span><text:span text:style-name="T487"> kůže s magickými runami)</text:span></text:p>
      <text:p text:style-name="P280"><text:span text:style-name="T732">Rychlost:</text:span><text:span text:style-name="T465"> </text:span><text:span text:style-name="T489">na zemi</text:span><text:span text:style-name="T465"> </text:span><text:span text:style-name="T482">jako </text:span><text:span text:style-name="T489">člověk, ve vzduchu jako kůň</text:span></text:p>
      <text:p text:style-name="P280"><text:span text:style-name="T735">Smysly:</text:span><text:span text:style-name="T472"> </text:span><text:span text:style-name="T489">sluch jako kudůk, zrak jako člověk, čich jako pes, infravidění</text:span></text:p>
      <text:p text:style-name="P341"><text:span text:style-name="T1245">⚔<text:tab/></text:span><text:span text:style-name="T731">P</text:span><text:span text:style-name="T741">ařáty, </text:span><text:span text:style-name="T742">rohy</text:span><text:span text:style-name="T741"> nebo kopyta</text:span><text:span text:style-name="T987">:</text:span><text:span text:style-name="T985"> </text:span><text:span text:style-name="T489">7</text:span><text:span text:style-name="T997"> + k6, zranění </text:span><text:span text:style-name="T490">4</text:span></text:p>
      <text:p text:style-name="P341"><text:span text:style-name="T860">Vzhled:</text:span> <text:span text:style-name="T138">T</text:span><text:span text:style-name="T141">římetrový </text:span><text:span text:style-name="T142">obr</text:span><text:span text:style-name="T141"> s drápy, kopyty, rohy a velkými křídly</text:span><text:span text:style-name="T140">. </text:span><text:span text:style-name="T143">Ocelově modrou kůži má pokrytou žhnoucími magickými symboly.</text:span></text:p>
      <text:p text:style-name="P341"><text:span text:style-name="T402">Pohyb:</text:span><text:span text:style-name="T93"> </text:span><text:span text:style-name="T144">Na zemi jako obr</text:span><text:span text:style-name="T139">. </text:span><text:span text:style-name="T144">Umí létat, ale potřebuje na to dlouhý rozeběh nebo silný protivítr. Ve vzduchu není moc obratný.</text:span></text:p>
      <text:p text:style-name="P343"><text:span text:style-name="T392">👣 </text:span><text:span text:style-name="T736">S</text:span><text:span text:style-name="T737">topy:</text:span><text:span text:style-name="T479"> </text:span><text:span text:style-name="T483">O</text:span><text:span text:style-name="T491">tisky</text:span><text:span text:style-name="T487"> obřích kopyt</text:span><text:span text:style-name="T483"> </text:span><text:span text:style-name="T498">a </text:span><text:span text:style-name="T499">silný</text:span><text:span text:style-name="T498"> zápach síry</text:span><text:span text:style-name="T483">.</text:span></text:p>
      <text:p text:style-name="P341"><text:span text:style-name="T860">Boj:</text:span><text:span text:style-name="T1109"> </text:span><text:span text:style-name="T828">U</text:span><text:span text:style-name="T831">rgrador má sílu jako slon</text:span><text:span text:style-name="T1118">. </text:span><text:span text:style-name="T831">D</text:span><text:span text:style-name="T1119">okáže odhodit člověka několik metrů, utrhnout </text:span><text:span text:style-name="T1120">mu</text:span><text:span text:style-name="T1119"> ruku v kloubu,</text:span><text:span text:style-name="T1120"> rozpárat </text:span><text:span text:style-name="T1129">ho</text:span><text:span text:style-name="T1120"> svými drápy, nebo na něj dupnout a zlámat mu kosti</text:span><text:span text:style-name="T1119">. Když má možnost se rozběhnout nebo </text:span><text:span text:style-name="T1121">za</text:span><text:span text:style-name="T1119">útočit ze vzduchu, nabere </text:span><text:span text:style-name="T1130">soupeře na</text:span><text:span text:style-name="T1119"> rohy </text:span><text:span text:style-name="T1130">a odhodí ho</text:span><text:span text:style-name="T1119">.</text:span></text:p>
      <text:h text:style-name="P521" text:outline-level="3"><text:bookmark-start text:name="__RefHeading___Toc5534_4216715273"/><text:soft-page-break/>Nehmotní démoni<text:bookmark-end text:name="__RefHeading___Toc5534_4216715273"/></text:h>
      <text:p text:style-name="P458"><text:span text:style-name="T1321">N</text:span><text:span text:style-name="T1322">ehmotní démoni nemají fyzickou podstatu. Nemusí tedy nic jíst a pít a existují, dokud žije jejich hostitel nebo dokud není zničen předmět, do kterého jsou zakleti.</text:span></text:p>
      <text:p text:style-name="P182"><text:span text:style-name="T824">Z</text:span><text:span text:style-name="T823">aklínání démonů do předmětů</text:span></text:p>
      <text:p text:style-name="P69">Zaklet<text:span text:style-name="T1347">ím démona do předmětu vznikne kouzelný nebo prokletý předmět. Démon zakletý v předmětu působí na toho, kdo jej vlastní, stejně jako při přímém posednutí. Postava, která nosí dýku s </text:span><text:span text:style-name="T868">démonem alkoholu</text:span><text:span text:style-name="T1347">, se tedy bude chovat, jako kdyby byla posedlá </text:span><text:span text:style-name="T868">démonem alkoholu</text:span><text:span text:style-name="T1347">. Zbavit se prokletí je jednoduché, stačí tento předmět zahodit.</text:span></text:p>
      <text:p text:style-name="P183"><text:span text:style-name="T824">V</text:span><text:span text:style-name="T826">ym</text:span><text:span text:style-name="T827">í</text:span><text:span text:style-name="T826">tání</text:span> <text:span text:style-name="T1348">nehmotných</text:span> démonů</text:p>
      <text:p text:style-name="P85"><text:span text:style-name="T1348">Nehmotné démony je možné vymítat provedením náležitého rituálu. </text:span><text:span text:style-name="T145">Vymítací rituály, podobně jako ty přivolávací, </text:span><text:span text:style-name="T372">bývají zapsané starým jazykem </text:span><text:span text:style-name="T145">na svitcích nebo ve starých grimoárech. Účinkují vždy jen na určitou kategorii démonů, </text:span><text:span text:style-name="T409">rituál vymítání démona alkoholu</text:span><text:span text:style-name="T145"> například účinkuje jen na démony alkoholu. </text:span><text:span text:style-name="T146">Výsledek závisí na tom, jestli má démon v našem světě </text:span><text:span text:style-name="T410">kotvu</text:span><text:span text:style-name="T146">. Pokud ne, je nadobro vyhnán zpět, odkud přišel. Pokud ano, je pouze vypuzen z hostitele </text:span><text:span text:style-name="T147">nebo z předmětu, do nějž je zakletý,</text:span><text:span text:style-name="T146"> a posedne někoho dalšího poblíž – </text:span><text:span text:style-name="T246">obyčejně </text:span><text:span text:style-name="T146"><text:s/>toho, kdo ho z hostitele </text:span><text:span text:style-name="T148">nebo z předmětu</text:span><text:span text:style-name="T146"> vyhnal.</text:span></text:p>
      <text:p text:style-name="P85"><text:span text:style-name="T418">Poznámka:</text:span><text:span text:style-name="T247"> </text:span><text:span text:style-name="T149">Když se rozhodneš </text:span><text:span text:style-name="T150">nějakého</text:span><text:span text:style-name="T149"> nehmotného démona použít, určitě dej do hry také způsob, jak se ho zbavit. Může to být svitek nebo grimoár s vymítacím rituálem, nebo třeba kněz či </text:span><text:span text:style-name="T248">jiná cizí postava</text:span><text:span text:style-name="T149">, kte</text:span><text:span text:style-name="T248">rou</text:span><text:span text:style-name="T149"> mohou postavy požádat o pomoc.</text:span></text:p>
      <text:p text:style-name="P183"><text:soft-page-break/>Motivace ne<text:span text:style-name="T979">hmotných démonů</text:span></text:p>
      <text:p text:style-name="P69"><text:span text:style-name="T151">Nehmotní démoni většinou nebývají inteligentní, jsou to zosobnění nějakého pudu nebo principu. Démon alkoholu například nabádá svou oběť k p</text:span><text:span text:style-name="T152">ití lihovin</text:span><text:span text:style-name="T151"> a netouží po ničem jiném. </text:span><text:span text:style-name="T145">Existují ale i inteligentní nehmotní démoni, kteří mají své vlastní cíle a zájmy – obvykle to nebývá nic dobrého.</text:span></text:p>
      <text:p text:style-name="P183">Posednutí hráčské postavy</text:p>
      <text:p text:style-name="P69"><text:span text:style-name="T146">Když démon posedne postavu, je to skvělá příležitost k zajímavému h</text:span><text:span text:style-name="T153">raní rolí</text:span><text:span text:style-name="T146">. Domluv se s </text:span><text:span text:style-name="T154">jejím</text:span><text:span text:style-name="T146"> hráčem: vysvětli mu, co se stalo, o jakého démona se jedná a k čemu </text:span><text:span text:style-name="T249">ho</text:span><text:span text:style-name="T146"> bude ponoukat. Změna by měla být postupná. </text:span><text:span text:style-name="T155">K</text:span><text:span text:style-name="T146">dyž </text:span><text:span text:style-name="T250">ho</text:span><text:span text:style-name="T146"> například posedne démon alkoholu, ze začátku by se měl jen zajímat o alkohol víc, než u n</text:span><text:span text:style-name="T251">ěj</text:span><text:span text:style-name="T146"> bylo běžné, a postupně jeho konzumaci stupňovat, </text:span><text:span text:style-name="T156">až nakonec bude víceméně pořád v lihu</text:span><text:span text:style-name="T146">. </text:span><text:span text:style-name="T157">Zdůrazni mu také, že by se neměl na truc bránit pokusům svých spoluhráčů ho prokletí zbavit – posednut</text:span><text:span text:style-name="T252">ý</text:span><text:span text:style-name="T157"> se sice nedokáže nutkání démona vzepřít, ale hluboko uvnitř se ho </text:span><text:span text:style-name="T253">chce</text:span><text:span text:style-name="T157"> zbavit a bude na tom tedy spolupracovat.</text:span></text:p>
      <text:h text:style-name="P511" text:outline-level="4"><text:bookmark-start text:name="__RefHeading___Toc5536_4216715273"/>Příklady nehmotných démonů<text:bookmark-end text:name="__RefHeading___Toc5536_4216715273"/></text:h>
      <text:list xml:id="list1505116751" text:style-name="L9">
        <text:list-item>
          <text:p text:style-name="P577">Démon zla</text:p>
        </text:list-item>
        <text:list-item>
          <text:p text:style-name="P577">Démon alkoholu</text:p>
        </text:list-item>
        <text:list-item>
          <text:p text:style-name="P577">Démon touhy po zlatě</text:p>
        </text:list-item>
        <text:list-item>
          <text:p text:style-name="P577">Démon lakoty</text:p>
        </text:list-item>
        <text:list-item>
          <text:p text:style-name="P577">Démon touhy po krvi</text:p>
        </text:list-item>
        <text:list-item>
          <text:p text:style-name="P577">Démon obžerství</text:p>
        </text:list-item>
        <text:list-item>
          <text:p text:style-name="P577">Démon nenávisti</text:p>
        </text:list-item>
        <text:list-item>
          <text:p text:style-name="P577"><text:soft-page-break/>Démon touhy po moci</text:p>
        </text:list-item>
        <text:list-item>
          <text:p text:style-name="P577">Démon neživota</text:p>
          <text:list>
            <text:list-item>
              <text:p text:style-name="P578"><text:span text:style-name="T1341">Každý, kdo je zabit postavou pod vlivem </text:span><text:span text:style-name="T867">démona neživota</text:span><text:span text:style-name="T1341">, se promění v </text:span><text:span text:style-name="T867">zombii</text:span><text:span text:style-name="T1341">.</text:span></text:p>
            </text:list-item>
          </text:list>
        </text:list-item>
      </text:list>
      <text:h text:style-name="P469" text:outline-level="2"><text:bookmark-start text:name="__RefHeading___Toc1826_3850923094"/>Cizí postavy<text:bookmark-end text:name="__RefHeading___Toc1826_3850923094"/></text:h>
      <text:p text:style-name="P72"><text:span text:style-name="T1349">Cizí postavy jsou všichni obyvatelé vašeho herního světa. </text:span><text:span text:style-name="T159">N</text:span><text:span text:style-name="T200">ejčastěji za ně budeš hrát ty</text:span><text:span text:style-name="T1349">, může je ale dočasně převzít hráč některé z postav nebo někdo, koho si pozvete jen na několik sezení</text:span><text:span text:style-name="T158">.<text:line-break/><text:tab/>M</text:span><text:span text:style-name="T161">ají stejné vlastnosti jako všichni tvorové v Dračáku, tedy Fyzičku, Finesu a Duši. Mohou mít dovednosti a případně i </text:span><text:span text:style-name="T206">nějaké</text:span><text:span text:style-name="T161">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1032977892" text:style-name="L10">
        <text:list-item>
          <text:p text:style-name="P579"><text:span text:style-name="T1350">Děti, starci a podobně </text:span><text:span text:style-name="T160">m</text:span><text:span text:style-name="T161">ají</text:span><text:span text:style-name="T1350"> vlastnosti 2 1 1 nebo dokonce 1 1 1.</text:span></text:p>
        </text:list-item>
        <text:list-item>
          <text:p text:style-name="P580">Valná většina <text:span text:style-name="T1337">obyčejných</text:span> lidí, elfů a ostatních příslušníků hratelných ras má vlastnosti 3 2 1.</text:p>
        </text:list-item>
        <text:list-item>
          <text:p text:style-name="P580">Váleční veteráni, <text:span text:style-name="T1337">členové speciálních jednotek a podobně mají vlastnosti <text:s/>4 3 2.</text:span></text:p>
        </text:list-item>
        <text:list-item>
          <text:p text:style-name="P550">Nejlepší z nejlepších mají vlastnosti 5 <text:span text:style-name="T1340">4</text:span> <text:span text:style-name="T1340">3</text:span>. Sem <text:span text:style-name="T1366">patří</text:span> mistři šermu, elitní <text:span text:style-name="T1339">nájemní</text:span> vrazi, mocní mágové <text:span text:style-name="T1338">a podobně.</text:span></text:p>
        </text:list-item>
      </text:list>
      <text:p text:style-name="P86"><text:span text:style-name="T162">Jednotlivé hodnoty přiděl k Fyzičce, Finese a Duši podle svého uvážení. Kovář n</text:span><text:span text:style-name="T183">ejspíš</text:span><text:span text:style-name="T162">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76"><text:span text:style-name="T171">Děti, žebráci a podobně nemusí mít žádnou užitečnou dovednost. Většina </text:span><text:span text:style-name="T184">dospělých</text:span><text:span text:style-name="T171"> d</text:span><text:span text:style-name="T184">obře umí to</text:span><text:span text:style-name="T171">, čím se živí – sedlák se vyzná ve vedení statku, švec umí šít b</text:span><text:span text:style-name="T172">oty</text:span><text:span text:style-name="T171"> a podobně.<text:line-break/><text:tab/></text:span><text:span text:style-name="T185">Se schopnostmi u obyčejných lidí šetři</text:span><text:span text:style-name="T186">. Většina nebude mít žádnou </text:span><text:span text:style-name="T187">a jen h</text:span><text:span text:style-name="T201">rstka</text:span><text:span text:style-name="T187"> bude mít víc než dvě</text:span><text:span text:style-name="T185">. T</text:span><text:span text:style-name="T202">en</text:span><text:span text:style-name="T187">, kdo nějakou schopnost má, tím </text:span><text:span text:style-name="T254">je</text:span><text:span text:style-name="T173"> pravděpodobně známý – o kováři, který dokáže rukama narovnat podkovu, se bude mluvit široko daleko.</text:span></text:p>
      <text:p text:style-name="P184">Příklady:</text:p>
      <text:list xml:id="list3140174596" text:style-name="L11">
        <text:list-item>
          <text:p text:style-name="P581"><text:span text:style-name="T1351">Kovář určitě </text:span><text:span text:style-name="T162">bude mít dovednost</text:span><text:span text:style-name="T1351"> </text:span><text:span text:style-name="T869">kovářství</text:span><text:span text:style-name="T1351"> a </text:span><text:span text:style-name="T162">může mít případně schopnost </text:span><text:span text:style-name="T411">drtivý stisk</text:span><text:span text:style-name="T163"> </text:span><text:span text:style-name="T162">nebo </text:span><text:span text:style-name="T412">lamželezo</text:span><text:span text:style-name="T162">.</text:span></text:p>
        </text:list-item>
        <text:list-item>
          <text:p text:style-name="P586"><text:span text:style-name="T1351">Ke k</text:span>apitán<text:span text:style-name="T1351">ovi</text:span> gardy s<text:span text:style-name="T1351">e hodí</text:span> <text:span text:style-name="T860">velitelský hlas</text:span><text:span text:style-name="T1109">.</text:span></text:p>
        </text:list-item>
        <text:list-item>
          <text:p text:style-name="P587">Generál královské armády bude mít dovednost <text:span text:style-name="T860">důstojnický výcvik a válčení</text:span>.</text:p>
        </text:list-item>
        <text:list-item>
          <text:p text:style-name="P581"><text:span text:style-name="T162">G</text:span><text:span text:style-name="T1358">ladiátor může být slavný </text:span><text:span text:style-name="T174">díky</text:span><text:span text:style-name="T1358"> </text:span><text:span text:style-name="T870">bojov</text:span><text:span text:style-name="T869">é</text:span><text:span text:style-name="T875">mu</text:span><text:span text:style-name="T870"> šílenství</text:span><text:span text:style-name="T1352">.</text:span></text:p>
        </text:list-item>
        <text:list-item>
          <text:p text:style-name="P588">Poustevník <text:span text:style-name="T1351">by mohl znát</text:span> <text:span text:style-name="T860">řeč zvířat</text:span>.</text:p>
        </text:list-item>
        <text:list-item>
          <text:p text:style-name="P581"><text:span text:style-name="T1335">Hypnotizér </text:span><text:span text:style-name="T164">n</text:span><text:span text:style-name="T162">ejspíš bude umět kouzlo</text:span><text:span text:style-name="T1335"> </text:span><text:span text:style-name="T871">hypnóza</text:span><text:span text:style-name="T1353">.</text:span></text:p>
        </text:list-item>
        <text:list-item>
          <text:p text:style-name="P581"><text:span text:style-name="T1357">Sapér </text:span><text:span text:style-name="T169">m</text:span><text:span text:style-name="T170">ůže umět</text:span><text:span text:style-name="T1357"> vyrobit </text:span><text:span text:style-name="T874">ohnivou hlínu</text:span><text:span text:style-name="T1357"> a </text:span><text:span text:style-name="T874">bombu</text:span><text:span text:style-name="T1357">.</text:span></text:p>
        </text:list-item>
        <text:list-item>
          <text:p text:style-name="P581"><text:span text:style-name="T1354">Vyhlášený sukničkář </text:span><text:span text:style-name="T165">m</text:span><text:span text:style-name="T166">á</text:span><text:span text:style-name="T1354"> </text:span><text:span text:style-name="T872">svůdný hlas</text:span><text:span text:style-name="T1354">.</text:span></text:p>
        </text:list-item>
        <text:list-item>
          <text:p text:style-name="P589">Šlechtic určitě zná <text:span text:style-name="T860">etiketu vyšší společnosti</text:span>.</text:p>
        </text:list-item>
        <text:list-item>
          <text:p text:style-name="P590">Písař nepochybně umí <text:span text:style-name="T860">číst a psát</text:span>.</text:p>
        </text:list-item>
        <text:list-item>
          <text:p text:style-name="P581"><text:span text:style-name="T1355">Vojenský ostrostřelec </text:span><text:span text:style-name="T167">m</text:span><text:span text:style-name="T168">ůže mít schopnost</text:span><text:span text:style-name="T1356"> </text:span><text:span text:style-name="T873">přesný výstřel</text:span><text:span text:style-name="T1356">.</text:span></text:p>
        </text:list-item>
      </text:list>
      <text:p text:style-name="P75"><text:span text:style-name="T1365">Nemusíš se omezovat jen na schopnosti uvedené v pravidlech, můžeš si vym</text:span><text:span text:style-name="T195">yslet</text:span><text:span text:style-name="T1365"> vlastní.</text:span></text:p>
      <text:h text:style-name="Heading_20_3" text:outline-level="3"><text:bookmark-start text:name="__RefHeading___Toc5542_4216715273"/><text:soft-page-break/>Charakterizace cizích postav<text:bookmark-end text:name="__RefHeading___Toc5542_4216715273"/></text:h>
      <text:p text:style-name="P73"><text:span text:style-name="T175">C</text:span><text:span text:style-name="T179">izí postavy nemusíš popisovat detailně, stačí</text:span><text:span text:style-name="T175"> jen</text:span><text:span text:style-name="T1359"> pár nejvýraznějších rysů. Inspirovat se můžeš seznamem v kapitole </text:span><text:span text:style-name="T1360">Rysy</text:span><text:span text:style-name="T1363"> </text:span><text:span text:style-name="T1359">/* TODO: odkaz */. </text:span><text:span text:style-name="T175">R</text:span><text:span text:style-name="T179">ozmysli si také, </text:span><text:span text:style-name="T175">j</text:span><text:span text:style-name="T194">ak se oblékají a jaké případně nosí zbraně</text:span><text:span text:style-name="T1364">.</text:span></text:p>
      <text:p text:style-name="P185">Příklady:</text:p>
      <text:list xml:id="list175556889609493" text:continue-numbering="true" text:style-name="L11">
        <text:list-item>
          <text:p text:style-name="P582"><text:span text:style-name="T177">Buchar: r</text:span><text:span text:style-name="T176">ozložitý </text:span><text:span text:style-name="T177">barbar</text:span><text:span text:style-name="T1361"> ve špinavé kovářské zástěře s vytetovaným kladivem na předloktí.</text:span></text:p>
        </text:list-item>
        <text:list-item>
          <text:p text:style-name="P583"><text:span text:style-name="T1122">Silka: </text:span><text:span text:style-name="T1362">š</text:span><text:span text:style-name="T177">pinavá</text:span><text:span text:style-name="T1362"> </text:span><text:span text:style-name="T178">h</text:span><text:span text:style-name="T177">obitka</text:span><text:span text:style-name="T1362"> s culíky. Šilhá a ráčkuje.</text:span></text:p>
        </text:list-item>
        <text:list-item>
          <text:p text:style-name="P584"><text:span text:style-name="T1122">Urozený pán Z</text:span><text:span text:style-name="T203">ard</text:span><text:span text:style-name="T1122"> z Rudé skály: lidský</text:span><text:span text:style-name="T1362"> šlechtic v bohatých šatech s nádherným loveckým psem. U pasu má krátký meč.</text:span></text:p>
        </text:list-item>
        <text:list-item>
          <text:p text:style-name="P585"><text:span text:style-name="T1122">Bá</text:span><text:span text:style-name="T177">j</text:span><text:span text:style-name="T1122">a: </text:span><text:span text:style-name="T177">mladá elfka</text:span><text:span text:style-name="T1362">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74"><text:span text:style-name="T204">Pro cizí postavy, které</text:span><text:span text:style-name="T188"> </text:span><text:span text:style-name="T204">strávily</text:span><text:span text:style-name="T180"> podstatnou část svého života průzkumem nebezpečných míst, </text:span><text:span text:style-name="T188">platí stejná pravidla jako pro hráčské postavy</text:span><text:span text:style-name="T180">: </text:span><text:span text:style-name="T182">p</text:span><text:span text:style-name="T181">ostupuj</text:span><text:span text:style-name="T204">í</text:span><text:span text:style-name="T181"> po úrovních </text:span><text:span text:style-name="T204">a</text:span><text:span text:style-name="T181"> rost</text:span><text:span text:style-name="T188">ou</text:span><text:span text:style-name="T204"> jim</text:span><text:span text:style-name="T181"> při tom vlastnosti a počet dovedností, schopností, kouzel a alchymistických receptů, které z</text:span><text:span text:style-name="T188">n</text:span><text:span text:style-name="T204">ají</text:span><text:span text:style-name="T181">. </text:span><text:span text:style-name="T180">Mohou to být například:</text:span></text:p>
      <text:list xml:id="list89865729" text:style-name="L12">
        <text:list-item>
          <text:p text:style-name="P551">Mistři, od kterých se postavy učí při přestupu na vyšší úroveň.</text:p>
        </text:list-item>
        <text:list-item>
          <text:p text:style-name="P591"><text:span text:style-name="T2">Jiná družina dobrodruhů, </text:span><text:span text:style-name="T181">se kterou budou </text:span><text:span text:style-name="T255">postavy</text:span><text:span text:style-name="T181"> spolupracovat, soupeřit, nebo si třeba jen povyměňují příběhy a informace.</text:span></text:p>
        </text:list-item>
        <text:list-item>
          <text:p text:style-name="P592"><text:soft-page-break/><text:span text:style-name="T180">B</text:span><text:span text:style-name="T181">ývalí dobrodruzi, kteří se usadili a živí se jako obyčejní lidé, případně si užívají bohatství z nalezených pokladů.</text:span></text:p>
        </text:list-item>
      </text:list>
      <text:p text:style-name="P87"><text:span text:style-name="T181">D</text:span><text:span text:style-name="T193">obrodružné povolání by mělo být vzácné: obyčejný voják, člen městské stráže nebo i král by neměl</text:span><text:span text:style-name="T256">i</text:span><text:span text:style-name="T193"> mít povolání </text:span><text:span text:style-name="T414">válečník</text:span><text:span text:style-name="T193">, měl</text:span><text:span text:style-name="T256">i</text:span><text:span text:style-name="T193"> by mít pouze vlastnosti, pár příhodných dovedností a možná jednu nebo dvě schopnosti. Stejně tak obyčejný lovec by neměl být </text:span><text:span text:style-name="T414">hraničář</text:span><text:span text:style-name="T193">, vesnická vědma by neměla být </text:span><text:span text:style-name="T414">kouzelnice</text:span><text:span text:style-name="T193"> a pouliční kapsář by neměl být </text:span><text:span text:style-name="T414">zloděj</text:span><text:span text:style-name="T193">. <text:line-break/><text:tab/>Při tvorbě cizích postav s dobrodružným povoláním postupuj jako při tvorbě hráčsk</text:span><text:span text:style-name="T256">ých</text:span><text:span text:style-name="T193"> postav, nemusíš ale vymyslet úplně všechno – u</text:span><text:span text:style-name="T191">rči </text:span><text:span text:style-name="T193">jim</text:span><text:span text:style-name="T191"> úroveň,</text:span><text:span text:style-name="T190"> vlastnosti,</text:span><text:span text:style-name="T205"> zbraně a oblečení</text:span><text:span text:style-name="T190"> </text:span><text:span text:style-name="T191">a vymysli pro ně</text:span><text:span text:style-name="T190"> jméno nebo přezdívku a v</text:span><text:span text:style-name="T204">ýrazné rysy.</text:span><text:span text:style-name="T190"> </text:span><text:span text:style-name="T204">N</text:span><text:span text:style-name="T190">emusíš </text:span><text:span text:style-name="T192">ale</text:span><text:span text:style-name="T190"> nutně vy</text:span><text:span text:style-name="T192">jmenovat</text:span><text:span text:style-name="T190"> všechny </text:span><text:span text:style-name="T193">jejich</text:span><text:span text:style-name="T190"> schopnosti a dovednosti. </text:span><text:span text:style-name="T257">S</text:span><text:span text:style-name="T190">tačí </text:span><text:span text:style-name="T196">v</text:span><text:span text:style-name="T198">ědět</text:span><text:span text:style-name="T196">,</text:span><text:span text:style-name="T190"> j</text:span><text:span text:style-name="T197">aké</text:span><text:span text:style-name="T190"> nejčastěji použív</text:span><text:span text:style-name="T193">ají</text:span><text:span text:style-name="T182">.</text:span></text:p>
      <text:p text:style-name="P186">Příklad<text:span text:style-name="T1336">y</text:span>:</text:p>
      <text:list xml:id="list3485249985" text:style-name="L13">
        <text:list-item>
          <text:p text:style-name="P593"><text:span text:style-name="T1114">Barbarský kouzelník </text:span><text:span text:style-name="T1109">Hro</text:span><text:span text:style-name="T1115">t</text:span><text:span text:style-name="T1109">gar </text:span><text:span text:style-name="T1114">(</text:span>6. úrov<text:span text:style-name="T1333">eň)</text:span>, specialista na ledová kouzla <text:span text:style-name="T1334">s těžkou dubovou holí zahalený do dlouhého modrého pláště</text:span>.</text:p>
        </text:list-item>
        <text:list-item>
          <text:p text:style-name="P594"><text:span text:style-name="T182">Hobití zloděj Svišť (3. úroveň), </text:span><text:span text:style-name="T189">protřelý podvodník s </text:span><text:span text:style-name="T413">odhadem na lidi</text:span><text:span text:style-name="T189"> a </text:span><text:span text:style-name="T413">průměrnou tváří</text:span><text:span text:style-name="T189">. Nosí lehkou zbroj, kuši a dýku.</text:span></text:p>
        </text:list-item>
      </text:list>
      <text:p text:style-name="P77"><text:span text:style-name="T259">V průběhu hry jim pak</text:span><text:span text:style-name="T189"> </text:span><text:span text:style-name="T199">přidávej schopnosti či vybavení podle potřeby. V</text:span><text:span text:style-name="T207">ždy</text:span><text:span text:style-name="T199"> se ale drž toho, co už jsi jednou určil: Hrotgar je specialista na ledová kouzla, takže by neměl seslat </text:span><text:span text:style-name="T415">ohnivý oblouk</text:span><text:span text:style-name="T199">, přestože by se mu zrovna hodil. Dodržuj také omezení </text:span><text:span text:style-name="T207">na počet</text:span><text:span text:style-name="T199"> schopností, kouzel a r</text:span><text:span text:style-name="T207">eceptů</text:span><text:span text:style-name="T199"> na dané úrovni, a vybírej pouze z těch, které se mohou naučit – Svišť například </text:span><text:span text:style-name="T258">nemůže</text:span><text:span text:style-name="T199"> mít žádnou mistrovskou schopnost.</text:span></text:p>
      <text:h text:style-name="Heading_20_2" text:outline-level="2"><text:bookmark-start text:name="__RefHeading___Toc1828_3850923094"/><text:soft-page-break/>Dra<text:span text:style-name="T837">ci</text:span><text:bookmark-end text:name="__RefHeading___Toc1828_3850923094"/></text:h>
      <text:p text:style-name="P252"><text:span text:style-name="T1252">D</text:span><text:span text:style-name="T1251">ráče:</text:span><text:span text:style-name="T1269"><text:tab/><text:tab/></text:span><text:span text:style-name="T1273">Fyzička 5, Finesa 2, Duše 4, Životy 12</text:span></text:p>
      <text:p text:style-name="P253"><text:span text:style-name="T1251">Mladý drak:</text:span><text:span text:style-name="T1269"><text:tab/></text:span><text:span text:style-name="T1273">Fyzička 7, Finesa 4, Duše 6, Životy 16</text:span></text:p>
      <text:p text:style-name="P253"><text:span text:style-name="T1320">Dospělý drak:</text:span><text:span text:style-name="T1269"><text:tab/></text:span><text:span text:style-name="T1273">Fyzička 9, Finesa 6, Duše 8, Životy 20</text:span></text:p>
      <text:p text:style-name="Property_20_Header"><text:span text:style-name="T732">Z</text:span><text:span text:style-name="T730">broj:</text:span></text:p>
      <text:p text:style-name="P234"><text:span text:style-name="T1252">D</text:span><text:span text:style-name="T1251">ráče:<text:tab/><text:tab/></text:span><text:span text:style-name="T1273">1</text:span></text:p>
      <text:p text:style-name="P234"><text:span text:style-name="T1251">Mladý drak:</text:span><text:span text:style-name="T1269"><text:tab/></text:span><text:span text:style-name="T1273">2</text:span></text:p>
      <text:p text:style-name="P235"><text:span text:style-name="T1251">Dospělý drak:<text:tab/></text:span><text:span text:style-name="T1269">3</text:span></text:p>
      <text:p text:style-name="P281"><text:span text:style-name="T732">Rychlost:</text:span><text:span text:style-name="T465"> </text:span><text:span text:style-name="T494">n</text:span><text:span text:style-name="T492">a zemi </text:span><text:span text:style-name="T495">jako člověk,</text:span><text:span text:style-name="T493"> </text:span><text:span text:style-name="T559">létá a plave </text:span><text:span text:style-name="T560">rychlostí</text:span><text:span text:style-name="T559"> k</text:span><text:span text:style-name="T560">oně</text:span><text:span text:style-name="T559"> v trysku</text:span></text:p>
      <text:p text:style-name="P289"><text:span text:style-name="T735">Smysly:</text:span><text:span text:style-name="T472"> </text:span><text:span text:style-name="T494">zrak jako elf, čich jako pes, sluch jako kudůk, infravidění</text:span></text:p>
      <text:p text:style-name="P289"><text:span text:style-name="T759">Detekovatelnost</text:span><text:span text:style-name="T758">:</text:span><text:span text:style-name="T561"> </text:span><text:span text:style-name="T562">Draci</text:span><text:span text:style-name="T561"> jsou studenokrevní, mají stejnou teplotu jako okolí a nejsou tedy vidět pomocí infravidění.</text:span></text:p>
      <text:p text:style-name="Property_20_Header"><text:span text:style-name="T1245">⚔</text:span><text:span text:style-name="T1247"><text:tab/></text:span><text:span text:style-name="T1249">Zuby nebo drápy:</text:span></text:p>
      <text:p text:style-name="P228"><text:span text:style-name="T1252">D</text:span><text:span text:style-name="T1251">ráče:<text:tab/><text:tab/></text:span><text:span text:style-name="T1269">5 + k6, zranění 2</text:span></text:p>
      <text:p text:style-name="P228"><text:span text:style-name="T1251">Mladý drak:<text:tab/></text:span><text:span text:style-name="T1269">7 + k6, zranění 3</text:span></text:p>
      <text:p text:style-name="P228"><text:span text:style-name="T1251">Dospělý drak:<text:tab/></text:span><text:span text:style-name="T1269">9 + k6, zranění 4</text:span></text:p>
      <text:p text:style-name="Property_20_Header"><text:span text:style-name="T1245">⚔</text:span><text:span text:style-name="T1247"><text:tab/></text:span><text:span text:style-name="T1248">Dech:</text:span></text:p>
      <text:p text:style-name="P232"><text:span text:style-name="T1252">D</text:span><text:span text:style-name="T1254">ráče:</text:span><text:span text:style-name="T1272"><text:tab/><text:tab/></text:span><text:span text:style-name="T1274">-</text:span></text:p>
      <text:p text:style-name="P232"><text:span text:style-name="T1251">Mladý drak:<text:tab/></text:span><text:span text:style-name="T1269">7 + k6, zranění </text:span><text:span text:style-name="T1274">6 kz</text:span></text:p>
      <text:p text:style-name="P228"><text:span text:style-name="T1255">Dospělý drak:<text:tab/></text:span><text:span text:style-name="T1274">9 + k6, zranění 10 kz</text:span></text:p>
      <text:p text:style-name="Property_20_level_20_1"><text:span text:style-name="T1254">Rozsah:</text:span><text:span text:style-name="T1272"> v</text:span><text:span text:style-name="T1271">šechno v </text:span><text:span text:style-name="T1253">krátké vzdálenosti</text:span><text:span text:style-name="T1271"> před drakem</text:span></text:p>
      <text:p text:style-name="Property_20_level_20_1"><text:span text:style-name="T1254">Příprava:</text:span><text:span text:style-name="T1272"> jedno kolo hlubokého nádechu</text:span></text:p>
      <text:p text:style-name="Property_20_Header"><text:span text:style-name="T1245">⚔<text:tab/></text:span><text:span text:style-name="T731">O</text:span><text:span text:style-name="T743">cas </text:span><text:span text:style-name="T496">(obvykle jen sráží </text:span><text:span text:style-name="T497">nebo</text:span><text:span text:style-name="T496"> odhazuje):</text:span></text:p>
      <text:p text:style-name="P228"><text:span text:style-name="T1252">D</text:span><text:span text:style-name="T1256">ráče:<text:tab/><text:tab/></text:span><text:span text:style-name="T1275">5 + k6, zranění </text:span><text:span text:style-name="T1276">0</text:span></text:p>
      <text:p text:style-name="P228"><text:span text:style-name="T1251">Mladý drak:<text:tab/></text:span><text:span text:style-name="T1269">7 + k6, zranění </text:span><text:span text:style-name="T1276">0</text:span></text:p>
      <text:p text:style-name="P228"><text:span text:style-name="T1256">Dospělý drak:<text:tab/></text:span><text:span text:style-name="T1275">9 + k6, zranění </text:span><text:span text:style-name="T1276">0</text:span></text:p>
      <text:p text:style-name="Property_20_Header"><text:span text:style-name="T1245">⚔</text:span><text:span text:style-name="T1247"><text:tab/></text:span><text:span text:style-name="T1250">Děsivý řev:</text:span></text:p>
      <text:p text:style-name="P233"><text:span text:style-name="T1252">D</text:span><text:span text:style-name="T1254">ráče:</text:span><text:span text:style-name="T1272"><text:tab/><text:tab/></text:span><text:span text:style-name="T1277">4 + k6</text:span><text:span text:style-name="T1278"> proti Duši</text:span></text:p>
      <text:p text:style-name="P233"><text:soft-page-break/><text:span text:style-name="T1251">Mladý drak:</text:span><text:span text:style-name="T1272"><text:tab/></text:span><text:span text:style-name="T1277">6 + k6</text:span><text:span text:style-name="T1278"> proti Duši</text:span></text:p>
      <text:p text:style-name="P233"><text:span text:style-name="T1255">Dospělý drak:</text:span><text:span text:style-name="T1272"><text:tab/></text:span><text:span text:style-name="T1277">8 + k6</text:span><text:span text:style-name="T1278"> proti Duši</text:span></text:p>
      <text:p text:style-name="Property_20_level_20_1"><text:span text:style-name="T860">Účinek:</text:span> <text:span text:style-name="T1372">strach (</text:span><text:span text:style-name="T220">nevýhoda</text:span><text:span text:style-name="T260">)</text:span></text:p>
      <text:p text:style-name="P263">Vzhled:</text:p>
      <text:p text:style-name="P236"><text:span text:style-name="T1252">D</text:span><text:span text:style-name="T1256">ráče:</text:span><text:span text:style-name="T1276"> </text:span><text:span text:style-name="T1279">Dráček se zakrnělými křídly velký jako medvěd.</text:span></text:p>
      <text:p text:style-name="P236"><text:span text:style-name="T1251">Mladý drak:</text:span><text:span text:style-name="T1269"> </text:span><text:span text:style-name="T1279">O</text:span><text:span text:style-name="T1280">křídlený plaz se silnými drápy a tlamou plnou ostrých zubů </text:span><text:span text:style-name="T1279">velký jako kůň</text:span><text:span text:style-name="T1280">.</text:span></text:p>
      <text:p text:style-name="P236"><text:span text:style-name="T1256">Dospělý drak: </text:span><text:span text:style-name="T1279">O</text:span><text:span text:style-name="T1280">křídlený plaz se silnými drápy, </text:span><text:span text:style-name="T1279">rohy a</text:span><text:span text:style-name="T1280"> tlamou plnou ostrých zubů </text:span><text:span text:style-name="T1279">velký jako slon</text:span><text:span text:style-name="T1280">.</text:span></text:p>
      <text:p text:style-name="P362"><text:span text:style-name="T402">Pohyb:</text:span><text:span text:style-name="T93"> </text:span><text:span text:style-name="T213">D</text:span><text:span text:style-name="T208">raci jsou </text:span><text:span text:style-name="T272">rychlejší a obratnější</text:span><text:span text:style-name="T208"> ve vzduchu </text:span><text:span text:style-name="T212">nebo</text:span><text:span text:style-name="T208"> ve vodě, </text:span><text:span text:style-name="T272">na zemi jsou zhruba stejně pohybliví jako člověk</text:span><text:span text:style-name="T271">. </text:span><text:span text:style-name="T311">Dráče nedokáže vzlétnout, uletí vždy jen pár metrů.</text:span></text:p>
      <text:p text:style-name="P377"><text:span text:style-name="T392">👣 </text:span><text:span text:style-name="T736">S</text:span><text:span text:style-name="T737">topy:</text:span><text:span text:style-name="T479"> </text:span><text:span text:style-name="T496">Otisky </text:span><text:span text:style-name="T530">ještěřích</text:span><text:span text:style-name="T496"> tlap </text:span><text:span text:style-name="T530">(velikost jako od medvěda/koně/slona)</text:span><text:span text:style-name="T496">.</text:span></text:p>
      <text:p text:style-name="P344"><text:span text:style-name="T860">Boj:</text:span><text:span text:style-name="T1109"> </text:span><text:span text:style-name="T1123">Drak </text:span><text:span text:style-name="T209">d</text:span><text:span text:style-name="T210">okáže současně útočit</text:span><text:span text:style-name="T1123"> svými zuby a drápy </text:span><text:span text:style-name="T1124">a pokud </text:span><text:span text:style-name="T210">j</text:span><text:span text:style-name="T214">e někdo za ním</text:span><text:span text:style-name="T1124">,</text:span><text:span text:style-name="T1123"> </text:span><text:span text:style-name="T210">může ho</text:span><text:span text:style-name="T1124"> srazit </text:span><text:span text:style-name="T1131">nebo odhodit</text:span><text:span text:style-name="T1124"> ocasem. Může tedy bez postihu útočit až na tři cíle najednou.</text:span></text:p>
      <text:list xml:id="list1997711486" text:style-name="L14">
        <text:list-item>
          <text:p text:style-name="P694"><text:span text:style-name="T860">Dračí dech:</text:span> <text:span text:style-name="T1123">Když se </text:span><text:span text:style-name="T1138">drak</text:span><text:span text:style-name="T1123"> nadechne (jedno kolo </text:span><text:span text:style-name="T1125">neútočí</text:span><text:span text:style-name="T1123">), může použít svůj dech. </text:span><text:span text:style-name="T1138">N</text:span><text:span text:style-name="T1123">a útok si hází Fyzičk</text:span><text:span text:style-name="T1138">a + k6, zranění záleží na jeho velikosti </text:span><text:span text:style-name="T1139">(viz tabulka)</text:span><text:span text:style-name="T1138"> a druh zranění záleží na </text:span><text:span text:style-name="T1140">barvě</text:span><text:span text:style-name="T1138"> draka – bílý drak vydechuje </text:span><text:span text:style-name="T1387">mráz</text:span><text:span text:style-name="T1138">, rudý drak </text:span><text:span text:style-name="T1380">o</text:span><text:span text:style-name="T1381">heň</text:span><text:span text:style-name="T1138">, černý drak </text:span><text:span text:style-name="T1227">ž</text:span><text:span text:style-name="T1228">íravin</text:span><text:span text:style-name="T1229">u</text:span><text:span text:style-name="T1138">, modrý </text:span><text:span text:style-name="T1383">b</text:span><text:span text:style-name="T1384">lesky</text:span><text:span text:style-name="T1138"> a zelený </text:span><text:span text:style-name="T1238">je</text:span><text:span text:style-name="T1239">dovatý plyn</text:span><text:span text:style-name="T1123">. </text:span><text:span text:style-name="T1141">Dráčata dech použít nedokáží.</text:span></text:p>
        </text:list-item>
      </text:list>
      <text:p text:style-name="P345"><text:span text:style-name="T400">I</text:span><text:span text:style-name="T416">munita</text:span><text:span text:style-name="T385">:</text:span><text:span text:style-name="T2"> </text:span><text:span text:style-name="T211">Všichni draci jsou imunní proti zranění svým dechem – bílý drak je tedy imunní proti </text:span><text:span text:style-name="T1388">mr</text:span><text:span text:style-name="T1389">a</text:span><text:span text:style-name="T1388">z</text:span><text:span text:style-name="T1389">u</text:span><text:span text:style-name="T211">, rudý proti </text:span><text:span text:style-name="T1380">o</text:span><text:span text:style-name="T1381">h</text:span><text:span text:style-name="T1382">ni</text:span><text:span text:style-name="T211"> atd.</text:span></text:p>
      <text:p text:style-name="P187"><text:soft-page-break/>Suroviny:</text:p>
      <text:list xml:id="list175555838014090" text:continue-list="list175555604793601" text:style-name="L1">
        <text:list-item>
          <text:p text:style-name="P595"><text:span text:style-name="T263">Ze skořápky</text:span><text:span text:style-name="T219"> d</text:span><text:span text:style-name="T211">račí</text:span><text:span text:style-name="T219">ho</text:span><text:span text:style-name="T211"> vejce </text:span><text:span text:style-name="T219">může alchymista vytěžit 33 magů.</text:span></text:p>
        </text:list-item>
        <text:list-item>
          <text:p text:style-name="P674"><text:span text:style-name="T211">Z dračích šupin </text:span><text:span text:style-name="T264">(prodej: 200 zl)</text:span><text:span text:style-name="T211"> jde vyrobit </text:span><text:span text:style-name="T416">dračí zbroj</text:span><text:span text:style-name="T211">.</text:span></text:p>
        </text:list-item>
        <text:list-item>
          <text:p text:style-name="P597"><text:span text:style-name="T219">Z </text:span><text:span text:style-name="T2">dračích očí </text:span><text:span text:style-name="T262">(prodej 50 zl)</text:span><text:span text:style-name="T2"> může alchymista vytěžit 16 magů nebo vyrobit </text:span><text:span text:style-name="T385">elixír dračího zraku</text:span><text:span text:style-name="T2">.</text:span></text:p>
        </text:list-item>
        <text:list-item>
          <text:p text:style-name="P596"><text:span text:style-name="T219">Z d</text:span><text:span text:style-name="T2">račí</text:span><text:span text:style-name="T219">ho</text:span><text:span text:style-name="T2"> srdce </text:span><text:span text:style-name="T261">(prodej 100 zl)</text:span><text:span text:style-name="T2"> </text:span><text:span text:style-name="T219">může alchymista vytěžit 55 magů </text:span><text:span text:style-name="T261">nebo vyrobit </text:span><text:span text:style-name="T419">elixír mládí</text:span><text:span text:style-name="T219">.</text:span></text:p>
        </text:list-item>
        <text:list-item>
          <text:p text:style-name="P598"><text:span text:style-name="T219">P</text:span><text:span text:style-name="T2">okud někdo podepíše smlouvu nebo přísahu sepsanou dračí krví (prodej 50 zl) a nedodrží ji, na čele se mu objeví nápis určený při </text:span><text:span text:style-name="T266">jejím</text:span><text:span text:style-name="T2"> sepsání (například „křivopřísežník“, „podvodník“ a podobně). </text:span><text:span text:style-name="T265">Není jej možno odstranit chirurgicky ani magicky. Jediný způsob, jak se ho zbavit, je dostát podmínkám smlouvy, nebo </text:span><text:span text:style-name="T270">ji</text:span><text:span text:style-name="T265"> důkladně zničit, například spálit.</text:span></text:p>
        </text:list-item>
        <text:list-item>
          <text:p text:style-name="P599"><text:span text:style-name="T265">D</text:span><text:span text:style-name="T2">račí zuby, spáry a kosti nejsou magické, vyrábí se z nich ale různé předměty podobně jako ze slonoviny. Zuby z jednoho draka mají prodejní cenu 50 zl, spáry 25 zl a kosti </text:span><text:span text:style-name="T267">2</text:span><text:span text:style-name="T2">00 zl – pozor ale na to, že kosti dospělého draka dohromady váží skoro tunu, takže </text:span><text:span text:style-name="T268">je</text:span><text:span text:style-name="T2"> může být problém odnést.</text:span></text:p>
        </text:list-item>
      </text:list>
      <text:p text:style-name="Text_20_body">Dra<text:span text:style-name="T1392">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text:soft-page-break/>Bílý drak<text:bookmark-end text:name="__RefHeading___Toc5546_4216715273"/></text:h>
      <text:p text:style-name="Property_20_level_20_0"><text:span text:style-name="T860">Dech:</text:span> <text:span text:style-name="T1386">mráz</text:span></text:p>
      <text:p text:style-name="Property_20_level_20_0"><text:span text:style-name="T860">Prostředí:</text:span> zasněžené hory, ledové pláně</text:p>
      <text:h text:style-name="P512" text:outline-level="4"><text:bookmark-start text:name="__RefHeading___Toc5548_4216715273"/><text:span text:style-name="T457">Černý</text:span> drak<text:bookmark-end text:name="__RefHeading___Toc5548_4216715273"/></text:h>
      <text:p text:style-name="Property_20_level_20_0"><text:span text:style-name="T860">Dech:</text:span> <text:span text:style-name="T1227">ž</text:span><text:span text:style-name="T1228">íravina</text:span></text:p>
      <text:p text:style-name="Property_20_level_20_0"><text:span text:style-name="T876">Prostředí:</text:span><text:span text:style-name="T1367"> </text:span><text:span text:style-name="T215">b</text:span><text:span text:style-name="T218">ažiny, močály</text:span></text:p>
      <text:h text:style-name="P513" text:outline-level="4"><text:bookmark-start text:name="__RefHeading___Toc5550_4216715273"/><text:span text:style-name="T454">M</text:span><text:span text:style-name="T456">odrý</text:span> drak<text:bookmark-end text:name="__RefHeading___Toc5550_4216715273"/></text:h>
      <text:p text:style-name="Property_20_level_20_0"><text:span text:style-name="T860">Dech:</text:span> <text:span text:style-name="T1383">b</text:span><text:span text:style-name="T1384">lesky</text:span></text:p>
      <text:p text:style-name="Property_20_level_20_0"><text:span text:style-name="T876">Prostředí:</text:span><text:span text:style-name="T1367"> moře, </text:span><text:span text:style-name="T216">v</text:span><text:span text:style-name="T217">elké řeky, jezera</text:span></text:p>
      <text:h text:style-name="P514" text:outline-level="4"><text:bookmark-start text:name="__RefHeading___Toc5552_4216715273"/><text:span text:style-name="T454">R</text:span><text:span text:style-name="T455">udý</text:span> drak<text:bookmark-end text:name="__RefHeading___Toc5552_4216715273"/></text:h>
      <text:p text:style-name="Property_20_level_20_0"><text:span text:style-name="T860">Dech:</text:span> <text:span text:style-name="T1380">o</text:span><text:span text:style-name="T1381">heň</text:span></text:p>
      <text:p text:style-name="Property_20_level_20_0"><text:span text:style-name="T860">Prostředí:</text:span> <text:span text:style-name="T1368">kráter sopky, lávové pole, rozpálená poušť</text:span></text:p>
      <text:h text:style-name="P515" text:outline-level="4"><text:bookmark-start text:name="__RefHeading___Toc5554_4216715273"/><text:span text:style-name="T454">Zelený</text:span> drak<text:bookmark-end text:name="__RefHeading___Toc5554_4216715273"/></text:h>
      <text:p text:style-name="P285"><text:span text:style-name="T860">Dech:</text:span> <text:span text:style-name="T1238">je</text:span><text:span text:style-name="T1239">dovatý</text:span><text:span text:style-name="T307"> </text:span><text:span text:style-name="T310">plyn</text:span><text:span text:style-name="T269"><text:line-break/></text:span><text:span text:style-name="T424">Latence:</text:span><text:span text:style-name="T307"> </text:span><text:span text:style-name="T309">3</text:span><text:span text:style-name="T307"> kol</text:span><text:span text:style-name="T309">a</text:span><text:span text:style-name="T307"><text:line-break/></text:span><text:span text:style-name="T425">Příznaky:</text:span><text:span text:style-name="T308"> Bolest po celém těle, pálení očí, rozpraskání kůže, vykašlávání krve.</text:span></text:p>
      <text:p text:style-name="Property_20_level_20_0"><text:span text:style-name="T876">Prostředí:</text:span><text:span text:style-name="T1367"> </text:span><text:span text:style-name="T215">h</text:span><text:span text:style-name="T218">luboké lesy</text:span></text:p>
      <text:h text:style-name="Heading_20_3" text:outline-level="3"><text:bookmark-start text:name="__RefHeading___Toc5556_4216715273"/><text:soft-page-break/>Schopnosti draků<text:bookmark-end text:name="__RefHeading___Toc5556_4216715273"/></text:h>
      <text:p text:style-name="P93">Kromě dechu mají draci ještě <text:span text:style-name="T1398">další</text:span> zvláštní schopnosti<text:span text:style-name="T1398"> z následujícího seznamu:</text:span> <text:span text:style-name="T1398">mladý drak jednu, dospělý dvě až tři. </text:span>Jaké to budou můžeš určit úvahou nebo náhodně.<text:line-break/><text:tab/><text:span text:style-name="T1374">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2595462994" text:style-name="L15">
        <text:list-item>
          <text:p text:style-name="P600"><text:span text:style-name="T420">P</text:span><text:span text:style-name="T421">lošná</text:span><text:span text:style-name="T879"> telekineze:</text:span><text:span text:style-name="T1369"> Duše + k6 proti Duši, zranění od 0 do +3 podle předmětu</text:span></text:p>
          <text:list>
            <text:list-header>
              <text:p text:style-name="P600"><text:span text:style-name="T860">Rozsah:</text:span> všechno v <text:span text:style-name="T860">krátké vzdálenosti<text:line-break/></text:span><text:span text:style-name="T883">Trvání</text:span><text:span text:style-name="T860">:</text:span><text:span text:style-name="T1109"> </text:span><text:span text:style-name="T1142">po dobu </text:span><text:span text:style-name="T883">udržování</text:span></text:p>
            </text:list-header>
          </text:list>
          <text:p text:style-name="P600"><text:span text:style-name="T1369">Drak ovládá silnější formu hraničářské </text:span><text:span text:style-name="T878">telekineze</text:span><text:span text:style-name="T1391">. Dokáže najednou hýbat všemi předměty v </text:span><text:span text:style-name="T878">krátké vzdálenosti</text:span><text:span text:style-name="T1391">, může jimi útočit a zvládne dokonce zvednout postavy a někam je odhodit odhodit: když se postava má čeho chytit, hází si Fyzičkou, jinak hází 0 + k6.</text:span></text:p>
        </text:list-item>
      </text:list>
      <text:list xml:id="list3476196807" text:style-name="L16">
        <text:list-item>
          <text:p text:style-name="P601"><text:span text:style-name="T860">Spánek:</text:span> <text:span text:style-name="T1393">Duše + k6 proti Duši</text:span></text:p>
          <text:list>
            <text:list-header>
              <text:p text:style-name="P601"><text:span text:style-name="T860">Rozsah:</text:span> vš<text:span text:style-name="T1395">ichni</text:span> v<text:span text:style-name="T1397">e</text:span> <text:span text:style-name="T1397">střední</text:span><text:span text:style-name="T860"> vzdálenosti<text:line-break/></text:span><text:span text:style-name="T880">Účinek:</text:span><text:span text:style-name="T1393"> za první úspěch ospalost, za druhý malátnost (nevýhoda), za třetí hluboký spánek</text:span></text:p>
            </text:list-header>
          </text:list>
          <text:p text:style-name="P601">Drak pošle telepatický příkaz v dračí řeči všem živým bytostem v okolí. Pokud neodolají, okamžitě hluboce usnou a probudí je jen fyzická bolest (například v důsledku zranění).</text:p>
        </text:list-item>
        <text:list-item>
          <text:p text:style-name="P601"><text:span text:style-name="T881">Zm</text:span><text:span text:style-name="T882">ate</text:span><text:span text:style-name="T881">ní:</text:span><text:span text:style-name="T1394"> Duše + k6 proti Duši</text:span></text:p>
          <text:list>
            <text:list-header>
              <text:p text:style-name="P601"><text:soft-page-break/><text:span text:style-name="T860">Rozsah:</text:span> vš<text:span text:style-name="T1395">ichni</text:span> v <text:span text:style-name="T882">dlouhé</text:span><text:span text:style-name="T860"> vzdálenosti<text:line-break/></text:span><text:span text:style-name="T880">Účinek:</text:span><text:span text:style-name="T1393"> počet úspěchů je počet kol, po která budou cíle zmatené</text:span></text:p>
            </text:list-header>
          </text:list>
          <text:p text:style-name="P601"><text:span text:style-name="T1400">Všichni inteligentní tvorové v </text:span><text:span text:style-name="T882">dlouhé vzdálenosti</text:span><text:span text:style-name="T1396">, kterým se nepodaří odolat, ztratí krátkodobou paměť a bude jim trvat 1-3 kol (podle počtu úspěchů draka), než si zase uvědomí, kdo jsou a co tam dělají. Po tuto dobu se mohou pouze bránit.</text:span></text:p>
        </text:list-item>
        <text:list-item>
          <text:p text:style-name="P601"><text:span text:style-name="T881">Rozkaz:</text:span><text:span text:style-name="T1394"> Duše + k6 proti Duši</text:span></text:p>
          <text:list>
            <text:list-header>
              <text:p text:style-name="P601"><text:span text:style-name="T860">Rozsah:</text:span> <text:span text:style-name="T1396">jedena osoba, kterou drak slyší, vidí nebo cítí</text:span><text:span text:style-name="T860"><text:line-break/></text:span><text:span text:style-name="T880">Účinek:</text:span><text:span text:style-name="T1393"> počet úspěchů je počet kol, po která se cíl bude snažit plnit dračí příkaz</text:span></text:p>
            </text:list-header>
          </text:list>
        </text:list-item>
        <text:list-item>
          <text:p text:style-name="P603"><text:span text:style-name="T860">Paralýza:</text:span> <text:s/>Duše + k6 proti Duši</text:p>
          <text:list>
            <text:list-header>
              <text:p text:style-name="P602"><text:span text:style-name="T860">Rozsah:</text:span> <text:span text:style-name="T1399">1-3 tvorové, které drak vidí, slyší nebo cítí</text:span><text:span text:style-name="T860"><text:line-break/></text:span><text:span text:style-name="T880">Účinek:</text:span><text:span text:style-name="T1393"> za první úspěch </text:span><text:span text:style-name="T880">zpomalení</text:span><text:span text:style-name="T1393">, za druhý znehybnění části těla, za třetí kompletní paralýza<text:line-break/></text:span><text:span text:style-name="T880">Trvání:</text:span><text:span text:style-name="T1393"> několik minut</text:span></text:p>
            </text:list-header>
          </text:list>
        </text:list-item>
        <text:list-item>
          <text:p text:style-name="P552"><text:span text:style-name="T860">Metamorfóza:</text:span> <text:span text:style-name="T1401">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text:span><text:soft-page-break/><text:span text:style-name="T1401">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91">Draci <text:span text:style-name="T1377">jsou inteligentní a</text:span> stejně jako my své myšlenky formulují do slov a vět. Komunikují ale telepaticky, nehýbou <text:span text:style-name="T1378">tedy</text:span> při tom tlamou a nevydávají artikulované zvuky. „<text:span text:style-name="T1390">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854710961" text:style-name="L17">
        <text:list-item>
          <text:p text:style-name="P604">Draci „mluvící“ lidskou řečí budou působit pohádkověji, případně je můžeš pojmout jako vládce mocných říší.</text:p>
        </text:list-item>
        <text:list-item>
          <text:p text:style-name="P604">Pokud budou znát jen dračí řeč, budou tajemnější, vzdálenější lidem. <text:span text:style-name="T1379">Řádění</text:span> draka, se kterým se nedá domluvit, bude působit spíš jako <text:span text:style-name="T1375">přírodní</text:span> katastrofa než jako zlý čin.</text:p>
        </text:list-item>
      </text:list>
      <text:p text:style-name="P92">Když budeš chtít, můžeš dát postavám možnost se dračí řeč naučit. Mohou jí pak normálně mluvit, nemusí umět <text:span text:style-name="T860">telepatii</text:span>. <text:span text:style-name="T1376">Stejně jako všechny jazyky je to samostatná dovednost.</text:span></text:p>
      <text:h text:style-name="P470" text:outline-level="2">Dryáda</text:h>
      <text:p text:style-name="P139"><text:span text:style-name="T984">/</text:span><text:span text:style-name="T1044">* Velikost </text:span><text:span text:style-name="T1059">6</text:span><text:span text:style-name="T1044"> (</text:span><text:span text:style-name="T1059">60</text:span><text:span text:style-name="T1044"> kg) */</text:span></text:p>
      <text:p text:style-name="P139"><text:soft-page-break/><text:span text:style-name="T984">F</text:span><text:span text:style-name="T996">yzička </text:span><text:span text:style-name="T1059">2</text:span><text:span text:style-name="T996">, Finesa </text:span><text:span text:style-name="T1059">4</text:span><text:span text:style-name="T996">, Duše </text:span><text:span text:style-name="T1059">5</text:span><text:span text:style-name="T470">, </text:span><text:span text:style-name="T518">Ž</text:span><text:span text:style-name="T471">ivot</text:span><text:span text:style-name="T518">y </text:span><text:span text:style-name="T985">18</text:span></text:p>
      <text:p text:style-name="P306"><text:span text:style-name="T732">Rychlost:</text:span><text:span text:style-name="T465"> </text:span><text:span text:style-name="T619">jako člověk</text:span></text:p>
      <text:p text:style-name="P306"><text:span text:style-name="T735">Smysly:</text:span><text:span text:style-name="T472"> </text:span><text:span text:style-name="T619">jako elf</text:span></text:p>
      <text:p text:style-name="P414"><text:span text:style-name="T1245">⚔<text:tab/></text:span><text:span text:style-name="T773">Kostěná dýka</text:span><text:span text:style-name="T987">:</text:span><text:span text:style-name="T985"> </text:span><text:span text:style-name="T1059">4 + k6, zranění 0</text:span></text:p>
      <text:p text:style-name="P277"><text:span text:style-name="T1245">⚔<text:tab/></text:span><text:span text:style-name="T986">Dlouhý luk</text:span><text:span text:style-name="T983"> (šípy s </text:span><text:span text:style-name="T1060">pazourkovým</text:span><text:span text:style-name="T983"> hrotem): 4 + k6, zranění 1</text:span></text:p>
      <text:p text:style-name="P217"><text:span text:style-name="T986">Dostřel:</text:span><text:span text:style-name="T983"> dlouhý</text:span></text:p>
      <text:p text:style-name="P464"><text:span text:style-name="T436">J</text:span><text:span text:style-name="T437">ed</text:span><text:span text:style-name="T833"> </text:span><text:span text:style-name="T905">ze zmije:</text:span><text:span text:style-name="T1370"> </text:span><text:span text:style-name="T322">10</text:span><text:span text:style-name="T47"> </text:span><text:span text:style-name="T51">+ k6 </text:span><text:span text:style-name="T1241">j</text:span><text:span text:style-name="T1237">ed</text:span><text:span text:style-name="T1241">em</text:span><text:span text:style-name="T51"> </text:span><text:span text:style-name="T67">proti Fyzičce</text:span></text:p>
      <text:p text:style-name="P251"><text:span text:style-name="T390">L</text:span><text:span text:style-name="T386">atence:</text:span><text:span text:style-name="T46"> </text:span><text:span text:style-name="T324">5</text:span><text:span text:style-name="T46"> m</text:span><text:span text:style-name="T53">inut</text:span></text:p>
      <text:p text:style-name="P251"><text:span text:style-name="T755">P</text:span><text:span text:style-name="T756">říznaky:</text:span><text:span text:style-name="T550"> </text:span><text:span text:style-name="T551">Intenzivní bolest v ráně, otok, brnění, zanícení kůže a citlivost na dotyk, potíže s dýcháním. Později otok a modřiny po celé končeti</text:span><text:span text:style-name="T550">ně.</text:span></text:p>
      <text:p text:style-name="P414"><text:span text:style-name="T860">Vzhled:</text:span> <text:span text:style-name="T1485">Dívka s kůrou místo kůže a listím místo vlasů.</text:span></text:p>
      <text:p text:style-name="P414"><text:span text:style-name="T904">Schopnosti</text:span><text:span text:style-name="T860">:</text:span></text:p>
      <text:list xml:id="list3961019522" text:style-name="L18">
        <text:list-item>
          <text:p text:style-name="P605"><text:span text:style-name="T904">Splynutí se stromem:</text:span><text:span text:style-name="T1180">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606"><text:span text:style-name="T860">Léčení stromu:</text:span><text:span text:style-name="T1109"> Když se dryáda několik minut dotýká stromu svého druhu, zcela ho vyléčí. Veškeré jeho neduhy tím ale přejdou na ni.</text:span></text:p>
        </text:list-item>
        <text:list-item>
          <text:p text:style-name="P607"><text:span text:style-name="T860">Stvoření oživlého stromu:</text:span><text:span text:style-name="T1109"> Sedm dryád stejného druhu dokáže společným rituálem v průběhu několika minut přeměnit obyčejný strom v </text:span><text:span text:style-name="T860">oživlý strom</text:span><text:span text:style-name="T1109">.</text:span></text:p>
        </text:list-item>
        <text:list-item>
          <text:p text:style-name="P608"><text:soft-page-break/><text:span text:style-name="T860">Tanec dryád:</text:span><text:span text:style-name="T1109"> Kdo se k němu přichomýtne, propadne kouzlu a bude s nimi tancovat až do rána.</text:span></text:p>
        </text:list-item>
      </text:list>
      <text:p text:style-name="P414"><text:span text:style-name="T860">Boj:</text:span> <text:span text:style-name="T1486">Dryády nemají žádné přirozené zbraně. Bojují obvykle dlouhými luky nebo kostěnými dýkami, jejich hroty a čepele ale bývají otrávené (nejčastěji zmijím jedem).</text:span></text:p>
      <text:p text:style-name="P140">Dryády jsou lesní bytosti žijící v symbióze se stromy – když zahyne strom, umře i jeho dryáda. 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p>
      <text:h text:style-name="P471" text:outline-level="2">Gargoyla</text:h>
      <text:p text:style-name="P96"><text:span text:style-name="T984">F</text:span><text:span text:style-name="T996">yzička </text:span><text:span text:style-name="T1006">4</text:span><text:span text:style-name="T996">, Finesa </text:span><text:span text:style-name="T1006">2</text:span><text:span text:style-name="T996">, Duše </text:span><text:span text:style-name="T507">2</text:span><text:span text:style-name="T996">, </text:span><text:span text:style-name="T999">Ž</text:span><text:span text:style-name="T985">ivot</text:span><text:span text:style-name="T999">y </text:span><text:span text:style-name="T1007">8</text:span></text:p>
      <text:p text:style-name="P283"><text:span text:style-name="T732">Zbroj: </text:span><text:span text:style-name="T511">oživlá</text:span><text:span text:style-name="T465"> </text:span><text:span text:style-name="T507">1, zkamenělá 3</text:span></text:p>
      <text:p text:style-name="P283"><text:span text:style-name="T732">Rychlost:</text:span><text:span text:style-name="T465"> </text:span><text:span text:style-name="T508">na zemi i ve vzduchu jako pes (o něco rychlejší než člověk)</text:span></text:p>
      <text:p text:style-name="P283"><text:span text:style-name="T735">Smysly:</text:span><text:span text:style-name="T472"> </text:span><text:span text:style-name="T507">vidí i v naprosté tmě, sluch jako člověk, nemá hmat ani čich</text:span></text:p>
      <text:p text:style-name="P289"><text:span text:style-name="T759">Detekovatelnost</text:span><text:span text:style-name="T758">:</text:span><text:span text:style-name="T561"> </text:span><text:span text:style-name="T564">Gargoyla není</text:span><text:span text:style-name="T561"> vidět pomocí infravidění.</text:span></text:p>
      <text:p text:style-name="P350"><text:span text:style-name="T1245">⚔<text:tab/></text:span><text:span text:style-name="T731">Z</text:span><text:span text:style-name="T750">uby nebo spáry</text:span><text:span text:style-name="T987">:</text:span><text:span text:style-name="T985"> </text:span><text:span text:style-name="T1006">4 + k6, zranění 1</text:span></text:p>
      <text:p text:style-name="P351"><text:span text:style-name="T860">Vzhled:</text:span><text:span text:style-name="T1109"> </text:span><text:span text:style-name="T1145">Socha čtyřnohé, okřídlené nestvůry velké jako pes.</text:span></text:p>
      <text:p text:style-name="P350"><text:span text:style-name="T402">Pohyb:</text:span><text:span text:style-name="T93"> </text:span><text:span text:style-name="T288">Na zemi jako pes. Umí létat, ve vzduchu ale není příliš obratná.</text:span></text:p>
      <text:p text:style-name="P350"><text:soft-page-break/><text:span text:style-name="T860">Prostředí:</text:span> <text:span text:style-name="T1405">Gargoyly se nejčastěji skrývají mezi ostatními chrliči na stěnách chrámů či jiných velkých budov, ale také v podzemí nebo kdekoliv jinde, kde bývají sochy.</text:span></text:p>
      <text:p text:style-name="P350"><text:span text:style-name="T392">👣 </text:span><text:span text:style-name="T736">S</text:span><text:span text:style-name="T737">topy:</text:span><text:span text:style-name="T479"> </text:span><text:span text:style-name="T509">Otisky tlap s drápy zhruba psí velikosti.</text:span></text:p>
      <text:p text:style-name="P352"><text:span text:style-name="T749">Schopnosti</text:span><text:span text:style-name="T744">:</text:span></text:p>
      <text:list xml:id="list175557441391522" text:continue-list="list175555838014090" text:style-name="L1">
        <text:list-item>
          <text:p text:style-name="P689">Gargoyla se umí proměnit v kamennou sochu. V této podobě má zbroj 3. Nemůže se hýbat, ale plně vnímá, co se kolem ní děje. Proměna do sochy nebo zpět zabere jedno kolo.</text:p>
        </text:list-item>
        <text:list-item>
          <text:p text:style-name="P571">Po smrti se gargoyla automaticky promění v kámen.</text:p>
        </text:list-item>
        <text:list-item>
          <text:p text:style-name="P609"><text:span text:style-name="T459">Pokud chce,</text:span><text:span text:style-name="T510"> </text:span><text:span text:style-name="T459">přes noc se </text:span><text:span text:style-name="T512">jí</text:span><text:span text:style-name="T459"> vyléčí všechna zranění (může ale schválně zůstat poškozená aby zmátla své protivníky).</text:span></text:p>
        </text:list-item>
      </text:list>
      <text:p text:style-name="P354"><text:span text:style-name="T400">S</text:span><text:span text:style-name="T385">labiny:</text:span><text:span text:style-name="T2"> </text:span><text:span text:style-name="T289">Gargoyly nemají rády sluneční světlo – když už na něm musí být, přečkají ho </text:span><text:span text:style-name="T290">obyčejně</text:span><text:span text:style-name="T289"> v podobě sochy.</text:span></text:p>
      <text:p text:style-name="P352"><text:span text:style-name="T860">Boj:</text:span> <text:span text:style-name="T1406">Gargoyla je inteligentní a bojuje chytře: Obvykle číhá v podobě sochy a útočí v nečekaný okamžik. Může například ožít, když se k ní někdo otočí zády, nebo třeba nechat postavy projít a napadnout je zezadu. Bojuje raději na zemi. Když je zraněná, odletí pryč, aby se přes noc vyléčila.</text:span></text:p>
      <text:p text:style-name="P353"><text:span text:style-name="T422">Mimo boj</text:span><text:span text:style-name="T385">:</text:span><text:span text:style-name="T2"> </text:span><text:span text:style-name="T291">Gargoyly jsou výborní zvědi a špehové. V podobě sochy dokáží celé dny nehnutě sedět, poslouchat a pozorovat. </text:span><text:span text:style-name="T292">Ne</text:span><text:span text:style-name="T293">dokáží</text:span><text:span text:style-name="T292"> sice mluvit, ale </text:span><text:span text:style-name="T293">mohou</text:span><text:span text:style-name="T292"> kývat „ano“ nebo „ne“.</text:span></text:p>
      <text:h text:style-name="Heading_20_2" text:outline-level="2"><text:bookmark-start text:name="__RefHeading___Toc1834_3850923094"/>Gryf<text:bookmark-end text:name="__RefHeading___Toc1834_3850923094"/></text:h>
      <text:p text:style-name="P96"><text:span text:style-name="T984">F</text:span><text:span text:style-name="T996">yzička </text:span><text:span text:style-name="T1008">5</text:span><text:span text:style-name="T996">, Finesa </text:span><text:span text:style-name="T1008">2</text:span><text:span text:style-name="T996">, Duše </text:span><text:span text:style-name="T470">-, </text:span><text:span text:style-name="T518">Ž</text:span><text:span text:style-name="T471">ivot</text:span><text:span text:style-name="T518">y </text:span><text:span text:style-name="T1008">12</text:span></text:p>
      <text:p text:style-name="P284"><text:span text:style-name="T732">Zbroj:</text:span><text:span text:style-name="T465"> </text:span><text:span text:style-name="T514">0</text:span></text:p>
      <text:p text:style-name="P284"><text:soft-page-break/><text:span text:style-name="T732">Rychlost:</text:span><text:span text:style-name="T465"> </text:span><text:span text:style-name="T514">Na zemi jako lev, ve vzduchu jako </text:span><text:span text:style-name="T519">trysk koně</text:span><text:span text:style-name="T514">.</text:span></text:p>
      <text:p text:style-name="P284"><text:span text:style-name="T735">Smysly:</text:span><text:span text:style-name="T472"> </text:span><text:span text:style-name="T514">Výborný zrak a sluch, slabý čich (jako orel).</text:span></text:p>
      <text:p text:style-name="P355"><text:span text:style-name="T1245">⚔<text:tab/></text:span><text:span text:style-name="T731">Z</text:span><text:span text:style-name="T751">obák nebo drápy</text:span><text:span text:style-name="T987">:</text:span><text:span text:style-name="T985"> </text:span><text:span text:style-name="T1008">5 + k6, zranění 2</text:span></text:p>
      <text:p text:style-name="P355"><text:span text:style-name="T860">Vzhled:</text:span> <text:span text:style-name="T1407">Šelma s tělem lva, orlí hlavou a křídly.</text:span></text:p>
      <text:p text:style-name="P355"><text:span text:style-name="T402">Pohyb:</text:span><text:span text:style-name="T93"> </text:span><text:span text:style-name="T294">Na </text:span><text:span text:style-name="T299">zemi</text:span><text:span text:style-name="T294"> </text:span><text:span text:style-name="T299">se gryf pohybuje</text:span><text:span text:style-name="T294"> jako lev, </text:span><text:span text:style-name="T299">díky křídlům je ale schopen dělat velmi dlouhé skoky. Umí létat </text:span><text:span text:style-name="T300">vysokou rychlostí</text:span><text:span text:style-name="T299">, </text:span><text:span text:style-name="T300">není při tom ale moc obratný</text:span><text:span text:style-name="T294">.</text:span></text:p>
      <text:p text:style-name="P355"><text:span text:style-name="T860">Prostředí:</text:span> <text:span text:style-name="T1409">Stepi, skalní věže a útesy.</text:span></text:p>
      <text:p text:style-name="P355"><text:span text:style-name="T392">👣 </text:span><text:span text:style-name="T736">S</text:span><text:span text:style-name="T737">topy:</text:span><text:span text:style-name="T513"> Otisky lvích tlap.</text:span></text:p>
      <text:p text:style-name="P355"><text:span text:style-name="T860">Boj:</text:span> <text:span text:style-name="T1408">Gryf nejraději útočí ze vzduchu jako orel, srazí svou kořist na zem a roztrhá ji svým ostrým zobákem. Na zemi bojuje spíš jako lev, díky křídlům ale zvládne velmi dlouhé skoky.</text:span></text:p>
      <text:p text:style-name="P355"><text:span text:style-name="T423">Mimo boj</text:span><text:span text:style-name="T385">:</text:span><text:span text:style-name="T2"> </text:span><text:span text:style-name="T300">Na gryfovi je možné létat</text:span><text:span text:style-name="T295">. </text:span><text:span text:style-name="T296">Není ho ovšem možné ochočit. </text:span><text:span text:style-name="T300">N</text:span><text:span text:style-name="T296">osit bude jen toho, koho </text:span><text:span text:style-name="T297">sám</text:span><text:span text:style-name="T296"> bude chtít.</text:span></text:p>
      <text:h text:style-name="Heading_20_2" text:outline-level="2"><text:bookmark-start text:name="__RefHeading___Toc1836_3850923094"/>Hadi<text:bookmark-end text:name="__RefHeading___Toc1836_3850923094"/></text:h>
      <text:p text:style-name="P97"><text:span text:style-name="T539">Všichni hadi jsou predátoři, ale </text:span><text:span text:style-name="T552">postavy</text:span><text:span text:style-name="T542"> jsou pro ně</text:span><text:span text:style-name="T539"> příliš velká kořist, takže na </text:span><text:span text:style-name="T533">ně</text:span><text:span text:style-name="T539"> </text:span><text:span text:style-name="T536">zaútočí</text:span><text:span text:style-name="T539">, </text:span><text:span text:style-name="T536">je</text:span><text:span text:style-name="T540">n</text:span><text:span text:style-name="T536"> když</text:span><text:span text:style-name="T539"> se </text:span><text:span text:style-name="T536">cítí</text:span><text:span text:style-name="T539"> ohroženi. </text:span><text:span text:style-name="T534">Ve světě Dračáku ovšem existují i obří v</text:span><text:span text:style-name="T537">arianty</text:span><text:span text:style-name="T534">, které hobita nebo kudůka slupnou jako malinu a </text:span><text:span text:style-name="T553">některé</text:span><text:span text:style-name="T534"> si d</text:span><text:span text:style-name="T541">ají</text:span><text:span text:style-name="T534"> k snídani i krolla.<text:line-break/><text:tab/></text:span><text:span text:style-name="T535">Všichni h</text:span><text:span text:style-name="T532">adi svou kořist polykají vcelku. Podle její velikosti ji potom několik dní až týdnů tráví. Po tuto dobu nejsou hladoví a nepotřebují lovit.</text:span></text:p>
      <text:p text:style-name="P380"><text:soft-page-break/><text:span text:style-name="T426">Smysly:</text:span><text:span text:style-name="T314"> </text:span><text:span text:style-name="T331">Většina hadů má slabý zrak a</text:span><text:span text:style-name="T314"> vním</text:span><text:span text:style-name="T331">á</text:span><text:span text:style-name="T314"> hlavně pohyb</text:span><text:span text:style-name="T29">. </text:span><text:span text:style-name="T331">Výjimkou jsou denní hadi, například </text:span><text:span text:style-name="T429">mamba černá</text:span><text:span text:style-name="T331">.</text:span><text:span text:style-name="T29"> </text:span><text:span text:style-name="T315">Sluch mají </text:span><text:span text:style-name="T316">také </text:span><text:span text:style-name="T315">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381"><text:span text:style-name="T759">Detekovatelnost</text:span><text:span text:style-name="T758">:</text:span><text:span text:style-name="T561"> Hadi jsou studenokrevní, mají stejnou teplotu jako okolí a nejsou tedy vidět pomocí infravidění.</text:span></text:p>
      <text:p text:style-name="P376"><text:span text:style-name="T400">I</text:span><text:span text:style-name="T416">munita</text:span><text:span text:style-name="T427">:</text:span><text:span text:style-name="T315"> </text:span><text:span text:style-name="T312">Všichni jedovatí hadi </text:span><text:span text:style-name="T28">j</text:span><text:span text:style-name="T29">sou imunní proti vlastnímu jedu.</text:span></text:p>
      <text:p text:style-name="P369">Příklady použití ve hře:</text:p>
      <text:list xml:id="list175557022825633" text:continue-list="list2901935818" text:style-name="L2">
        <text:list-item>
          <text:p text:style-name="P692"><text:span text:style-name="T29">M</text:span><text:span text:style-name="T2">ístnost plná hadů.</text:span></text:p>
        </text:list-item>
        <text:list-item>
          <text:p text:style-name="P692"><text:span text:style-name="T313">T</text:span><text:span text:style-name="T2">ruhla s pokladem, ve které se zabydlel had.</text:span></text:p>
        </text:list-item>
        <text:list-item>
          <text:p text:style-name="P692"><text:span text:style-name="T313">K</text:span><text:span text:style-name="T2">ult </text:span><text:span text:style-name="T325">nebo divoký kmen</text:span><text:span text:style-name="T2"> uctívá obřího hada a předkládá mu oběti.</text:span></text:p>
        </text:list-item>
        <text:list-item>
          <text:p text:style-name="P553">Gobliní šaman mluví s hady a dokáže je ovládat.</text:p>
        </text:list-item>
      </text:list>
      <text:h text:style-name="Heading_20_3" text:outline-level="3">Jedovatí hadi</text:h>
      <text:p text:style-name="P103">Jedovatý had loví nebo útočí velmi rychlým <text:span text:style-name="T1442">výpadem</text:span>, při kterém se kořist snaží uštknout (musí dát nenulové zranění). Do kořisti, která by mu mohla utéct (například ptáci) pak (za případný druhý úspěch) zůstane zakousnutý. Pokud se jen brání, nebo když jde o kořist, která tak snadno neuteče, po uštknutí se pokusí utéct, někam se schová a nechá působit jed.</text:p>
      <text:h text:style-name="P516" text:outline-level="4"><text:soft-page-break/>Chřestýš</text:h>
      <text:p text:style-name="P99">/<text:span text:style-name="T1418">* Velikost: obyčejný 2 – (3 kg), obří 5 (30 kg) */</text:span></text:p>
      <text:p text:style-name="P255"><text:span text:style-name="T1257">Obyčejn</text:span><text:span text:style-name="T1261">ý</text:span><text:span text:style-name="T1251">:</text:span><text:span text:style-name="T1269"><text:tab/></text:span><text:span text:style-name="T1281">F</text:span><text:span text:style-name="T1282">yzička </text:span><text:span text:style-name="T1295">2</text:span><text:span text:style-name="T1282">, Finesa </text:span><text:span text:style-name="T1295">4</text:span><text:span text:style-name="T1282">, Duše -, </text:span><text:span text:style-name="T1284">Ž</text:span><text:span text:style-name="T1270">ivot</text:span><text:span text:style-name="T1284">y </text:span><text:span text:style-name="T1298">4</text:span></text:p>
      <text:p text:style-name="P255"><text:span text:style-name="T1257">Obří</text:span><text:span text:style-name="T1252">:</text:span><text:span text:style-name="T1270"><text:tab/><text:tab/></text:span><text:span text:style-name="T1281">F</text:span><text:span text:style-name="T1282">yzička </text:span><text:span text:style-name="T1295">3</text:span><text:span text:style-name="T1282">, Finesa </text:span><text:span text:style-name="T1285">5</text:span><text:span text:style-name="T1282">, Duše -, </text:span><text:span text:style-name="T1284">Ž</text:span><text:span text:style-name="T1270">ivot</text:span><text:span text:style-name="T1284">y </text:span><text:span text:style-name="T1298">8</text:span></text:p>
      <text:p text:style-name="P274"><text:span text:style-name="T732">Rychlost:</text:span><text:span text:style-name="T465"> </text:span><text:span text:style-name="T520">n</text:span><text:span text:style-name="T516">a zemi jako chůze</text:span><text:span text:style-name="T548">,</text:span><text:span text:style-name="T554"> plave stejně rychle</text:span><text:span text:style-name="T525"> jako člověk, <text:s/></text:span><text:span text:style-name="T554">šplhá pomaleji než člověk</text:span></text:p>
      <text:p text:style-name="Property_20_level_20_0"><text:span text:style-name="T735">Smysly:</text:span><text:span text:style-name="T472"> </text:span><text:span text:style-name="T520">s</text:span><text:span text:style-name="T473">labý zrak (</text:span><text:span text:style-name="T515">vnímá</text:span><text:span text:style-name="T473"> hlavně pohyb), slabý sluch, výborný čich, </text:span><text:span text:style-name="T538">detekce vibrací,</text:span><text:span text:style-name="T473"> </text:span><text:span text:style-name="T524">infravidění</text:span></text:p>
      <text:p text:style-name="P270"><text:span text:style-name="T1245">⚔<text:tab/></text:span><text:span text:style-name="T731">Z</text:span><text:span text:style-name="T734">uby:</text:span></text:p>
      <text:p text:style-name="P244"><text:span text:style-name="T1259">Obyčejn</text:span><text:span text:style-name="T1262">ý</text:span><text:span text:style-name="T1251">:</text:span><text:span text:style-name="T1269"><text:tab/></text:span><text:span text:style-name="T1296">4 </text:span><text:span text:style-name="T1269">+ k6, zranění </text:span><text:span text:style-name="T1296">0</text:span></text:p>
      <text:p text:style-name="P244"><text:span text:style-name="T1259">Obří</text:span><text:span text:style-name="T1258">:</text:span><text:span text:style-name="T1287"><text:tab/><text:tab/></text:span><text:span text:style-name="T1288">5</text:span><text:span text:style-name="T1287"> + k6, zranění </text:span><text:span text:style-name="T1296">0</text:span></text:p>
      <text:p text:style-name="P206"><text:span text:style-name="T1421">3</text:span> dávk<text:span text:style-name="T1421">y</text:span> <text:span text:style-name="T1237">jed</text:span><text:span text:style-name="T1240">u</text:span><text:span text:style-name="T1370">: </text:span><text:span text:style-name="T50">1</text:span><text:span text:style-name="T305">2</text:span><text:span text:style-name="T47"> </text:span><text:span text:style-name="T51">+ k6 </text:span><text:span text:style-name="T67">proti Fyzičce</text:span></text:p>
      <text:p text:style-name="P231"><text:span text:style-name="T390">L</text:span><text:span text:style-name="T386">atence:</text:span><text:span text:style-name="T46"> </text:span><text:span text:style-name="T306">30</text:span><text:span text:style-name="T46"> m</text:span><text:span text:style-name="T53">inut</text:span></text:p>
      <text:p text:style-name="P231"><text:span text:style-name="T755">P</text:span><text:span text:style-name="T756">říznaky:</text:span><text:span text:style-name="T526"> </text:span><text:span text:style-name="T529">Otok</text:span><text:span text:style-name="T527">, </text:span><text:span text:style-name="T529">zhmožděnina,</text:span><text:span text:style-name="T527"> siln</text:span><text:span text:style-name="T529">á bolest, mravenčení a pálení</text:span><text:span text:style-name="T527"> v okolí rány.</text:span><text:span text:style-name="T528"> Znecitlivění ve tváři, </text:span><text:span text:style-name="T529">mátožnost</text:span><text:span text:style-name="T528">, rozmazání zraku, slabost, silné pocení a slinění, obtíže při dýchání.</text:span></text:p>
      <text:p text:style-name="P361"><text:span text:style-name="T860">Vzhled:</text:span> <text:span text:style-name="T1439">Dva metry (obří čtyři metry) dlouhý šedý had se světlými kosočtverci na hřbetě</text:span>. <text:span text:style-name="T1419">Na konci ocasu má chřestidlo.</text:span></text:p>
      <text:p text:style-name="P361"><text:span text:style-name="T402">Pohyb:</text:span><text:span text:style-name="T93"> </text:span><text:span text:style-name="T303">Chřestýš je </text:span><text:span text:style-name="T317">pozemní had a</text:span><text:span text:style-name="T303"> v</text:span><text:span text:style-name="T302">ýborný plavec. </text:span><text:span text:style-name="T303">Umí </text:span><text:span text:style-name="T318">také </text:span><text:span text:style-name="T327">trochu </text:span><text:span text:style-name="T303">šplhat po stromech</text:span><text:span text:style-name="T301">.</text:span></text:p>
      <text:p text:style-name="P361"><text:span text:style-name="T860">Prostředí:</text:span> <text:span text:style-name="T1420">Smíšené nebo jehličnaté lesy, polopouště, stepi, mokřady. Často žije v norách od želv nebo hlodavců.</text:span></text:p>
      <text:p text:style-name="P361"><text:span text:style-name="T392">👣 </text:span><text:span text:style-name="T736">S</text:span><text:span text:style-name="T737">topy:</text:span><text:span text:style-name="T479"> </text:span><text:span text:style-name="T517">Brázda po hadím těle.</text:span></text:p>
      <text:p text:style-name="P361"><text:span text:style-name="T860">Boj:</text:span> <text:span text:style-name="T1424">Útočící chřestýš se vymrští a zakousne se do kořisti svými jedovými zuby. Když neloví, ať už protože nemá hlad, nebo když je útočník moc velký, varuje jej nejprve hlasitým chřestěním.</text:span></text:p>
      <text:p text:style-name="P398"><text:soft-page-break/><text:span text:style-name="T428">Mimo boj:</text:span><text:span text:style-name="T29"> </text:span><text:span text:style-name="T326">Chřestýš loví v noci nebo brzy ráno. Za chladných dnů se přes den vyhřívá na sluníčku. Přes zimu hibernuje v jeskyních nebo hlubokých štěrbinách, často spolu s dalšími hady či obojživelníky.</text:span></text:p>
      <text:p text:style-name="P192">Suroviny:</text:p>
      <text:list xml:id="list175556582529260" text:continue-list="list3594350559" text:style-name="L3">
        <text:list-item>
          <text:p text:style-name="P548"><text:span text:style-name="T1458">Z jedových zubů chřestýše je možno získat až</text:span><text:span text:style-name="T326"> </text:span><text:span text:style-name="T1458">3</text:span><text:span text:style-name="T326"> dávk</text:span><text:span text:style-name="T1458">y</text:span><text:span text:style-name="T326"> </text:span><text:span text:style-name="T1331">jedu (prodej 15 st za dávku).</text:span></text:p>
        </text:list-item>
      </text:list>
      <text:h text:style-name="Heading_20_4" text:outline-level="4"><text:bookmark-start text:name="__RefHeading___Toc2852_3430540378"/>Kobra plivající<text:bookmark-end text:name="__RefHeading___Toc2852_3430540378"/></text:h>
      <text:p text:style-name="P99">/<text:span text:style-name="T1418">* Velikost: obyčejná 3 – (7 kg), obří 6 (60 kg) */</text:span></text:p>
      <text:p text:style-name="P256"><text:span text:style-name="T1257">Obyčejn</text:span><text:span text:style-name="T1263">á</text:span><text:span text:style-name="T1251">:</text:span><text:span text:style-name="T1269"><text:tab/></text:span><text:span text:style-name="T1281">F</text:span><text:span text:style-name="T1282">yzička </text:span><text:span text:style-name="T1295">2</text:span><text:span text:style-name="T1282">, Finesa </text:span><text:span text:style-name="T1295">4</text:span><text:span text:style-name="T1282">, Duše -, </text:span><text:span text:style-name="T1284">Ž</text:span><text:span text:style-name="T1270">ivot</text:span><text:span text:style-name="T1284">y </text:span><text:span text:style-name="T1297">5</text:span></text:p>
      <text:p text:style-name="P256"><text:span text:style-name="T1257">Obří</text:span><text:span text:style-name="T1252">:</text:span><text:span text:style-name="T1270"><text:tab/><text:tab/></text:span><text:span text:style-name="T1281">F</text:span><text:span text:style-name="T1282">yzička </text:span><text:span text:style-name="T1295">3</text:span><text:span text:style-name="T1282">, Finesa </text:span><text:span text:style-name="T1285">5</text:span><text:span text:style-name="T1282">, Duše -, </text:span><text:span text:style-name="T1284">Ž</text:span><text:span text:style-name="T1270">ivot</text:span><text:span text:style-name="T1284">y </text:span><text:span text:style-name="T1297">9</text:span></text:p>
      <text:p text:style-name="Property_20_Header"><text:span text:style-name="T732">Rychlost:</text:span><text:span text:style-name="T465"> </text:span><text:span text:style-name="T520">n</text:span><text:span text:style-name="T516">a zemi jako chůze</text:span><text:span text:style-name="T544">, </text:span><text:span text:style-name="T546">plave a</text:span><text:span text:style-name="T525"> </text:span><text:span text:style-name="T545">šplhá </text:span><text:span text:style-name="T554">stejně rychle jako</text:span><text:span text:style-name="T545"> člověk</text:span></text:p>
      <text:p text:style-name="P286"><text:span text:style-name="T735">Smysly:</text:span><text:span text:style-name="T472"> </text:span><text:span text:style-name="T520">s</text:span><text:span text:style-name="T473">labý zrak (</text:span><text:span text:style-name="T515">vnímá</text:span><text:span text:style-name="T473"> hlavně pohyb), slabý sluch, výborný čich, </text:span><text:span text:style-name="T538">detekce vibrací,</text:span><text:span text:style-name="T473"> </text:span><text:span text:style-name="T524">infravidění</text:span></text:p>
      <text:p text:style-name="P271"><text:span text:style-name="T1245">⚔<text:tab/></text:span><text:span text:style-name="T731">Z</text:span><text:span text:style-name="T734">uby:</text:span></text:p>
      <text:p text:style-name="P245"><text:span text:style-name="T1259">Obyčejn</text:span><text:span text:style-name="T1264">á</text:span><text:span text:style-name="T1251">:</text:span><text:span text:style-name="T1269"><text:tab/></text:span><text:span text:style-name="T1296">4 </text:span><text:span text:style-name="T1269">+ k6, zranění </text:span><text:span text:style-name="T1296">0</text:span></text:p>
      <text:p text:style-name="P245"><text:span text:style-name="T1259">Obří</text:span><text:span text:style-name="T1258">:</text:span><text:span text:style-name="T1287"><text:tab/><text:tab/></text:span><text:span text:style-name="T1288">5</text:span><text:span text:style-name="T1287"> + k6, zranění </text:span><text:span text:style-name="T1296">0</text:span></text:p>
      <text:p text:style-name="P207"><text:span text:style-name="T1421">3</text:span> dávk<text:span text:style-name="T1421">y</text:span> <text:span text:style-name="T1237">jed</text:span><text:span text:style-name="T1240">u</text:span><text:span text:style-name="T1370">: </text:span><text:span text:style-name="T50">1</text:span><text:span text:style-name="T305">2</text:span><text:span text:style-name="T47"> </text:span><text:span text:style-name="T51">+ k6 </text:span><text:span text:style-name="T67">proti Fyzičce</text:span></text:p>
      <text:p text:style-name="P240"><text:span text:style-name="T390">L</text:span><text:span text:style-name="T386">atence:</text:span><text:span text:style-name="T46"> </text:span><text:span text:style-name="T306">30</text:span><text:span text:style-name="T46"> m</text:span><text:span text:style-name="T53">inut</text:span></text:p>
      <text:p text:style-name="P240"><text:span text:style-name="T755">P</text:span><text:span text:style-name="T756">říznaky:</text:span><text:span text:style-name="T526"> </text:span><text:span text:style-name="T529">Otok</text:span><text:span text:style-name="T527">, </text:span><text:span text:style-name="T529">zhmožděnina,</text:span><text:span text:style-name="T527"> siln</text:span><text:span text:style-name="T529">á bolest, mravenčení a pálení</text:span><text:span text:style-name="T527"> v okolí rány.</text:span><text:span text:style-name="T528"> Znecitlivění</text:span><text:span text:style-name="T543"> tváře</text:span><text:span text:style-name="T528">, </text:span><text:span text:style-name="T529">mátožnost</text:span><text:span text:style-name="T528">, rozmazání zraku, slabost, silné pocení a slinění, obtíže při dýchání.</text:span></text:p>
      <text:p text:style-name="P262"><text:span text:style-name="T1245">⚔<text:tab/></text:span><text:span text:style-name="T757">Plivnutí jedu</text:span><text:span text:style-name="T987">:</text:span><text:span text:style-name="T985"> </text:span><text:span text:style-name="T1011">4</text:span><text:span text:style-name="T1009"> + k6 </text:span><text:span text:style-name="T1012">proti Finese</text:span></text:p>
      <text:p text:style-name="Property_20_level_20_1"><text:span text:style-name="T988">D</text:span><text:span text:style-name="T986">osah:</text:span><text:span text:style-name="T983"> kontaktní vzdálenost</text:span></text:p>
      <text:p text:style-name="Property_20_level_20_1"><text:span text:style-name="T860">Účinek:</text:span> <text:span text:style-name="T1440">za první úspěch nevýhoda (palčivá bolest), za druhý oslepnutí na několik minut, za třetí trvalé oslepnutí</text:span></text:p>
      <text:p text:style-name="P365"><text:soft-page-break/><text:span text:style-name="T860">Vzhled:</text:span> <text:span text:style-name="T1425">Zhruba dva metry (obří čtyři metry) dlouhý černý had s červenými skvrnami na krku. </text:span></text:p>
      <text:p text:style-name="P364"><text:span text:style-name="T402">Pohyb:</text:span><text:span text:style-name="T93"> </text:span><text:span text:style-name="T319">Kobra je pozemní had, ale také schopný plavec a dobrý lezec</text:span><text:span text:style-name="T301">.</text:span></text:p>
      <text:p text:style-name="P364"><text:span text:style-name="T860">Prostředí:</text:span> <text:span text:style-name="T1429">Lesy, travnaté plochy.</text:span></text:p>
      <text:p text:style-name="P364"><text:span text:style-name="T392">👣 </text:span><text:span text:style-name="T736">S</text:span><text:span text:style-name="T737">topy:</text:span><text:span text:style-name="T479"> </text:span><text:span text:style-name="T517">Brázda po hadím těle.</text:span></text:p>
      <text:p text:style-name="P366"><text:span text:style-name="T860">Boj:</text:span> <text:span text:style-name="T1428">Když</text:span> se <text:span text:style-name="T1427">kobra</text:span> cítí ohrožen<text:span text:style-name="T1426">a</text:span>, vztyčí přední část těla do výšky a roztáhne <text:span text:style-name="T1425">krk</text:span> do dlouhé, široké kápě, přičemž jsou dobře <text:span text:style-name="T1426">červené skvrny</text:span> na krku. <text:span text:style-name="T1427">Přitom hlasitě syčí. Když musí bojovat, plivne útočníkovi jed do očí, případně se ho pokusí uštknout. Když loví, varováním se nezdržuje a rovnou kořist uštkne.</text:span></text:p>
      <text:list xml:id="list3786052270" text:style-name="L19">
        <text:list-item>
          <text:p text:style-name="P610"><text:span text:style-name="T886">Plivnutí jedu:</text:span><text:span text:style-name="T1430"> Zásah silně pálí, ale pokud mine oči, není příliš nebezpečný. Když postava před útokem oči zavře, nebo si je zakryje, bojuje s nevýhodou, ale plivnutí ji nemůže oslepit.</text:span></text:p>
          <text:list>
            <text:list-item>
              <text:p text:style-name="P611">Případné oslepnutí (trvalé i dočasné) vyléčí hraničářský <text:span text:style-name="T860">hojivý dotyk</text:span>, <text:span text:style-name="T860">léčivý lektvar</text:span> nebo podobná léčebná magie.</text:p>
            </text:list-item>
          </text:list>
        </text:list-item>
      </text:list>
      <text:p text:style-name="P399"><text:span text:style-name="T428">Mimo boj:</text:span><text:span text:style-name="T29"> </text:span><text:span text:style-name="T326">Kobra loví v noci.</text:span></text:p>
      <text:p text:style-name="P195">Suroviny:</text:p>
      <text:list xml:id="list175557870281654" text:continue-list="list175556582529260" text:style-name="L3">
        <text:list-item>
          <text:p text:style-name="P554">Z jedových zubů kobry je možno získat až 3 dávky jedu (prodej 25 st za dávku).</text:p>
        </text:list-item>
      </text:list>
      <text:h text:style-name="Heading_20_4" text:outline-level="4"><text:bookmark-start text:name="__RefHeading___Toc2854_3430540378"/>Mamba černá<text:bookmark-end text:name="__RefHeading___Toc2854_3430540378"/></text:h>
      <text:p text:style-name="P98">/<text:span text:style-name="T1418">* Velikost: obyčejná 2 – (3 kg), obří 5 (30 kg) */</text:span></text:p>
      <text:p text:style-name="P257"><text:span text:style-name="T1257">Obyčejn</text:span><text:span text:style-name="T1263">á</text:span><text:span text:style-name="T1251">:</text:span><text:span text:style-name="T1269"><text:tab/></text:span><text:span text:style-name="T1281">F</text:span><text:span text:style-name="T1282">yzička </text:span><text:span text:style-name="T1299">2</text:span><text:span text:style-name="T1282">, Finesa </text:span><text:span text:style-name="T1300">4</text:span><text:span text:style-name="T1282">, Duše -, </text:span><text:span text:style-name="T1284">Ž</text:span><text:span text:style-name="T1270">ivot</text:span><text:span text:style-name="T1284">y </text:span><text:span text:style-name="T1301">4</text:span></text:p>
      <text:p text:style-name="P257"><text:soft-page-break/><text:span text:style-name="T1257">Obří</text:span><text:span text:style-name="T1252">:</text:span><text:span text:style-name="T1270"><text:tab/><text:tab/></text:span><text:span text:style-name="T1281">F</text:span><text:span text:style-name="T1282">yzička </text:span><text:span text:style-name="T1295">3</text:span><text:span text:style-name="T1282">, Finesa </text:span><text:span text:style-name="T1285">5</text:span><text:span text:style-name="T1282">, Duše -, </text:span><text:span text:style-name="T1284">Ž</text:span><text:span text:style-name="T1270">ivot</text:span><text:span text:style-name="T1284">y </text:span><text:span text:style-name="T1297">9</text:span></text:p>
      <text:p text:style-name="Property_20_Header"><text:span text:style-name="T732">Rychlost:</text:span><text:span text:style-name="T465"> </text:span><text:span text:style-name="T520">n</text:span><text:span text:style-name="T516">a zemi jako chůze,</text:span><text:span text:style-name="T521"> </text:span><text:span text:style-name="T555">plave a šplhá stejně rychle</text:span><text:span text:style-name="T525"> jako člověk</text:span></text:p>
      <text:p text:style-name="P287"><text:span text:style-name="T735">Smysly:</text:span><text:span text:style-name="T472"> </text:span><text:span text:style-name="T570">zrak jako člověk</text:span><text:span text:style-name="T473">, slabý sluch, výborný čich, </text:span><text:span text:style-name="T538">detekce vibrací,</text:span><text:span text:style-name="T473"> </text:span><text:span text:style-name="T524">infravidění</text:span></text:p>
      <text:p text:style-name="P272"><text:span text:style-name="T1245">⚔<text:tab/></text:span><text:span text:style-name="T731">Z</text:span><text:span text:style-name="T734">uby:</text:span></text:p>
      <text:p text:style-name="P246"><text:span text:style-name="T1259">Obyčejn</text:span><text:span text:style-name="T1264">á</text:span><text:span text:style-name="T1251">:</text:span><text:span text:style-name="T1269"><text:tab/></text:span><text:span text:style-name="T1296">4 </text:span><text:span text:style-name="T1269">+ k6, zranění </text:span><text:span text:style-name="T1296">0</text:span></text:p>
      <text:p text:style-name="P246"><text:span text:style-name="T1259">Obří</text:span><text:span text:style-name="T1258">:</text:span><text:span text:style-name="T1287"><text:tab/><text:tab/></text:span><text:span text:style-name="T1288">5</text:span><text:span text:style-name="T1287"> + k6, zranění </text:span><text:span text:style-name="T1296">0</text:span></text:p>
      <text:p text:style-name="P208"><text:span text:style-name="T1421">3</text:span> dávk<text:span text:style-name="T1421">y</text:span> <text:span text:style-name="T1237">jed</text:span><text:span text:style-name="T1240">u</text:span><text:span text:style-name="T1370">: </text:span><text:span text:style-name="T321">9</text:span><text:span text:style-name="T47"> </text:span><text:span text:style-name="T51">+ k6 </text:span><text:span text:style-name="T67">proti Fyzičce</text:span></text:p>
      <text:p text:style-name="P241"><text:span text:style-name="T390">L</text:span><text:span text:style-name="T386">atence:</text:span><text:span text:style-name="T46"> </text:span><text:span text:style-name="T321">45</text:span><text:span text:style-name="T46"> m</text:span><text:span text:style-name="T53">inut</text:span></text:p>
      <text:p text:style-name="P242"><text:span text:style-name="T755">P</text:span><text:span text:style-name="T756">říznaky:</text:span><text:span text:style-name="T526"> </text:span><text:span text:style-name="T550">Kovová chuť na jazyce, zplihlá oční víčka, rozmazané vidění, nekontrolované slinění, potíže s dýcháním, husí kůže, zarudlé oči. Později nevolnost, zvracení, průjem, bolest v podbřišku.</text:span></text:p>
      <text:p text:style-name="P367"><text:span text:style-name="T860">Vzhled:</text:span> <text:span text:style-name="T1432">Štíhlý, tři metry (obří šest metrů) dlouhý šedý had.</text:span></text:p>
      <text:p text:style-name="P367"><text:span text:style-name="T402">Pohyb:</text:span><text:span text:style-name="T93"> </text:span><text:span text:style-name="T320">Mamba je mrštná a obratně šplhá</text:span><text:span text:style-name="T301">. </text:span><text:span text:style-name="T320">Při plazení často zvedá přední část těla, aby se rozhlédla.</text:span></text:p>
      <text:p text:style-name="P367"><text:span text:style-name="T860">Prostředí:</text:span> <text:span text:style-name="T1431">Savany, polopouště, řídké lesy a křoviny.</text:span></text:p>
      <text:p text:style-name="P367"><text:span text:style-name="T392">👣 </text:span><text:span text:style-name="T736">S</text:span><text:span text:style-name="T737">topy:</text:span><text:span text:style-name="T479"> </text:span><text:span text:style-name="T517">Brázda po hadím těle.</text:span></text:p>
      <text:p text:style-name="P367"><text:span text:style-name="T860">Boj:</text:span> V ohrožení vztyčí přední polovinu těla, roztáhne žebra na krku, doširoka rozevře tlamu, syčí a pohybuje hlavou ze strany na stranu. <text:span text:style-name="T1433">Pokud nebezpečí nepomine, prudce a rychle zaútočí. Když loví, zůstává po uštknutí zakousnuta, aby jí kořist neutekla.</text:span></text:p>
      <text:p text:style-name="Standalone_20_Property"><text:span text:style-name="T860">Mimo boj:</text:span> Mamba je aktivní přes den, ráda se vyhřívá na slunci. Přes noc bývá zalezlá v dutinách stromů, ve skalních štěrbinách nebo v opuštěných termitištích.</text:p>
      <text:p text:style-name="P193"><text:soft-page-break/>Suroviny:</text:p>
      <text:list xml:id="list175557387925579" text:continue-numbering="true" text:style-name="L3">
        <text:list-item>
          <text:p text:style-name="P555">Z jedových zubů mamby je možno získat až 3 dávky jedu (prodej 1 zl za dávku).</text:p>
        </text:list-item>
      </text:list>
      <text:h text:style-name="Heading_20_4" text:outline-level="4"><text:bookmark-start text:name="__RefHeading___Toc2856_3430540378"/>Zmije<text:bookmark-end text:name="__RefHeading___Toc2856_3430540378"/></text:h>
      <text:p text:style-name="P100">/<text:span text:style-name="T1418">* Velikost: obyčejná 0 – (pod 1 kg), obří 3 (7 kg) */</text:span></text:p>
      <text:p text:style-name="P258"><text:span text:style-name="T1257">Obyčejn</text:span><text:span text:style-name="T1263">á</text:span><text:span text:style-name="T1251">:</text:span><text:span text:style-name="T1269"><text:tab/></text:span><text:span text:style-name="T1281">F</text:span><text:span text:style-name="T1282">yzička </text:span><text:span text:style-name="T1304">1</text:span><text:span text:style-name="T1282">, Finesa </text:span><text:span text:style-name="T1304">3</text:span><text:span text:style-name="T1282">, Duše -, </text:span><text:span text:style-name="T1284">Ž</text:span><text:span text:style-name="T1270">ivot</text:span><text:span text:style-name="T1284">y </text:span><text:span text:style-name="T1305">1</text:span></text:p>
      <text:p text:style-name="P258"><text:span text:style-name="T1257">Obří</text:span><text:span text:style-name="T1252">:</text:span><text:span text:style-name="T1270"><text:tab/><text:tab/></text:span><text:span text:style-name="T1281">F</text:span><text:span text:style-name="T1282">yzička </text:span><text:span text:style-name="T1303">2</text:span><text:span text:style-name="T1282">, Finesa </text:span><text:span text:style-name="T1303">5</text:span><text:span text:style-name="T1282">, Duše -, </text:span><text:span text:style-name="T1284">Ž</text:span><text:span text:style-name="T1270">ivot</text:span><text:span text:style-name="T1284">y </text:span><text:span text:style-name="T1303">5</text:span></text:p>
      <text:p text:style-name="Property_20_Header"><text:span text:style-name="T732">Rychlost:</text:span><text:span text:style-name="T465"> </text:span><text:span text:style-name="T520">n</text:span><text:span text:style-name="T516">a zemi jako chůze</text:span><text:span text:style-name="T525">, </text:span><text:span text:style-name="T549">plave </text:span><text:span text:style-name="T556">a šplhá pomaleji než</text:span><text:span text:style-name="T549"> člověk</text:span></text:p>
      <text:p text:style-name="P288"><text:span text:style-name="T735">Smysly:</text:span><text:span text:style-name="T472"> </text:span><text:span text:style-name="T520">s</text:span><text:span text:style-name="T473">labý zrak (</text:span><text:span text:style-name="T515">vnímá</text:span><text:span text:style-name="T473"> hlavně pohyb), slabý sluch, výborný čich, </text:span><text:span text:style-name="T538">detekce vibrací,</text:span><text:span text:style-name="T473"> </text:span><text:span text:style-name="T524">infravidění</text:span></text:p>
      <text:p text:style-name="P273"><text:span text:style-name="T1245">⚔<text:tab/></text:span><text:span text:style-name="T731">Z</text:span><text:span text:style-name="T734">uby:</text:span></text:p>
      <text:p text:style-name="P247"><text:span text:style-name="T1259">Obyčejn</text:span><text:span text:style-name="T1264">á</text:span><text:span text:style-name="T1251">:</text:span><text:span text:style-name="T1269"><text:tab/></text:span><text:span text:style-name="T1303">3</text:span><text:span text:style-name="T1296"> </text:span><text:span text:style-name="T1269">+ k6, zranění </text:span><text:span text:style-name="T1296">0</text:span></text:p>
      <text:p text:style-name="P247"><text:span text:style-name="T1259">Obří</text:span><text:span text:style-name="T1258">:</text:span><text:span text:style-name="T1287"><text:tab/><text:tab/></text:span><text:span text:style-name="T1303">4</text:span><text:span text:style-name="T1287"> + k6, zranění </text:span><text:span text:style-name="T1296">0</text:span></text:p>
      <text:p text:style-name="P209"><text:span text:style-name="T1421">3</text:span> dávk<text:span text:style-name="T1421">y</text:span> <text:span text:style-name="T1237">jed</text:span><text:span text:style-name="T1240">u</text:span><text:span text:style-name="T1370">: </text:span><text:span text:style-name="T322">10</text:span><text:span text:style-name="T47"> </text:span><text:span text:style-name="T51">+ k6 </text:span><text:span text:style-name="T67">proti Fyzičce</text:span></text:p>
      <text:p text:style-name="P243"><text:span text:style-name="T390">L</text:span><text:span text:style-name="T386">atence:</text:span><text:span text:style-name="T46"> </text:span><text:span text:style-name="T324">5</text:span><text:span text:style-name="T46"> m</text:span><text:span text:style-name="T53">inut</text:span></text:p>
      <text:p text:style-name="P243"><text:span text:style-name="T755">P</text:span><text:span text:style-name="T756">říznaky:</text:span><text:span text:style-name="T550"> </text:span><text:span text:style-name="T551">Intenzivní bolest v ráně, otok, brnění, zanícení kůže a citlivost na dotyk, potíže s dýcháním. Později otok a modřiny po celé končeti</text:span><text:span text:style-name="T550">ně.</text:span></text:p>
      <text:p text:style-name="P368"><text:span text:style-name="T860">Vzhled:</text:span> <text:span text:style-name="T1437">Necelý metr (obří dva metry) dlouhý šedý had s tmavou klikatou čárou na hřbetě.</text:span></text:p>
      <text:p text:style-name="P368"><text:span text:style-name="T402">Pohyb:</text:span><text:span text:style-name="T93"> </text:span><text:span text:style-name="T323">Zmije je převážně pozemní had, výjimečně šplhá na keře</text:span><text:span text:style-name="T320">.</text:span></text:p>
      <text:p text:style-name="P368"><text:span text:style-name="T860">Prostředí:</text:span> <text:span text:style-name="T1434">Stepi, tajgy, hory, nížiny, louky, rašeliniště, mokřady.</text:span></text:p>
      <text:p text:style-name="P368"><text:span text:style-name="T392">👣 </text:span><text:span text:style-name="T736">S</text:span><text:span text:style-name="T737">topy:</text:span><text:span text:style-name="T479"> </text:span><text:span text:style-name="T517">Brázda po hadím těle.</text:span></text:p>
      <text:p text:style-name="P368"><text:soft-page-break/><text:span text:style-name="T860">Boj:</text:span> Zaskočená zmije se stočí do spirály, esovitě vztyčí přední část těla a hrozí útočníkovi, popřípadě proti němu provádí výpady hlavou. <text:span text:style-name="T1438">Uštkne jen toho, kdo se na ni pokusí šlápnout nebo ji vzít do ruky.</text:span></text:p>
      <text:p text:style-name="P400"><text:span text:style-name="T860">Mimo boj:</text:span> <text:span text:style-name="T1435">Zmije</text:span> je aktivní přes den, <text:span text:style-name="T1435">případně za soumraku.</text:span> <text:span text:style-name="T1434">Ráda se sluní na horských stráních, na kamenech či na skalách.</text:span> Přes noc bývá zalezlá v dutinách stromů, ve skalních štěrbinách nebo v opuštěných termitištích. <text:span text:style-name="T1436">V zimě hibernuje pod zemí, obvykle v klubku s několika dalšími hady či obojživelníky.</text:span></text:p>
      <text:p text:style-name="P195">Suroviny:</text:p>
      <text:list xml:id="list175557362667058" text:continue-numbering="true" text:style-name="L3">
        <text:list-item>
          <text:p text:style-name="P556">Z jedových zubů zmije je možno získat až 3 dávky jedu (prodej 1 zl za dávku).</text:p>
        </text:list-item>
      </text:list>
      <text:h text:style-name="Heading_20_3" text:outline-level="3">Škrtiči</text:h>
      <text:p text:style-name="P103">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4" text:outline-level="4">Anakonda</text:h>
      <text:p text:style-name="P100">/<text:span text:style-name="T1418">* Velikost: obyčejná 7 – (125 kg), obří 10 (1 tuna) */</text:span></text:p>
      <text:p text:style-name="P252"><text:span text:style-name="T1257">Obyčejná</text:span><text:span text:style-name="T1251">:</text:span><text:span text:style-name="T1269"><text:tab/></text:span><text:span text:style-name="T1281">F</text:span><text:span text:style-name="T1282">yzička </text:span><text:span text:style-name="T1283">5</text:span><text:span text:style-name="T1282">, Finesa </text:span><text:span text:style-name="T1283">3</text:span><text:span text:style-name="T1282">, Duše -, </text:span><text:span text:style-name="T1284">Ž</text:span><text:span text:style-name="T1270">ivot</text:span><text:span text:style-name="T1284">y </text:span><text:span text:style-name="T1270">1</text:span><text:span text:style-name="T1302">2</text:span></text:p>
      <text:p text:style-name="P252"><text:span text:style-name="T1257">Obří</text:span><text:span text:style-name="T1252">:</text:span><text:span text:style-name="T1270"><text:tab/><text:tab/></text:span><text:span text:style-name="T1281">F</text:span><text:span text:style-name="T1282">yzička </text:span><text:span text:style-name="T1285">7</text:span><text:span text:style-name="T1282">, Finesa </text:span><text:span text:style-name="T1285">5</text:span><text:span text:style-name="T1282">, Duše -, </text:span><text:span text:style-name="T1284">Ž</text:span><text:span text:style-name="T1270">ivot</text:span><text:span text:style-name="T1284">y </text:span><text:span text:style-name="T1270">1</text:span><text:span text:style-name="T1302">7</text:span></text:p>
      <text:p text:style-name="P268"><text:span text:style-name="T732">Rychlost:</text:span><text:span text:style-name="T465"> </text:span><text:span text:style-name="T520">n</text:span><text:span text:style-name="T516">a zemi jako chůze, </text:span><text:span text:style-name="T547">plave rychleji než člověk</text:span><text:span text:style-name="T521">,</text:span><text:span text:style-name="T525"> šplh</text:span><text:span text:style-name="T547">á </text:span><text:span text:style-name="T557">stejně</text:span><text:span text:style-name="T547"> rychle</text:span><text:span text:style-name="T525"> jako člověk</text:span></text:p>
      <text:p text:style-name="P286"><text:span text:style-name="T735">Smysly:</text:span><text:span text:style-name="T472"> </text:span><text:span text:style-name="T520">s</text:span><text:span text:style-name="T473">labý zrak (</text:span><text:span text:style-name="T515">vnímá</text:span><text:span text:style-name="T473"> hlavně pohyb), slabý sluch, výborný čich, </text:span><text:span text:style-name="T538">detekce vibrací</text:span></text:p>
      <text:p text:style-name="Property_20_Header"><text:soft-page-break/><text:span text:style-name="T1245">⚔<text:tab/></text:span><text:span text:style-name="T731">Z</text:span><text:span text:style-name="T734">uby</text:span></text:p>
      <text:p text:style-name="P237"><text:span text:style-name="T1259">Obyčejná</text:span><text:span text:style-name="T1251">:</text:span><text:span text:style-name="T1269"><text:tab/></text:span><text:span text:style-name="T1288">3</text:span><text:span text:style-name="T1269"> + k6, zranění </text:span><text:span text:style-name="T1288">1</text:span></text:p>
      <text:p text:style-name="P237"><text:span text:style-name="T1259">Obří</text:span><text:span text:style-name="T1258">:</text:span><text:span text:style-name="T1287"><text:tab/><text:tab/></text:span><text:span text:style-name="T1288">5</text:span><text:span text:style-name="T1287"> + k6, zranění </text:span><text:span text:style-name="T1288">2</text:span></text:p>
      <text:p text:style-name="Property_20_Header"><text:span text:style-name="T1245">⚔<text:tab/></text:span><text:span text:style-name="T753">Škrcení</text:span><text:span text:style-name="T987">:</text:span><text:span text:style-name="T985"> </text:span><text:span text:style-name="T1010">5</text:span><text:span text:style-name="T1009"> + k6, zranění </text:span><text:span text:style-name="T1010">2</text:span></text:p>
      <text:p text:style-name="P238"><text:span text:style-name="T1259">Obyčejná</text:span><text:span text:style-name="T1251">:</text:span><text:span text:style-name="T1269"><text:tab/></text:span><text:span text:style-name="T1289">5</text:span><text:span text:style-name="T1269"> + k6, zranění </text:span><text:span text:style-name="T1289">2</text:span></text:p>
      <text:p text:style-name="P238"><text:span text:style-name="T1259">Obří</text:span><text:span text:style-name="T1258">:<text:tab/><text:tab/></text:span><text:span text:style-name="T1286">7</text:span><text:span text:style-name="T1287"> + k6, zranění </text:span><text:span text:style-name="T1289">3</text:span></text:p>
      <text:p text:style-name="P363"><text:span text:style-name="T860">Vzhled: </text:span><text:span text:style-name="T1413">6</text:span> metrů <text:span text:style-name="T1423">(obří 12 metrů)</text:span> dlouhý <text:span text:style-name="T1410">žlutohnědý</text:span> had <text:span text:style-name="T1410">s mohutným tělem a</text:span> okrouhlými tmavými skvrnami.</text:p>
      <text:p text:style-name="P356"><text:span text:style-name="T402">Pohyb:</text:span><text:span text:style-name="T93"> </text:span><text:span text:style-name="T298">Na zemi je anakonda neohrabaná, ve vodě je ale rychlá a mrštná. </text:span><text:span text:style-name="T301">Umí také šplhat po stromech.</text:span></text:p>
      <text:p text:style-name="P356"><text:span text:style-name="T860">Prostředí:</text:span> <text:span text:style-name="T1411">Bažiny, mokřady nebo pomalu tekoucí řeky v oblasti tropických deštných pralesů.</text:span></text:p>
      <text:p text:style-name="P356"><text:span text:style-name="T392">👣 </text:span><text:span text:style-name="T736">S</text:span><text:span text:style-name="T737">topy:</text:span><text:span text:style-name="T479"> </text:span><text:span text:style-name="T517">Brázda po velkém/</text:span><text:span text:style-name="T531">obřím</text:span><text:span text:style-name="T517"> hadím těle.</text:span></text:p>
      <text:p text:style-name="P357"><text:span text:style-name="T885">Dovednosti</text:span><text:span text:style-name="T860">:</text:span><text:span text:style-name="T1109"> </text:span><text:span text:style-name="T1146">Když je anakonda ve vodě, umí být nenápadná, jako kdyby měla </text:span><text:span text:style-name="T1147">mistrovské</text:span><text:span text:style-name="T1146"> </text:span><text:span text:style-name="T885">plížení</text:span><text:span text:style-name="T1146">.</text:span></text:p>
      <text:p text:style-name="P379"><text:span text:style-name="T860">Boj:</text:span> <text:span text:style-name="T1412">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102"><text:span text:style-name="T887">Mimo boj:</text:span><text:span text:style-name="T1441"> </text:span>Anakonda loví v noci, přes den je někde zalezlá a spí.</text:p>
      <text:h text:style-name="Heading_20_4" text:outline-level="4"><text:soft-page-break/>Hroznýš</text:h>
      <text:p text:style-name="P104">/<text:span text:style-name="T1418">* Velikost: obyčejný 6 – (60 kg), obří 9 (500 kg) */</text:span></text:p>
      <text:p text:style-name="P254"><text:span text:style-name="T1257">Obyčejn</text:span><text:span text:style-name="T1260">ý</text:span><text:span text:style-name="T1251">:</text:span><text:span text:style-name="T1269"><text:tab/></text:span><text:span text:style-name="T1281">F</text:span><text:span text:style-name="T1282">yzička </text:span><text:span text:style-name="T1291">4</text:span><text:span text:style-name="T1282">, Finesa </text:span><text:span text:style-name="T1291">2</text:span><text:span text:style-name="T1282">, Duše -, </text:span><text:span text:style-name="T1284">Ž</text:span><text:span text:style-name="T1270">ivot</text:span><text:span text:style-name="T1284">y </text:span><text:span text:style-name="T1291">9</text:span></text:p>
      <text:p text:style-name="P254"><text:span text:style-name="T1257">Obří</text:span><text:span text:style-name="T1252">:</text:span><text:span text:style-name="T1270"><text:tab/><text:tab/></text:span><text:span text:style-name="T1281">F</text:span><text:span text:style-name="T1282">yzička </text:span><text:span text:style-name="T1292">6</text:span><text:span text:style-name="T1282">, Finesa </text:span><text:span text:style-name="T1292">4</text:span><text:span text:style-name="T1282">, Duše -, </text:span><text:span text:style-name="T1284">Ž</text:span><text:span text:style-name="T1270">ivot</text:span><text:span text:style-name="T1284">y </text:span><text:span text:style-name="T1292">14</text:span></text:p>
      <text:p text:style-name="P269"><text:span text:style-name="T732">Rychlost:</text:span><text:span text:style-name="T465"> </text:span><text:span text:style-name="T520">n</text:span><text:span text:style-name="T516">a zemi jako chůze, </text:span><text:span text:style-name="T547">plave </text:span><text:span text:style-name="T557">a šplhá stejně</text:span><text:span text:style-name="T547"> rychle </text:span><text:span text:style-name="T557">jako</text:span><text:span text:style-name="T547"> člověk</text:span></text:p>
      <text:p text:style-name="P286"><text:span text:style-name="T735">Smysly:</text:span><text:span text:style-name="T472"> </text:span><text:span text:style-name="T520">s</text:span><text:span text:style-name="T473">labý zrak (</text:span><text:span text:style-name="T515">vnímá</text:span><text:span text:style-name="T473"> hlavně pohyb), slabý sluch, výborný čich, </text:span><text:span text:style-name="T538">detekce vibrací</text:span></text:p>
      <text:p text:style-name="P261"><text:span text:style-name="T1245">⚔<text:tab/></text:span><text:span text:style-name="T731">Z</text:span><text:span text:style-name="T734">uby</text:span></text:p>
      <text:p text:style-name="P239"><text:span text:style-name="T1259">Obyčejn</text:span><text:span text:style-name="T1260">ý</text:span><text:span text:style-name="T1251">:</text:span><text:span text:style-name="T1269"><text:tab/></text:span><text:span text:style-name="T1293">2</text:span><text:span text:style-name="T1287"> + k6, zranění </text:span><text:span text:style-name="T1293">0</text:span></text:p>
      <text:p text:style-name="P239"><text:span text:style-name="T1259">Obří</text:span><text:span text:style-name="T1258">:</text:span><text:span text:style-name="T1287"><text:tab/><text:tab/></text:span><text:span text:style-name="T1294">4</text:span><text:span text:style-name="T1287"> + k6, zranění 1</text:span></text:p>
      <text:p text:style-name="P261"><text:span text:style-name="T1245">⚔<text:tab/></text:span><text:span text:style-name="T753">Škrcení</text:span><text:span text:style-name="T987">:</text:span><text:span text:style-name="T985"> </text:span><text:span text:style-name="T1010">5</text:span><text:span text:style-name="T1009"> + k6, zranění </text:span><text:span text:style-name="T1010">2</text:span></text:p>
      <text:p text:style-name="P239"><text:span text:style-name="T1259">Obyčejn</text:span><text:span text:style-name="T1260">ý</text:span><text:span text:style-name="T1251">:</text:span><text:span text:style-name="T1269"><text:tab/></text:span><text:span text:style-name="T1293">4</text:span><text:span text:style-name="T1287"> + k6, zranění </text:span><text:span text:style-name="T1293">1</text:span></text:p>
      <text:p text:style-name="P239"><text:span text:style-name="T1259">Obří</text:span><text:span text:style-name="T1258">:<text:tab/><text:tab/></text:span><text:span text:style-name="T1294">6</text:span><text:span text:style-name="T1287"> + k6, zranění </text:span><text:span text:style-name="T1290">2</text:span></text:p>
      <text:p text:style-name="P358"><text:span text:style-name="T860">Vzhled:</text:span> <text:span text:style-name="T1417">4</text:span> metr<text:span text:style-name="T1414">y (obří 8 metrů)</text:span> dlouhý <text:span text:style-name="T1414">červenohnědý</text:span> had <text:span text:style-name="T1410">s trojúhelníkovou hlavou a oranžovou kresbou na zádech</text:span>.</text:p>
      <text:p text:style-name="P358"><text:span text:style-name="T402">Pohyb:</text:span><text:span text:style-name="T93"> </text:span><text:span text:style-name="T302">Hroznýš je výborný plavec a umí dobře šplhat po stromech. </text:span><text:span text:style-name="T298">Na zemi je </text:span><text:span text:style-name="T302">pomalý</text:span><text:span text:style-name="T301">.</text:span></text:p>
      <text:p text:style-name="P359"><text:span text:style-name="T860">Prostředí:</text:span> <text:span text:style-name="T1415">Tropický deštný prales, polopouště, nejčastěji kolem velkých řek. S oblibou žije v norách středně velkých hlodavců.</text:span></text:p>
      <text:p text:style-name="P358"><text:span text:style-name="T392">👣 </text:span><text:span text:style-name="T736">S</text:span><text:span text:style-name="T737">topy:</text:span><text:span text:style-name="T479"> </text:span><text:span text:style-name="T517">Brázda po </text:span><text:span text:style-name="T531">velkém</text:span><text:span text:style-name="T517"> hadím těle.</text:span></text:p>
      <text:p text:style-name="P360"><text:span text:style-name="T754">Dovednosti</text:span><text:span text:style-name="T752">:</text:span><text:span text:style-name="T517"> </text:span><text:span text:style-name="T523">Hroznýš umí být</text:span><text:span text:style-name="T522"> nenápadn</text:span><text:span text:style-name="T523">ý</text:span><text:span text:style-name="T522">, jako kdyby měl </text:span><text:span text:style-name="T523">pokročilé</text:span><text:span text:style-name="T522"> </text:span><text:span text:style-name="T754">plížení</text:span><text:span text:style-name="T522">.</text:span></text:p>
      <text:p text:style-name="P378"><text:soft-page-break/><text:span text:style-name="T860">Boj:</text:span> <text:span text:style-name="T1416">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101"><text:span text:style-name="T887">Mimo boj:</text:span><text:span text:style-name="T1441"> </text:span>Hroznýš je aktivní v noci, ve dne se ale občas vyhřívá na sluníčku.</text:p>
      <text:h text:style-name="P472" text:outline-level="2"><text:bookmark-start text:name="__RefHeading___Toc1838_3850923094"/>Harpyje<text:bookmark-end text:name="__RefHeading___Toc1838_3850923094"/></text:h>
      <text:p text:style-name="P105">/<text:span text:style-name="T1418">* Velikost 5 (30 kg) */</text:span></text:p>
      <text:p text:style-name="P105"><text:span text:style-name="T984">F</text:span><text:span text:style-name="T996">yzička </text:span><text:span text:style-name="T1013">2</text:span><text:span text:style-name="T996">, Finesa </text:span><text:span text:style-name="T1013">4</text:span><text:span text:style-name="T996">, Duše </text:span><text:span text:style-name="T1013">3</text:span><text:span text:style-name="T470">, </text:span><text:span text:style-name="T518">Ž</text:span><text:span text:style-name="T471">ivot</text:span><text:span text:style-name="T518">y </text:span><text:span text:style-name="T566">7</text:span></text:p>
      <text:p text:style-name="P291"><text:span text:style-name="T732">Rychlost:</text:span><text:span text:style-name="T465"> </text:span><text:span text:style-name="T566">ve vzduchu jako běh, na zemi jako chůze</text:span></text:p>
      <text:p text:style-name="P291"><text:span text:style-name="T735">Smysly:</text:span><text:span text:style-name="T472"> </text:span><text:span text:style-name="T566">jako člověk, ale zrak jako orel</text:span></text:p>
      <text:p text:style-name="P383"><text:span text:style-name="T1245">⚔<text:tab/></text:span><text:span text:style-name="T760">Spáry</text:span><text:span text:style-name="T987">:</text:span><text:span text:style-name="T985"> </text:span><text:span text:style-name="T1013">4 + k6, zranění 1</text:span></text:p>
      <text:p text:style-name="P383"><text:span text:style-name="T860">Vzhled:</text:span> <text:span text:style-name="T1443">Harpyje má hlavu a tělo ženy a křídla, ocas a pařáty orla.</text:span></text:p>
      <text:p text:style-name="P383"><text:span text:style-name="T402">Pohyb:</text:span><text:span text:style-name="T93"> </text:span><text:span text:style-name="T328">Harpyje se pohybuje jako orel, umí tedy dobře létat, ale na zemi je pomalá a neohrabaná.</text:span></text:p>
      <text:p text:style-name="P383"><text:span text:style-name="T860">Prostředí:</text:span> Harpyje žijí obvykle vysoko ve skalách, na věžích zřícenin hradů či na jiných těžko dostupných místech a podnikají nájezdy do širokého okolí.</text:p>
      <text:p text:style-name="P383"><text:span text:style-name="T392">👣 </text:span><text:span text:style-name="T736">S</text:span><text:span text:style-name="T737">topy:</text:span><text:span text:style-name="T567"> Otisky spárů velkého dravého ptáka.</text:span></text:p>
      <text:p text:style-name="P385"><text:soft-page-break/><text:span text:style-name="T860">Schopnosti:</text:span><text:span text:style-name="T1109"> Každá harpyje umí jedno z následujících kouzel: </text:span><text:span text:style-name="T889">sugesce</text:span><text:span text:style-name="T1149">, </text:span><text:span text:style-name="T889">přelud</text:span><text:span text:style-name="T1149"> </text:span><text:span text:style-name="T1150">nebo</text:span><text:span text:style-name="T1149"> </text:span><text:span text:style-name="T889">paralýza</text:span><text:span text:style-name="T1149">. </text:span><text:span text:style-name="T1150">Musí si ho připravovat stejně jako kouzelník a na seslání musí mít možnost mluvit.</text:span></text:p>
      <text:p text:style-name="P383"><text:span text:style-name="T860">Boj:</text:span> <text:span text:style-name="T1444">Harpyje nemají zobák, útočí svými spáry.</text:span></text:p>
      <text:p text:style-name="P384"><text:span text:style-name="T888">Mimo b</text:span><text:span text:style-name="T860">oj:</text:span> <text:span text:style-name="T1444">Harpyje jsou zlovolné, škodící bytosti. Mají lidská ústa a umí mluvit, obvykle jsou pěkně sprosté. Často se baví tím, že ničí a kradou to, na čem zrovna lidé pracují, případně jim kradou jídlo, nezřídka přímo ze stolu.</text:span></text:p>
      <text:h text:style-name="Heading_20_2" text:outline-level="2"><text:bookmark-start text:name="__RefHeading___Toc1840_3850923094"/>Hmyz<text:bookmark-end text:name="__RefHeading___Toc1840_3850923094"/></text:h>
      <text:p text:style-name="P106">Hmyz má 6 nohou a tykadla. <text:span text:style-name="T895">O</text:span><text:span text:style-name="T890">bří červ</text:span><text:span text:style-name="T1160">, </text:span><text:span text:style-name="T895">štír</text:span><text:span text:style-name="T1168"> a </text:span><text:span text:style-name="T895">pavouci</text:span><text:span text:style-name="T1445"> do této kategorie nespadají, najdeš je pod samostatnými hesly.</text:span></text:p>
      <text:p text:style-name="P388"><text:span text:style-name="T426">Smysly:</text:span><text:span text:style-name="T314"> </text:span><text:span text:style-name="T329">Hmyz vidí, slyší a cítí, ale trochu jinak než člověk. Oči hmyzu jsou složené, obraz je tedy poskládaný z mnoha malých částí. </text:span><text:span text:style-name="T333">Umožňují sice</text:span><text:span text:style-name="T332"> rozeznat </text:span><text:span text:style-name="T333">i</text:span><text:span text:style-name="T332"> tvary, ale nejlépe detekuj</text:span><text:span text:style-name="T333">í</text:span><text:span text:style-name="T332"> pohyb. </text:span><text:span text:style-name="T330">Velice důležitý je hmat – díky citlivým tykadlům se hmyz dokáže perfektně orientovat i v naprosté tmě.</text:span></text:p>
      <text:p text:style-name="P387"><text:span text:style-name="T759">Detekovatelnost</text:span><text:span text:style-name="T758">:</text:span><text:span text:style-name="T561"> </text:span><text:span text:style-name="T568">Všichni zástupci hmyzu mají</text:span><text:span text:style-name="T561"> stejnou teplotu jako okolí a nejsou tedy vidět pomocí infravidění.</text:span></text:p>
      <text:h text:style-name="Heading_20_3" text:outline-level="3"><text:bookmark-start text:name="__RefHeading___Toc2860_3430540378"/>Brouk ohnivec<text:bookmark-end text:name="__RefHeading___Toc2860_3430540378"/></text:h>
      <text:p text:style-name="P107">/<text:span text:style-name="T943">* Fire beatle */</text:span></text:p>
      <text:p text:style-name="P108">/<text:span text:style-name="T1418">* Velikost 3 (7 kg) */</text:span></text:p>
      <text:p text:style-name="P108"><text:span text:style-name="T984">F</text:span><text:span text:style-name="T996">yzička </text:span><text:span text:style-name="T1016">1</text:span><text:span text:style-name="T996">, Finesa </text:span><text:span text:style-name="T1016">2</text:span><text:span text:style-name="T996">, Duše </text:span><text:span text:style-name="T1014">-</text:span><text:span text:style-name="T470">, </text:span><text:span text:style-name="T518">Ž</text:span><text:span text:style-name="T471">ivot</text:span><text:span text:style-name="T518">y </text:span><text:span text:style-name="T573">4</text:span></text:p>
      <text:p text:style-name="P292"><text:span text:style-name="T732">Zbroj:</text:span><text:span text:style-name="T465"> </text:span><text:span text:style-name="T572">1</text:span><text:span text:style-name="T569"> (</text:span><text:span text:style-name="T572">tvrdé krovky</text:span><text:span text:style-name="T569">), </text:span><text:span text:style-name="T573">zespodu 0</text:span></text:p>
      <text:p text:style-name="P292"><text:span text:style-name="T732">Rychlost:</text:span><text:span text:style-name="T465"> </text:span><text:span text:style-name="T569">na zemi jako člověk, </text:span><text:span text:style-name="T571">létá rychlostí</text:span><text:span text:style-name="T569"> běh</text:span><text:span text:style-name="T571">u</text:span></text:p>
      <text:p text:style-name="P292"><text:soft-page-break/><text:span text:style-name="T735">Smysly:</text:span><text:span text:style-name="T472"> </text:span><text:span text:style-name="T575">jako hmyz a </text:span><text:span text:style-name="T572">infravidění</text:span></text:p>
      <text:p text:style-name="P386"><text:span text:style-name="T1245">⚔<text:tab/></text:span><text:span text:style-name="T761">Kusadla</text:span><text:span text:style-name="T987">:</text:span><text:span text:style-name="T985"> </text:span><text:span text:style-name="T1016">2</text:span><text:span text:style-name="T1015"> + k6, zranění </text:span><text:span text:style-name="T1016">0</text:span></text:p>
      <text:p text:style-name="P389"><text:span text:style-name="T860">Vzhled:</text:span><text:span text:style-name="T1109"> </text:span><text:span text:style-name="T1152">Zhruba půl metru</text:span><text:span text:style-name="T1151"> dlouhý hnědý brouk s</text:span><text:span text:style-name="T1153"> párem žhnoucích skvrn těsně za hlavou, </text:span><text:span text:style-name="T1157">které osvětlují </text:span><text:span text:style-name="T1158">blízké</text:span><text:span text:style-name="T1157"> okolí slabým </text:span><text:span text:style-name="Emphasis"><text:span text:style-name="T1154">rudooranžovým</text:span></text:span><text:span text:style-name="T1157"> světlem.</text:span></text:p>
      <text:p text:style-name="P386"><text:span text:style-name="T860">Boj:</text:span> <text:span text:style-name="T1446">Brouk ohnivec obvykle není agresivní. V případě ohrožení vzletí, dělá na nepřítele nálety a útočí kusadly.</text:span></text:p>
      <text:p text:style-name="Standalone_20_Property"><text:span text:style-name="T860">Mimo boj:</text:span> <text:span text:style-name="T1020">Brouk ohnivec </text:span><text:span text:style-name="T1019">vnímá rozdíly v teplotě a přitahuje ho teplo – bude vytrvale kroužit kolem postav, případně kolem pochodní nebo táborového ohně.</text:span></text:p>
      <text:p text:style-name="P372">Příklady použití ve hře:</text:p>
      <text:list xml:id="list175556755047623" text:continue-list="list175557022825633" text:style-name="L2">
        <text:list-item>
          <text:p text:style-name="P690">Skřeti a goblini někdy brouky ohnivce chovají kvůli osvětlení.</text:p>
        </text:list-item>
      </text:list>
      <text:p text:style-name="P190">Suroviny:</text:p>
      <text:list xml:id="list175556396764102" text:continue-list="list175557441391522" text:style-name="L1">
        <text:list-item>
          <text:p text:style-name="P675"><text:span text:style-name="T985">Z </text:span><text:span text:style-name="T1030">brouka ohnivce je možné </text:span><text:span text:style-name="T1017">získat</text:span><text:span text:style-name="T1030"> dva svítící orgány. Samy o sobě vydrží svítit týden, alchymista z nich může vyrobit </text:span><text:span text:style-name="T989">lampu z brouka ohnivce</text:span><text:span text:style-name="T1030"> (prodej: </text:span><text:span text:style-name="T1018">12</text:span><text:span text:style-name="T1030"> zl, </text:span><text:span text:style-name="T1019">na jednu lampu spotřebuje oba orgány</text:span><text:span text:style-name="T1030">), která svítí trvale, </text:span><text:span text:style-name="T1017">nebo z nich vytěžit dohromady 6 magů</text:span><text:span text:style-name="T1030">.</text:span></text:p>
        </text:list-item>
      </text:list>
      <text:h text:style-name="P522" text:outline-level="3">Obří mravenec</text:h>
      <text:p text:style-name="P114">/<text:span text:style-name="T1418">* Dělnice velikost 5 (30 kg), samec 6 (60 kg), královna 9 (500 kg) */</text:span></text:p>
      <text:p text:style-name="P211"><text:span text:style-name="T1265">D</text:span><text:span text:style-name="T1251">ěln</text:span><text:span text:style-name="T1266">ice</text:span><text:span text:style-name="T1251">:</text:span><text:span text:style-name="T1269"><text:tab/></text:span><text:span text:style-name="T1281">F</text:span><text:span text:style-name="T1282">yzička </text:span><text:span text:style-name="T1308">3</text:span><text:span text:style-name="T1282">, Finesa </text:span><text:span text:style-name="T1306">1</text:span><text:span text:style-name="T1282">, Duše </text:span><text:span text:style-name="T1307">-</text:span><text:span text:style-name="T1282">, </text:span><text:span text:style-name="T1284">Ž</text:span><text:span text:style-name="T1270">ivot</text:span><text:span text:style-name="T1284">y </text:span><text:span text:style-name="T1308">8</text:span></text:p>
      <text:p text:style-name="P211"><text:span text:style-name="T892">Samec</text:span><text:span text:style-name="T860">:</text:span><text:span text:style-name="T1269"><text:tab/></text:span><text:span text:style-name="T1281">F</text:span><text:span text:style-name="T1282">yzička </text:span><text:span text:style-name="T1308">4</text:span><text:span text:style-name="T1282">, Finesa </text:span><text:span text:style-name="T1308">2</text:span><text:span text:style-name="T1282">, Duše </text:span><text:span text:style-name="T1307">-</text:span><text:span text:style-name="T1282">, </text:span><text:span text:style-name="T1284">Ž</text:span><text:span text:style-name="T1270">ivot</text:span><text:span text:style-name="T1284">y </text:span><text:span text:style-name="T1306">1</text:span><text:span text:style-name="T1308">0</text:span></text:p>
      <text:p text:style-name="P211"><text:span text:style-name="T860">Královna:</text:span><text:span text:style-name="T1269"><text:tab/></text:span><text:span text:style-name="T1281">F</text:span><text:span text:style-name="T1282">yzička </text:span><text:span text:style-name="T1309">5</text:span><text:span text:style-name="T1282">, Finesa </text:span><text:span text:style-name="T1308">1</text:span><text:span text:style-name="T1282">, Duše </text:span><text:span text:style-name="T1308">6</text:span><text:span text:style-name="T1282">, </text:span><text:span text:style-name="T1284">Ž</text:span><text:span text:style-name="T1270">ivot</text:span><text:span text:style-name="T1284">y </text:span><text:span text:style-name="T1308">1</text:span><text:span text:style-name="T1309">4</text:span></text:p>
      <text:p text:style-name="P297"><text:soft-page-break/><text:span text:style-name="T732">Zbroj:</text:span><text:span text:style-name="T465"> </text:span><text:span text:style-name="T594">tělo </text:span><text:span text:style-name="T592">1, </text:span><text:span text:style-name="T593">nohy a tykadla 0</text:span></text:p>
      <text:p text:style-name="P297"><text:span text:style-name="T732">Rychlost:</text:span><text:span text:style-name="T465"> </text:span><text:span text:style-name="T580">n</text:span><text:span text:style-name="T579">a zemi i ve vzduchu jako chůze</text:span></text:p>
      <text:p text:style-name="P297"><text:span text:style-name="T735">Smysly:</text:span><text:span text:style-name="T472"> </text:span><text:span text:style-name="T575">jako hmyz</text:span></text:p>
      <text:p text:style-name="P275"><text:span text:style-name="T1245">⚔<text:tab/></text:span><text:span text:style-name="T761">Kusadla</text:span><text:span text:style-name="T987">:</text:span></text:p>
      <text:p text:style-name="P211"><text:span text:style-name="T991">Dělnice</text:span><text:span text:style-name="T990">:</text:span><text:span text:style-name="T1027"> </text:span><text:span text:style-name="T1028">3</text:span><text:span text:style-name="T1026"> + k6, zranění </text:span><text:span text:style-name="T1028">1</text:span></text:p>
      <text:p text:style-name="P211"><text:span text:style-name="T991">Samec</text:span><text:span text:style-name="T990">: </text:span><text:span text:style-name="T1032">4</text:span><text:span text:style-name="T1015"> + k6, zranění </text:span><text:span text:style-name="T1039">1</text:span></text:p>
      <text:p text:style-name="P212"><text:span text:style-name="T991">Královna</text:span><text:span text:style-name="T990">:</text:span><text:span text:style-name="T1027"> </text:span><text:span text:style-name="T1028">5</text:span><text:span text:style-name="T1026"> + k6, zranění </text:span><text:span text:style-name="T1028">1</text:span></text:p>
      <text:p text:style-name="P263">Vzhled:</text:p>
      <text:p text:style-name="Property_20_level_20_1"><text:span text:style-name="T1265">D</text:span><text:span text:style-name="T1251">ěln</text:span><text:span text:style-name="T1266">ice</text:span><text:span text:style-name="T1251">:</text:span><text:span text:style-name="T1269"> </text:span><text:span text:style-name="T1310">Necelý metr dlouhý hnědý mravenec.</text:span></text:p>
      <text:p text:style-name="P211"><text:span text:style-name="T893">Samec</text:span><text:span text:style-name="T860">:</text:span><text:span text:style-name="T1269"> </text:span><text:span text:style-name="T1311">Zhruba metr dlouhý mravenec s křídly.</text:span></text:p>
      <text:p text:style-name="P211"><text:span text:style-name="T860">Královna:</text:span><text:span text:style-name="T1109"> </text:span><text:span text:style-name="T1166">Velký, dvoumetrový mravenec</text:span><text:span text:style-name="T1269">.</text:span></text:p>
      <text:p text:style-name="P397"><text:span text:style-name="T860">Schopnosti:</text:span><text:span text:style-name="T1109"> </text:span><text:span text:style-name="T1167">Královna ovládá </text:span><text:span text:style-name="T894">telepatii</text:span><text:span text:style-name="T1167"> </text:span><text:span text:style-name="T1169">(jako hraničář) a telepaticky ovládá všechny své poddané (na libovolnou vzdálenost).</text:span></text:p>
      <text:p text:style-name="P396"><text:span text:style-name="T860">Boj:</text:span> <text:span text:style-name="T1456">Mravenci mají obrovskou sílu, postavy bez zvláštních schopností je nedokáží přetlačit. Obvykle bojují v početných hejnech a roztáhnou postavy do různých směrů, aby mohli každou zvlášť obklopit.</text:span></text:p>
      <text:p text:style-name="P116">Mravenci tvoří velké kolonie a staví si společně mraveniště. Královna je inteligentní a může telepaticky rozmlouvat s postavami (stejně jako hraničář s touto schopností).</text:p>
      <text:h text:style-name="Heading_20_3" text:outline-level="3"><text:bookmark-start text:name="__RefHeading___Toc2868_3430540378"/><text:span text:style-name="T1451">O</text:span>bří <text:span text:style-name="T1451">roháč</text:span><text:bookmark-end text:name="__RefHeading___Toc2868_3430540378"/></text:h>
      <text:p text:style-name="P110">/<text:span text:style-name="T1418">* Velikost 8 (250 kg) */</text:span></text:p>
      <text:p text:style-name="P110"><text:span text:style-name="T984">F</text:span><text:span text:style-name="T996">yzička </text:span><text:span text:style-name="T1031">4</text:span><text:span text:style-name="T996">, Finesa </text:span><text:span text:style-name="T1031">1</text:span><text:span text:style-name="T996">, Duše </text:span><text:span text:style-name="T1014">-</text:span><text:span text:style-name="T470">, </text:span><text:span text:style-name="T518">Ž</text:span><text:span text:style-name="T471">ivot</text:span><text:span text:style-name="T518">y </text:span><text:span text:style-name="T576">1</text:span><text:span text:style-name="T580">2</text:span></text:p>
      <text:p text:style-name="P293"><text:span text:style-name="T732">Zbroj:</text:span><text:span text:style-name="T465"> </text:span><text:span text:style-name="T569">2 (chitinový pancíř), </text:span><text:span text:style-name="T578">zespodu 0</text:span></text:p>
      <text:p text:style-name="P293"><text:span text:style-name="T732">Rychlost:</text:span><text:span text:style-name="T465"> </text:span><text:span text:style-name="T580">n</text:span><text:span text:style-name="T579">a zemi i ve vzduchu jako chůze</text:span></text:p>
      <text:p text:style-name="P293"><text:span text:style-name="T735">Smysly:</text:span><text:span text:style-name="T472"> </text:span><text:span text:style-name="T575">jako hmyz</text:span></text:p>
      <text:p text:style-name="Property_20_Header"><text:soft-page-break/><text:span text:style-name="T1245">⚔<text:tab/></text:span><text:span text:style-name="T761">Kusadla</text:span><text:span text:style-name="T987">:</text:span></text:p>
      <text:p text:style-name="Property_20_level_20_1"><text:span text:style-name="T990">Samec: </text:span><text:span text:style-name="T1032">4</text:span><text:span text:style-name="T1015"> + k6, zranění </text:span><text:span text:style-name="T1033">3</text:span></text:p>
      <text:p text:style-name="Property_20_level_20_1"><text:span text:style-name="T990">Samice: </text:span><text:span text:style-name="T1032">4</text:span><text:span text:style-name="T1015"> + k6, zranění </text:span><text:span text:style-name="T1034">2</text:span></text:p>
      <text:p text:style-name="Standalone_20_Property"><text:span text:style-name="T860">Vzhled:</text:span><text:span text:style-name="T1265"> </text:span><text:span text:style-name="T1161">Skoro dva metry dlouhý hnědočerný brouk se silným chytinovým pancířem a obřími kusadly </text:span><text:span text:style-name="T1162">(samice mají kusadla o poznání menší)</text:span><text:span text:style-name="T1151">.</text:span></text:p>
      <text:p text:style-name="P391"><text:span text:style-name="T860">Boj:</text:span> <text:span text:style-name="T1449">Roháč sice umí létat, bojuje ale vždy na zemi. Útočí svými obřími kusadly a snaží se útočníka chytit a sevřít.</text:span></text:p>
      <text:h text:style-name="P523" text:outline-level="3"><text:span text:style-name="T1452">Obří v</text:span>ážka</text:h>
      <text:p text:style-name="P113">/<text:span text:style-name="T1418">* Velikost 4 (15 kg) */</text:span></text:p>
      <text:p text:style-name="P113"><text:span text:style-name="T984">F</text:span><text:span text:style-name="T996">yzička </text:span><text:span text:style-name="T1016">1</text:span><text:span text:style-name="T996">, Finesa </text:span><text:span text:style-name="T1037">4</text:span><text:span text:style-name="T996">, Duše </text:span><text:span text:style-name="T1014">-</text:span><text:span text:style-name="T470">, </text:span><text:span text:style-name="T518">Ž</text:span><text:span text:style-name="T471">ivot</text:span><text:span text:style-name="T518">y </text:span><text:span text:style-name="T591">5</text:span></text:p>
      <text:p text:style-name="P296"><text:span text:style-name="T732">Rychlost:</text:span><text:span text:style-name="T465"> </text:span><text:span text:style-name="T569">na zemi jako </text:span><text:span text:style-name="T590">chůze</text:span><text:span text:style-name="T569">, </text:span><text:span text:style-name="T571">létá rychlostí</text:span><text:span text:style-name="T569"> běh</text:span><text:span text:style-name="T571">u</text:span></text:p>
      <text:p text:style-name="P296"><text:span text:style-name="T735">Smysly:</text:span><text:span text:style-name="T472"> </text:span><text:span text:style-name="T590">jako hmyz, ale výborný zrak</text:span></text:p>
      <text:p text:style-name="P395"><text:span text:style-name="T1245">⚔<text:tab/></text:span><text:span text:style-name="T761">Kusadla</text:span><text:span text:style-name="T987">:</text:span><text:span text:style-name="T985"> </text:span><text:span text:style-name="T1038">4</text:span><text:span text:style-name="T1015"> + k6, zranění </text:span><text:span text:style-name="T1038">1</text:span></text:p>
      <text:p text:style-name="P395"><text:span text:style-name="T860">Vzhled:</text:span><text:span text:style-name="T1109"> </text:span><text:span text:style-name="T1163">Necelý metr dlouhá vážka</text:span><text:span text:style-name="T1157">.</text:span></text:p>
      <text:p text:style-name="P395"><text:span text:style-name="T860">Prostředí:</text:span> <text:span text:style-name="T1453">Kdekoliv u vody.</text:span></text:p>
      <text:p text:style-name="P395"><text:span text:style-name="T860">Boj:</text:span> <text:span text:style-name="T1453">Vážky jsou dravci a výborní letci, útočí silnými kusadly.</text:span></text:p>
      <text:list xml:id="list1902640184" text:style-name="L20">
        <text:list-item>
          <text:p text:style-name="P612"><text:span text:style-name="T891">Aura ticha:</text:span><text:span text:style-name="T1164"> V </text:span><text:span text:style-name="T891">krátké vzdálenosti</text:span><text:span text:style-name="T1164"> kolem vážky nejsou slyšet žádné zvuky </text:span><text:span text:style-name="T1165">a nejdou zde tedy ani sesílat kouzla</text:span><text:span text:style-name="T1164">.</text:span></text:p>
        </text:list-item>
      </text:list>
      <text:p text:style-name="P191">Suroviny:</text:p>
      <text:list xml:id="list175557779336606" text:continue-list="list175556396764102" text:style-name="L1">
        <text:list-item>
          <text:p text:style-name="P682"><text:span text:style-name="T1454">A</text:span>lchymista může z vážky vytěžit 5 magů nebo vyrobit <text:span text:style-name="T860">lektvar ticha</text:span> <text:span text:style-name="T1455">(prodej 30 zl)</text:span>.</text:p>
        </text:list-item>
      </text:list>
      <text:h text:style-name="P523" text:outline-level="3"><text:soft-page-break/><text:span text:style-name="T1448">Obří p</text:span>loštice</text:h>
      <text:p text:style-name="P112">/<text:span text:style-name="T1418">* Velikost 7 (125 kg) */</text:span></text:p>
      <text:p text:style-name="P112"><text:span text:style-name="T984">F</text:span><text:span text:style-name="T996">yzička </text:span><text:span text:style-name="T1031">4</text:span><text:span text:style-name="T996">, Finesa </text:span><text:span text:style-name="T1031">1</text:span><text:span text:style-name="T996">, Duše </text:span><text:span text:style-name="T1014">-</text:span><text:span text:style-name="T470">, </text:span><text:span text:style-name="T518">Ž</text:span><text:span text:style-name="T471">ivot</text:span><text:span text:style-name="T518">y </text:span><text:span text:style-name="T576">11</text:span></text:p>
      <text:p text:style-name="P295"><text:span text:style-name="T732">Zbroj:</text:span><text:span text:style-name="T465"> </text:span><text:span text:style-name="T572">1</text:span><text:span text:style-name="T569"> (</text:span><text:span text:style-name="T572">tvrdé krovky</text:span><text:span text:style-name="T569">), </text:span><text:span text:style-name="T573">zespodu 0</text:span></text:p>
      <text:p text:style-name="P295"><text:span text:style-name="T732">Rychlost:</text:span><text:span text:style-name="T465"> </text:span><text:span text:style-name="T576">jako chůze</text:span></text:p>
      <text:p text:style-name="P295"><text:span text:style-name="T735">Smysly:</text:span><text:span text:style-name="T472"> </text:span><text:span text:style-name="T575">jako hmyz</text:span></text:p>
      <text:p text:style-name="P390"><text:span text:style-name="T1245">⚔<text:tab/></text:span><text:span text:style-name="T761">Kusadla</text:span><text:span text:style-name="T987">:</text:span><text:span text:style-name="T985"> </text:span><text:span text:style-name="T1032">4</text:span><text:span text:style-name="T1015"> + k6, zranění </text:span><text:span text:style-name="T1016">0</text:span></text:p>
      <text:p text:style-name="P390"><text:span text:style-name="T1245">⚔<text:tab/></text:span><text:span text:style-name="T762">Dávivý zápach</text:span><text:span text:style-name="T987">:</text:span><text:span text:style-name="T1023"> </text:span><text:span text:style-name="T1024">V</text:span><text:span text:style-name="T1022">dechnutí </text:span><text:span text:style-name="T1024">dráždí ke</text:span><text:span text:style-name="T1022"> zvracení </text:span><text:span text:style-name="T1024">(nevýhoda pro všechny, kdo se ho nadýchají).</text:span><text:span text:style-name="T1022"> </text:span><text:span text:style-name="T1024">P</text:span><text:span text:style-name="T1022">omůže zadržet dech.</text:span></text:p>
      <text:p text:style-name="P390"><text:span text:style-name="T860">Vzhled:</text:span><text:span text:style-name="T1109"> </text:span><text:span text:style-name="T1159">Skoro dva metry dlouhá ploštice</text:span><text:span text:style-name="T1157">.</text:span></text:p>
      <text:p text:style-name="P390"><text:span text:style-name="T860">Boj:</text:span> Obří ploštice se živí výhradně mršinami, na postavy nezaútočí. Při ohrožení vylučuje tekutinu, <text:span text:style-name="T1457">jejíž silný zápach</text:span> dráždí ke zvracení.</text:p>
      <text:list xml:id="list2497964336" text:style-name="L21">
        <text:list-item>
          <text:p text:style-name="P613"><text:span text:style-name="T860">Dávivý zápach:</text:span> Při ohrožení ploštice vylučuje tekutinu, jejíž silný zápach dráždí ke zvracení (nevýhoda pro všechny, kdo se ho nadýchají). Pomůže zadržet dech.</text:p>
        </text:list-item>
      </text:list>
      <text:p text:style-name="P373">Příklady použití ve hře:</text:p>
      <text:list xml:id="list175556891745027" text:continue-list="list175556755047623" text:style-name="L2">
        <text:list-item>
          <text:p text:style-name="P693"><text:span text:style-name="T574">Skřeti a goblini </text:span><text:span text:style-name="T577">používají obří ploštice jako nákladní zvířata</text:span><text:span text:style-name="T574">. </text:span><text:span text:style-name="T577">Jsou sice pomalé, ale hodně unesou.</text:span></text:p>
        </text:list-item>
      </text:list>
      <text:h text:style-name="P473" text:outline-level="2"><text:bookmark-start text:name="__RefHeading___Toc1842_3850923094"/>Hnus plíživý<text:bookmark-end text:name="__RefHeading___Toc1842_3850923094"/></text:h>
      <text:p text:style-name="P121">/<text:span text:style-name="T1418">* „Spojený“ hnus má velikost 10 (1 tuna) */</text:span></text:p>
      <text:p text:style-name="Property_20_level_20_1"><text:span text:style-name="T899">Celý</text:span><text:span text:style-name="T898"> hnus:</text:span><text:span text:style-name="T595"><text:tab/><text:tab/></text:span><text:span text:style-name="T464">F</text:span><text:span text:style-name="T470">yzička </text:span><text:span text:style-name="T602">7</text:span><text:span text:style-name="T470">, Finesa </text:span><text:span text:style-name="T601">1</text:span><text:span text:style-name="T470">, Duše -, </text:span><text:span text:style-name="T518">Ž</text:span><text:span text:style-name="T471">ivot</text:span><text:span text:style-name="T518">y: </text:span><text:span text:style-name="T595">16</text:span></text:p>
      <text:p text:style-name="Property_20_level_20_1"><text:span text:style-name="T767">Rozdvojený</text:span><text:span text:style-name="T766">:</text:span><text:span text:style-name="T595"><text:tab/><text:tab/></text:span><text:span text:style-name="T464">F</text:span><text:span text:style-name="T470">yzička </text:span><text:span text:style-name="T602">6</text:span><text:span text:style-name="T470">, Finesa </text:span><text:span text:style-name="T602">2</text:span><text:span text:style-name="T470">, Duše -, </text:span><text:span text:style-name="T518">Ž</text:span><text:span text:style-name="T471">ivot</text:span><text:span text:style-name="T518">y: </text:span><text:span text:style-name="T602">8</text:span></text:p>
      <text:p text:style-name="Property_20_level_20_1"><text:soft-page-break/><text:span text:style-name="T767">Rozčtvrcený</text:span><text:span text:style-name="T766">:</text:span><text:span text:style-name="T595"><text:tab/></text:span><text:span text:style-name="T464">F</text:span><text:span text:style-name="T470">yzička </text:span><text:span text:style-name="T602">5</text:span><text:span text:style-name="T470">, Finesa </text:span><text:span text:style-name="T602">3</text:span><text:span text:style-name="T470">, Duše -, </text:span><text:span text:style-name="T518">Ž</text:span><text:span text:style-name="T471">ivot</text:span><text:span text:style-name="T518">y: </text:span><text:span text:style-name="T602">4</text:span></text:p>
      <text:p text:style-name="P213"><text:span text:style-name="T767">Rozosmený</text:span><text:span text:style-name="T766">:</text:span><text:span text:style-name="T595"><text:tab/><text:tab/></text:span><text:span text:style-name="T464">F</text:span><text:span text:style-name="T470">yzička </text:span><text:span text:style-name="T602">4</text:span><text:span text:style-name="T470">, Finesa </text:span><text:span text:style-name="T602">4</text:span><text:span text:style-name="T470">, Duše -, </text:span><text:span text:style-name="T518">Ž</text:span><text:span text:style-name="T471">ivot</text:span><text:span text:style-name="T518">y: </text:span><text:span text:style-name="T602">2</text:span></text:p>
      <text:p text:style-name="Property_20_Header"><text:span text:style-name="T732">Rychlost:</text:span><text:span text:style-name="T465"> </text:span><text:span text:style-name="T598">j</text:span><text:span text:style-name="T596">ako chůze</text:span></text:p>
      <text:p text:style-name="P298"><text:span text:style-name="T735">Smysly:</text:span><text:span text:style-name="T472"> </text:span><text:span text:style-name="T597">hmat, infravidění</text:span></text:p>
      <text:p text:style-name="P401"><text:span text:style-name="T1245">⚔<text:tab/></text:span><text:span text:style-name="T764">Leptání</text:span><text:span text:style-name="T987">:</text:span><text:span text:style-name="T985"> </text:span><text:span text:style-name="T1040">F</text:span><text:span text:style-name="T1041">yzička</text:span><text:span text:style-name="T1040"> + k6, zranění 2</text:span></text:p>
      <text:p text:style-name="P401"><text:span text:style-name="T860">Vzhled:</text:span> <text:span text:style-name="T1459">Obří, namodralá améba.</text:span></text:p>
      <text:p text:style-name="P402"><text:span text:style-name="T400">S</text:span><text:span text:style-name="T430">chopnosti</text:span><text:span text:style-name="T385">:</text:span></text:p>
      <text:list xml:id="list2774762817" text:style-name="L22">
        <text:list-item>
          <text:p text:style-name="P683">Plíživý hnus se umí v jednom kole rozdělit na dva menší hnusy (a ty se mohou dělit dál). Dva menší hnusy se naopak mohou v jednom kole spojit do jednoho většího.</text:p>
          <text:list>
            <text:list-item>
              <text:p text:style-name="P695"><text:span text:style-name="T342">Při rozdvojení se aktuální životy co nejrovnoměrněji rozdělí</text:span><text:span text:style-name="T336"> (hnus se 13 životy se rozdělí na na dva se 7 a 6 životy), hodnota Fyzičky </text:span><text:span text:style-name="T342">se sníží</text:span><text:span text:style-name="T336"> </text:span><text:span text:style-name="T337">o 1 </text:span><text:span text:style-name="T342">a hodnota Finesy se naopak o 1 zvýší</text:span><text:span text:style-name="T336">.</text:span></text:p>
            </text:list-item>
            <text:list-item>
              <text:p text:style-name="P695"><text:span text:style-name="T342">Při spojení dvou hnusů do jednoho většího</text:span><text:span text:style-name="T337"> se naopak </text:span><text:span text:style-name="T342">jejich aktuální </text:span><text:span text:style-name="T337">životy sečtou, hodnota Fyzičky o 1 vzroste </text:span><text:span text:style-name="T342">a hodnota Finesy o 1 klesne</text:span><text:span text:style-name="T337">.</text:span></text:p>
            </text:list-item>
          </text:list>
        </text:list-item>
        <text:list-item>
          <text:p text:style-name="P614"><text:span text:style-name="T338">P</text:span><text:span text:style-name="T2">líživý hnus dokáže „protéct“ úzkými otvory a štěrbinami. Protáhne se dokonce i klíčovou dírkou, ale zabere mu to několik minut.</text:span></text:p>
        </text:list-item>
      </text:list>
      <text:p text:style-name="P403"><text:span text:style-name="T860">Boj:</text:span> <text:span text:style-name="T1460">Hnus plíživý leptá dotykem. Snaží se tedy na postavy navalit, obalit je (tím jim může ztížit pohyb, případně zakrýt oči) a co nejúčinněji je leptat. Když má namále, rozdělí se do menších hnusů, které se rozprchnou do různých stran, aby alespoň jeden přežil.</text:span></text:p>
      <text:list xml:id="list3958690350" text:style-name="L23">
        <text:list-item>
          <text:p text:style-name="P696"><text:soft-page-break/><text:span text:style-name="T897">Leptání:</text:span><text:span text:style-name="T1463"> Dotek plíživého hnusu rozežírá všechny organické látky (kůži, maso, kosti, dřevo a podobně). Anorganické látky (kov, kámen atd.) nepoškodí. Celého člověka rozleptá zhruba za hodinu.</text:span></text:p>
        </text:list-item>
      </text:list>
      <text:p text:style-name="Standalone_20_Property"><text:span text:style-name="T860">Mimo boj:</text:span> Obří hnus většinou loví rozdělený do osmi malých hnusů s<text:span text:style-name="T1466">e</text:span> dvěma životy. Když kterýkoliv z nich narazí na nějakou potravu, brzy se objeví ostatní části a postupně se spojí do velkého hnusu.</text:p>
      <text:p text:style-name="P197">Suroviny:</text:p>
      <text:list xml:id="list175556567759949" text:continue-list="list175557779336606" text:style-name="L1">
        <text:list-item>
          <text:p text:style-name="P676"><text:span text:style-name="T339">Alchymista může z plíživého hnusu vyrobit 6 flakónů </text:span><text:span text:style-name="T431">výtažku z pl</text:span><text:span text:style-name="T432">í</text:span><text:span text:style-name="T431">živého hnusu</text:span><text:span text:style-name="T339"> (prodej 15 za flakón).</text:span></text:p>
        </text:list-item>
      </text:list>
      <text:p text:style-name="P119"><text:span text:style-name="T339">/</text:span><text:span text:style-name="T340">* Nesedí matematika životů, ale asi je to takhle lepší – životy jsou součtem Fyzičky a Velikosti a Velikost roste o 1 za každé zvojnásobení hmotnosti, takže když se hnus s Fyzičkou 6 a velikostí 10 rozpadne na dva menší s velikostí 9 a Fyzičkou 5, měly by mít 14 životů každej. To by ale bylo složitý počítání a navíc by se obtížně řešilo zranění (když se životy rozdělujou, tak je to jedno</text:span><text:span text:style-name="T341">d</text:span><text:span text:style-name="T340">uhý - hnus, kterej měl původně 16 životů, ale přišel o 4, se rozdělí na dva menší hnusy po šesti životech). */</text:span></text:p>
      <text:h text:style-name="P474" text:outline-level="2">Huňáč</text:h>
      <text:p text:style-name="P133"><text:span text:style-name="T984">/</text:span><text:span text:style-name="T1044">* Velikost </text:span><text:span text:style-name="T1050">2</text:span><text:span text:style-name="T1044"> (</text:span><text:span text:style-name="T1050">3</text:span><text:span text:style-name="T1044"> kg) */</text:span></text:p>
      <text:p text:style-name="P133"><text:span text:style-name="T984">F</text:span><text:span text:style-name="T996">yzička </text:span><text:span text:style-name="T1050">1</text:span><text:span text:style-name="T996">, Finesa </text:span><text:span text:style-name="T1050">3</text:span><text:span text:style-name="T996">, Duše </text:span><text:span text:style-name="T1050">4</text:span><text:span text:style-name="T470">, </text:span><text:span text:style-name="T518">Ž</text:span><text:span text:style-name="T471">ivot</text:span><text:span text:style-name="T518">y </text:span><text:span text:style-name="T609">3</text:span></text:p>
      <text:p text:style-name="P303"><text:span text:style-name="T732">Rychlost:</text:span><text:span text:style-name="T465"> </text:span><text:span text:style-name="T609">jako kočka (tedy jako člověk)</text:span></text:p>
      <text:p text:style-name="P303"><text:span text:style-name="T735">Smysly:</text:span><text:span text:style-name="T472"> </text:span><text:span text:style-name="T609">jako kočka (vynikající zrak, sluch a čich, vidí v šeru jako elf, hmatové vousy)</text:span></text:p>
      <text:p text:style-name="P409"><text:soft-page-break/><text:span text:style-name="T1245">⚔<text:tab/></text:span><text:span text:style-name="T731">Z</text:span><text:span text:style-name="T734">uby </text:span><text:span text:style-name="T771">a drápy</text:span><text:span text:style-name="T987">:</text:span><text:span text:style-name="T985"> </text:span><text:span text:style-name="T1051">3 + k6, zranění 0</text:span></text:p>
      <text:p text:style-name="P276"><text:span text:style-name="T1245">⚔<text:tab/></text:span><text:span text:style-name="T771">Blesk</text:span><text:span text:style-name="T987">:</text:span></text:p>
      <text:p text:style-name="P214"><text:span text:style-name="T814">Dosah:</text:span><text:span text:style-name="T818"> </text:span><text:span text:style-name="T819">střední</text:span></text:p>
      <text:p text:style-name="P214"><text:span text:style-name="T814">P</text:span><text:span text:style-name="T812">říprava:</text:span><text:span text:style-name="T817"> </text:span><text:span text:style-name="T821">j</text:span><text:span text:style-name="T817">edno kolo naježení</text:span></text:p>
      <text:p text:style-name="P250"><text:span text:style-name="T730">Modrý</text:span><text:span text:style-name="T987">:</text:span><text:span text:style-name="T985"> </text:span><text:span text:style-name="T983">4 + k6, zranění </text:span><text:span text:style-name="T1053">6</text:span><text:span text:style-name="T1052">kz </text:span><text:span text:style-name="T1385">bleskem</text:span><text:span text:style-name="T811">, odečítá se Zbroj</text:span><text:span text:style-name="T814"><text:line-break/>Rozsah:</text:span><text:span text:style-name="T818"> </text:span><text:span text:style-name="T820">1</text:span><text:span text:style-name="T818"> cíl</text:span></text:p>
      <text:p text:style-name="P250"><text:span text:style-name="T730">Zelený</text:span><text:span text:style-name="T813">:</text:span><text:span text:style-name="T815"> </text:span><text:span text:style-name="T811">4 + k6, zranění </text:span><text:span text:style-name="T822">5</text:span><text:span text:style-name="T816">kz </text:span><text:span text:style-name="T1385">bleskem</text:span><text:span text:style-name="T811">, odečítá se Zbroj</text:span><text:span text:style-name="T814"><text:line-break/>Rozsah:</text:span><text:span text:style-name="T818"> </text:span><text:span text:style-name="T820">1-</text:span><text:span text:style-name="T818">2 cíle</text:span></text:p>
      <text:p text:style-name="P264">Vzhled:</text:p>
      <text:p text:style-name="P214"><text:span text:style-name="T860">Huňáč modrý:</text:span><text:span text:style-name="T1109"> Černá kočka s modře se lesknoucí srstí a modře světélkujícíma očima.</text:span></text:p>
      <text:p text:style-name="P214"><text:span text:style-name="T860">Huňáč zelený:</text:span><text:span text:style-name="T1109"> Černá kočka se zeleně se lesknoucí srstí a zeleně světélkujícíma očima.</text:span></text:p>
      <text:p text:style-name="P409"><text:span text:style-name="T860">Schopnosti:</text:span><text:span text:style-name="T1109"> </text:span><text:span text:style-name="T1177">Huňáč zelený umí </text:span><text:span text:style-name="T1178">v jednom kole</text:span><text:span text:style-name="T1177"> </text:span><text:span text:style-name="T1178">z</text:span><text:span text:style-name="T1177">měnit svůj tvar </text:span><text:span text:style-name="T1178">a proměnit se do libovolného jiného tvora až do velikosti hobita. V nové podobě nemůže používat zelený blesk a jeho kůže zůstává zelená. Získá pouze tvar, velikost, Fyzičku, Finesu a Životy nového <text:s/>tvora, nikoliv jeho schopnosti.</text:span></text:p>
      <text:p text:style-name="P276"><text:span text:style-name="T860">Boj:</text:span> <text:span text:style-name="T1476">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901">modrý blesk</text:span><text:span text:style-name="T1476">, huňáč zelený sesílá </text:span><text:span text:style-name="T901">zelený blesk</text:span><text:span text:style-name="T1476">.</text:span></text:p>
      <text:p text:style-name="P201">Suroviny:</text:p>
      <text:list xml:id="list175557465143887" text:continue-numbering="true" text:style-name="L1">
        <text:list-item>
          <text:p text:style-name="P684">Z jater huňáče modrého může alchymista vytěžit 5 magů.</text:p>
        </text:list-item>
        <text:list-item>
          <text:p text:style-name="P677"><text:span text:style-name="T354">Z jater huňáče zeleného může alchymista vytěžit 9 magů nebo vyrobit </text:span><text:span text:style-name="T435">lektvar metamorfózy</text:span><text:span text:style-name="T354">.</text:span></text:p>
        </text:list-item>
      </text:list>
      <text:h text:style-name="P475" text:outline-level="2"><text:bookmark-start text:name="__RefHeading___Toc2712_3430540378"/><text:soft-page-break/>Hydra<text:bookmark-end text:name="__RefHeading___Toc2712_3430540378"/></text:h>
      <text:p text:style-name="P134"><text:span text:style-name="T984">/</text:span><text:span text:style-name="T1044">* Velikost </text:span><text:span text:style-name="T1054">11</text:span><text:span text:style-name="T1044"> (</text:span><text:span text:style-name="T1054">2 tuny</text:span><text:span text:style-name="T1044">) */</text:span></text:p>
      <text:p text:style-name="P215"><text:span text:style-name="T902">Tělo</text:span><text:span text:style-name="T898">:</text:span><text:span text:style-name="T595"><text:tab/><text:tab/></text:span><text:span text:style-name="T464">F</text:span><text:span text:style-name="T470">yzička </text:span><text:span text:style-name="T611">5</text:span><text:span text:style-name="T470">, Finesa </text:span><text:span text:style-name="T611">2</text:span><text:span text:style-name="T470">, Duše </text:span><text:span text:style-name="T617">7</text:span><text:span text:style-name="T470">, </text:span><text:span text:style-name="T518">Ž</text:span><text:span text:style-name="T471">ivot</text:span><text:span text:style-name="T518">y: </text:span><text:span text:style-name="T595">1</text:span><text:span text:style-name="T612">6</text:span></text:p>
      <text:p text:style-name="P215"><text:span text:style-name="T772">Hlava</text:span><text:span text:style-name="T766">:</text:span><text:span text:style-name="T595"><text:tab/></text:span><text:span text:style-name="T464">F</text:span><text:span text:style-name="T470">yzička </text:span><text:span text:style-name="T611">3</text:span><text:span text:style-name="T470">, Finesa </text:span><text:span text:style-name="T611">5</text:span><text:span text:style-name="T470">, Duše </text:span><text:span text:style-name="T617">7</text:span><text:span text:style-name="T470">, </text:span><text:span text:style-name="T518">Ž</text:span><text:span text:style-name="T471">ivot</text:span><text:span text:style-name="T518">y: </text:span><text:span text:style-name="T612">6</text:span></text:p>
      <text:p text:style-name="P304"><text:span text:style-name="T732">Zbroj:</text:span><text:span text:style-name="T465"> </text:span><text:span text:style-name="T613">t</text:span><text:span text:style-name="T611">ělo má zbroj 2 (šupiny), krky a hlavy 0</text:span></text:p>
      <text:p text:style-name="P304"><text:span text:style-name="T732">Rychlost:</text:span><text:span text:style-name="T465"> </text:span><text:span text:style-name="T613">jako </text:span><text:span text:style-name="T618">člověk</text:span></text:p>
      <text:p text:style-name="P304"><text:span text:style-name="T735">Smysly:</text:span><text:span text:style-name="T472"> </text:span><text:span text:style-name="T614">slabý zrak a sluch, výborný čich </text:span><text:span text:style-name="T615">a chuť</text:span></text:p>
      <text:p text:style-name="P413"><text:span text:style-name="T1245">⚔<text:tab/></text:span><text:span text:style-name="T731">Z</text:span><text:span text:style-name="T734">uby</text:span><text:span text:style-name="T987">:</text:span><text:span text:style-name="T985"> </text:span><text:span text:style-name="T1055">5 + k6, zranění 2</text:span></text:p>
      <text:p text:style-name="Property_20_Header"><text:span text:style-name="T1245">⚔<text:tab/></text:span><text:span text:style-name="T992">P</text:span><text:span text:style-name="T986">livnutí:</text:span><text:span text:style-name="T983"> </text:span><text:span text:style-name="T1056">5 + k6, zranění </text:span><text:span text:style-name="T1058">5</text:span><text:span text:style-name="T1056">kz </text:span><text:span text:style-name="T1232">žíravinou</text:span><text:span text:style-name="T1057"> (odečítá se zbroj)</text:span></text:p>
      <text:p text:style-name="P216"><text:span text:style-name="T988">D</text:span><text:span text:style-name="T993">osah:</text:span><text:span text:style-name="T1057"> kontaktní vzdálenost</text:span></text:p>
      <text:p text:style-name="P216"><text:span text:style-name="T1254">Příprava:</text:span><text:span text:style-name="T1272"> jedno kolo </text:span><text:span text:style-name="T1314">natažení slin</text:span></text:p>
      <text:p text:style-name="P413"><text:span text:style-name="T860">Vzhled:</text:span> <text:span text:style-name="T1479">Plaz velký jako nosorožec se třemi hlavami na dlouhých krcích.</text:span></text:p>
      <text:p text:style-name="P413"><text:span text:style-name="T860">Boj:</text:span> <text:span text:style-name="T1480">Hydra může v jednom kole každou hlavou bez postihu zaútočit na jiný cíl.</text:span></text:p>
      <text:list xml:id="list3769299380" text:style-name="L24">
        <text:list-item>
          <text:p text:style-name="P615"><text:span text:style-name="T860">Dorůstání hlav:</text:span> Na každou hlavu hydry je možné útočit zvlášť. Kdykoliv hlava ztratí všechny životy, v průběhu dalšího kola místo ní narostou dvě nové. Takto může hydře dorůst nejvýše 10 hlav.</text:p>
        </text:list-item>
        <text:list-item>
          <text:p text:style-name="P617"><text:span text:style-name="T860">Plivnutí žíraviny:</text:span> Sliny hydry jsou silná žíravina, rozpouští i kov. P<text:span text:style-name="T978">řed plivnutím musí hlava vždy jedno kolo natáhnout sliny. Každá hlava může natahovat sliny a plivat zvlášť.</text:span></text:p>
        </text:list-item>
      </text:list>
      <text:p text:style-name="P202">Suroviny:</text:p>
      <text:list xml:id="list175556159429358" text:continue-list="list175557465143887" text:style-name="L1">
        <text:list-item>
          <text:p text:style-name="P685">Srdce hydry <text:span text:style-name="T1481">je silné afrodiziakum (prodej 30 zl).</text:span></text:p>
        </text:list-item>
        <text:list-item>
          <text:p text:style-name="P558"><text:soft-page-break/>Když někdo zasadí zuby hydry do země, přes noc z nich vyrostou kostlivci a budou ho následně poslouchat. <text:span text:style-name="T1484">Nevzdálí se ale z místa, kde vyrostli. Každá hlava má 60 zubů.</text:span></text:p>
        </text:list-item>
        <text:list-item>
          <text:p text:style-name="P559">Z každé hlavy je možné získat jeden flakón <text:span text:style-name="T860">slin h</text:span><text:span text:style-name="T903">yd</text:span><text:span text:style-name="T860">ry</text:span> <text:span text:style-name="T1482">(prodej 6 zl za flakón)</text:span>.</text:p>
        </text:list-item>
        <text:list-item>
          <text:p text:style-name="P560"><text:span text:style-name="T1554">Alchymista může z hydry vytěžit 55 magů nebo vyrobit </text:span><text:span text:style-name="T928">lektvar regenerace</text:span> <text:span text:style-name="T1556">(prodej: 60 zl).</text:span></text:p>
        </text:list-item>
      </text:list>
      <text:h text:style-name="P476" text:outline-level="2"><text:bookmark-start text:name="__RefHeading___Toc1844_3850923094"/>Jednorožec<text:bookmark-end text:name="__RefHeading___Toc1844_3850923094"/></text:h>
      <text:p text:style-name="P123"><text:span text:style-name="T984">/</text:span><text:span text:style-name="T1044">* Velikost </text:span><text:span text:style-name="T1045">9</text:span><text:span text:style-name="T1044"> (</text:span><text:span text:style-name="T1045">500</text:span><text:span text:style-name="T1044"> kg) */</text:span></text:p>
      <text:p text:style-name="P122"><text:span text:style-name="T984">F</text:span><text:span text:style-name="T996">yzička </text:span><text:span text:style-name="T1043">5</text:span><text:span text:style-name="T996">, Finesa </text:span><text:span text:style-name="T1043">2</text:span><text:span text:style-name="T996">, Duše </text:span><text:span text:style-name="T1043">6</text:span><text:span text:style-name="T470">, </text:span><text:span text:style-name="T518">Ž</text:span><text:span text:style-name="T471">ivot</text:span><text:span text:style-name="T518">y </text:span><text:span text:style-name="T604">14</text:span></text:p>
      <text:p text:style-name="P300"><text:span text:style-name="T732">Rychlost:</text:span><text:span text:style-name="T465"> </text:span><text:span text:style-name="T605">j</text:span><text:span text:style-name="T603">ako kůň</text:span></text:p>
      <text:p text:style-name="P300"><text:span text:style-name="T735">Smysly:</text:span><text:span text:style-name="T472"> </text:span><text:span text:style-name="T605">j</text:span><text:span text:style-name="T603">ako kůň </text:span><text:span text:style-name="T610">(oči mají široký zorný úhel ale nevidí přímo před sebe, výborný sluch a čich, hmat celým povrchem těla a kopyty)</text:span></text:p>
      <text:p text:style-name="P407"><text:span text:style-name="T1245">⚔<text:tab/></text:span><text:span text:style-name="T731">Z</text:span><text:span text:style-name="T734">uby</text:span><text:span text:style-name="T987">:</text:span><text:span text:style-name="T985"> </text:span><text:span text:style-name="T1046">5 + k6, zranění 0</text:span></text:p>
      <text:p text:style-name="P407"><text:span text:style-name="T1245">⚔<text:tab/></text:span><text:span text:style-name="T768">Kopyta </text:span><text:span text:style-name="T769">nebo roh</text:span><text:span text:style-name="T987">:</text:span><text:span text:style-name="T985"> </text:span><text:span text:style-name="T1046">5 + k6, zranění 2</text:span></text:p>
      <text:p text:style-name="P407"><text:span text:style-name="T860">Vzhled:</text:span> <text:span text:style-name="T1467">Jednorožec.</text:span></text:p>
      <text:p text:style-name="P407"><text:span text:style-name="T860">Boj:</text:span> <text:span text:style-name="T1468">Jednorožec není agresivní a v případě ohrožení raději uteče. Když musí bojovat, zkusí nepřítele s rozběhem nabodnout na roh, případně ho utlouct kopyty.</text:span></text:p>
      <text:list xml:id="list3124890064" text:style-name="L25">
        <text:list-item>
          <text:p text:style-name="P697"><text:span text:style-name="T433">Zabít jednorožce přináší smůlu</text:span><text:span text:style-name="T385">:</text:span><text:span text:style-name="T2"> </text:span><text:span text:style-name="T343">Postavu, která jednorožce dorazí (nebo všechny, které se toho účastnily, pokud není možné jednoznačně rozhodnout), bude provázet smůla. Celkem třikrát můžeš její</text:span><text:span text:style-name="T344">mu</text:span><text:span text:style-name="T343"> hráč</text:span><text:span text:style-name="T344">i</text:span><text:span text:style-name="T343"> po hodu </text:span><text:span text:style-name="T345">oznámit</text:span><text:span text:style-name="T343">, </text:span><text:span text:style-name="T344">že má </text:span><text:soft-page-break/><text:span text:style-name="T344">smůlu a hodil místo toho 1</text:span><text:span text:style-name="T343">. </text:span><text:span text:style-name="T344">Snaž se to dělat v co nejdramatičtějších chvílích, kdy na výsledku opravdu záleží </text:span><text:span text:style-name="T346">(ačkoliv normálně bys v roli Pána jeskyně neměl hráčům cíleně škodit, v tomto případě je to </text:span><text:span text:style-name="T347">vhodné</text:span><text:span text:style-name="T346">)</text:span><text:span text:style-name="T344">.</text:span></text:p>
        </text:list-item>
      </text:list>
      <text:p text:style-name="P199">Suroviny:</text:p>
      <text:list xml:id="list175557542732300" text:continue-list="list175556159429358" text:style-name="L1">
        <text:list-item>
          <text:p text:style-name="P686">Roh jednorožce je vzácná magická surovina (prodej 100 zl).</text:p>
          <text:list>
            <text:list-item>
              <text:p text:style-name="P687">Prach z rozemletého rohu neutralizuje všechny jedy a vyléčí všechny nemoci (včetně lykantropie).</text:p>
            </text:list-item>
            <text:list-item>
              <text:p text:style-name="P561">Alchymista z něj může vyrobit <text:span text:style-name="T860">nápoj lásky</text:span> (prodej 100 zl).</text:p>
            </text:list-item>
            <text:list-item>
              <text:p text:style-name="P561">Je z něj také možné vyrobit <text:span text:style-name="T860">amulet z rohu jednorožce</text:span> (prodej 100 zl), který dává svému nositeli imunitu na všechny jedy a nemoci.</text:p>
            </text:list-item>
            <text:list-item>
              <text:p text:style-name="P561">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124">Jednorožec je symbolem panenské čistoty a neposkvrněnosti. Pouhá jeho přítomnost uzdravuje okolní přírodu. Je známo, že zabít jednorožce přináší smůlu.</text:p>
      <text:h text:style-name="Heading_20_2" text:outline-level="2"><text:bookmark-start text:name="__RefHeading___Toc1848_3850923094"/>Kostěj nesmrtelný<text:bookmark-end text:name="__RefHeading___Toc1848_3850923094"/></text:h>
      <text:p text:style-name="P127"><text:span text:style-name="T984">/</text:span><text:span text:style-name="T1044">* Velikost </text:span><text:span text:style-name="T1047">7</text:span><text:span text:style-name="T1044"> (</text:span><text:span text:style-name="T1047">125</text:span><text:span text:style-name="T1044"> kg) */</text:span></text:p>
      <text:p text:style-name="P127"><text:span text:style-name="T984">F</text:span><text:span text:style-name="T996">yzička </text:span><text:span text:style-name="T1047">6</text:span><text:span text:style-name="T996">, Finesa </text:span><text:span text:style-name="T1047">4</text:span><text:span text:style-name="T996">, Duše </text:span><text:span text:style-name="T1047">7</text:span><text:span text:style-name="T470">, </text:span><text:span text:style-name="T518">Ž</text:span><text:span text:style-name="T471">ivot</text:span><text:span text:style-name="T518">y </text:span><text:span text:style-name="T985">1</text:span><text:span text:style-name="T1047">3</text:span></text:p>
      <text:p text:style-name="P301"><text:span text:style-name="T732">Zbroj:</text:span><text:span text:style-name="T465"> </text:span><text:span text:style-name="T606">1 (kostěný pancíř)</text:span></text:p>
      <text:p text:style-name="P301"><text:soft-page-break/><text:span text:style-name="T732">Rychlost:</text:span><text:span text:style-name="T465"> </text:span><text:span text:style-name="T606">jako člověk</text:span></text:p>
      <text:p text:style-name="P301"><text:span text:style-name="T735">Smysly:</text:span><text:span text:style-name="T472"> </text:span><text:span text:style-name="T606">jako člověk a infravidění</text:span></text:p>
      <text:p text:style-name="P408"><text:span text:style-name="T1245">⚔<text:tab/></text:span><text:span text:style-name="T731">Z</text:span><text:span text:style-name="T734">uby</text:span><text:span text:style-name="T987">:</text:span><text:span text:style-name="T985"> </text:span><text:span text:style-name="T1047">6 + k6, zranění 1</text:span></text:p>
      <text:p text:style-name="P408"><text:span text:style-name="T860">Vzhled:</text:span> <text:span text:style-name="T1470">Vysoká humanoidní postava s kostěným hřebenem na hlavě, s tělem tvrdým jako kost a s výrůstky na hrudi, které vypadají jako žebra.</text:span></text:p>
      <text:p text:style-name="P408"><text:span text:style-name="T400">S</text:span><text:span text:style-name="T434">chopnosti</text:span><text:span text:style-name="T385">:</text:span></text:p>
      <text:list xml:id="list3916751460" text:style-name="L26">
        <text:list-item>
          <text:p text:style-name="P698"><text:span text:style-name="T434">Nesmrtelnost:</text:span><text:span text:style-name="T349"> Duše kostěje je ukryta v nějakém předmětu. Může to být třeba jehla uvnitř vejce, které </text:span><text:span text:style-name="T353">je součástí dračího pokladu,</text:span><text:span text:style-name="T349"> nebo něco podobného. Dokud není tento předmět zničen, kostěje není možné zabít –</text:span><text:span text:style-name="T352"> je možné ho vyřadit a uvěznit, ale ne zcela zničit.</text:span></text:p>
        </text:list-item>
        <text:list-item>
          <text:p text:style-name="P619"><text:span text:style-name="T385">Regenerace zranění:</text:span><text:span text:style-name="T2"> V průběhu několika minut odpočinku si kostěj vyléčí všechna zranění. V průběhu boje se neléčí.</text:span></text:p>
        </text:list-item>
        <text:list-item>
          <text:p text:style-name="P620"><text:span text:style-name="T385">Tvorba nemrtvých:</text:span><text:span text:style-name="T2"> Kostěj dokáže </text:span><text:span text:style-name="T350">několika minutami soustředění </text:span><text:span text:style-name="T351">oživit mrtvolu jako zombii nebo kostru jako kostlivce</text:span><text:span text:style-name="T350">. </text:span><text:span text:style-name="T351">Jím stvoření nemrtví ho na slovo poslouchají. </text:span><text:span text:style-name="T352">Současně jich může oživit jen několik desítek.</text:span></text:p>
        </text:list-item>
        <text:list-item>
          <text:p text:style-name="P621"><text:span text:style-name="T351">K</text:span><text:span text:style-name="T2">ostěj umí následující kouzla (platí pro něj stejná pravidla jako pro kouzelníka): </text:span><text:span text:style-name="T385">sugesce</text:span><text:span text:style-name="T2">, </text:span><text:span text:style-name="T385">oko</text:span><text:span text:style-name="T2">, </text:span><text:span text:style-name="T385">tlampač</text:span><text:span text:style-name="T2">, </text:span><text:span text:style-name="T385">paralýza</text:span><text:span text:style-name="T2">, </text:span><text:span text:style-name="T385">dvojník</text:span><text:span text:style-name="T2">, </text:span><text:span text:style-name="T385">mrak smrti</text:span><text:span text:style-name="T2">.</text:span></text:p>
        </text:list-item>
      </text:list>
      <text:p text:style-name="P408"><text:span text:style-name="T860">Boj:</text:span> <text:span text:style-name="T1470">Kostěj obvykle bojuje lidskými zbraněmi, ale když žádné po ruce nemá, vystačí si se svými ostrými zuby.</text:span></text:p>
      <text:p text:style-name="P459"/>
      <text:p text:style-name="P200"><text:soft-page-break/>Suroviny:</text:p>
      <text:list xml:id="list175557908904917" text:continue-list="list175557542732300" text:style-name="L1">
        <text:list-item>
          <text:p text:style-name="P562">Ze srdce kostěje nesmrtelného může alchymista vyrobit <text:span text:style-name="T900">amulet věčného života</text:span><text:span text:style-name="T1471"> (prodej: 300 zl).</text:span></text:p>
        </text:list-item>
      </text:list>
      <text:p text:style-name="P374">Příklady použití ve hře:</text:p>
      <text:list xml:id="list175558208461261" text:continue-list="list175556891745027" text:style-name="L2">
        <text:list-item>
          <text:p text:style-name="P622">Kostěj nesmrtelný bývá nejčastěji pánem vlastního hradu nebo říše. Je krutý a bezcitný a touží po moci.</text:p>
        </text:list-item>
      </text:list>
      <text:h text:style-name="Heading_20_2" text:outline-level="2"><text:bookmark-start text:name="__RefHeading___Toc1850_3850923094"/>Keř dravý<text:bookmark-end text:name="__RefHeading___Toc1850_3850923094"/></text:h>
      <text:p text:style-name="P129"><text:span text:style-name="T984">/</text:span><text:span text:style-name="T1044">* Velikost </text:span><text:span text:style-name="T1048">6</text:span><text:span text:style-name="T1044"> (</text:span><text:span text:style-name="T1048">60</text:span><text:span text:style-name="T1044"> kg) */</text:span></text:p>
      <text:p text:style-name="P259"><text:span text:style-name="T1267">Tělo</text:span><text:span text:style-name="T1251">:</text:span><text:span text:style-name="T1269"><text:tab/><text:tab/></text:span><text:span text:style-name="T1273">Fyzička 5, Finesa 2, Duše </text:span><text:span text:style-name="T1313">3</text:span><text:span text:style-name="T1273">, Životy 1</text:span><text:span text:style-name="T1313">1</text:span></text:p>
      <text:p text:style-name="P259"><text:span text:style-name="T1268">12 š</text:span><text:span text:style-name="T1267">lahoun</text:span><text:span text:style-name="T1268">ů</text:span><text:span text:style-name="T1251">:</text:span><text:span text:style-name="T1269"><text:tab/></text:span><text:span text:style-name="T1273">Fyzička </text:span><text:span text:style-name="T1313">1</text:span><text:span text:style-name="T1273">, Finesa 4, Duše </text:span><text:span text:style-name="T1313">3</text:span><text:span text:style-name="T1273">, Životy 1</text:span></text:p>
      <text:p text:style-name="Property_20_Header"><text:span text:style-name="T732">Rychlost:</text:span><text:span text:style-name="T465"> </text:span><text:span text:style-name="T607">nepohybuje se</text:span></text:p>
      <text:p text:style-name="P302"><text:span text:style-name="T735">Smysly:</text:span><text:span text:style-name="T472"> </text:span><text:span text:style-name="T608">čich, hmat (šlahouny)</text:span></text:p>
      <text:p text:style-name="P410"><text:span text:style-name="T1245">⚔<text:tab/></text:span><text:span text:style-name="T731">Z</text:span><text:span text:style-name="T734">uby</text:span><text:span text:style-name="T987">:</text:span><text:span text:style-name="T985"> </text:span><text:span text:style-name="T1049">5 + k6, zranění 2</text:span></text:p>
      <text:p text:style-name="P411"><text:span text:style-name="T1245">⚔<text:tab/></text:span><text:span text:style-name="T770">Šlahouny</text:span><text:span text:style-name="T987">:</text:span><text:span text:style-name="T985"> </text:span><text:span text:style-name="T1049">4 + k6. Nezraňují, pouze omotávají a přitahují</text:span></text:p>
      <text:p text:style-name="P410"><text:span text:style-name="T860">Vzhled:</text:span> <text:span text:style-name="T1473">Velký hustý keř.</text:span></text:p>
      <text:p text:style-name="P412"><text:span text:style-name="T860">Boj:</text:span> <text:span text:style-name="T1474">Když se ke dravému keři někdo přiblíží, vystřelí po něm šlahouny, které se ho pokusí omotat a přitáhnout k tlamě plné ostrých zubů.</text:span></text:p>
      <text:list xml:id="list3448447160" text:style-name="L27">
        <text:list-item>
          <text:p text:style-name="P623">Každý šlahoun a tlama mohou současně bez postihu zaútočit zvlášť.</text:p>
        </text:list-item>
        <text:list-item>
          <text:p text:style-name="P623">Na omotání postavy si šlahouny hází Finesou, na přitažení k tlamě Fyzičkou. Když ale postavu omotá více šlahounů, jejich Fyzička se sčítá.</text:p>
        </text:list-item>
        <text:list-item>
          <text:p text:style-name="P624"><text:soft-page-break/>Šlahouny je možno ničit jednotlivě nebo <text:span text:style-name="T1475">najednou</text:span> plošnými útoky.</text:p>
        </text:list-item>
      </text:list>
      <text:p text:style-name="P138">Dravý keř je ve skutečnosti masožravý tvor, který se pokusí ulovit a sežat všechno živé, co se k němu přiblíží. Tělo má pod zemí. Mezi šlahouny se skrývá velká zubatá tlama.</text:p>
      <text:h text:style-name="Heading_20_2" text:outline-level="2"><text:bookmark-start text:name="__RefHeading___Toc1858_3850923094"/>Lykantropové<text:bookmark-end text:name="__RefHeading___Toc1858_3850923094"/></text:h>
      <text:p text:style-name="P146">Lykantropové se dokáží měnit se z člověka do zvířete a zpět. Jsou dlouhověcí a podle toho, kolik času ve které podobě tráví, se stávají spíš člověkem nebo spíš zvířetem. Ve zvířecí podobě se řídí <text:span text:style-name="T1496">víc</text:span> instinkty než rozumem, jsou mnohem agresivnější <text:span text:style-name="T1491">a žijí obvykle mezi zvířaty svého druhu</text:span>. <text:span text:style-name="T1491">Lykantropové, kteří tráví většinu času v lidské podobě, obvykle žijí mezi lidmi, případně si </text:span><text:span text:style-name="T20">z</text:span><text:span text:style-name="T21">aberou nějaký </text:span><text:span text:style-name="T844">hrad, tvrz či podzemí, kterému pak vládnou.</text:span></text:p>
      <text:p text:style-name="P423">Schopnosti:</text:p>
      <text:list xml:id="list3731485681" text:style-name="L28">
        <text:list-item>
          <text:p text:style-name="P625"><text:span text:style-name="T906">Proměna ve zvíře:</text:span><text:span text:style-name="T1181"> Proměna </text:span><text:span text:style-name="T1182">tam i zpět</text:span><text:span text:style-name="T1181"> zabere jedno kolo. Lykantrop se nemůže proměnit, když má na sobě zbroj nebo něco podobně pevného. Obyčejné oblečení se při proměně roztrhá. </text:span><text:span text:style-name="T1192">Proměněný lykantrop je vždy výrazně větší než obyčejné zvíře.</text:span></text:p>
        </text:list-item>
        <text:list-item>
          <text:p text:style-name="P626"><text:span text:style-name="T907">Regenerace:</text:span><text:span text:style-name="T1182"> </text:span><text:span text:style-name="T1109">Zranění nestříbrnými zbraněmi lykantropové regenerují rychlostí 2 životy za kolo. Zranění ohněm, bleskem, mrazem, žíravinou, stříbrnými zbraněmi a zbraněmi potřenými vlčím morem regenerovat nedokáží.</text:span></text:p>
        </text:list-item>
        <text:list-item>
          <text:p text:style-name="P627"><text:span text:style-name="T860">Ovládání zvířat:</text:span><text:span text:style-name="T1109"> </text:span><text:span text:style-name="T1181">Všichni </text:span><text:span text:style-name="T1109">lykantropové</text:span><text:span text:style-name="T1181"> umí ovládat zvířata svého druhu. </text:span><text:span text:style-name="T1186">Nemohou ale ovládnout zvíře, se kterým má hraničář pouto.</text:span></text:p>
        </text:list-item>
        <text:list-item>
          <text:p text:style-name="P628"><text:soft-page-break/><text:span text:style-name="T860">Lykantropie:</text:span><text:span text:style-name="T1109"> Kdokoliv kousnutý lykantropem se nakazí </text:span><text:span text:style-name="T860">lykantropií</text:span><text:span text:style-name="T1109">. </text:span><text:span text:style-name="T1183">Nemoc se projeví </text:span><text:span text:style-name="T1187">vždy při</text:span><text:span text:style-name="T1183"> úplňku – nakažený se samovolně promění ve zvíře příslušného druhu a propadne loveckému instinktu. Pokud to přežije, ráno se vrátí, probudí se v roztrhaných <text:s/>(a nejspíš i krvavých) zbytcích svých šatů, nebude si nic pamatovat a bude se cítit rozlámaný. </text:span><text:span text:style-name="T1185">Postava nakažená lykantropií není lykantrop – nemá jeho zvláštní schopnosti ani zranitelnosti a svou proměnu nemůže ovládat.</text:span></text:p>
          <text:p text:style-name="P629"><text:span text:style-name="T1184">L</text:span><text:span text:style-name="T1109">ykantropii je velmi obtížné léčit. </text:span><text:span text:style-name="T1185">Jednou z možností je </text:span><text:span text:style-name="T910">prach z rohu jednorožce</text:span><text:span text:style-name="T1185">, případné další jsou na tobě (například druidský rituál </text:span><text:span text:style-name="T1191">nebo speciální alchymistický recept vyžadující vzácné suroviny</text:span><text:span text:style-name="T1185">).</text:span></text:p>
        </text:list-item>
      </text:list>
      <text:p text:style-name="Standalone_20_Property"><text:span text:style-name="T860">Imunita:</text:span><text:span text:style-name="T1109"> Lykantropové jsou imuní proti jedům včetně vlčího moru – zbraň potřená vlčím morem lykantropa neotráví, ale znemožní mu regenerovat.</text:span></text:p>
      <text:p text:style-name="P64">Slabiny:</text:p>
      <text:list xml:id="list3838107761" text:style-name="L29">
        <text:list-item>
          <text:p text:style-name="P630">Lykantropové se <text:span text:style-name="T1497">obzvláště</text:span> obávají stříbra, <text:span text:style-name="T1497">protože</text:span> zranění stříbrnou zbraní nejen že nemohou regenerovat, ale nemohou si ho ani vyléčit magicky <text:span text:style-name="T1490">(tedy pomocí léčivých kouzel, schopností nebo lektvarů) a musí počkat, až se uzdraví přirozenou cestou, což může trvat týdny nebo i měsíce</text:span>.</text:p>
        </text:list-item>
      </text:list>
      <text:p text:style-name="P416"><text:span text:style-name="T860">Boj:</text:span> <text:span text:style-name="T1492">V lidské podobě lykantropové obvykle bojují zbraněmi, většinou ale nenosí zbroj, protože by jim bránila v proměně. Ve zvířecí podobě bojují jako zvíře.</text:span></text:p>
      <text:p text:style-name="P145"><text:span text:style-name="T908">Suroviny</text:span><text:span text:style-name="T860">:</text:span></text:p>
      <text:list xml:id="list2425150392" text:style-name="L30">
        <text:list-item>
          <text:p text:style-name="P633"><text:soft-page-break/><text:span text:style-name="T1109">Z krve lykantropa může alchymista </text:span><text:span text:style-name="T1188">vytěžit 13 magů nebo</text:span><text:span text:style-name="T1109"> vyrobit </text:span><text:span text:style-name="T860">lektvar </text:span><text:span text:style-name="T909">metamorfózy</text:span><text:span text:style-name="T1189"> do příslušného zvířete – lektvar </text:span><text:span text:style-name="T1109">z krve vlkodlaka </text:span><text:span text:style-name="T1190">například</text:span><text:span text:style-name="T1109"> </text:span><text:span text:style-name="T1189">proměňuje ve vlka (prodej: 40 zl).</text:span></text:p>
        </text:list-item>
      </text:list>
      <text:h text:style-name="P524" text:outline-level="3"><text:bookmark-start text:name="__RefHeading___Toc2876_3430540378"/>Kancodlak<text:bookmark-end text:name="__RefHeading___Toc2876_3430540378"/></text:h>
      <text:p text:style-name="P147"><text:span text:style-name="T984">/</text:span><text:span text:style-name="T1044">* </text:span><text:span text:style-name="T1063">V lidské podobě v</text:span><text:span text:style-name="T1044">elikost </text:span><text:span text:style-name="T1063">6</text:span><text:span text:style-name="T1044"> (</text:span><text:span text:style-name="T1063">60</text:span><text:span text:style-name="T1044"> kg), </text:span><text:span text:style-name="T1063">ve zvířecí </text:span><text:span text:style-name="T1067">8</text:span><text:span text:style-name="T1064"> (</text:span><text:span text:style-name="T1067">2</text:span><text:span text:style-name="T1064">50 kg)</text:span><text:span text:style-name="T1044"> */</text:span></text:p>
      <text:p text:style-name="P218"><text:span text:style-name="T911">Člověk</text:span><text:span text:style-name="T898">:</text:span><text:span text:style-name="T595"><text:tab/></text:span><text:span text:style-name="T464">F</text:span><text:span text:style-name="T470">yzička </text:span><text:span text:style-name="T623">4</text:span><text:span text:style-name="T470">, Finesa </text:span><text:span text:style-name="T623">2</text:span><text:span text:style-name="T470">, Duše </text:span><text:span text:style-name="T627">4</text:span><text:span text:style-name="T470">, </text:span><text:span text:style-name="T518">Ž</text:span><text:span text:style-name="T471">ivot</text:span><text:span text:style-name="T518">y: </text:span><text:span text:style-name="T595">1</text:span><text:span text:style-name="T623">0</text:span></text:p>
      <text:p text:style-name="P218"><text:span text:style-name="T776">Zvíře</text:span><text:span text:style-name="T766">:</text:span><text:span text:style-name="T595"><text:tab/></text:span><text:span text:style-name="T464">F</text:span><text:span text:style-name="T470">yzička </text:span><text:span text:style-name="T623">5</text:span><text:span text:style-name="T470">, Finesa </text:span><text:span text:style-name="T623">3</text:span><text:span text:style-name="T470">, Duše </text:span><text:span text:style-name="T627">4</text:span><text:span text:style-name="T470">, </text:span><text:span text:style-name="T518">Ž</text:span><text:span text:style-name="T471">ivot</text:span><text:span text:style-name="T518">y: </text:span><text:span text:style-name="T623">1</text:span><text:span text:style-name="T630">3</text:span></text:p>
      <text:p text:style-name="P308"><text:span text:style-name="T732">Zbroj:</text:span><text:span text:style-name="T465"> </text:span><text:span text:style-name="T623">v lidské podobně 0, ve zvířecí 1 (silná kůže)</text:span></text:p>
      <text:p text:style-name="P308"><text:span text:style-name="T732">Rychlost:</text:span><text:span text:style-name="T465"> </text:span><text:span text:style-name="T624">v lidské i zvířecí podobě jako člověk</text:span></text:p>
      <text:p text:style-name="P308"><text:span text:style-name="T735">Smysly:</text:span><text:span text:style-name="T472"> </text:span><text:span text:style-name="T625">v lidské podobně jako člověk, ve </text:span><text:span text:style-name="T629">zvířecí</text:span><text:span text:style-name="T625"> skvělý čich a sluch, slabý zrak</text:span><text:span text:style-name="T626"> (jako </text:span><text:span text:style-name="T637">kanec</text:span><text:span text:style-name="T626">)</text:span></text:p>
      <text:p text:style-name="P417"><text:span text:style-name="T1245">⚔<text:tab/></text:span><text:span text:style-name="T777">Páráky a klektáky</text:span><text:span text:style-name="T987">:</text:span><text:span text:style-name="T985"> </text:span><text:span text:style-name="T1065">5 + k6, zranění 2</text:span></text:p>
      <text:p text:style-name="P266">Vzhled:</text:p>
      <text:p text:style-name="P223"><text:span text:style-name="T911">Člověk</text:span><text:span text:style-name="T898">:</text:span><text:span text:style-name="T595"> </text:span><text:span text:style-name="T632">Člověk robustní postavy s hrubou tváří </text:span><text:span text:style-name="T634">a dlouhými chlupy v uších</text:span><text:span text:style-name="T630">.</text:span></text:p>
      <text:p text:style-name="P222"><text:span text:style-name="T776">Zvíře</text:span><text:span text:style-name="T766">:</text:span><text:span text:style-name="T602"> </text:span><text:span text:style-name="T630">Kanec velký jako medvěd.</text:span></text:p>
      <text:p text:style-name="P151"><text:span text:style-name="T630">K</text:span><text:span text:style-name="T459">ancodlaci žijící mezi lidmi bývají velmi soutěživí, rádi se perou a zápasí.</text:span></text:p>
      <text:h text:style-name="Heading_20_3" text:outline-level="3"><text:bookmark-start text:name="__RefHeading___Toc2878_3430540378"/>Krysodlak<text:bookmark-end text:name="__RefHeading___Toc2878_3430540378"/></text:h>
      <text:p text:style-name="P149"><text:span text:style-name="T984">/</text:span><text:span text:style-name="T1044">* </text:span><text:span text:style-name="T1063">V lidské </text:span><text:span text:style-name="T1066">i zvířecí</text:span><text:span text:style-name="T1063"> podobě v</text:span><text:span text:style-name="T1044">elikost </text:span><text:span text:style-name="T1063">6</text:span><text:span text:style-name="T1044"> (</text:span><text:span text:style-name="T1063">60</text:span><text:span text:style-name="T1044"> kg) */</text:span></text:p>
      <text:p text:style-name="P219"><text:span text:style-name="T911">Člověk</text:span><text:span text:style-name="T898">:</text:span><text:span text:style-name="T595"><text:tab/></text:span><text:span text:style-name="T464">F</text:span><text:span text:style-name="T470">yzička </text:span><text:span text:style-name="T627">2</text:span><text:span text:style-name="T470">, Finesa </text:span><text:span text:style-name="T627">4</text:span><text:span text:style-name="T470">, Duše </text:span><text:span text:style-name="T627">4</text:span><text:span text:style-name="T470">, </text:span><text:span text:style-name="T518">Ž</text:span><text:span text:style-name="T471">ivot</text:span><text:span text:style-name="T518">y: </text:span><text:span text:style-name="T627">8</text:span></text:p>
      <text:p text:style-name="P219"><text:span text:style-name="T776">Zvíře</text:span><text:span text:style-name="T766">:</text:span><text:span text:style-name="T595"><text:tab/></text:span><text:span text:style-name="T464">F</text:span><text:span text:style-name="T470">yzička </text:span><text:span text:style-name="T627">3</text:span><text:span text:style-name="T470">, Finesa </text:span><text:span text:style-name="T627">5</text:span><text:span text:style-name="T470">, Duše </text:span><text:span text:style-name="T627">4</text:span><text:span text:style-name="T470">, </text:span><text:span text:style-name="T518">Ž</text:span><text:span text:style-name="T471">ivot</text:span><text:span text:style-name="T518">y: </text:span><text:span text:style-name="T627">9</text:span></text:p>
      <text:p text:style-name="P309"><text:span text:style-name="T732">Rychlost:</text:span><text:span text:style-name="T465"> </text:span><text:span text:style-name="T624">v lidské i zvířecí podobě jako člověk</text:span></text:p>
      <text:p text:style-name="P309"><text:soft-page-break/><text:span text:style-name="T735">Smysly:</text:span><text:span text:style-name="T472"> </text:span><text:span text:style-name="T625">v lidské podobně jako člověk, ve zvířecí </text:span><text:span text:style-name="T626">skvělý čich </text:span><text:span text:style-name="T637">(jako krysa)</text:span></text:p>
      <text:p text:style-name="P418"><text:span text:style-name="T1245">⚔<text:tab/></text:span><text:span text:style-name="T777">Zuby</text:span><text:span text:style-name="T987">:</text:span><text:span text:style-name="T985"> </text:span><text:span text:style-name="T1065">5 + k6, zranění 1</text:span></text:p>
      <text:p text:style-name="P265">Vzhled:</text:p>
      <text:p text:style-name="P220"><text:span text:style-name="T911">Člověk</text:span><text:span text:style-name="T898">:</text:span><text:span text:style-name="T595"> </text:span><text:span text:style-name="T630">Malý, vychrtlý člověk s výraznými horními řezáky </text:span><text:span text:style-name="T633">a dlouhým hustým obočím</text:span><text:span text:style-name="T630">.</text:span></text:p>
      <text:p text:style-name="P221"><text:span text:style-name="T776">Zvíře</text:span><text:span text:style-name="T766">:</text:span><text:span text:style-name="T602"> </text:span><text:span text:style-name="T630">Obří krysa velká jako </text:span><text:span text:style-name="T631">doga</text:span><text:span text:style-name="T630">.</text:span></text:p>
      <text:p text:style-name="P151"><text:span text:style-name="T630">K</text:span><text:span text:style-name="T459">rysodlaci žijící mezi lidmi se většinou uchylují do stok či chudinských čtvrtí, život městské smetánky je neláká.</text:span></text:p>
      <text:h text:style-name="Heading_20_3" text:outline-level="3"><text:bookmark-start text:name="__RefHeading___Toc2880_3430540378"/>Medvědodlak<text:bookmark-end text:name="__RefHeading___Toc2880_3430540378"/></text:h>
      <text:p text:style-name="P150"><text:span text:style-name="T984">/</text:span><text:span text:style-name="T1044">* </text:span><text:span text:style-name="T1063">V lidské podobě v</text:span><text:span text:style-name="T1044">elikost </text:span><text:span text:style-name="T1063">6</text:span><text:span text:style-name="T1044"> (</text:span><text:span text:style-name="T1063">60</text:span><text:span text:style-name="T1044"> kg), </text:span><text:span text:style-name="T1063">ve zvířecí </text:span><text:span text:style-name="T1067">10</text:span><text:span text:style-name="T1064"> (</text:span><text:span text:style-name="T1067">1 tuna</text:span><text:span text:style-name="T1064">)</text:span><text:span text:style-name="T1044"> */</text:span></text:p>
      <text:p text:style-name="P220"><text:span text:style-name="T911">Člověk</text:span><text:span text:style-name="T898">:</text:span><text:span text:style-name="T595"><text:tab/></text:span><text:span text:style-name="T464">F</text:span><text:span text:style-name="T470">yzička </text:span><text:span text:style-name="T640">5</text:span><text:span text:style-name="T470">, Finesa </text:span><text:span text:style-name="T640">2</text:span><text:span text:style-name="T470">, Duše </text:span><text:span text:style-name="T640">5</text:span><text:span text:style-name="T470">, </text:span><text:span text:style-name="T518">Ž</text:span><text:span text:style-name="T471">ivot</text:span><text:span text:style-name="T518">y: </text:span><text:span text:style-name="T595">1</text:span><text:span text:style-name="T640">1</text:span></text:p>
      <text:p text:style-name="P220"><text:span text:style-name="T776">Zvíře</text:span><text:span text:style-name="T766">:</text:span><text:span text:style-name="T595"><text:tab/></text:span><text:span text:style-name="T464">F</text:span><text:span text:style-name="T470">yzička </text:span><text:span text:style-name="T640">6</text:span><text:span text:style-name="T470">, Finesa </text:span><text:span text:style-name="T640">2</text:span><text:span text:style-name="T470">, Duše </text:span><text:span text:style-name="T640">5</text:span><text:span text:style-name="T470">, </text:span><text:span text:style-name="T518">Ž</text:span><text:span text:style-name="T471">ivot</text:span><text:span text:style-name="T518">y: </text:span><text:span text:style-name="T623">1</text:span><text:span text:style-name="T640">6</text:span></text:p>
      <text:p text:style-name="P310"><text:span text:style-name="T732">Zbroj:</text:span><text:span text:style-name="T465"> </text:span><text:span text:style-name="T623">v lidské podobně 0, ve zvířecí 1 (silná kůže)</text:span></text:p>
      <text:p text:style-name="P310"><text:span text:style-name="T732">Rychlost:</text:span><text:span text:style-name="T465"> </text:span><text:span text:style-name="T624">v lidské i zvířecí podobě jako člověk</text:span></text:p>
      <text:p text:style-name="P310"><text:span text:style-name="T735">Smysly:</text:span><text:span text:style-name="T472"> </text:span><text:span text:style-name="T625">v lidské podobně jako člověk, ve </text:span><text:span text:style-name="T629">zvířecí</text:span><text:span text:style-name="T625"> </text:span><text:span text:style-name="T627">dobrý</text:span><text:span text:style-name="T626"> </text:span><text:span text:style-name="T628">zrak</text:span><text:span text:style-name="T626"> a sluch </text:span><text:span text:style-name="T640">a výborný čich</text:span><text:span text:style-name="T626"> (jako </text:span><text:span text:style-name="T640">medvěd</text:span><text:span text:style-name="T626">)</text:span></text:p>
      <text:p text:style-name="P421"><text:span text:style-name="T1245">⚔<text:tab/></text:span><text:span text:style-name="T778">Zuby a drápy</text:span><text:span text:style-name="T987">:</text:span><text:span text:style-name="T985"> </text:span><text:span text:style-name="T1070">6</text:span><text:span text:style-name="T1065"> + k6, zranění </text:span><text:span text:style-name="T1069">2</text:span></text:p>
      <text:p text:style-name="P263">Vzhled:</text:p>
      <text:p text:style-name="P220"><text:span text:style-name="T911">Člověk</text:span><text:span text:style-name="T898">:</text:span><text:span text:style-name="T595"> </text:span><text:span text:style-name="T632">Velký</text:span><text:span text:style-name="T630">, zavalit</text:span><text:span text:style-name="T632">ý a</text:span><text:span text:style-name="T630"> chlupat</text:span><text:span text:style-name="T632">ý člověk</text:span><text:span text:style-name="T630">.</text:span></text:p>
      <text:p text:style-name="P220"><text:span text:style-name="T776">Zvíře</text:span><text:span text:style-name="T766">: </text:span><text:span text:style-name="T1067">Medvěd velký jako býk.</text:span></text:p>
      <text:p text:style-name="P13"><text:span text:style-name="T1494">Medvědodlaci i ve své lidské podobě n</text:span>ejraději žijí osaměle v lesích <text:span text:style-name="T1494">nebo v horách</text:span>.</text:p>
      <text:h text:style-name="Heading_20_3" text:outline-level="3"><text:bookmark-start text:name="__RefHeading___Toc2882_3430540378"/><text:soft-page-break/>Tygrodlak<text:bookmark-end text:name="__RefHeading___Toc2882_3430540378"/></text:h>
      <text:p text:style-name="P150"><text:span text:style-name="T984">/</text:span><text:span text:style-name="T1044">* </text:span><text:span text:style-name="T1063">V lidské podobě v</text:span><text:span text:style-name="T1044">elikost </text:span><text:span text:style-name="T1063">6</text:span><text:span text:style-name="T1044"> (</text:span><text:span text:style-name="T1063">60</text:span><text:span text:style-name="T1044"> kg), </text:span><text:span text:style-name="T1063">ve zvířecí </text:span><text:span text:style-name="T1064">9 (500 kg)</text:span><text:span text:style-name="T1044"> */</text:span></text:p>
      <text:p text:style-name="P220"><text:span text:style-name="T911">Člověk</text:span><text:span text:style-name="T898">:</text:span><text:span text:style-name="T595"><text:tab/></text:span><text:span text:style-name="T464">F</text:span><text:span text:style-name="T470">yzička </text:span><text:span text:style-name="T640">5</text:span><text:span text:style-name="T470">, Finesa </text:span><text:span text:style-name="T623">2</text:span><text:span text:style-name="T470">, Duše </text:span><text:span text:style-name="T640">5</text:span><text:span text:style-name="T470">, </text:span><text:span text:style-name="T518">Ž</text:span><text:span text:style-name="T471">ivot</text:span><text:span text:style-name="T518">y: </text:span><text:span text:style-name="T595">1</text:span><text:span text:style-name="T640">1</text:span></text:p>
      <text:p text:style-name="P220"><text:span text:style-name="T776">Zvíře</text:span><text:span text:style-name="T766">:</text:span><text:span text:style-name="T595"><text:tab/></text:span><text:span text:style-name="T464">F</text:span><text:span text:style-name="T470">yzička </text:span><text:span text:style-name="T640">6</text:span><text:span text:style-name="T470">, Finesa </text:span><text:span text:style-name="T640">3</text:span><text:span text:style-name="T470">, Duše </text:span><text:span text:style-name="T640">5</text:span><text:span text:style-name="T470">, </text:span><text:span text:style-name="T518">Ž</text:span><text:span text:style-name="T471">ivot</text:span><text:span text:style-name="T518">y: </text:span><text:span text:style-name="T623">1</text:span><text:span text:style-name="T640">5</text:span></text:p>
      <text:p text:style-name="P310"><text:span text:style-name="T732">Rychlost:</text:span><text:span text:style-name="T465"> </text:span><text:span text:style-name="T624">v lidské podobě jako člověk, </text:span><text:span text:style-name="T640">ve zvířecí jako kůň</text:span></text:p>
      <text:p text:style-name="P310"><text:span text:style-name="T735">Smysly:</text:span><text:span text:style-name="T472"> </text:span><text:span text:style-name="T625">v lidské podobně jako člověk, ve </text:span><text:span text:style-name="T629">zvířecí</text:span><text:span text:style-name="T625"> </text:span><text:span text:style-name="T640">dobrý sluch,</text:span><text:span text:style-name="T627"> </text:span><text:span text:style-name="T628">čic</text:span><text:span text:style-name="T640">h,</text:span><text:span text:style-name="T625"> </text:span><text:span text:style-name="T640">zrak a noční vidění</text:span></text:p>
      <text:p text:style-name="P420"><text:span text:style-name="T1245">⚔<text:tab/></text:span><text:span text:style-name="T778">Zuby a drápy</text:span><text:span text:style-name="T987">:</text:span><text:span text:style-name="T985"> </text:span><text:span text:style-name="T1071">6</text:span><text:span text:style-name="T1065"> + k6, zranění </text:span><text:span text:style-name="T1069">2</text:span></text:p>
      <text:p text:style-name="P266">Vzhled:</text:p>
      <text:p text:style-name="P223"><text:span text:style-name="T911">Člověk</text:span><text:span text:style-name="T898">:</text:span><text:span text:style-name="T595"> </text:span><text:span text:style-name="T635">Vysoký člověk </text:span><text:span text:style-name="T636">se svalnatou, atletickou</text:span><text:span text:style-name="T635"> </text:span><text:span text:style-name="T636">postavou a ryšavými vlasy, případně vousy</text:span><text:span text:style-name="T630">.</text:span></text:p>
      <text:p text:style-name="P223"><text:span text:style-name="T776">Zvíře</text:span><text:span text:style-name="T766">:</text:span><text:span text:style-name="T602"> </text:span><text:span text:style-name="T635">Tygr velký jako kůň</text:span><text:span text:style-name="T1029">.</text:span></text:p>
      <text:p text:style-name="P14">Tygrodlaci, u kterých převažuje lidská <text:span text:style-name="T1495">nátura</text:span>, rádi žijí v luxusu. Často se stávají vládci vlastního panství.</text:p>
      <text:h text:style-name="Heading_20_3" text:outline-level="3"><text:bookmark-start text:name="__RefHeading___Toc2884_3430540378"/>Vlkodlak<text:bookmark-end text:name="__RefHeading___Toc2884_3430540378"/></text:h>
      <text:p text:style-name="P150"><text:span text:style-name="T984">/</text:span><text:span text:style-name="T1044">* </text:span><text:span text:style-name="T1063">V lidské podobě v</text:span><text:span text:style-name="T1044">elikost </text:span><text:span text:style-name="T1063">6</text:span><text:span text:style-name="T1044"> (</text:span><text:span text:style-name="T1063">60</text:span><text:span text:style-name="T1044"> kg), </text:span><text:span text:style-name="T1063">ve zvířecí </text:span><text:span text:style-name="T1068">7</text:span><text:span text:style-name="T1064"> (</text:span><text:span text:style-name="T1068">125</text:span><text:span text:style-name="T1064"> kg)</text:span><text:span text:style-name="T1044"> */</text:span></text:p>
      <text:p text:style-name="P220"><text:span text:style-name="T911">Člověk</text:span><text:span text:style-name="T898">:</text:span><text:span text:style-name="T595"><text:tab/></text:span><text:span text:style-name="T464">F</text:span><text:span text:style-name="T470">yzička </text:span><text:span text:style-name="T623">4</text:span><text:span text:style-name="T470">, Finesa </text:span><text:span text:style-name="T623">2</text:span><text:span text:style-name="T470">, Duše </text:span><text:span text:style-name="T627">4</text:span><text:span text:style-name="T470">, </text:span><text:span text:style-name="T518">Ž</text:span><text:span text:style-name="T471">ivot</text:span><text:span text:style-name="T518">y: </text:span><text:span text:style-name="T595">1</text:span><text:span text:style-name="T623">0</text:span></text:p>
      <text:p text:style-name="P220"><text:span text:style-name="T776">Zvíře</text:span><text:span text:style-name="T766">:</text:span><text:span text:style-name="T595"><text:tab/></text:span><text:span text:style-name="T464">F</text:span><text:span text:style-name="T470">yzička </text:span><text:span text:style-name="T623">5</text:span><text:span text:style-name="T470">, Finesa </text:span><text:span text:style-name="T623">3</text:span><text:span text:style-name="T470">, Duše </text:span><text:span text:style-name="T627">4</text:span><text:span text:style-name="T470">, </text:span><text:span text:style-name="T518">Ž</text:span><text:span text:style-name="T471">ivot</text:span><text:span text:style-name="T518">y: </text:span><text:span text:style-name="T623">14</text:span></text:p>
      <text:p text:style-name="P310"><text:span text:style-name="T732">Rychlost:</text:span><text:span text:style-name="T465"> </text:span><text:span text:style-name="T624">v lidské i zvířecí podobě jako člověk</text:span></text:p>
      <text:p text:style-name="P310"><text:span text:style-name="T735">Smysly:</text:span><text:span text:style-name="T472"> </text:span><text:span text:style-name="T625">v lidské podobně jako člověk, ve </text:span><text:span text:style-name="T629">zvířecí</text:span><text:span text:style-name="T625"> </text:span><text:span text:style-name="T641">vynikající</text:span><text:span text:style-name="T627"> </text:span><text:span text:style-name="T628">čich, </text:span><text:span text:style-name="T641">výborný sluch</text:span><text:span text:style-name="T628">,</text:span><text:span text:style-name="T625"> </text:span><text:span text:style-name="T627">dobrý</text:span><text:span text:style-name="T626"> </text:span><text:span text:style-name="T628">zrak</text:span><text:span text:style-name="T626"> </text:span><text:span text:style-name="T641">a noční vidění</text:span></text:p>
      <text:p text:style-name="P419"><text:span text:style-name="T1245">⚔<text:tab/></text:span><text:span text:style-name="T778">Zuby a drápy</text:span><text:span text:style-name="T987">:</text:span><text:span text:style-name="T985"> </text:span><text:span text:style-name="T1065">5 + k6, zranění </text:span><text:span text:style-name="T1069">1</text:span></text:p>
      <text:p text:style-name="P267">Vzhled:</text:p>
      <text:p text:style-name="P224"><text:span text:style-name="T911">Člověk</text:span><text:span text:style-name="T898">:</text:span><text:span text:style-name="T595"> </text:span><text:span text:style-name="T639">V</text:span><text:span text:style-name="T638">yso</text:span><text:span text:style-name="T639">ký</text:span><text:span text:style-name="T638">, šlachovit</text:span><text:span text:style-name="T639">ý člověk</text:span><text:span text:style-name="T638"> se sveřepými rysy</text:span><text:span text:style-name="T630">.</text:span></text:p>
      <text:p text:style-name="P224"><text:soft-page-break/><text:span text:style-name="T776">Zvíře</text:span><text:span text:style-name="T766">:</text:span><text:span text:style-name="T602"> </text:span><text:span text:style-name="T639">Vlk velký jako medvěd</text:span><text:span text:style-name="T1029">.</text:span></text:p>
      <text:p text:style-name="P152">Vlkodlaci žijící mezi lidmi obvykle tvoří smečku, případně si může jeden vlkodlak budovat „smečku“ z obyčejných lidí. Mohou se živit například jako kočovní umělci, nájemní žoldáci a podobně.</text:p>
      <text:h text:style-name="P477" text:outline-level="2"><text:bookmark-start text:name="__RefHeading___Toc5564_4216715273"/>Medůza<text:bookmark-end text:name="__RefHeading___Toc5564_4216715273"/></text:h>
      <text:p text:style-name="P94"><text:span text:style-name="T984">F</text:span><text:span text:style-name="T996">yzička </text:span><text:span text:style-name="T1001">3</text:span><text:span text:style-name="T996">, Finesa </text:span><text:span text:style-name="T1001">5</text:span><text:span text:style-name="T996">, Duše </text:span><text:span text:style-name="T500">4</text:span><text:span text:style-name="T996">, </text:span><text:span text:style-name="T1001">9</text:span><text:span text:style-name="T985"> životů</text:span></text:p>
      <text:p text:style-name="P282"><text:span text:style-name="T732">Zbroj:</text:span><text:span text:style-name="T465"> </text:span><text:span text:style-name="T500">1 (silná </text:span><text:span text:style-name="T501">šupinatá</text:span><text:span text:style-name="T500"> kůže)</text:span><text:span text:style-name="T503">, se štítem 2</text:span></text:p>
      <text:p text:style-name="P282"><text:span text:style-name="T732">Rychlost:</text:span><text:span text:style-name="T465"> </text:span><text:span text:style-name="T500">jako člověk</text:span></text:p>
      <text:p text:style-name="P282"><text:span text:style-name="T735">Smysly:</text:span><text:span text:style-name="T472"> </text:span><text:span text:style-name="T500">zrak a sluch jako člověk, výborný čich</text:span></text:p>
      <text:p text:style-name="P347"><text:span text:style-name="T1245">⚔<text:tab/></text:span><text:span text:style-name="T746">Dlouhý luk</text:span><text:span text:style-name="T987">:</text:span><text:span text:style-name="T985"> </text:span><text:span text:style-name="T1003">5 + k6, zranění 2, </text:span><text:span text:style-name="T1004">dlouhý dostřel</text:span></text:p>
      <text:p text:style-name="P348"><text:span text:style-name="T1245">⚔<text:tab/></text:span><text:span text:style-name="T746">D</text:span><text:span text:style-name="T747">ýka</text:span><text:span text:style-name="T987">:</text:span><text:span text:style-name="T985"> </text:span><text:span text:style-name="T1003">5 + k6, zranění </text:span><text:span text:style-name="T1005">1</text:span></text:p>
      <text:p text:style-name="P348"><text:span text:style-name="T1245">⚔<text:tab/></text:span><text:span text:style-name="T748">Krátký meč a štít</text:span><text:span text:style-name="T987">:</text:span><text:span text:style-name="T985"> </text:span><text:span text:style-name="T1003">5 + k6, zranění </text:span><text:span text:style-name="T1005">1</text:span></text:p>
      <text:p text:style-name="Property_20_Header"><text:span text:style-name="T1245">⚔<text:tab/></text:span><text:span text:style-name="T745">Hadi místo vlasů</text:span><text:span text:style-name="T987">:</text:span><text:span text:style-name="T985"> </text:span><text:span text:style-name="T1002">5 + k6. </text:span><text:span text:style-name="T1005">N</text:span><text:span text:style-name="T1002">ezraňují, pouze otráví jedem.</text:span></text:p>
      <text:p text:style-name="P229"><text:span text:style-name="T390">D</text:span><text:span text:style-name="T386">ruh:</text:span><text:span text:style-name="T46"> </text:span><text:span text:style-name="T47">živočišný</text:span></text:p>
      <text:p text:style-name="P229"><text:span text:style-name="T390">A</text:span><text:span text:style-name="T388">plikace:</text:span><text:span text:style-name="T48"> zraněním</text:span></text:p>
      <text:p text:style-name="P229"><text:span text:style-name="T390">L</text:span><text:span text:style-name="T386">atence:</text:span><text:span text:style-name="T46"> </text:span><text:span text:style-name="T277">2</text:span><text:span text:style-name="T46"> m</text:span><text:span text:style-name="T53">inut</text:span><text:span text:style-name="T277">y</text:span></text:p>
      <text:p text:style-name="P229"><text:span text:style-name="T390">S</text:span><text:span text:style-name="T386">íla</text:span><text:span text:style-name="T387"> jedu</text:span><text:span text:style-name="T386">:</text:span><text:span text:style-name="T46"> </text:span><text:span text:style-name="T50">1</text:span><text:span text:style-name="T278">0</text:span><text:span text:style-name="T47"> </text:span><text:span text:style-name="T51">+ k6 </text:span><text:span text:style-name="T1237">jedem</text:span><text:span text:style-name="T51"> </text:span><text:span text:style-name="T67">proti Fyzičce</text:span></text:p>
      <text:p text:style-name="P230"><text:span text:style-name="T390">P</text:span><text:span text:style-name="T391">říznaky:</text:span><text:span text:style-name="T40"> </text:span><text:span text:style-name="T274">intenzivní bolest v ráně, otok, brnění, zanícení kůže a citlivost na dotyk, potíže s dýcháním. Později otok a modřiny po celé končeti</text:span><text:span text:style-name="T52">ně, </text:span><text:span text:style-name="T275">následně</text:span><text:span text:style-name="T52"> </text:span><text:span text:style-name="T276">zeslábnutí</text:span><text:span text:style-name="T52"> tep</text:span><text:span text:style-name="T276">u</text:span><text:span text:style-name="T52">, kóma.</text:span></text:p>
      <text:p text:style-name="P347"><text:span text:style-name="T860">Vzhled:</text:span> <text:span text:style-name="T1402">Žena s klubkem hadů místo vlasů a dlouhým hadím tělem místo nohou.</text:span></text:p>
      <text:p text:style-name="P347"><text:span text:style-name="T402">Pohyb:</text:span><text:span text:style-name="T93"> </text:span><text:span text:style-name="T273">Medůza se plazí jako had, Umí také dobře plavat a šplhat na stromy a jiné překážky, kolem kterých se může obtočit.</text:span></text:p>
      <text:p text:style-name="P347"><text:soft-page-break/><text:span text:style-name="T860">Prostředí:</text:span> <text:span text:style-name="T1402">Ruiny starých chrámů, jeskyně. V okolí bývá větší množství soch – ve skutečnosti zkamenělých obětí.</text:span></text:p>
      <text:p text:style-name="P347"><text:span text:style-name="T392">👣 </text:span><text:span text:style-name="T736">S</text:span><text:span text:style-name="T737">topy:</text:span><text:span text:style-name="T479"> </text:span><text:span text:style-name="T502">Brázda od velkého hada.</text:span></text:p>
      <text:p text:style-name="P346"><text:span text:style-name="T749">Schopnosti</text:span><text:span text:style-name="T744">:</text:span></text:p>
      <text:list xml:id="list175556908448558" text:continue-list="list175557908904917" text:style-name="L1">
        <text:list-item>
          <text:p text:style-name="P678"><text:span text:style-name="T504">Kdokoliv živý na medůzu pohlédne, </text:span><text:span text:style-name="T505">na místě</text:span><text:span text:style-name="T504"> zkamení. </text:span><text:span text:style-name="T506">Její odraz v zrcadle tuto schopnost nemá.</text:span></text:p>
        </text:list-item>
        <text:list-item>
          <text:p text:style-name="P572">Po několika minutách odpočinku se medůze vyléčí veškerá zranění.</text:p>
        </text:list-item>
      </text:list>
      <text:p text:style-name="P349"><text:span text:style-name="T860">Boj:</text:span> <text:span text:style-name="T1403">Medůza je velice mrštná. Dokáže se opřít o svou hadí část těla a rychle vyrazit dopředu či uhýbat. Má dvě lidské ruce a obvykle používá zbraně – nejčastěji dlouhý luk a dýku nebo krátký meč a kulatý štít.</text:span></text:p>
      <text:p text:style-name="P205"><text:span text:style-name="T418">Poznámka:</text:span><text:span text:style-name="T247"> </text:span><text:span text:style-name="T280">Při boji je samozřejmě důležité, že kdoliv na medůzu pohlédne, zkamení. </text:span><text:span text:style-name="T281">U této schopnosti záměrně není uveden hod – </text:span><text:span text:style-name="T282">na to, zda hráč přijde o postavu, se v Dračáku podle staré školy nikdy nehází.<text:line-break/><text:tab/></text:span><text:span text:style-name="T283">Pokud hrajete s příběhovou imunitou, nenech žádnou hráčskou postavu zkamenět. Jestliže hrajete bez ní, řiď se tím, co hráči popíší. Když se přesto na medůzu vrhnou, aniž by odvrátili zrak, jejich osud je zpečetěn. </text:span><text:span text:style-name="T286">Můžeš také určitě nechat zkamenět nějakou nehráčskou postavu, výrazně tím zvýšíš napětí a dojem, že jde opravdu o život.</text:span><text:span text:style-name="T283"><text:line-break/><text:tab/>To, že pohled na medůzu proměňuje v kámen, je obecně známé. Kolem doupěte medůzy navíc obvykle bývají „sochy“ jejích předchozích obětí, takže to hráče nejspíš trkne. </text:span><text:span text:style-name="T284">Tato schopnost tedy vlastně pouze hráče nutí k tomu, aby si nějak poradili s tím, že se při boji na medůzu nemohou dívat. Mohou </text:span><text:span text:style-name="T285">například </text:span><text:span text:style-name="T284">používat zrcátka, zavázat </text:span><text:span text:style-name="T285">si</text:span><text:span text:style-name="T284"> oči a podobně.</text:span></text:p>
      <text:p text:style-name="P189"><text:soft-page-break/>Suroviny</text:p>
      <text:list xml:id="list175557424030112" text:continue-list="list175557362667058" text:style-name="L3">
        <text:list-item>
          <text:p text:style-name="P563"><text:span text:style-name="T1404">Flakón čerstvé k</text:span>rv<text:span text:style-name="T1404">e z</text:span> medůzy <text:span text:style-name="T1404">okamžitě vyléčí 5kz + 3 životů. Po třech hodinách se ale zkazí a místo toho po vypití za stejnou hodnotu zraňuje.</text:span></text:p>
          <text:list>
            <text:list-item>
              <text:p text:style-name="P564">Alchymista může z krve vyextrahovat tři flakóny <text:span text:style-name="T860">Lektvaru z krve medůzy</text:span> (má stejné účinky jako čerstvá krev, ale nekazí se).</text:p>
            </text:list-item>
          </text:list>
        </text:list-item>
        <text:list-item>
          <text:p text:style-name="P565">Useknutá hlava medůzy má stále svou schopnost proměnit v kámen každého, kdo na ni pohlédne.</text:p>
        </text:list-item>
      </text:list>
      <text:p text:style-name="P95"><text:span text:style-name="T418">Poznámka:</text:span><text:span text:style-name="T247"> </text:span><text:span text:style-name="T149">Když se rozhodneš </text:span><text:span text:style-name="T2">použít medůzu</text:span><text:span text:style-name="T149">, dej do hry také způsob, jak </text:span><text:span text:style-name="T2">odčarovat zkamenění</text:span><text:span text:style-name="T149">. </text:span><text:span text:style-name="T279">V pravidlech pro hráčské postavy taková schopnost záměrně není – hráč, který by si ji vzal, by pro ni většinu času neměl použití a to, že hráči tuto možnost nemají k dispozici, ti umožňuje vymyslet vlastní způsob, jak zkamenění odčarovat. Může to vyžadovat výpravu za mocným čarodějem sídlícím ve věži kdesi v divočině, shánění vzácné magické suroviny a podobně.<text:line-break/><text:tab/>Mysli ale na to, že když </text:span><text:span text:style-name="T287">hráči</text:span><text:span text:style-name="T279"> zkamení postava, vyřadí </text:span><text:span text:style-name="T287">ho to</text:span><text:span text:style-name="T279"> z</text:span><text:span text:style-name="T287">e</text:span><text:span text:style-name="T279"> hry. Pokud tedy družina půjde hledat způsob, jak ji odčarovat, nabídni mu možnost hrát mezitím jinou postavu, nebo třeba některou ze tvých cizích postav.</text:span></text:p>
      <text:h text:style-name="P478" text:outline-level="2"><text:bookmark-start text:name="__RefHeading___Toc1862_3850923094"/>Mořští tvorové<text:bookmark-end text:name="__RefHeading___Toc1862_3850923094"/></text:h>
      <text:h text:style-name="P525" text:outline-level="3"><text:bookmark-start text:name="__RefHeading___Toc2886_3430540378"/>Kraken<text:bookmark-end text:name="__RefHeading___Toc2886_3430540378"/></text:h>
      <text:p text:style-name="P153"><text:span text:style-name="T984">/</text:span><text:span text:style-name="T1044">* Velikost </text:span><text:span text:style-name="T1054">1</text:span><text:span text:style-name="T1072">2</text:span><text:span text:style-name="T1044"> (</text:span><text:span text:style-name="T1072">4</text:span><text:span text:style-name="T1054"> tuny</text:span><text:span text:style-name="T1044">) */</text:span></text:p>
      <text:p text:style-name="P225"><text:span text:style-name="T902">Tělo</text:span><text:span text:style-name="T898">:</text:span><text:span text:style-name="T595"><text:tab/><text:tab/></text:span><text:span text:style-name="T464">F</text:span><text:span text:style-name="T470">yzička </text:span><text:span text:style-name="T642">8</text:span><text:span text:style-name="T470">, Finesa </text:span><text:span text:style-name="T642">3</text:span><text:span text:style-name="T470">, Duše </text:span><text:span text:style-name="T617">-</text:span><text:span text:style-name="T470">, </text:span><text:span text:style-name="T518">Ž</text:span><text:span text:style-name="T471">ivot</text:span><text:span text:style-name="T518">y: </text:span><text:span text:style-name="T642">20</text:span></text:p>
      <text:p text:style-name="P225"><text:span text:style-name="T779">10 chapadel</text:span><text:span text:style-name="T766">:</text:span><text:span text:style-name="T595"><text:tab/></text:span><text:span text:style-name="T464">F</text:span><text:span text:style-name="T470">yzička </text:span><text:span text:style-name="T642">4</text:span><text:span text:style-name="T470">, Finesa </text:span><text:span text:style-name="T611">5</text:span><text:span text:style-name="T470">, Duše </text:span><text:span text:style-name="T617">-</text:span><text:span text:style-name="T470">, </text:span><text:span text:style-name="T518">Ž</text:span><text:span text:style-name="T471">ivot</text:span><text:span text:style-name="T518">y: </text:span><text:span text:style-name="T612">6</text:span></text:p>
      <text:p text:style-name="P311"><text:soft-page-break/><text:span text:style-name="T732">Zbroj:</text:span><text:span text:style-name="T465"> </text:span><text:span text:style-name="T613">t</text:span><text:span text:style-name="T611">ělo má zbroj 2, </text:span><text:span text:style-name="T642">chapadla 0</text:span></text:p>
      <text:p text:style-name="P311"><text:span text:style-name="T732">Rychlost:</text:span><text:span text:style-name="T465"> </text:span><text:span text:style-name="T642">plave mnohem rychleji než</text:span><text:span text:style-name="T613"> </text:span><text:span text:style-name="T618">člověk</text:span></text:p>
      <text:p text:style-name="P311"><text:span text:style-name="T735">Smysly:</text:span><text:span text:style-name="T472"> </text:span><text:span text:style-name="T643">dobrý</text:span><text:span text:style-name="T614"> zrak, </text:span><text:span text:style-name="T646">čich</text:span></text:p>
      <text:p text:style-name="P313"><text:span text:style-name="T759">Detekovatelnost</text:span><text:span text:style-name="T758">:</text:span><text:span text:style-name="T561"> </text:span><text:span text:style-name="T645">Kraken</text:span><text:span text:style-name="T561"> j</text:span><text:span text:style-name="T563">e</text:span><text:span text:style-name="T561"> studenokrevn</text:span><text:span text:style-name="T563">ý</text:span><text:span text:style-name="T561">, m</text:span><text:span text:style-name="T563">á</text:span><text:span text:style-name="T561"> stejnou teplotu jako </text:span><text:span text:style-name="T645">moře</text:span><text:span text:style-name="T561"> a ne</text:span><text:span text:style-name="T563">ní</text:span><text:span text:style-name="T561"> tedy vidět pomocí infravidění.</text:span></text:p>
      <text:p text:style-name="P424"><text:span text:style-name="T1245">⚔<text:tab/></text:span><text:span text:style-name="T780">Háky na chapadlech</text:span><text:span text:style-name="T987">:</text:span><text:span text:style-name="T985"> </text:span><text:span text:style-name="T1073">5</text:span><text:span text:style-name="T1055"> + k6, zranění </text:span><text:span text:style-name="T1073">1</text:span></text:p>
      <text:p text:style-name="P425"><text:span text:style-name="T1245">⚔<text:tab/></text:span><text:span text:style-name="T780">Přísavky</text:span><text:span text:style-name="T987">:</text:span><text:span text:style-name="T985"> </text:span><text:span text:style-name="T1055">5 + k6 </text:span><text:span text:style-name="T1073">(nezraňují)</text:span></text:p>
      <text:p text:style-name="P425"><text:span text:style-name="T1245">⚔<text:tab/></text:span><text:span text:style-name="T780">Zobák</text:span><text:span text:style-name="T987">:</text:span><text:span text:style-name="T985"> </text:span><text:span text:style-name="T1073">8</text:span><text:span text:style-name="T1055"> + k6, zranění </text:span><text:span text:style-name="T1073">3</text:span></text:p>
      <text:p text:style-name="P424"><text:span text:style-name="T860">Vzhled:</text:span> <text:span text:style-name="T1498">Obří chobotnice s několikametrovými chapadly. Dvě z nich jsou zhruba dvakrát tak dlouhá než ostatní.</text:span></text:p>
      <text:p text:style-name="P424"><text:span text:style-name="T860">Boj:</text:span> <text:span text:style-name="T1498">Kraken obvykle kořist lapí svými chapadly, ať už pomocí ostrých háků nebo přísavek a přitáhne si ji k ústům, kde má silný a ostrý zobák. Obvykle nejprve rozdrtí loď a poté postupně loví posádku, která naskákala do moře.</text:span></text:p>
      <text:list xml:id="list4068510203" text:style-name="L31">
        <text:list-item>
          <text:p text:style-name="P634"><text:span text:style-name="T912">Chapadla:</text:span><text:span text:style-name="T1499"> Každým chapadlem může kraken bez postihu útočit na jiný cíl. Když se obráncům podaří vyřadit alespoň 5 chapadel, kraken se stáhne do hlubin.</text:span></text:p>
        </text:list-item>
      </text:list>
      <text:h text:style-name="P526" text:outline-level="3"><text:bookmark-start text:name="__RefHeading___Toc2888_3430540378"/>Obří mořský had<text:bookmark-end text:name="__RefHeading___Toc2888_3430540378"/></text:h>
      <text:p text:style-name="P154">/<text:span text:style-name="T1500">* Velikost 12 (4 tuny) */</text:span></text:p>
      <text:p text:style-name="Standalone_20_Property"><text:span text:style-name="T1281">F</text:span><text:span text:style-name="T1282">yzička </text:span><text:span text:style-name="T1285">7</text:span><text:span text:style-name="T1282">, Finesa </text:span><text:span text:style-name="T1285">5</text:span><text:span text:style-name="T1282">, Duše -, </text:span><text:span text:style-name="T1284">Ž</text:span><text:span text:style-name="T1270">ivot</text:span><text:span text:style-name="T1284">y </text:span><text:span text:style-name="T1270">1</text:span><text:span text:style-name="T1315">9</text:span></text:p>
      <text:p text:style-name="P312"><text:span text:style-name="T732">Zbroj:</text:span><text:span text:style-name="T465"> 1 (silná kůže)</text:span></text:p>
      <text:p text:style-name="P312"><text:span text:style-name="T732">Rychlost:</text:span><text:span text:style-name="T465"> </text:span><text:span text:style-name="T644">plave mnohem rychleji než člověk</text:span></text:p>
      <text:p text:style-name="P312"><text:span text:style-name="T735">Smysly:</text:span><text:span text:style-name="T472"> </text:span><text:span text:style-name="T473">slabý zrak (detekuje hlavně pohyb), slabý sluch, výborný čich</text:span></text:p>
      <text:p text:style-name="P313"><text:soft-page-break/><text:span text:style-name="T759">Detekovatelnost</text:span><text:span text:style-name="T758">:</text:span><text:span text:style-name="T561"> </text:span><text:span text:style-name="T645">Mořský had</text:span><text:span text:style-name="T561"> j</text:span><text:span text:style-name="T563">e</text:span><text:span text:style-name="T561"> studenokrevn</text:span><text:span text:style-name="T563">ý</text:span><text:span text:style-name="T561">, m</text:span><text:span text:style-name="T563">á</text:span><text:span text:style-name="T561"> stejnou teplotu jako </text:span><text:span text:style-name="T645">moře</text:span><text:span text:style-name="T561"> a ne</text:span><text:span text:style-name="T563">ní</text:span><text:span text:style-name="T561"> tedy vidět pomocí infravidění.</text:span></text:p>
      <text:p text:style-name="Standalone_20_Property"><text:span text:style-name="T1245">⚔<text:tab/></text:span><text:span text:style-name="T731">Z</text:span><text:span text:style-name="T734">uby: </text:span><text:span text:style-name="T1315">5 + k6, zranění 2</text:span></text:p>
      <text:p text:style-name="Standalone_20_Property"><text:span text:style-name="T1245">⚔<text:tab/></text:span><text:span text:style-name="T753">Škrcení</text:span><text:span text:style-name="T987">:</text:span><text:span text:style-name="T985"> </text:span><text:span text:style-name="T1074">7</text:span><text:span text:style-name="T1009"> + k6, zranění </text:span><text:span text:style-name="T1074">3</text:span></text:p>
      <text:p text:style-name="P426"><text:span text:style-name="T438">Vzhled:</text:span><text:span text:style-name="T52"> </text:span><text:span text:style-name="T355">Téměř 20 metrů dlouhý had se silným tělem a zploštělým ocasem</text:span><text:span text:style-name="T52">.</text:span></text:p>
      <text:p text:style-name="P426"><text:span text:style-name="T860">Boj:</text:span> <text:span text:style-name="T1193">Obří mořský had je škrtič. Kořist tedy nejprve pevně chytí svými ostrými zuby, pak ji obtočí a udusí nebo rovnou rozdrtí. Dokáže také obtočit celou loď a rozlomit ji vejpůl. </text:span><text:span text:style-name="T942">Když se pro to rozhodne, zažene ho jen ztráta více než poloviny životů.</text:span></text:p>
      <text:p text:style-name="P155">Obří mořský had dýchá vzduch, musí se tedy čas od času vynořit. Pod vodou vydrží nejméně hodinu.</text:p>
      <text:h text:style-name="P527" text:outline-level="3"><text:bookmark-start text:name="__RefHeading___Toc2890_3430540378"/>Obří mořský koník<text:bookmark-end text:name="__RefHeading___Toc2890_3430540378"/></text:h>
      <text:p text:style-name="P156">/<text:span text:style-name="T1500">* Velikost 8 (250 kg) */</text:span></text:p>
      <text:p text:style-name="P427"><text:span text:style-name="T1281">F</text:span><text:span text:style-name="T1282">yzička </text:span><text:span text:style-name="T1316">4</text:span><text:span text:style-name="T1282">, Finesa </text:span><text:span text:style-name="T1316">2</text:span><text:span text:style-name="T1282">, Duše -, </text:span><text:span text:style-name="T1284">Ž</text:span><text:span text:style-name="T1270">ivot</text:span><text:span text:style-name="T1284">y </text:span><text:span text:style-name="T1270">1</text:span><text:span text:style-name="T1316">2</text:span></text:p>
      <text:p text:style-name="P314"><text:span text:style-name="T732">Rychlost:</text:span><text:span text:style-name="T465"> </text:span><text:span text:style-name="T644">plave mnohem rychleji než člověk</text:span></text:p>
      <text:p text:style-name="P314"><text:span text:style-name="T735">Smysly:</text:span><text:span text:style-name="T472"> </text:span><text:span text:style-name="T646">dobrý zrak, čich</text:span></text:p>
      <text:p text:style-name="P314"><text:span text:style-name="T759">Detekovatelnost</text:span><text:span text:style-name="T758">:</text:span><text:span text:style-name="T561"> </text:span><text:span text:style-name="T645">Mořský </text:span><text:span text:style-name="T646">koník</text:span><text:span text:style-name="T561"> j</text:span><text:span text:style-name="T563">e</text:span><text:span text:style-name="T561"> studenokrevn</text:span><text:span text:style-name="T563">ý</text:span><text:span text:style-name="T561">, m</text:span><text:span text:style-name="T563">á</text:span><text:span text:style-name="T561"> stejnou teplotu jako </text:span><text:span text:style-name="T645">moře</text:span><text:span text:style-name="T561"> a ne</text:span><text:span text:style-name="T563">ní</text:span><text:span text:style-name="T561"> tedy vidět pomocí infravidění.</text:span></text:p>
      <text:p text:style-name="P427"><text:span text:style-name="T438">Vzhled:</text:span><text:span text:style-name="T52"> </text:span><text:span text:style-name="T356">Mořský koník velký jako poník</text:span><text:span text:style-name="T52">.</text:span></text:p>
      <text:p text:style-name="P427"><text:span text:style-name="T860">Boj:</text:span> <text:span text:style-name="T1501">Mořský koník není dravý. Na postavy nezaútočí a před případnou hrozbou se pokusí uplavat.</text:span></text:p>
      <text:h text:style-name="P527" text:outline-level="3"><text:bookmark-start text:name="__RefHeading___Toc2892_3430540378"/><text:soft-page-break/>Obří krab<text:bookmark-end text:name="__RefHeading___Toc2892_3430540378"/></text:h>
      <text:p text:style-name="P157"><text:span text:style-name="T984">/</text:span><text:span text:style-name="T1044">* Velikost </text:span><text:span text:style-name="T1054">1</text:span><text:span text:style-name="T1075">0</text:span><text:span text:style-name="T1044"> (</text:span><text:span text:style-name="T1075">1</text:span><text:span text:style-name="T1054"> tun</text:span><text:span text:style-name="T1075">a</text:span><text:span text:style-name="T1044">) */</text:span></text:p>
      <text:p text:style-name="P226"><text:span text:style-name="T902">Tělo</text:span><text:span text:style-name="T898">:</text:span><text:span text:style-name="T595"><text:tab/><text:tab/><text:tab/></text:span><text:span text:style-name="T464">F</text:span><text:span text:style-name="T470">yzička </text:span><text:span text:style-name="T642">8</text:span><text:span text:style-name="T470">, Finesa </text:span><text:span text:style-name="T642">3</text:span><text:span text:style-name="T470">, Duše </text:span><text:span text:style-name="T617">-</text:span><text:span text:style-name="T470">, </text:span><text:span text:style-name="T518">Ž</text:span><text:span text:style-name="T471">ivot</text:span><text:span text:style-name="T518">y: </text:span><text:span text:style-name="T647">18</text:span></text:p>
      <text:p text:style-name="P226"><text:span text:style-name="T781">Velké klepeto</text:span><text:span text:style-name="T766">:</text:span><text:span text:style-name="T595"><text:tab/></text:span><text:span text:style-name="T464">F</text:span><text:span text:style-name="T470">yzička </text:span><text:span text:style-name="T647">5</text:span><text:span text:style-name="T470">, Finesa </text:span><text:span text:style-name="T647">3</text:span><text:span text:style-name="T470">, Duše </text:span><text:span text:style-name="T617">-</text:span><text:span text:style-name="T470">, </text:span><text:span text:style-name="T518">Ž</text:span><text:span text:style-name="T471">ivot</text:span><text:span text:style-name="T518">y: </text:span><text:span text:style-name="T647">8</text:span></text:p>
      <text:p text:style-name="P226"><text:span text:style-name="T781">Malé klepeto</text:span><text:span text:style-name="T766">:</text:span><text:span text:style-name="T595"><text:tab/></text:span><text:span text:style-name="T464">F</text:span><text:span text:style-name="T470">yzička </text:span><text:span text:style-name="T647">3</text:span><text:span text:style-name="T470">, Finesa </text:span><text:span text:style-name="T647">5</text:span><text:span text:style-name="T470">, Duše </text:span><text:span text:style-name="T617">-</text:span><text:span text:style-name="T470">, </text:span><text:span text:style-name="T518">Ž</text:span><text:span text:style-name="T471">ivot</text:span><text:span text:style-name="T518">y: </text:span><text:span text:style-name="T647">4</text:span></text:p>
      <text:p text:style-name="P315"><text:span text:style-name="T732">Zbroj:</text:span><text:span text:style-name="T465"> </text:span><text:span text:style-name="T613">t</text:span><text:span text:style-name="T611">ělo </text:span><text:span text:style-name="T648">3,</text:span><text:span text:style-name="T611"> </text:span><text:span text:style-name="T648">velké klepeto</text:span><text:span text:style-name="T611"> 2, </text:span><text:span text:style-name="T648">malé klepeto 1</text:span></text:p>
      <text:p text:style-name="P315"><text:span text:style-name="T732">Rychlost:</text:span><text:span text:style-name="T465"> </text:span><text:span text:style-name="T642">plave rychleji než</text:span><text:span text:style-name="T613"> </text:span><text:span text:style-name="T618">člověk, </text:span><text:span text:style-name="T648">běhá rychle jako člověk</text:span></text:p>
      <text:p text:style-name="P315"><text:span text:style-name="T735">Smysly:</text:span><text:span text:style-name="T472"> </text:span><text:span text:style-name="T648">slabý</text:span><text:span text:style-name="T614"> zrak, </text:span><text:span text:style-name="T648">dobrý</text:span><text:span text:style-name="T614"> </text:span><text:span text:style-name="T646">čich</text:span></text:p>
      <text:p text:style-name="P315"><text:span text:style-name="T759">Detekovatelnost</text:span><text:span text:style-name="T758">:</text:span><text:span text:style-name="T561"> </text:span><text:span text:style-name="T648">Obří krab</text:span><text:span text:style-name="T561"> j</text:span><text:span text:style-name="T563">e</text:span><text:span text:style-name="T561"> studenokrevn</text:span><text:span text:style-name="T563">ý</text:span><text:span text:style-name="T561">, m</text:span><text:span text:style-name="T563">á</text:span><text:span text:style-name="T561"> stejnou teplotu jako </text:span><text:span text:style-name="T645">moře</text:span><text:span text:style-name="T561"> a ne</text:span><text:span text:style-name="T563">ní</text:span><text:span text:style-name="T561"> tedy vidět pomocí infravidění.</text:span></text:p>
      <text:p text:style-name="P428"><text:span text:style-name="T1245">⚔<text:tab/></text:span><text:span text:style-name="T782">Malé klepeto</text:span><text:span text:style-name="T987">:</text:span><text:span text:style-name="T985"> </text:span><text:span text:style-name="T1073">5</text:span><text:span text:style-name="T1055"> + k6, zranění </text:span><text:span text:style-name="T1076">2</text:span></text:p>
      <text:p text:style-name="P429"><text:span text:style-name="T1245">⚔<text:tab/></text:span><text:span text:style-name="T782">Velké klepeto</text:span><text:span text:style-name="T987">:</text:span><text:span text:style-name="T985"> </text:span><text:span text:style-name="T1073">5</text:span><text:span text:style-name="T1055"> + k6, zranění </text:span><text:span text:style-name="T1076">3</text:span></text:p>
      <text:p text:style-name="P428"><text:span text:style-name="T860">Vzhled:</text:span> <text:span text:style-name="T1498">Obří krab s jedním klepetem výrazně větším.</text:span></text:p>
      <text:p text:style-name="P428"><text:span text:style-name="T860">Boj:</text:span> <text:span text:style-name="T1502">Obří krab bojuje svými klepety. Každým může bez postihu ohrozit jiný cíl.</text:span></text:p>
      <text:h text:style-name="Heading_20_3" text:outline-level="3"><text:bookmark-start text:name="__RefHeading___Toc3614_3430540378"/>Panna mořská<text:bookmark-end text:name="__RefHeading___Toc3614_3430540378"/></text:h>
      <text:p text:style-name="P158"><text:span text:style-name="T984">/</text:span><text:span text:style-name="T1044">* Velikost </text:span><text:span text:style-name="T1077">6</text:span><text:span text:style-name="T1044"> (</text:span><text:span text:style-name="T1077">60</text:span><text:span text:style-name="T1054"> </text:span><text:span text:style-name="T1077">kg</text:span><text:span text:style-name="T1044">) */</text:span></text:p>
      <text:p text:style-name="Standalone_20_Property"><text:span text:style-name="T464">F</text:span><text:span text:style-name="T470">yzička </text:span><text:span text:style-name="T649">2</text:span><text:span text:style-name="T470">, Finesa </text:span><text:span text:style-name="T649">4</text:span><text:span text:style-name="T470">, Duše </text:span><text:span text:style-name="T649">3</text:span><text:span text:style-name="T470">, </text:span><text:span text:style-name="T518">Ž</text:span><text:span text:style-name="T471">ivot</text:span><text:span text:style-name="T518">y: </text:span><text:span text:style-name="T649">8</text:span></text:p>
      <text:p text:style-name="P316"><text:span text:style-name="T732">Rychlost:</text:span><text:span text:style-name="T465"> </text:span><text:span text:style-name="T642">plave rychleji než</text:span><text:span text:style-name="T613"> </text:span><text:span text:style-name="T618">člověk</text:span></text:p>
      <text:p text:style-name="P316"><text:span text:style-name="T735">Smysly:</text:span><text:span text:style-name="T472"> </text:span><text:span text:style-name="T649">jako člověk</text:span></text:p>
      <text:p text:style-name="P316"><text:span text:style-name="T759">Detekovatelnost</text:span><text:span text:style-name="T758">:</text:span><text:span text:style-name="T561"> </text:span><text:span text:style-name="T649">Mořská panna</text:span><text:span text:style-name="T561"> j</text:span><text:span text:style-name="T563">e</text:span><text:span text:style-name="T561"> studenokrevn</text:span><text:span text:style-name="T649">á</text:span><text:span text:style-name="T561">, m</text:span><text:span text:style-name="T563">á</text:span><text:span text:style-name="T561"> stejnou teplotu jako </text:span><text:span text:style-name="T645">moře</text:span><text:span text:style-name="T561"> a ne</text:span><text:span text:style-name="T563">ní</text:span><text:span text:style-name="T561"> tedy vidět pomocí infravidění.</text:span></text:p>
      <text:p text:style-name="P430"><text:span text:style-name="T1245">⚔<text:tab/></text:span><text:span text:style-name="T783">Zuby</text:span><text:span text:style-name="T987">:</text:span><text:span text:style-name="T985"> </text:span><text:span text:style-name="T1077">4 + k6, zranění 0</text:span></text:p>
      <text:p text:style-name="P430"><text:span text:style-name="T1245">⚔<text:tab/></text:span><text:span text:style-name="T783">Dýka</text:span><text:span text:style-name="T987">:</text:span><text:span text:style-name="T985"> </text:span><text:span text:style-name="T1077">4 + k6, zranění 1</text:span></text:p>
      <text:p text:style-name="P431"><text:soft-page-break/><text:span text:style-name="T1245">⚔<text:tab/></text:span><text:span text:style-name="T805">D</text:span><text:span text:style-name="T806">vojruční </text:span><text:span text:style-name="T805">h</text:span><text:span text:style-name="T806">arpuna</text:span><text:span text:style-name="T995">:</text:span><text:span text:style-name="T985"> </text:span><text:span text:style-name="T1077">4 + k6, zranění 2</text:span></text:p>
      <text:p text:style-name="P430"><text:span text:style-name="T860">Vzhled:</text:span> <text:span text:style-name="T1502">Nahá dívka se zelenou šupinatou kůží a rybím ocasem místo nohou.</text:span></text:p>
      <text:p text:style-name="P430"><text:span text:style-name="T913">Schopnosti</text:span><text:span text:style-name="T860">:</text:span></text:p>
      <text:list xml:id="list3794819856" text:style-name="L32">
        <text:list-item>
          <text:p text:style-name="P635"><text:span text:style-name="T913">Telepatie:</text:span><text:span text:style-name="T1194"> Mořsk</text:span><text:span text:style-name="T1195">á</text:span><text:span text:style-name="T1194"> pann</text:span><text:span text:style-name="T1195">a je němá,</text:span><text:span text:style-name="T1194"> umí </text:span><text:span text:style-name="T1195">ale</text:span><text:span text:style-name="T1194"> používat </text:span><text:span text:style-name="T913">telepatii</text:span><text:span text:style-name="T1194"> stejně jako hraničář.</text:span></text:p>
        </text:list-item>
        <text:list-item>
          <text:p text:style-name="P636"><text:span text:style-name="T913">V</text:span><text:span text:style-name="T860">odní dech:</text:span><text:span text:style-name="T1109"> Mořská panna může na kohokoliv seslat kouzlo umožňující dýchání pod vodou. Působí několik minut a panna ho může neomezeně a bez přípravy zopakovat.</text:span></text:p>
        </text:list-item>
      </text:list>
      <text:p text:style-name="P430"><text:span text:style-name="T860">Boj:</text:span> <text:span text:style-name="T1502">Mořské panny bojují nejčastěji dýkou nebo dvojruční harpunou, ale nezdráhají se ani použít své ostré zuby.</text:span></text:p>
      <text:p text:style-name="P159">Mořské panny jsou dravé, ústa mají plná ostrých zubů. Nepohrdnou lidským masem, <text:span text:style-name="T1502">ale dá se s nimi obchodovat – mají rády šperky a jsou ochotny za ně vyměnit perly nebo různá tajemství o tom, co se skrývá v mořských hlubinách. Mohou dýchat na vzduchu i pod vodou. Rády jezdí na obřích mořských konících.</text:span></text:p>
      <text:h text:style-name="Heading_20_3" text:outline-level="3"><text:bookmark-start text:name="__RefHeading___Toc2894_3430540378"/>Žralok<text:bookmark-end text:name="__RefHeading___Toc2894_3430540378"/></text:h>
      <text:p text:style-name="P160">/<text:span text:style-name="T1500">* Velikost 12 (4 tuny) */</text:span></text:p>
      <text:p text:style-name="P432"><text:span text:style-name="T1281">F</text:span><text:span text:style-name="T1282">yzička </text:span><text:span text:style-name="T1285">7</text:span><text:span text:style-name="T1282">, Finesa </text:span><text:span text:style-name="T1285">5</text:span><text:span text:style-name="T1282">, Duše -, </text:span><text:span text:style-name="T1284">Ž</text:span><text:span text:style-name="T1270">ivot</text:span><text:span text:style-name="T1284">y </text:span><text:span text:style-name="T1270">1</text:span><text:span text:style-name="T1315">9</text:span></text:p>
      <text:p text:style-name="P317"><text:span text:style-name="T732">Zbroj:</text:span><text:span text:style-name="T465"> 1 (silná kůže)</text:span></text:p>
      <text:p text:style-name="P317"><text:span text:style-name="T732">Rychlost:</text:span><text:span text:style-name="T465"> </text:span><text:span text:style-name="T644">plave mnohem rychleji než člověk</text:span></text:p>
      <text:p text:style-name="P317"><text:span text:style-name="T735">Smysly:</text:span><text:span text:style-name="T472"> </text:span><text:span text:style-name="T473">slabý zrak, výborný čich</text:span></text:p>
      <text:p text:style-name="P317"><text:span text:style-name="T759">Detekovatelnost</text:span><text:span text:style-name="T758">:</text:span><text:span text:style-name="T561"> </text:span><text:span text:style-name="T650">Žralok</text:span><text:span text:style-name="T561"> j</text:span><text:span text:style-name="T563">e</text:span><text:span text:style-name="T561"> studenokrevn</text:span><text:span text:style-name="T563">ý</text:span><text:span text:style-name="T561">, m</text:span><text:span text:style-name="T563">á</text:span><text:span text:style-name="T561"> stejnou teplotu jako </text:span><text:span text:style-name="T645">moře</text:span><text:span text:style-name="T561"> a ne</text:span><text:span text:style-name="T563">ní</text:span><text:span text:style-name="T561"> tedy vidět pomocí infravidění.</text:span></text:p>
      <text:p text:style-name="P432"><text:span text:style-name="T1245">⚔<text:tab/></text:span><text:span text:style-name="T731">Z</text:span><text:span text:style-name="T734">uby:</text:span><text:span text:style-name="T651"> </text:span><text:span text:style-name="T650">7</text:span><text:span text:style-name="T1315"> + k6, zranění </text:span><text:span text:style-name="T1317">3</text:span></text:p>
      <text:p text:style-name="P432"><text:soft-page-break/><text:span text:style-name="T438">Vzhled:</text:span><text:span text:style-name="T52"> Velký šedý žralok s bílým břichem.</text:span></text:p>
      <text:p text:style-name="P432"><text:span text:style-name="T860">Boj:</text:span> <text:span text:style-name="T1503">Žralok se do kořisti zakousne svou velkou tlamou plnou ostrých zubů a začne ji zuřivě trhat.</text:span></text:p>
      <text:p text:style-name="P161">Žralok obvykle postavy neloví, takže si jich nebude všímat. Když se ale do vody dostane byť jen malinkatá kapka krve, přitáhne to pozornost žraloků ze širokého okolí a vybudí je to k dravé zuřivosti.</text:p>
      <text:h text:style-name="P479" text:outline-level="2">Moucha zlodějka</text:h>
      <text:p text:style-name="P120">/<text:span text:style-name="T1418">* Velikost 5 (30 kg) */</text:span></text:p>
      <text:p text:style-name="P120"><text:span text:style-name="T984">F</text:span><text:span text:style-name="T996">yzička </text:span><text:span text:style-name="T1016">1</text:span><text:span text:style-name="T996">, Finesa </text:span><text:span text:style-name="T1037">4</text:span><text:span text:style-name="T996">, Duše </text:span><text:span text:style-name="T1042">2</text:span><text:span text:style-name="T470">, </text:span><text:span text:style-name="T518">Ž</text:span><text:span text:style-name="T471">ivot</text:span><text:span text:style-name="T518">y </text:span><text:span text:style-name="T599">9</text:span></text:p>
      <text:p text:style-name="P299"><text:span text:style-name="T732">Rychlost:</text:span><text:span text:style-name="T465"> </text:span><text:span text:style-name="T569">na zemi jako </text:span><text:span text:style-name="T590">chůze</text:span><text:span text:style-name="T569">, </text:span><text:span text:style-name="T571">létá rychlostí</text:span><text:span text:style-name="T569"> běh</text:span><text:span text:style-name="T571">u</text:span></text:p>
      <text:p text:style-name="P299"><text:span text:style-name="T735">Smysly:</text:span><text:span text:style-name="T472"> </text:span><text:span text:style-name="T590">jako </text:span><text:span text:style-name="T599">člověk</text:span></text:p>
      <text:p text:style-name="P406"><text:span text:style-name="T1245">⚔<text:tab/></text:span><text:span text:style-name="T765">Dýka</text:span><text:span text:style-name="T731">:</text:span><text:span text:style-name="T471"> </text:span><text:span text:style-name="T600">4 + k6, zranění 1</text:span></text:p>
      <text:p text:style-name="P404"><text:span text:style-name="T860">Vzhled:</text:span><text:span text:style-name="T1109"> </text:span><text:span text:style-name="T1170">Moucha zlodějka má tělo </text:span><text:span text:style-name="T1171">zhruba metr</text:span><text:span text:style-name="T1170"> </text:span><text:span text:style-name="T1171">dlouhé</text:span><text:span text:style-name="T1170"> mouchy, ale malou, lidskou hlavu a místo předního páru nohou má lidské ruce. </text:span><text:span text:style-name="T1171">Při letu bzučí jako velká masařka.</text:span></text:p>
      <text:p text:style-name="P405"><text:span text:style-name="T860">Dovednosti:</text:span><text:span text:style-name="T1109"> dvě z následujících dovedností na pokročilém stupni: </text:span><text:span text:style-name="T860">břichomluvectví</text:span><text:span text:style-name="T1109">, </text:span><text:span text:style-name="T860">falešná hra</text:span><text:span text:style-name="T1109">, </text:span><text:span text:style-name="T860">líčení a odstraňování pastí</text:span><text:span text:style-name="T1109">, </text:span><text:span text:style-name="T860">odezírání ze rtů</text:span><text:span text:style-name="T1109">, </text:span><text:span text:style-name="T860">ostražitost a plížení</text:span><text:span text:style-name="T1109">, </text:span><text:span text:style-name="T860">otevírání zámků</text:span><text:span text:style-name="T1109">.</text:span></text:p>
      <text:p text:style-name="P404"><text:span text:style-name="T860">Boj:</text:span> <text:span text:style-name="T1464">Moucha zlodějka se obvykle snaží boji vyhnout. Když nemá jinou možnost, obvykle bojuje dýkou. Vzhledem ke své velikosti a stavbě těla nemůže používat střelné zbraně.</text:span></text:p>
      <text:p text:style-name="P198"><text:soft-page-break/><text:span text:style-name="T1465">Mimo boj</text:span>:<text:span text:style-name="T1109"> </text:span><text:span text:style-name="T1171">Mouchy zlodějky své přízvisko získaly zcela oprávněně – obvykle se totiž živí zlodějinou a jsou v tom velmi dobré.</text:span></text:p>
      <text:h text:style-name="Heading_20_2" text:outline-level="2"><text:bookmark-start text:name="__RefHeading___Toc2714_3430540378"/>Nemrtví<text:bookmark-end text:name="__RefHeading___Toc2714_3430540378"/></text:h>
      <text:p text:style-name="P31"><text:span text:style-name="T950">Nemrtví jsou po smrti, ale </text:span><text:span text:style-name="T30">jejich duše j</text:span><text:span text:style-name="T31">e</text:span><text:span text:style-name="T30"> uvězněna ve fyzickém světě </text:span><text:span text:style-name="T364">a nutí tělo, aby se dále hýbalo</text:span><text:span text:style-name="T30">. </text:span><text:span text:style-name="T357">Mohou vznikat dvěma způsoby: </text:span><text:span text:style-name="T364">b</text:span><text:span text:style-name="T357">uď něco duši zabrání při smrti opustit náš svět </text:span><text:span text:style-name="T368">v okamžiku smrti</text:span><text:span text:style-name="T357"> (například kletba nebo démon), nebo </text:span><text:span text:style-name="T364">ji</text:span><text:span text:style-name="T357"> někdo </text:span><text:span text:style-name="T369">později</text:span><text:span text:style-name="T357"> kouzlem přivolá zpět.</text:span></text:p>
      <text:p text:style-name="P436"><text:span text:style-name="T439">S</text:span><text:span text:style-name="T385">mysly:</text:span><text:span text:style-name="T2"> Nemrtví</text:span><text:span text:style-name="T358"> nemají </text:span><text:span text:style-name="T2">funkční</text:span><text:span text:style-name="T358"> oči, uši ani jiné smyslové orgány, </text:span><text:span text:style-name="T359">s</text:span><text:span text:style-name="T358">vé okolí vnímají výhradně magick</text:span><text:span text:style-name="T365">y</text:span><text:span text:style-name="T358">: </text:span><text:span text:style-name="T365">nic necítí</text:span><text:span text:style-name="T358"> </text:span><text:span text:style-name="T362">a</text:span><text:span text:style-name="T358"> </text:span><text:span text:style-name="T2">vidí a slyší</text:span><text:span text:style-name="T366"> lehce </text:span><text:span text:style-name="T360">rozmazané</text:span><text:span text:style-name="T2"> odrazy věcí, tvorů a zvuků. </text:span><text:span text:style-name="T362">Písmo </text:span><text:span text:style-name="T363">mohou přečíst</text:span><text:span text:style-name="T362">, pouze pokud je napsané krví nebo </text:span><text:span text:style-name="T363">inkoustem vyrobeným ze surovin obsahujících magenergii</text:span><text:span text:style-name="T362">. </text:span><text:span text:style-name="T379">Všichni nemrtví vidí v noci stejně dobře jako ve dne.</text:span></text:p>
      <text:p text:style-name="P434"><text:span text:style-name="T400">S</text:span><text:span text:style-name="T385">labiny:</text:span></text:p>
      <text:list xml:id="list4090045701" text:style-name="L33">
        <text:list-item>
          <text:p text:style-name="P699"><text:span text:style-name="T361">Všichni</text:span><text:span text:style-name="T373"> hmotní</text:span><text:span text:style-name="T361"> nemrtví jsou zranitelní </text:span><text:span text:style-name="T440">svěcenou vodou</text:span><text:span text:style-name="T361"> </text:span><text:span text:style-name="T373">(skrz nehmotné neškodně proteče)</text:span><text:span text:style-name="T361">.</text:span></text:p>
        </text:list-item>
        <text:list-item>
          <text:p text:style-name="P637"><text:span text:style-name="T361">Ž</text:span><text:span text:style-name="T2">ádný nemrtvý nesnese přímé sluneční světlo. Každé kolo, kdy na něj dopadá, je zraněn za 3kz a toto zranění ne</text:span><text:span text:style-name="T366">může</text:span><text:span text:style-name="T2"> nijak snížit.</text:span></text:p>
        </text:list-item>
      </text:list>
      <text:p text:style-name="P439"><text:span text:style-name="T441">Léčení</text:span><text:span text:style-name="T439">:</text:span><text:span text:style-name="T32"> </text:span><text:span text:style-name="T367">Na nemrtvé neúčinkují léčivá kouzla, schopnosti a</text:span><text:span text:style-name="T370">ni</text:span><text:span text:style-name="T367"> lektvary a nemohou se léčit ani přirozenou cestou. Některé druhy nemrtvých mají určité možnosti léčení (zombie se například léčí požíráním </text:span><text:span text:style-name="T371">čerstvého masa či vnitřností</text:span><text:span text:style-name="T367">), některé se neléčí vůbec (například kostlivec).</text:span></text:p>
      <text:p text:style-name="P172"><text:soft-page-break/><text:span text:style-name="T444">Poznámka:</text:span><text:span text:style-name="T367"> Pokud tv</text:span><text:span text:style-name="T378">í</text:span><text:span text:style-name="T367"> </text:span><text:span text:style-name="T378">nemrtví</text:span><text:span text:style-name="T367"> vznikl</text:span><text:span text:style-name="T378">i</text:span><text:span text:style-name="T367"> kletbou, měl bys také vymyslet způsob, jak ji zrušit. </text:span><text:span text:style-name="T377">Může to být třeba napravení dávné křivdy, dokončení úkolu a podobně. Nezapomeň také připravit několik možností, jak se postavy mohou o kletbě a způsobu jejího zrušení dozvědět.</text:span></text:p>
      <text:h text:style-name="Heading_20_3" text:outline-level="3"><text:bookmark-start text:name="__RefHeading___Toc3616_3430540378"/><text:span text:style-name="T1504">K</text:span>ostlivec<text:bookmark-end text:name="__RefHeading___Toc3616_3430540378"/></text:h>
      <text:p text:style-name="P162"><text:span text:style-name="T984">/</text:span><text:span text:style-name="T1044">* Velikost </text:span><text:span text:style-name="T1078">3</text:span><text:span text:style-name="T1044"> (</text:span><text:span text:style-name="T1078">7</text:span><text:span text:style-name="T1044"> kg) */</text:span></text:p>
      <text:p text:style-name="P162"><text:span text:style-name="T984">F</text:span><text:span text:style-name="T996">yzička </text:span><text:span text:style-name="T1082">1</text:span><text:span text:style-name="T996">, Finesa </text:span><text:span text:style-name="T1078">3</text:span><text:span text:style-name="T996">, Duše </text:span><text:span text:style-name="T1082">2</text:span><text:span text:style-name="T470">, </text:span><text:span text:style-name="T518">Ž</text:span><text:span text:style-name="T471">ivot</text:span><text:span text:style-name="T518">y </text:span><text:span text:style-name="T654">5</text:span></text:p>
      <text:p text:style-name="P322"><text:span text:style-name="T732">Zbroj:</text:span><text:span text:style-name="T465"> </text:span><text:span text:style-name="T669">proti bodu </text:span><text:span text:style-name="T691">a mrazu</text:span><text:span text:style-name="T669"> 3</text:span></text:p>
      <text:p text:style-name="P322"><text:span text:style-name="T732">Rychlost:</text:span><text:span text:style-name="T465"> </text:span><text:span text:style-name="T652">jako člověk</text:span></text:p>
      <text:p text:style-name="P318"><text:span text:style-name="T735">Smysly:</text:span><text:span text:style-name="T472"> </text:span><text:span text:style-name="T653">magický zrak a sluch</text:span></text:p>
      <text:p text:style-name="P324"><text:span text:style-name="T759">Detekovatelnost</text:span><text:span text:style-name="T758">:</text:span><text:span text:style-name="T561"> </text:span><text:span text:style-name="T676">Kostlivec není</text:span><text:span text:style-name="T561"> vidět pomocí infravidění.</text:span></text:p>
      <text:p text:style-name="P433"><text:span text:style-name="T1245">⚔<text:tab/></text:span><text:span text:style-name="T784">Pařáty</text:span><text:span text:style-name="T987">:</text:span><text:span text:style-name="T985"> </text:span><text:span text:style-name="T1079">3 + k6, zranění 1</text:span></text:p>
      <text:p text:style-name="P433"><text:span text:style-name="T860">Vzhled:</text:span> <text:span text:style-name="T1505">Chodící kostra.</text:span></text:p>
      <text:p text:style-name="P444"><text:span text:style-name="T914">Léčení</text:span><text:span text:style-name="T860">:</text:span> <text:span text:style-name="T1506">Kostlivec se nemůže nijak léčit, veškeré poškození je pro něj trvalé. Pokud je ale kostra kompletní, může ji někdo složit a znovu oživit a tím kostlivci vrátit plný počet životů.</text:span></text:p>
      <text:p text:style-name="P443"><text:span text:style-name="T918">Dovednosti</text:span><text:span text:style-name="T915">:</text:span><text:span text:style-name="T1196"> </text:span><text:span text:style-name="T1197">Jako za života.</text:span></text:p>
      <text:p text:style-name="P433"><text:span text:style-name="T860">Boj:</text:span> <text:span text:style-name="T1505">Kostlivec může bojovat zbraněmi nebo svými kostěnými pařáty.</text:span></text:p>
      <text:p text:style-name="P164"><text:soft-page-break/>Kostlivci jsou inteligentní stejně jako za života a pamatují si své původní dovednosti – kostlivec, který býval kovářem, bude umět kovat. <text:span text:style-name="T1523">Nemapatují si ale, jak se jmenovali, kým byli a co zažili</text:span>.<text:line-break/><text:tab/>Kostlivec nemůže vzniknout „přirozenou“ cestou – duše zemřelého, z nějž zbyly jen kosti, je dávno pryč a je tedy nutné ji přivolat zpět. Může ale dlouho nehybně ležet a „probudit“ se, kdy<text:span text:style-name="T1551">ž</text:span> se kolem začne něco dít.</text:p>
      <text:h text:style-name="Heading_20_3" text:outline-level="3"><text:bookmark-start text:name="__RefHeading___Toc3618_3430540378"/><text:span text:style-name="T1504">Z</text:span>ombie<text:bookmark-end text:name="__RefHeading___Toc3618_3430540378"/></text:h>
      <text:p text:style-name="P163"><text:span text:style-name="T984">/</text:span><text:span text:style-name="T1044">* Velikost </text:span><text:span text:style-name="T1080">6</text:span><text:span text:style-name="T1044"> (</text:span><text:span text:style-name="T1080">60</text:span><text:span text:style-name="T1044"> kg) */</text:span></text:p>
      <text:p text:style-name="P163"><text:span text:style-name="T984">F</text:span><text:span text:style-name="T996">yzička </text:span><text:span text:style-name="T1080">3</text:span><text:span text:style-name="T996">, Finesa </text:span><text:span text:style-name="T1080">1</text:span><text:span text:style-name="T996">, Duše </text:span><text:span text:style-name="T1078">-</text:span><text:span text:style-name="T470">, </text:span><text:span text:style-name="T518">Ž</text:span><text:span text:style-name="T471">ivot</text:span><text:span text:style-name="T518">y </text:span><text:span text:style-name="T668">18</text:span></text:p>
      <text:p text:style-name="P319"><text:span text:style-name="T732">Rychlost:</text:span><text:span text:style-name="T465"> </text:span><text:span text:style-name="T652">jako </text:span><text:span text:style-name="T655">chůze</text:span></text:p>
      <text:p text:style-name="P319"><text:span text:style-name="T735">Smysly:</text:span><text:span text:style-name="T472"> </text:span><text:span text:style-name="T653">magický zrak a sluch</text:span></text:p>
      <text:p text:style-name="P324"><text:span text:style-name="T759">Detekovatelnost</text:span><text:span text:style-name="T758">:</text:span><text:span text:style-name="T561"> </text:span><text:span text:style-name="T676">Zombie není</text:span><text:span text:style-name="T561"> vidět pomocí infravidění.</text:span></text:p>
      <text:p text:style-name="P435"><text:span text:style-name="T1245">⚔<text:tab/></text:span><text:span text:style-name="T784">Pařáty</text:span><text:span text:style-name="T731">:</text:span><text:span text:style-name="T471"> </text:span><text:span text:style-name="T654">3 + k6, zranění 1</text:span></text:p>
      <text:p text:style-name="P433"><text:span text:style-name="T1245">⚔<text:tab/></text:span><text:span text:style-name="T731">Z</text:span><text:span text:style-name="T734">uby</text:span><text:span text:style-name="T987">:</text:span><text:span text:style-name="T985"> </text:span><text:span text:style-name="T1081">3 + k6, zranění 0</text:span></text:p>
      <text:p text:style-name="P433"><text:span text:style-name="T860">Vzhled:</text:span> <text:span text:style-name="T1507">Oživlá mrtvola.</text:span></text:p>
      <text:p text:style-name="P166"><text:span text:style-name="Emphasis"><text:span text:style-name="T1323">♨</text:span></text:span><text:span text:style-name="Emphasis"><text:span text:style-name="T1328"><text:tab/></text:span></text:span><text:span text:style-name="T1081">S</text:span><text:span text:style-name="T983">ilný </text:span><text:span text:style-name="T1087">mrtvolný</text:span><text:span text:style-name="T983"> zápach.</text:span></text:p>
      <text:p text:style-name="P442"><text:span text:style-name="T914">Léčení</text:span><text:span text:style-name="T860">:</text:span> <text:span text:style-name="T1508">Zombie se léčí požíráním čerstvého masa, mozku či vnitřností. Každou minutu krmení si vyléčí jeden život.</text:span></text:p>
      <text:p text:style-name="P445"><text:span text:style-name="T920">Schopnosti</text:span><text:span text:style-name="T860">:</text:span><text:span text:style-name="T1109"> </text:span><text:span text:style-name="T1198">Z</text:span><text:span text:style-name="T1199">ombie je mrtvá, takže zranění, která by živého člověka zabila, ji pouze trochu zpomalí (má dvojnásobek životů než by měl živý člověk).</text:span></text:p>
      <text:p text:style-name="P433"><text:soft-page-break/><text:span text:style-name="T860">Boj:</text:span> <text:span text:style-name="T1507">Zombie jsou pomalé, pohybují se klátivým, potácivým krokem. Zvládnou používat jen jednoduché zbraně, kterými jde mlátit nebo sekat. Necítí vůbec bolest a žene je krutý hlad, takže když zaslechnou nebo spatří cokoliv, co mohou sežrat, zuřivě se po tom vrhnou a zastaví je jen naprosté zničení, nebo když se jim kořist ztratí z dohledu a doslechu.</text:span></text:p>
      <text:p text:style-name="P165">Zombie je <text:span text:style-name="T1519">mrtvé</text:span> tělo bez duše, <text:span text:style-name="T1522">ta je ale stále vázána k nějakému místu nebo předmětu, případně je z ní duch nebo přízrak. M</text:span>ůže to být <text:span text:style-name="T1520">způsobeno</text:span> kouzl<text:span text:style-name="T1520">em</text:span>, kletb<text:span text:style-name="T1520">ou</text:span>, <text:span text:style-name="T1521">nesplněným úkolem, křivou přísahou, nebo třeba</text:span> démon<text:span text:style-name="T1520">em. Tělo se od své duše nemůže příliš vzdálit.<text:line-break/><text:tab/>Zombie si ze svého života nic nepamatuje a její jedinou potřebou je marná snaha utišit svůj sžíravý hlad. Pokud kolem nic k pozření není, upadá do stavu hluboké letargie, kdy je prakticky k nerozeznání od skutečné mrtvoly, a probudí ji jen přítomnost nějaké kořisti.</text:span></text:p>
      <text:h text:style-name="Heading_20_3" text:outline-level="3"><text:bookmark-start text:name="__RefHeading___Toc3620_3430540378"/><text:span text:style-name="T1504">G</text:span>hůl<text:bookmark-end text:name="__RefHeading___Toc3620_3430540378"/></text:h>
      <text:p text:style-name="P162"><text:span text:style-name="T984">/</text:span><text:span text:style-name="T1044">* Velikost </text:span><text:span text:style-name="T1083">6</text:span><text:span text:style-name="T1044"> (</text:span><text:span text:style-name="T1083">60</text:span><text:span text:style-name="T1044"> kg) */</text:span></text:p>
      <text:p text:style-name="P162"><text:span text:style-name="T984">F</text:span><text:span text:style-name="T996">yzička </text:span><text:span text:style-name="T1083">4</text:span><text:span text:style-name="T996">, Finesa </text:span><text:span text:style-name="T1083">2</text:span><text:span text:style-name="T996">, Duše </text:span><text:span text:style-name="T1083">3</text:span><text:span text:style-name="T470">, </text:span><text:span text:style-name="T518">Ž</text:span><text:span text:style-name="T471">ivot</text:span><text:span text:style-name="T518">y </text:span><text:span text:style-name="T656">10</text:span></text:p>
      <text:p text:style-name="P318"><text:span text:style-name="T732">Rychlost:</text:span><text:span text:style-name="T465"> </text:span><text:span text:style-name="T656">jako člověk</text:span></text:p>
      <text:p text:style-name="P325"><text:span text:style-name="T735">Smysly:</text:span><text:span text:style-name="T472"> </text:span><text:span text:style-name="T653">magický zrak a sluch</text:span></text:p>
      <text:p text:style-name="P324"><text:span text:style-name="T759">Detekovatelnost</text:span><text:span text:style-name="T758">:</text:span><text:span text:style-name="T561"> </text:span><text:span text:style-name="T676">Ghůl není</text:span><text:span text:style-name="T561"> vidět pomocí infravidění.</text:span></text:p>
      <text:p text:style-name="P433"><text:span text:style-name="T1245">⚔<text:tab/></text:span><text:span text:style-name="T731">Z</text:span><text:span text:style-name="T734">uby</text:span><text:span text:style-name="T987">:</text:span><text:span text:style-name="T985"> </text:span><text:span text:style-name="T1083">4 + k6, zranění 0</text:span></text:p>
      <text:p text:style-name="P433"><text:span text:style-name="T860">Vzhled:</text:span> <text:span text:style-name="T1510">Člověk (elf, trpaslík atd.) se strnulým obličejem, šedými vlasy a bledou, popelavou kůží.</text:span></text:p>
      <text:p text:style-name="P166"><text:soft-page-break/><text:span text:style-name="Emphasis"><text:span text:style-name="T1323">♨<text:tab/></text:span></text:span><text:span text:style-name="Emphasis"><text:span text:style-name="T1324">Ghůl na rozdíl od zombie nepáchne rozkladem. </text:span></text:span><text:span text:style-name="Emphasis"><text:span text:style-name="T1325">Oproti živému člověku z něj</text:span></text:span><text:span text:style-name="Emphasis"><text:span text:style-name="T1324"> </text:span></text:span><text:span text:style-name="Emphasis"><text:span text:style-name="T1325">není vůbec cítit pot.</text:span></text:span></text:p>
      <text:p text:style-name="P437"><text:span text:style-name="T914">Léčení</text:span><text:span text:style-name="T860">:</text:span> <text:span text:style-name="T1508">Ghůl se léčí požíráním humanoidního masa nebo vnitřností, na rozdíl od zombie mu nestačí maso zvířat.</text:span></text:p>
      <text:p text:style-name="P440"><text:span text:style-name="T915">Schopnosti</text:span><text:span text:style-name="T860">:</text:span><text:span text:style-name="T1109"> </text:span><text:span text:style-name="T1196">Ghůl mění svou tvář podle toho, čí maso naposledy pozřel.</text:span></text:p>
      <text:p text:style-name="P441"><text:span text:style-name="T918">Dovednosti</text:span><text:span text:style-name="T915">:</text:span><text:span text:style-name="T1196"> </text:span><text:span text:style-name="T1197">Jako za života.</text:span></text:p>
      <text:p text:style-name="P433"><text:span text:style-name="T860">Boj:</text:span> <text:span text:style-name="T1509">Ghůl bojuje jako člověk.</text:span></text:p>
      <text:p text:style-name="P196"><text:span text:style-name="T1524">Ghůl nemůže vzniknout samovolně, musí ho někdo stvořit z živé osoby. Mocní nekromanti takto obvykle „odměňují“ své věrné stráže nebo sluhy, aby jim sloužili navždy. </text:span>Ghůl si ze svého života pamatuje vše, včetně toho, jak se z něj stal nemrtvý. <text:span text:style-name="T1524">Zůstávají mu také všechny dovednosti, ztrácí ale své schopnosti, a to jak dané rasou, tak povoláním.</text:span></text:p>
      <text:h text:style-name="Heading_20_3" text:outline-level="3"><text:bookmark-start text:name="__RefHeading___Toc3622_3430540378"/><text:span text:style-name="T1504">D</text:span>uch<text:bookmark-end text:name="__RefHeading___Toc3622_3430540378"/></text:h>
      <text:p text:style-name="P162"><text:span text:style-name="T984">/</text:span><text:span text:style-name="T1044">* Velikost - */</text:span></text:p>
      <text:p text:style-name="P162"><text:span text:style-name="T984">F</text:span><text:span text:style-name="T996">yzička -, Finesa -, Duše </text:span><text:span text:style-name="T1084">4</text:span><text:span text:style-name="T470">, </text:span><text:span text:style-name="T518">Ž</text:span><text:span text:style-name="T471">ivot</text:span><text:span text:style-name="T518">y </text:span><text:span text:style-name="T471">-</text:span></text:p>
      <text:p text:style-name="P438"><text:span text:style-name="T1245">⚔<text:tab/></text:span><text:span text:style-name="T731">T</text:span><text:span text:style-name="T785">elekineze:</text:span><text:span text:style-name="T471"> </text:span><text:span text:style-name="T656">4 + k6, zranění 0</text:span></text:p>
      <text:p text:style-name="P422"><text:span text:style-name="T808">S</text:span><text:span text:style-name="T807">chopnosti:</text:span></text:p>
      <text:list xml:id="list710460573" text:style-name="L34">
        <text:list-item>
          <text:p text:style-name="P638"><text:span text:style-name="T786">Posednutí:</text:span><text:span text:style-name="T658"> </text:span><text:span text:style-name="T659">Duch, podobně jako démon, může někoho posednout a mluvit jeho ústy případně řídit jeho tělo.</text:span><text:span text:style-name="T658"> </text:span><text:span text:style-name="T660">Ducha je možné z posednuté osoby vyhnat pomocí vymítacího rituálu, který obvykle bývá zapsán</text:span><text:span text:style-name="T666"> ve starém jazyce</text:span><text:span text:style-name="T660"> na svitku či v nějakém grimoáru.</text:span></text:p>
        </text:list-item>
      </text:list>
      <text:p text:style-name="Standalone_20_Property"><text:soft-page-break/><text:span text:style-name="T917">Zranitelnost</text:span><text:span text:style-name="T860">:</text:span> Na ducha není možné nijak útočit, jeho existenci je možné ukončit pouze <text:span text:style-name="T1525">odstraněním</text:span> toho, co ducha ve fyzickém světě drží: zlomením kletby, zničením předmětu, ke kterému je duch vázaný, vyhnáním ducha z osoby, kterou posedl a podobně. <text:span text:style-name="T1515">Duch se jako jediný nemrtvý může projevovat i ve dne.</text:span></text:p>
      <text:p text:style-name="Standalone_20_Property"><text:span text:style-name="T919">Boj</text:span><text:span text:style-name="T860">:</text:span> Duch může postavy ohrozit „vrháním“ různých předmětů <text:span text:style-name="T1526">ze země, z polic a podobně</text:span>. <text:span text:style-name="T1527">Postavy ho nijak ohrozit nemohou.</text:span></text:p>
      <text:p text:style-name="P168"><text:span text:style-name="T465">D</text:span><text:span text:style-name="T459">uch nemá hmotné tělo </text:span><text:span text:style-name="T657">a na rozdíl od přízraku není vidět</text:span><text:span text:style-name="T1511">. Projevuje se pouze nepřímo: hýb</text:span>e předměty, způsobuje zvuky a podobně. <text:span text:style-name="T1512">Může také někoho posednout.<text:line-break/><text:tab/>Duchové si ze svého života pamatují vše, bývají ale upnuti na událost, která z nich udělala ducha, a je těžké s nimi mluvit o čemkoliv jiném. Pokud je duch přivolaný nekromantem nebo vyvolávačem duchů, dá se s ním mluvit normálně.</text:span></text:p>
      <text:h text:style-name="Heading_20_3" text:outline-level="3"><text:bookmark-start text:name="__RefHeading___Toc3624_3430540378"/><text:span text:style-name="T1504">P</text:span>řízrak<text:bookmark-end text:name="__RefHeading___Toc3624_3430540378"/></text:h>
      <text:p text:style-name="P162"><text:span text:style-name="T984">/</text:span><text:span text:style-name="T1085">* Apparition */</text:span></text:p>
      <text:p text:style-name="P162"><text:span text:style-name="T984">/</text:span><text:span text:style-name="T1044">* Velikost </text:span><text:span text:style-name="T1086">6</text:span><text:span text:style-name="T1044"> (</text:span><text:span text:style-name="T1086">60</text:span><text:span text:style-name="T1044"> kg) */</text:span></text:p>
      <text:p text:style-name="P162"><text:span text:style-name="T984">F</text:span><text:span text:style-name="T996">yzička -, Finesa -, Duše </text:span><text:span text:style-name="T1086">5</text:span><text:span text:style-name="T470">, </text:span><text:span text:style-name="T518">Ž</text:span><text:span text:style-name="T471">ivot</text:span><text:span text:style-name="T518">y </text:span><text:span text:style-name="T661">6</text:span></text:p>
      <text:p text:style-name="P318"><text:span text:style-name="T732">Rychlost:</text:span><text:span text:style-name="T465"> </text:span><text:span text:style-name="T661">levituje rychlostí chůze</text:span></text:p>
      <text:p text:style-name="P320"><text:span text:style-name="T735">Smysly:</text:span><text:span text:style-name="T472"> </text:span><text:span text:style-name="T653">magický zrak a sluch</text:span></text:p>
      <text:p text:style-name="P324"><text:span text:style-name="T759">Detekovatelnost</text:span><text:span text:style-name="T758">:</text:span><text:span text:style-name="T561"> </text:span><text:span text:style-name="T676">Přízrak není slyšet a cítit a není</text:span><text:span text:style-name="T561"> vidět pomocí </text:span><text:span text:style-name="T676">ultrasluchu a</text:span><text:span text:style-name="T561"> infravidění.</text:span></text:p>
      <text:p text:style-name="Property_20_Header"><text:span text:style-name="T1245">⚔<text:tab/></text:span><text:span text:style-name="T787">Hrozivý zjev</text:span><text:span text:style-name="T785">:</text:span><text:span text:style-name="T471"> </text:span><text:span text:style-name="T662">5</text:span><text:span text:style-name="T656"> + k</text:span><text:span text:style-name="T662">6</text:span></text:p>
      <text:p text:style-name="Property_20_level_20_1"><text:span text:style-name="T665">• <text:tab/><text:tab/></text:span><text:span text:style-name="T664">Z</text:span><text:span text:style-name="T662">a první úspěch strach (nevýhoda na několik minut)</text:span></text:p>
      <text:p text:style-name="P227"><text:span text:style-name="T665">• • <text:tab/></text:span><text:span text:style-name="T664">Z</text:span><text:span text:style-name="T662">a druhý děs (postava v hrůze prchne a několik hodin se n</text:span><text:span text:style-name="T663">e</text:span><text:span text:style-name="T662">odváží k přízraku přiblížit)</text:span></text:p>
      <text:p text:style-name="P227"><text:soft-page-break/><text:span text:style-name="T665">• • • <text:tab/></text:span><text:span text:style-name="T1516">Z</text:span>a třetí naprostá hrůza (postava zkolabuje a nikdy už se nedokáže k přízraku přiblížit)</text:p>
      <text:p text:style-name="P433"><text:span text:style-name="T860">Vzhled:</text:span> <text:span text:style-name="T1513">Přízračná humanoidní postava.</text:span></text:p>
      <text:p text:style-name="P433"><text:span text:style-name="T916">Zranitelnost</text:span><text:span text:style-name="T860">:</text:span> <text:span text:style-name="T1514">Přízrak je nehmotný. Fyzické útoky (zbraně, oheň, blesky, žíravina, svěcená voda a podobně) projdou neškodně skrz něj. Zranit je ho možné pouze duševními kouzly a útoky. Jako všichni nemrtví nesnese přímé sluneční světlo.</text:span></text:p>
      <text:p text:style-name="Text_20_body">Přízrak nejčastěji vzniká samovolně, <text:span text:style-name="T1518">například</text:span> když někdo nesplní přísahu <text:span text:style-name="T1535">nebo</text:span> <text:span text:style-name="T1517">nedokončí svěřený úkol. Může být ale také vytvořený cíleně na ochranu nějakého místa nebo objektu.</text:span></text:p>
      <text:h text:style-name="Heading_20_3" text:outline-level="3"><text:bookmark-start text:name="__RefHeading___Toc3626_3430540378"/><text:span text:style-name="T1504">F</text:span>ext<text:bookmark-end text:name="__RefHeading___Toc3626_3430540378"/></text:h>
      <text:p text:style-name="P162"><text:span text:style-name="T984">/</text:span><text:span text:style-name="T1044">* Velikost </text:span><text:span text:style-name="T1088">6</text:span><text:span text:style-name="T1044"> (</text:span><text:span text:style-name="T1088">60</text:span><text:span text:style-name="T1044"> kg) */</text:span></text:p>
      <text:p text:style-name="P162"><text:span text:style-name="T984">F</text:span><text:span text:style-name="T996">yzička </text:span><text:span text:style-name="T1089">6</text:span><text:span text:style-name="T996">, Finesa </text:span><text:span text:style-name="T1090">4</text:span><text:span text:style-name="T996">, Duše </text:span><text:span text:style-name="T1089">5</text:span><text:span text:style-name="T470">, </text:span><text:span text:style-name="T518">Ž</text:span><text:span text:style-name="T471">ivot</text:span><text:span text:style-name="T518">y </text:span><text:span text:style-name="T667">1</text:span><text:span text:style-name="T672">2</text:span></text:p>
      <text:p text:style-name="P318"><text:span text:style-name="T732">Rychlost:</text:span><text:span text:style-name="T465"> </text:span><text:span text:style-name="T675">j</text:span><text:span text:style-name="T667">ako člověk</text:span></text:p>
      <text:p text:style-name="P321"><text:span text:style-name="T735">Smysly:</text:span><text:span text:style-name="T472"> </text:span><text:span text:style-name="T653">magický zrak a sluch</text:span></text:p>
      <text:p text:style-name="P326"><text:span text:style-name="T759">Detekovatelnost</text:span><text:span text:style-name="T758">:</text:span><text:span text:style-name="T561"> </text:span><text:span text:style-name="T677">Fext</text:span><text:span text:style-name="T676"> není</text:span><text:span text:style-name="T561"> vidět pomocí infravidění.</text:span></text:p>
      <text:p text:style-name="Property_20_Header"><text:span text:style-name="T1245">⚔<text:tab/></text:span><text:span text:style-name="T788">Vysávání síly:</text:span><text:span text:style-name="T670"> </text:span><text:span text:style-name="T672">5</text:span><text:span text:style-name="T670"> + k6 proti Duši</text:span></text:p>
      <text:p text:style-name="Property_20_level_20_1"><text:span text:style-name="T788">D</text:span><text:span text:style-name="T730">osah:</text:span><text:span text:style-name="T459"> krátká vzdálenost.</text:span></text:p>
      <text:p text:style-name="Property_20_level_20_1"><text:span text:style-name="T730">Účinek:</text:span><text:span text:style-name="T459"> </text:span><text:span text:style-name="T670">každý úspěch sníží Fyzičku a Finesu cíle o 1 </text:span><text:span text:style-name="T671">a vyléčí fextovi 1 život</text:span></text:p>
      <text:p text:style-name="P433"><text:span text:style-name="T860">Vzhled:</text:span> <text:span text:style-name="T1531">Člověk se strnulým, bledým obličejem.</text:span></text:p>
      <text:p text:style-name="P446"><text:soft-page-break/><text:span text:style-name="T917">Zranitelnost</text:span><text:span text:style-name="T860">:</text:span> <text:span text:style-name="T1529">Fexta je možné zranit pouze sklem (šípem se skleněným hrotem, skleněnou dýkou a podobně), duševním útokem, svěcenou vodou nebo přímým slunečním světlem. Rány po jakémkoliv jiném útoku se mu okamžitě zacelí a vůbec mu neuberou životy.</text:span></text:p>
      <text:p text:style-name="P447"><text:span text:style-name="T922">Léčení</text:span><text:span text:style-name="T860">:</text:span> <text:span text:style-name="T1529">Fext vysává sílu ze živých tvorů.</text:span></text:p>
      <text:p text:style-name="P433"><text:span text:style-name="T860">Boj:</text:span> <text:span text:style-name="T1528">Jako člověk.</text:span></text:p>
      <text:list xml:id="list2567861109" text:style-name="L35">
        <text:list-item>
          <text:p text:style-name="P639"><text:span text:style-name="T860">Vysávání síly:</text:span> Vysáváním síly fext snižuje Fyzičku a Finesu cíle a zároveň se léčí. Postava, které klesne Fyzička nebo Finesa na nulu, je vyřazena a nemůže se hýbat.</text:p>
          <text:list>
            <text:list-item>
              <text:p text:style-name="P640">Ztracená Fyzička i Finesa se zcela obnoví po vydatném spánku.</text:p>
            </text:list-item>
            <text:list-item>
              <text:p text:style-name="P639">Když postava s Fyzičkou i Finesou vysátou na nulu umře, stane se z ní fext.</text:p>
            </text:list-item>
          </text:list>
        </text:list-item>
      </text:list>
      <text:p text:style-name="P375">Příklady použití ve hře:</text:p>
      <text:list xml:id="list2607642291" text:style-name="L36">
        <text:list-item>
          <text:p text:style-name="P566">Fexti se obvykle vydávají za živé lidi – oblékají se jako oni <text:span text:style-name="T1533">a</text:span> svou bledou tvář maskují líčidly. <text:span text:style-name="T1534">Jako všichni nemrtví se ale musí vyhýbat slunečnímu světlu, takže mají obvykle připravené důvody, proč jsou aktivní jen v noci.</text:span></text:p>
        </text:list-item>
        <text:list-item>
          <text:p text:style-name="P567">Fexti obvykle touží po moci a slávě. Stávají se z nich slavní vojevůdci (známí svou nezranitelností v boji), případně vládci <text:span text:style-name="T1532">temných</text:span> říší.</text:p>
        </text:list-item>
      </text:list>
      <text:p text:style-name="P204">Suroviny:</text:p>
      <text:list xml:id="list175557363959813" text:continue-list="list175556908448558" text:style-name="L1">
        <text:list-item>
          <text:p text:style-name="P688"><text:span text:style-name="T1530">Z těla fexta může alchymista vytěžit 17 magů nebo vyrobit </text:span><text:span text:style-name="T921">lektvar nezranitelnosti</text:span><text:span text:style-name="T1530">.</text:span></text:p>
        </text:list-item>
      </text:list>
      <text:p text:style-name="P169"><text:soft-page-break/>Fext nemůže vzniknout samovolně, je ho možné stvořit pouze mocným nekromantickým rituálem. Fext také může stvořit dalšího fexta ze živého humanoida (když z něj vysaje veškerou sílu a pak ho zabije), ale stává se to jen výjimečně, protože fexti nemají rádi konkurenci.</text:p>
      <text:h text:style-name="Heading_20_3" text:outline-level="3"><text:bookmark-start text:name="__RefHeading___Toc3628_3430540378"/><text:span text:style-name="T1504">M</text:span>umie<text:bookmark-end text:name="__RefHeading___Toc3628_3430540378"/></text:h>
      <text:p text:style-name="P162"><text:span text:style-name="T984">/</text:span><text:span text:style-name="T1044">* Velikost </text:span><text:span text:style-name="T1091">6</text:span><text:span text:style-name="T1044"> (</text:span><text:span text:style-name="T1091">6</text:span><text:span text:style-name="T1044"> kg) */</text:span></text:p>
      <text:p text:style-name="P162"><text:span text:style-name="T984">F</text:span><text:span text:style-name="T996">yzička </text:span><text:span text:style-name="T1091">5</text:span><text:span text:style-name="T996">, Finesa </text:span><text:span text:style-name="T1091">3</text:span><text:span text:style-name="T996">, Duše </text:span><text:span text:style-name="T1091">5</text:span><text:span text:style-name="T470">, </text:span><text:span text:style-name="T518">Ž</text:span><text:span text:style-name="T471">ivot</text:span><text:span text:style-name="T518">y </text:span><text:span text:style-name="T674">22</text:span></text:p>
      <text:p text:style-name="P318"><text:span text:style-name="T732">Rychlost:</text:span><text:span text:style-name="T465"> </text:span><text:span text:style-name="T675">j</text:span><text:span text:style-name="T673">ako člověk</text:span></text:p>
      <text:p text:style-name="P323"><text:span text:style-name="T735">Smysly:</text:span><text:span text:style-name="T472"> </text:span><text:span text:style-name="T653">magický zrak a sluch</text:span></text:p>
      <text:p text:style-name="P327"><text:span text:style-name="T759">Detekovatelnost</text:span><text:span text:style-name="T758">:</text:span><text:span text:style-name="T561"> </text:span><text:span text:style-name="T677">Fext</text:span><text:span text:style-name="T676"> není</text:span><text:span text:style-name="T561"> vidět pomocí infravidění.</text:span></text:p>
      <text:p text:style-name="P433"><text:span text:style-name="T1245">⚔<text:tab/></text:span><text:span text:style-name="T731">Z</text:span><text:span text:style-name="T734">uby </text:span><text:span text:style-name="T789">a pařáty</text:span><text:span text:style-name="T987">:</text:span><text:span text:style-name="T985"> </text:span><text:span text:style-name="T1092">5 + k6, zranění </text:span><text:span text:style-name="T1093">2</text:span></text:p>
      <text:p text:style-name="P433"><text:span text:style-name="T860">Vzhled:</text:span> <text:span text:style-name="T1537">Mumifikované tělo zabalené do starých obvazů.</text:span></text:p>
      <text:p text:style-name="P167"><text:span text:style-name="Emphasis"><text:span text:style-name="T1323">♨<text:tab/></text:span></text:span><text:span text:style-name="Emphasis"><text:span text:style-name="T1327">Slabý z</text:span></text:span><text:span text:style-name="Emphasis"><text:span text:style-name="T1326">ápach vonných olejů</text:span></text:span><text:span text:style-name="T1021">.</text:span></text:p>
      <text:p text:style-name="P448"><text:span text:style-name="T914">Léčení</text:span><text:span text:style-name="T860">:</text:span> <text:span text:style-name="T1536">Mumie se sama nedokáže léčit, může ji ale „spravit“ balzamovač.</text:span></text:p>
      <text:p text:style-name="P449"><text:span text:style-name="T920">Schopnosti</text:span><text:span text:style-name="T860">:</text:span></text:p>
      <text:list xml:id="list2640374024" text:style-name="L37">
        <text:list-item>
          <text:p text:style-name="P700"><text:span text:style-name="T1200">Mumie</text:span><text:span text:style-name="T1199"> je mrtvá, takže zranění, která by živého člověka zabila, ji pouze trochu zpomalí (má dvojnásobek životů než by měl živý člověk).</text:span></text:p>
        </text:list-item>
        <text:list-item>
          <text:p text:style-name="P702"><text:span text:style-name="T1199">M</text:span><text:span text:style-name="T1109">umie má nadlidskou sílu. Člověka dokáže zvednout a odhodit několik metrů daleko a při boji zblízka má +1 ke zranění </text:span><text:span text:style-name="T1203">(ve zranění zubů a pařátů už je bonus započítaný)</text:span><text:span text:style-name="T1109">.</text:span></text:p>
        </text:list-item>
        <text:list-item>
          <text:p text:style-name="P641"><text:soft-page-break/><text:span text:style-name="T1199">M</text:span><text:span text:style-name="T1109">umie dokáže v krátké vzdálenosti kolem sebe </text:span><text:span text:style-name="T1202">na několik minut</text:span><text:span text:style-name="T1109"> vyvolat prašnou nebo písečnou bouři. Uvnitř je ztížená viditelnost (nevýhoda) a zdvižený prach nebo písek chrání mumii před slunečním světlem. </text:span><text:span text:style-name="T1202">Znovu může bouři vyvolat za několik hodin.</text:span></text:p>
        </text:list-item>
        <text:list-item>
          <text:p text:style-name="P642"><text:span text:style-name="T1109">Mumie ovládá brouky a červy. </text:span><text:span text:style-name="T1201">Ti obvykle pro postavy nejsou nebezpeční, ale mohou jim ztěžovat výhled, lézt do očí a podobně (nevýhoda).</text:span></text:p>
        </text:list-item>
      </text:list>
      <text:p text:style-name="P451"><text:span text:style-name="T860">Boj:</text:span> <text:span text:style-name="T1538">Mumie může používat zbraně (při boji zbraněmi na blízko má díky nadlidské síle +1 ke zranění), případně své zuby a spáry.</text:span></text:p>
      <text:p text:style-name="P643">Mumie obvykle vzniká použitím silné kletby nebo magického pohřebního rituálu a musí pak navěky chránit svou hrobku a poklady v ní uložené.</text:p>
      <text:h text:style-name="Heading_20_3" text:outline-level="3"><text:bookmark-start text:name="__RefHeading___Toc3630_3430540378"/><text:span text:style-name="T1504">S</text:span>pektra<text:bookmark-end text:name="__RefHeading___Toc3630_3430540378"/></text:h>
      <text:p text:style-name="P162"><text:span text:style-name="T984">/</text:span><text:span text:style-name="T1044">* Velikost </text:span><text:span text:style-name="T1094">6</text:span><text:span text:style-name="T1044"> (</text:span><text:span text:style-name="T1094">6</text:span><text:span text:style-name="T1044"> kg) */</text:span></text:p>
      <text:p text:style-name="P162"><text:span text:style-name="T984">F</text:span><text:span text:style-name="T996">yzička </text:span><text:span text:style-name="T1095">5</text:span><text:span text:style-name="T996">, Finesa </text:span><text:span text:style-name="T1095">4</text:span><text:span text:style-name="T996">, Duše </text:span><text:span text:style-name="T1095">6</text:span><text:span text:style-name="T470">, </text:span><text:span text:style-name="T518">Ž</text:span><text:span text:style-name="T471">ivot</text:span><text:span text:style-name="T518">y </text:span><text:span text:style-name="T678">12</text:span></text:p>
      <text:p text:style-name="P328"><text:span text:style-name="T732">Zbroj:</text:span><text:span text:style-name="T465"> </text:span><text:span text:style-name="T686">proti </text:span><text:span text:style-name="T679">všem fyzickým útokům</text:span><text:span text:style-name="T669"> 3</text:span></text:p>
      <text:p text:style-name="P327"><text:span text:style-name="T732">Rychlost:</text:span><text:span text:style-name="T465"> </text:span><text:span text:style-name="T675">j</text:span><text:span text:style-name="T667">ako člověk</text:span></text:p>
      <text:p text:style-name="P327"><text:span text:style-name="T735">Smysly:</text:span><text:span text:style-name="T472"> </text:span><text:span text:style-name="T653">magický zrak a sluch</text:span></text:p>
      <text:p text:style-name="P327"><text:span text:style-name="T759">Detekovatelnost</text:span><text:span text:style-name="T758">:</text:span><text:span text:style-name="T561"> </text:span><text:span text:style-name="T680">Spektra</text:span><text:span text:style-name="T676"> není</text:span><text:span text:style-name="T561"> vidět pomocí infravidění. </text:span><text:span text:style-name="T682">K</text:span><text:span text:style-name="T681">rollím ultrasluchem je vidět jako </text:span><text:span text:style-name="T687">nezřetelný</text:span><text:span text:style-name="T681"> </text:span><text:span text:style-name="T682">oblak bez </text:span><text:span text:style-name="T687">jasných</text:span><text:span text:style-name="T682"> obrysů</text:span><text:span text:style-name="T561">.</text:span></text:p>
      <text:p text:style-name="P433"><text:span text:style-name="T1245">⚔<text:tab/></text:span><text:span text:style-name="T791">Mrazivý d</text:span><text:span text:style-name="T790">otyk</text:span><text:span text:style-name="T987">:</text:span><text:span text:style-name="T985"> </text:span><text:span text:style-name="T1095">6 + k6, zranění 2 (neodečítá se zbroj)</text:span></text:p>
      <text:p text:style-name="P433"><text:span text:style-name="T860">Vzhled:</text:span> <text:span text:style-name="T1539">Přízračná, částečně průhledná postava.</text:span></text:p>
      <text:p text:style-name="P452"><text:soft-page-break/><text:span text:style-name="T917">Zranitelnost</text:span><text:span text:style-name="T860">:</text:span> <text:span text:style-name="T1539">Spektra je plně zranitelná zranitelná jen duševními útoky a svěcenou vodou a jako všichni nemrtví nesnese přímé sluneční světlo. Od všech ostatních zásahů si odečítá 3.</text:span></text:p>
      <text:p text:style-name="P454"><text:span text:style-name="T922">Léčení</text:span><text:span text:style-name="T860">:</text:span> <text:span text:style-name="T1544">Spektra vysává teplo ze živých tvorů. Každý dotyk teplokrevného tvora ji vyléčí za tolik životů, kolik proti němu měla úspěchů.</text:span></text:p>
      <text:p text:style-name="P433"><text:span text:style-name="T860">Boj:</text:span> <text:span text:style-name="T1540">Dotek spektry prochází zbrojí a vyvolá pocit ledového chladu (nejedná se o zranění mrazem), který ji zároveň léčí ztracené životy.</text:span></text:p>
      <text:p text:style-name="Text_20_body">Spektra má přízračné, částečně hmotné tělo. Může vzniknout pouze mocným nekromantickým rituálem.</text:p>
      <text:h text:style-name="Heading_20_3" text:outline-level="3"><text:bookmark-start text:name="__RefHeading___Toc3632_3430540378"/><text:span text:style-name="T1504">U</text:span>pír<text:bookmark-end text:name="__RefHeading___Toc3632_3430540378"/></text:h>
      <text:p text:style-name="P162"><text:span text:style-name="T984">/</text:span><text:span text:style-name="T1044">* Velikost </text:span><text:span text:style-name="T1096">6</text:span><text:span text:style-name="T1044"> (</text:span><text:span text:style-name="T1096">6</text:span><text:span text:style-name="T1044"> kg) */</text:span></text:p>
      <text:p text:style-name="P162"><text:span text:style-name="T984">F</text:span><text:span text:style-name="T996">yzička </text:span><text:span text:style-name="T1097">5</text:span><text:span text:style-name="T996">, Finesa </text:span><text:span text:style-name="T1097">7</text:span><text:span text:style-name="T996">, Duše </text:span><text:span text:style-name="T1096">6</text:span><text:span text:style-name="T470">, </text:span><text:span text:style-name="T518">Ž</text:span><text:span text:style-name="T471">ivot</text:span><text:span text:style-name="T518">y </text:span><text:span text:style-name="T683">2</text:span><text:span text:style-name="T688">2</text:span></text:p>
      <text:p text:style-name="P318"><text:span text:style-name="T732">Rychlost:</text:span><text:span text:style-name="T465"> </text:span><text:span text:style-name="T688">j</text:span><text:span text:style-name="T684">ako člověk</text:span></text:p>
      <text:p text:style-name="P329"><text:span text:style-name="T735">Smysly:</text:span><text:span text:style-name="T472"> </text:span><text:span text:style-name="T653">magický zrak, </text:span><text:span text:style-name="T692">výborný</text:span><text:span text:style-name="T653"> sluch </text:span><text:span text:style-name="T692">a čich</text:span></text:p>
      <text:p text:style-name="P329"><text:span text:style-name="T759">Detekovatelnost</text:span><text:span text:style-name="T758">:</text:span><text:span text:style-name="T561"> </text:span><text:span text:style-name="T685">Upír</text:span><text:span text:style-name="T676"> není</text:span><text:span text:style-name="T561"> vidět pomocí infravidění.</text:span></text:p>
      <text:p text:style-name="P456"><text:span text:style-name="T1245">⚔<text:tab/></text:span><text:span text:style-name="T792">Sání krve</text:span><text:span text:style-name="T731">:</text:span><text:span text:style-name="T471"> </text:span><text:span text:style-name="T690">5</text:span><text:span text:style-name="T689"> + k6, zranění </text:span><text:span text:style-name="T690">1</text:span><text:span text:style-name="T689"> (neodečítá se zbroj)</text:span></text:p>
      <text:p text:style-name="P455"><text:span text:style-name="T860">Vzhled:</text:span> <text:span text:style-name="T1545">Štíhlý člověk s mrtvolně bledou tváří, rudými rty, černými vlasy a dlouhými, ostrými špičáky.</text:span></text:p>
      <text:p text:style-name="P457"><text:span text:style-name="T442">S</text:span><text:span text:style-name="T385">labiny:</text:span></text:p>
      <text:list xml:id="list4057837276" text:style-name="L38">
        <text:list-item>
          <text:p text:style-name="P631"><text:span text:style-name="T448">Když někdo probodne upírovo srdce dřevem (stačí i malá tříska), zcela </text:span><text:span text:style-name="T449">ho tím</text:span><text:span text:style-name="T448"> znehybní </text:span><text:span text:style-name="T449">(upír se dřeva v srdci sám nemůže zbavit)</text:span><text:span text:style-name="T448">.</text:span></text:p>
        </text:list-item>
        <text:list-item>
          <text:p text:style-name="P704"><text:soft-page-break/><text:span text:style-name="T443">Kromě toho má k</text:span><text:span text:style-name="T442">aždý upír dvě z následujících slabin:</text:span></text:p>
          <text:list>
            <text:list-item>
              <text:p text:style-name="P568">Jeho obraz se neodráží v zrcadle.</text:p>
            </text:list-item>
            <text:list-item>
              <text:p text:style-name="P568">Nemůže přejít proudící vodu.</text:p>
            </text:list-item>
            <text:list-item>
              <text:p text:style-name="P568">Nemůže vstoupit do domu, pokud nebyl pozván.</text:p>
            </text:list-item>
            <text:list-item>
              <text:p text:style-name="P644"><text:span text:style-name="T376">Nemůže vystát</text:span><text:span text:style-name="T375"> zápach česneku.</text:span></text:p>
            </text:list-item>
            <text:list-item>
              <text:p text:style-name="P645"><text:span text:style-name="T375">U</text:span><text:span text:style-name="T2">pír má znetvořenou tvář a pokřivené tělo.</text:span></text:p>
            </text:list-item>
          </text:list>
        </text:list-item>
      </text:list>
      <text:p text:style-name="P450"><text:span text:style-name="T914">Léčení</text:span><text:span text:style-name="T860">:</text:span> <text:span text:style-name="T1546">Upír se léčí sáním krve humanoidních tvorů. Zakousnout se může pouze do oběti, kterou pevně chytne. Sáním se vyléčí za tolik životů, jak velké zranění způsobí. Nemůže si takto vyléčit zranění, která utrpěl stříbrnou zbraní – ta se mu léčí rychlostí 1 život za noc.</text:span></text:p>
      <text:p text:style-name="P450"><text:span text:style-name="T920">Schopnosti</text:span><text:span text:style-name="T860">:</text:span></text:p>
      <text:list xml:id="list175558008092801" text:continue-list="list2640374024" text:style-name="L37">
        <text:list-item>
          <text:p text:style-name="P701"><text:span text:style-name="T1204">Upír</text:span><text:span text:style-name="T1199"> je mrtv</text:span><text:span text:style-name="T1204">ý</text:span><text:span text:style-name="T1199">, takže zranění, která by živého člověka zabila, </text:span><text:span text:style-name="T1204">ho</text:span><text:span text:style-name="T1199"> pouze trochu zpomalí (má dvojnásobek životů než by měl živý člověk).</text:span></text:p>
        </text:list-item>
        <text:list-item>
          <text:p text:style-name="P646"><text:span text:style-name="T1109">Upír může stvořit dalšího upíra z živého humanoida, když kompletně vysaje jeho krev a vpraví mu do úst trochu své vlastní krve. </text:span><text:span text:style-name="T1216">Stává se to ale nesmírně zřídka.</text:span></text:p>
        </text:list-item>
        <text:list-item>
          <text:p text:style-name="P647">Každý upír navíc má dvě z následujících schopností:</text:p>
          <text:list>
            <text:list-item>
              <text:p text:style-name="P703"><text:span text:style-name="T923">Nadlidská síla:</text:span><text:span text:style-name="T1109"> Člověka dokáže zvednout a odhodit několik metrů daleko a při boji zblízka má +1 ke zranění.</text:span></text:p>
            </text:list-item>
            <text:list-item>
              <text:p text:style-name="P649"><text:span text:style-name="T860">Nadlidská rychlost:</text:span><text:span text:style-name="T1109"> Upír se pohybuje dvakrát rychleji než člověk.</text:span></text:p>
            </text:list-item>
            <text:list-item>
              <text:p text:style-name="P650"><text:soft-page-break/><text:span text:style-name="T860">Pouto krve:</text:span><text:span text:style-name="T1109"> Kdokoliv živý pozře kapku upírovy krve, následující den bude jeho věrným služebníkem.</text:span></text:p>
            </text:list-item>
            <text:list-item>
              <text:p text:style-name="P651"><text:span text:style-name="T860">Proměna v mlhu:</text:span><text:span text:style-name="T1109"> </text:span><text:span text:style-name="T1206">Proměna </text:span><text:span text:style-name="T1207">zabere</text:span><text:span text:style-name="T1206"> 1 kolo </text:span><text:span text:style-name="T1207">a trvá několik minut</text:span><text:span text:style-name="T1206">. </text:span><text:span text:style-name="T1208">V mlžné podobě je upír zranitelný pouze ohněm, bleskem, mrazem a duševními útoky a nezraňuje jej sluneční světlo.</text:span><text:span text:style-name="T1206"> </text:span><text:span text:style-name="T1207">Upír se může proměnit v mlhu jen jednou za den.</text:span></text:p>
            </text:list-item>
            <text:list-item>
              <text:p text:style-name="P652"><text:span text:style-name="T860">Proměna v obřího netopýra:</text:span><text:span text:style-name="T1109"> </text:span><text:span text:style-name="T1206">Proměna trvá 1 kolo. </text:span><text:span text:style-name="T1211">V této podobě je stále nemrtvý (má dvojnásobek životů než obyčejný </text:span><text:span text:style-name="T926">obří netopýr</text:span><text:span text:style-name="T1211">, </text:span><text:span text:style-name="T1214">vnímá magickým zrakem a sluchem </text:span><text:span text:style-name="T1211">a je zranitelný svěcenou vodou a slunečním světlem), ale nemá žádnou jinou ze svých schopností kromě sání krve, </text:span><text:span text:style-name="T1212">kterým se léčí </text:span><text:span text:style-name="T1215">stejně jako v upírské podobě</text:span><text:span text:style-name="T1211">. </text:span><text:span text:style-name="T1213">Má ale stále svoje slabiny.</text:span></text:p>
            </text:list-item>
            <text:list-item>
              <text:p text:style-name="P652"><text:span text:style-name="T860">Ovládání nižších nemrtvých:</text:span><text:span text:style-name="T1109"> </text:span><text:span text:style-name="T1210">Upíra poslouchají všichni ghůlové, kostlivci a zombie.</text:span></text:p>
            </text:list-item>
            <text:list-item>
              <text:p text:style-name="P653"><text:span text:style-name="T860">Ovládání zvířat: </text:span><text:span text:style-name="T1109"><text:s/></text:span><text:span text:style-name="T1209">Když se upír zadívá nějakému zvířeti do očí, získá jeho naprostou důvěru a zvíře pak bude několik minut plnit všechna jeho přání. Upír nemůže ovládnout zvíře, se kterým má hraničář pouto.</text:span></text:p>
            </text:list-item>
            <text:list-item>
              <text:p text:style-name="P654"><text:span text:style-name="T924">L</text:span><text:span text:style-name="T860">idská tvář:</text:span><text:span text:style-name="T1109"> Upír na sobě dokáže udržovat iluzi, jako kdyby uměl kouzlo </text:span><text:span text:style-name="T860">změna podoby</text:span><text:span text:style-name="T1109">. Nemusí se na to soustředit a může ji kdykoliv změnit. Jeho pravá tvář se objeví, když je vyřazen prohnáním dřevěného kůlu srdcem.</text:span></text:p>
            </text:list-item>
          </text:list>
        </text:list-item>
      </text:list>
      <text:p text:style-name="P708"><text:span text:style-name="T918">Dovednosti</text:span><text:span text:style-name="T915">:</text:span><text:span text:style-name="T1196"> </text:span><text:span text:style-name="T1197">Jako za života.</text:span></text:p>
      <text:p text:style-name="P453"><text:soft-page-break/><text:span text:style-name="T860">Boj:</text:span> <text:span text:style-name="T1542">Upír obvykle používá lehké zbraně, aby využil svou mrštnost (vysokou Finesu). Pokud má </text:span><text:span text:style-name="T925">nadlidskou sílu</text:span><text:span text:style-name="T1542">, při boji na blízko má +1 ke zranění.</text:span></text:p>
      <text:list xml:id="list3073576100" text:style-name="L39">
        <text:list-item>
          <text:p text:style-name="P655">Upír patří mezi nejobtížněji zabitelné nestvůry. <text:span text:style-name="T1548">Sluneční světlo nebo svěcená voda ho sice spálí na prach a stejně tak je možné jeho tělo spálit na hranici, ale d</text:span>okud z něj zbývá byť jen hrstka prachu, <text:span text:style-name="T1549">když ji</text:span> někdo poleje <text:span text:style-name="T1550">dostatkem</text:span> kr<text:span text:style-name="T1550">ve</text:span>, upír se dokáže celý zregenerovat. <text:span text:style-name="T1547">Znemožnit mu v tom jde třeba nasypáním popelu do tekoucí řeky nebo rozpráším do větru.</text:span></text:p>
        </text:list-item>
      </text:list>
      <text:p text:style-name="P204">Suroviny:</text:p>
      <text:list xml:id="list175558468692571" text:continue-list="list175557363959813" text:style-name="L1">
        <text:list-item>
          <text:p text:style-name="P680">Z <text:span text:style-name="T1504">u</text:span>píří<text:span text:style-name="T1504">ch</text:span> zu<text:span text:style-name="T1504">bů může alchymista vytěžit dohromady 22 magů.</text:span></text:p>
        </text:list-item>
      </text:list>
      <text:p text:style-name="P170">Tajemství, jak vznikl první upír, je dávno zapomenuto, <text:span text:style-name="T1541">upíra tedy nyní může stvořit pouze jiný upír.</text:span></text:p>
      <text:h text:style-name="P480" text:outline-level="2"><text:bookmark-start text:name="__RefHeading___Toc2716_3430540378"/>Netvor bahenní<text:bookmark-end text:name="__RefHeading___Toc2716_3430540378"/></text:h>
      <text:p text:style-name="P656"><text:span text:style-name="T984">/</text:span><text:span text:style-name="T1044">* Velikost </text:span><text:span text:style-name="T1098">7</text:span><text:span text:style-name="T1044"> (</text:span><text:span text:style-name="T1098">125</text:span><text:span text:style-name="T1044"> kg) */</text:span></text:p>
      <text:p text:style-name="P656"><text:span text:style-name="T984">F</text:span><text:span text:style-name="T996">yzička </text:span><text:span text:style-name="T1098">5</text:span><text:span text:style-name="T996">, Finesa </text:span><text:span text:style-name="T1098">2</text:span><text:span text:style-name="T996">, Duše </text:span><text:span text:style-name="T1100">3</text:span><text:span text:style-name="T470">, </text:span><text:span text:style-name="T518">Ž</text:span><text:span text:style-name="T471">ivot</text:span><text:span text:style-name="T518">y </text:span><text:span text:style-name="T693">12</text:span></text:p>
      <text:p text:style-name="P721"><text:span text:style-name="T732">Zbroj:</text:span><text:span text:style-name="T465"> </text:span><text:span text:style-name="T693">1 (šupiny)</text:span></text:p>
      <text:p text:style-name="P721"><text:span text:style-name="T732">Rychlost:</text:span><text:span text:style-name="T465"> </text:span><text:span text:style-name="T694">n</text:span><text:span text:style-name="T693">a zemi pomalejší než člověk, ve vodě rychlejší</text:span></text:p>
      <text:p text:style-name="P722"><text:span text:style-name="T735">Smysly:</text:span><text:span text:style-name="T472"> </text:span><text:span text:style-name="T614">slabý zrak a sluch, výborný čich </text:span><text:span text:style-name="T615">a chuť, </text:span><text:span text:style-name="T694">infravidění</text:span></text:p>
      <text:p text:style-name="P705"><text:span text:style-name="T1245">⚔<text:tab/></text:span><text:span text:style-name="T793">Pařáty</text:span><text:span text:style-name="T987">:</text:span><text:span text:style-name="T985"> </text:span><text:span text:style-name="T1099">5 + k6, zranění 1</text:span></text:p>
      <text:p text:style-name="P705"><text:span text:style-name="T860">Vzhled:</text:span> Humanoidní tvor s <text:span text:style-name="T1552">dlouhým, ještěřím ocasem,</text:span> <text:span text:style-name="T951">tělem pokrytým šupinami, rukama zakončenýma pařáty a ostrým hřebenem na zádech.</text:span></text:p>
      <text:p text:style-name="P706"><text:soft-page-break/><text:span text:style-name="T927">Schopnosti</text:span><text:span text:style-name="T860">:</text:span></text:p>
      <text:list xml:id="list3590565736" text:style-name="L41">
        <text:list-item>
          <text:p text:style-name="P632">Vydrží až hodinu bez nadechnutí.</text:p>
        </text:list-item>
      </text:list>
      <text:list xml:id="list1759471534" text:style-name="L40">
        <text:list-item>
          <text:p text:style-name="P707"><text:span text:style-name="T1218">U</text:span><text:span text:style-name="T1217">mí soustředěním vytvořit hustou mlhu.</text:span></text:p>
        </text:list-item>
      </text:list>
      <text:p text:style-name="P705"><text:span text:style-name="T860">Boj:</text:span> <text:span text:style-name="T1553">Bahenní netvor nejraději číhá ve vodě nebo v bažině podobně jako krokodýl. Při boji v tomto prostředí má oproti postavám výhodu.</text:span></text:p>
      <text:h text:style-name="P481" text:outline-level="2"><text:bookmark-start text:name="__RefHeading___Toc1864_3850923094"/>Nevidění<text:bookmark-end text:name="__RefHeading___Toc1864_3850923094"/></text:h>
      <text:p text:style-name="P731">Spící hrůza<text:tab/><text:tab/><text:span text:style-name="T984">F</text:span><text:span text:style-name="T996">yzička </text:span><text:span text:style-name="T1103">2</text:span><text:span text:style-name="T996">, Finesa </text:span><text:span text:style-name="T1103">2</text:span><text:span text:style-name="T996">, Duše </text:span><text:span text:style-name="T1102">2</text:span><text:span text:style-name="T470">, </text:span><text:span text:style-name="T518">Ž</text:span><text:span text:style-name="T471">ivot</text:span><text:span text:style-name="T518">y </text:span><text:span text:style-name="T809">1</text:span></text:p>
      <text:p text:style-name="P732">Plíživá hrůza<text:tab/><text:tab/><text:span text:style-name="T984">Fyzička 2, Finesa 2,</text:span><text:span text:style-name="T996"> Duše </text:span><text:span text:style-name="T1102">2</text:span><text:span text:style-name="T470">, </text:span><text:span text:style-name="T518">Ž</text:span><text:span text:style-name="T471">ivot</text:span><text:span text:style-name="T518">y </text:span><text:span text:style-name="T809">2</text:span></text:p>
      <text:p text:style-name="P732">Pomalá hrůza<text:tab/><text:span text:style-name="T984">Fyzička 2, Finesa 2,</text:span><text:span text:style-name="T996"> Duše </text:span><text:span text:style-name="T1102">2</text:span><text:span text:style-name="T470">, </text:span><text:span text:style-name="T518">Ž</text:span><text:span text:style-name="T471">ivot</text:span><text:span text:style-name="T518">y </text:span><text:span text:style-name="T809">3</text:span></text:p>
      <text:p text:style-name="P732">Mlčící hrůza<text:tab/><text:tab/><text:span text:style-name="T984">Fyzička 3, Finesa 3,</text:span><text:span text:style-name="T996"> Duše </text:span><text:span text:style-name="T1102">3</text:span><text:span text:style-name="T470">, </text:span><text:span text:style-name="T518">Ž</text:span><text:span text:style-name="T471">ivot</text:span><text:span text:style-name="T518">y </text:span><text:span text:style-name="T809">4</text:span></text:p>
      <text:p text:style-name="P732">Chtivá hrůza<text:tab/><text:tab/><text:span text:style-name="T984">Fyzička 3, Finesa 3,</text:span><text:span text:style-name="T996"> Duše </text:span><text:span text:style-name="T1102">3</text:span><text:span text:style-name="T470">, </text:span><text:span text:style-name="T518">Ž</text:span><text:span text:style-name="T471">ivot</text:span><text:span text:style-name="T518">y </text:span><text:span text:style-name="T809">5</text:span></text:p>
      <text:p text:style-name="P732">Lačná hrůza<text:tab/><text:tab/><text:span text:style-name="T984">Fyzička 3, Finesa 3,</text:span><text:span text:style-name="T996"> Duše </text:span><text:span text:style-name="T1102">3</text:span><text:span text:style-name="T470">, </text:span><text:span text:style-name="T518">Ž</text:span><text:span text:style-name="T471">ivot</text:span><text:span text:style-name="T518">y </text:span><text:span text:style-name="T809">6</text:span></text:p>
      <text:p text:style-name="P732">Ssavá hrůza<text:tab/><text:tab/><text:span text:style-name="T984">Fyzička 4, Finesa 4,</text:span><text:span text:style-name="T996"> Duše </text:span><text:span text:style-name="T1102">4</text:span><text:span text:style-name="T470">, </text:span><text:span text:style-name="T518">Ž</text:span><text:span text:style-name="T471">ivot</text:span><text:span text:style-name="T518">y </text:span><text:span text:style-name="T809">7</text:span></text:p>
      <text:p text:style-name="P732">Noční hrůza<text:tab/><text:tab/><text:span text:style-name="T984">Fyzička 4, Finesa 4,</text:span><text:span text:style-name="T996"> Duše </text:span><text:span text:style-name="T1102">4</text:span><text:span text:style-name="T470">, </text:span><text:span text:style-name="T518">Ž</text:span><text:span text:style-name="T471">ivot</text:span><text:span text:style-name="T518">y </text:span><text:span text:style-name="T695">8</text:span></text:p>
      <text:p text:style-name="P732">Temná hrůza<text:tab/><text:tab/><text:span text:style-name="T984">Fyzička 4, Finesa 4,</text:span><text:span text:style-name="T996"> Duše </text:span><text:span text:style-name="T1102">4</text:span><text:span text:style-name="T470">, </text:span><text:span text:style-name="T518">Ž</text:span><text:span text:style-name="T471">ivot</text:span><text:span text:style-name="T518">y </text:span><text:span text:style-name="T809">9</text:span></text:p>
      <text:p text:style-name="P732">Černá hrůza<text:tab/><text:tab/><text:span text:style-name="T984">Fyzička 5, Finesa 5,</text:span><text:span text:style-name="T996"> Duše </text:span><text:span text:style-name="T1102">5</text:span><text:span text:style-name="T470">, </text:span><text:span text:style-name="T518">Ž</text:span><text:span text:style-name="T471">ivot</text:span><text:span text:style-name="T518">y </text:span><text:span text:style-name="T809">10</text:span></text:p>
      <text:p text:style-name="P732">Bílá hrůza<text:tab/><text:tab/><text:span text:style-name="T984">Fyzička 5, Finesa 5,</text:span><text:span text:style-name="T996"> Duše </text:span><text:span text:style-name="T1102">5</text:span><text:span text:style-name="T470">, </text:span><text:span text:style-name="T518">Ž</text:span><text:span text:style-name="T471">ivot</text:span><text:span text:style-name="T518">y </text:span><text:span text:style-name="T809">11</text:span></text:p>
      <text:p text:style-name="P732">Čirá hrůza<text:tab/><text:tab/><text:span text:style-name="T984">Fyzička 5, Finesa 5,</text:span><text:span text:style-name="T996"> Duše </text:span><text:span text:style-name="T1102">5</text:span><text:span text:style-name="T470">, </text:span><text:span text:style-name="T518">Ž</text:span><text:span text:style-name="T471">ivot</text:span><text:span text:style-name="T518">y </text:span><text:span text:style-name="T809">12</text:span></text:p>
      <text:p text:style-name="P732">Zářící hrůza<text:tab/><text:tab/><text:span text:style-name="T984">Fyzička 6, Finesa 6,</text:span><text:span text:style-name="T996"> Duše </text:span><text:span text:style-name="T1102">6</text:span><text:span text:style-name="T470">, </text:span><text:span text:style-name="T518">Ž</text:span><text:span text:style-name="T471">ivot</text:span><text:span text:style-name="T518">y </text:span><text:span text:style-name="T809">13</text:span></text:p>
      <text:p text:style-name="P732">Neznámá hrůza<text:tab/><text:span text:style-name="T984">Fyzička 6, Finesa 6,</text:span><text:span text:style-name="T996"> Duše </text:span><text:span text:style-name="T1102">6</text:span><text:span text:style-name="T470">, </text:span><text:span text:style-name="T518">Ž</text:span><text:span text:style-name="T471">ivot</text:span><text:span text:style-name="T518">y </text:span><text:span text:style-name="T809">14</text:span></text:p>
      <text:p text:style-name="P732">Měkká hrůza<text:tab/><text:tab/><text:span text:style-name="T984">Fyzička 6, Finesa 6,</text:span><text:span text:style-name="T996"> Duše </text:span><text:span text:style-name="T1102">6</text:span><text:span text:style-name="T470">, </text:span><text:span text:style-name="T518">Ž</text:span><text:span text:style-name="T471">ivot</text:span><text:span text:style-name="T518">y </text:span><text:span text:style-name="T809">15</text:span></text:p>
      <text:p text:style-name="P732">Živá hrůza<text:tab/><text:tab/><text:span text:style-name="T984">Fyzička 7, Finesa 7,</text:span><text:span text:style-name="T996"> Duše </text:span><text:span text:style-name="T1102">7</text:span><text:span text:style-name="T470">, </text:span><text:span text:style-name="T518">Ž</text:span><text:span text:style-name="T471">ivot</text:span><text:span text:style-name="T518">y </text:span><text:span text:style-name="T809">16</text:span></text:p>
      <text:p text:style-name="P732">Vražedná hrůza<text:tab/><text:span text:style-name="T984">Fyzička 7, Finesa 7,</text:span><text:span text:style-name="T996"> Duše </text:span><text:span text:style-name="T1102">7</text:span><text:span text:style-name="T470">, </text:span><text:span text:style-name="T518">Ž</text:span><text:span text:style-name="T471">ivot</text:span><text:span text:style-name="T518">y </text:span><text:span text:style-name="T809">17</text:span></text:p>
      <text:p text:style-name="P732">Krvavá hrůza<text:tab/><text:span text:style-name="T984">Fyzička 7, Finesa 7,</text:span><text:span text:style-name="T996"> Duše </text:span><text:span text:style-name="T1102">7</text:span><text:span text:style-name="T470">, </text:span><text:span text:style-name="T518">Ž</text:span><text:span text:style-name="T471">ivot</text:span><text:span text:style-name="T518">y </text:span><text:span text:style-name="T809">18</text:span></text:p>
      <text:p text:style-name="P724"><text:span text:style-name="T732">Rychlost:</text:span><text:span text:style-name="T465"> </text:span><text:span text:style-name="T710">jako člověk</text:span></text:p>
      <text:p text:style-name="P723"><text:span text:style-name="T735">Smysly:</text:span><text:span text:style-name="T472"> </text:span><text:span text:style-name="T653">magický zrak a sluch, </text:span><text:span text:style-name="T810">vid</text:span><text:span text:style-name="T696">í duše</text:span></text:p>
      <text:p text:style-name="Property_20_level_20_0"><text:soft-page-break/><text:span text:style-name="T796">D</text:span><text:span text:style-name="T730">etekovatelnost:</text:span><text:span text:style-name="T459"> neviděn</text:span><text:span text:style-name="T708">ý</text:span><text:span text:style-name="T459"> </text:span><text:span text:style-name="T707">ne</text:span><text:span text:style-name="T708">ní</text:span><text:span text:style-name="T707"> vidět zrakem, infraviděním ani ultrasluchem, ne</text:span><text:span text:style-name="T708">ní</text:span><text:span text:style-name="T707"> slyšet ani cítit</text:span></text:p>
      <text:p text:style-name="P709"><text:span text:style-name="T1245">⚔<text:tab/></text:span><text:span text:style-name="T795">Útok</text:span><text:span text:style-name="T731">:</text:span><text:span text:style-name="T471"> </text:span><text:span text:style-name="T717">Fyzička</text:span><text:span text:style-name="T694"> + k6, zranění </text:span><text:span text:style-name="T706">1</text:span></text:p>
      <text:p text:style-name="P658"><text:span text:style-name="T795">V</text:span><text:span text:style-name="T730">zhled:</text:span><text:span text:style-name="T459"> Neviděného může spatřit pouze postava s aktivním kouzlem </text:span><text:span text:style-name="T730">najdi neviditelné</text:span><text:span text:style-name="T459">. V</text:span><text:span text:style-name="T709">ypadá jako přízračná, nepříliš zřetelná šelma (tím větší, čím více je probuzený).</text:span></text:p>
      <text:p text:style-name="P710"><text:span text:style-name="T798">Léčení</text:span><text:span text:style-name="T730">:</text:span><text:span text:style-name="T459"> Pokaždé, když neviděný někoho zabije, se doléčí do plných životů. Jiné možnosti léčení nemá.</text:span></text:p>
      <text:p text:style-name="Standalone_20_Property"><text:span text:style-name="T795">B</text:span><text:span text:style-name="T730">oj:</text:span><text:span text:style-name="T459"> </text:span><text:span text:style-name="T716">Pokud postavy nemají kouzlo </text:span><text:span text:style-name="T797">najdi nevid</text:span><text:span text:style-name="T799">iteln</text:span><text:span text:style-name="T797">é</text:span><text:span text:style-name="T716">, mohou na neviděného útočit pouze na základě jeho projevů – tedy když na někoho zaútočí. Obvykle budou mít jen jednu šanci (a navíc s nevýhodou), protože když je neviděný v ohrožení, stáhne se a vyčíhá si nějakou jinou, snazší oběť.</text:span></text:p>
      <text:p text:style-name="P657"><text:span text:style-name="T459">Nevidění jsou obzvláště nebezpečné vražedné nestvůry schopné vyhladit celá města. </text:span><text:span text:style-name="T697">Temným magickým rituálem vyžadujícím lidské oběti vznikne zárodek neviděného – Spící hrůza. Ten následně čeká, až se k němu přiblíží nějaká dostatečně slabá oběť. </text:span><text:span text:style-name="T698">Když ji zabije, vysaje její duševní sílu. Tím se probudí na další stupeň a stane se z n</text:span><text:span text:style-name="T711">ěj</text:span><text:span text:style-name="T698"> Plíživá hrůza. </text:span><text:span text:style-name="T699">Ta už nečeká na místě a vydává se sama na lov.<text:line-break/><text:tab/></text:span><text:span text:style-name="T700">Dokud má neviděný koho zabíjet, cyklus probouzení pokračuje. Na každý další stupeň musí pozřít dvojnásobek duší – z prvního na druhý mu stačí jedna, na třetí už potřebuje dvě, na čtvrtý čtyři, na pátý osm a tak dále.</text:span><text:span text:style-name="T699"><text:line-break/><text:tab/>Neviděný nikdy nespěchá, vždy si vybírá co nejslabší kořist. Mezi jednotlivými vraždami může klidně uplynout několik dní. </text:span><text:span text:style-name="T700">Když tedy začne řádit například ve městě, začne nejdřív zabíjet děti a starce. Až dojdou, pustí se do nemocných dospělých, pak do zdravých. Na městskou stráž, vojáky, čaroděje, případně hráčské postavy, zaútočí </text:span><text:soft-page-break/><text:span text:style-name="T700">až úplně nakonec, až bude co možná nejsilnější.<text:line-break/><text:tab/></text:span><text:span text:style-name="T709">Když neviděný nemá dál koho zabíjet, začne zase usínat a klesat na nižší stupně, až se postupně scvrkne na Spící hrůzu. V této formě vydrží čekat celé věky.</text:span></text:p>
      <text:p text:style-name="Standalone_20_Property"><text:span text:style-name="T794">Použití ve hře:</text:span><text:span text:style-name="T700"> </text:span><text:span text:style-name="T701">Neposílej neviděného na samotnou družinu – dobrodruhům se </text:span><text:span text:style-name="T703">málo probuzený</text:span><text:span text:style-name="T701"> neviděný vyhne a raději si počíhá na slabší kořist. </text:span><text:span text:style-name="T703">Nech ho raději řádit ve velké skupině cizích postav</text:span><text:span text:style-name="T702">. Může to být vesnice, město, karavana, kterou postavy doprovází a podobně. </text:span><text:span text:style-name="T704">Postavy by se s ním ze začátku vůbec neměly potkat, měly by pouze nacházet stopy po jeho řádění. </text:span><text:span text:style-name="T713">Postupně</text:span><text:span text:style-name="T704"> měň popis, jak byly oběti zabity: </text:span><text:span text:style-name="T713">z</text:span><text:span text:style-name="T704">počátku </text:span><text:span text:style-name="T712">to bud</text:span><text:span text:style-name="T713">ou</text:span><text:span text:style-name="T704"> rány od zubů a spárů nějaké malé šelmy (zhruba jako </text:span><text:span text:style-name="T705">od</text:span><text:span text:style-name="T704"> p</text:span><text:span text:style-name="T705">sa nebo rysa</text:span><text:span text:style-name="T704">) a s tím, jak se </text:span><text:span text:style-name="T706">bude</text:span><text:span text:style-name="T704"> neviděný probouz</text:span><text:span text:style-name="T706">et</text:span><text:span text:style-name="T704">, se postupně budou zvětšovat. </text:span><text:span text:style-name="T706">U hodně probuzeného nemrtvého můžeš popisovat utržené končetiny, ukousnutou půlku </text:span><text:span text:style-name="T714">obličeje</text:span><text:span text:style-name="T706"> a podobně.</text:span><text:span text:style-name="T704"> Nezapomeň </text:span><text:span text:style-name="T706">také</text:span><text:span text:style-name="T704"> hrát hrůzu obyčejných lidí a rostoucí paniku. Lidé se </text:span><text:span text:style-name="T715">například</text:span><text:span text:style-name="T704"> začnou zabedňovat ve svých domech, později začnou z města prchat – nejdříve po jednom, pak po stále větších skupinách.</text:span></text:p>
      <text:h text:style-name="P482" text:outline-level="2"><text:bookmark-start text:name="__RefHeading___Toc2718_3430540378"/>Nezmar<text:bookmark-end text:name="__RefHeading___Toc2718_3430540378"/></text:h>
      <text:p text:style-name="P659"><text:span text:style-name="T984">/</text:span><text:span text:style-name="T1044">* Velikost </text:span><text:span text:style-name="T1104">7</text:span><text:span text:style-name="T1044"> (</text:span><text:span text:style-name="T1104">125 kg</text:span><text:span text:style-name="T1044">) */</text:span></text:p>
      <text:p text:style-name="P733"><text:span text:style-name="T902">Tělo</text:span><text:span text:style-name="T898">:</text:span><text:span text:style-name="T595"><text:tab/><text:tab/></text:span><text:span text:style-name="T464">F</text:span><text:span text:style-name="T470">yzička </text:span><text:span text:style-name="T718">4</text:span><text:span text:style-name="T470">, Finesa </text:span><text:span text:style-name="T611">2</text:span><text:span text:style-name="T470">, Duše </text:span><text:span text:style-name="T718">3</text:span><text:span text:style-name="T470">, </text:span><text:span text:style-name="T518">Ž</text:span><text:span text:style-name="T471">ivot</text:span><text:span text:style-name="T518">y: </text:span><text:span text:style-name="T595">1</text:span><text:span text:style-name="T612">6</text:span></text:p>
      <text:p text:style-name="P733"><text:span text:style-name="T772">Hlava</text:span><text:span text:style-name="T766">:</text:span><text:span text:style-name="T595"><text:tab/></text:span><text:span text:style-name="T464">F</text:span><text:span text:style-name="T470">yzička </text:span><text:span text:style-name="T718">2</text:span><text:span text:style-name="T470">, Finesa </text:span><text:span text:style-name="T718">4</text:span><text:span text:style-name="T470">, Duše </text:span><text:span text:style-name="T718">3</text:span><text:span text:style-name="T470">, </text:span><text:span text:style-name="T518">Ž</text:span><text:span text:style-name="T471">ivot</text:span><text:span text:style-name="T518">y: </text:span><text:span text:style-name="T612">6</text:span></text:p>
      <text:p text:style-name="P725"><text:span text:style-name="T732">Zbroj:</text:span><text:span text:style-name="T465"> </text:span><text:span text:style-name="T613">t</text:span><text:span text:style-name="T611">ělo má zbroj </text:span><text:span text:style-name="T718">3</text:span><text:span text:style-name="T611"> (</text:span><text:span text:style-name="T718">krunýř</text:span><text:span text:style-name="T611">), </text:span><text:span text:style-name="T718">hlavy</text:span><text:span text:style-name="T611"> 0</text:span></text:p>
      <text:p text:style-name="P725"><text:span text:style-name="T732">Rychlost:</text:span><text:span text:style-name="T465"> </text:span><text:span text:style-name="T613">jako </text:span><text:span text:style-name="T718">chůze</text:span></text:p>
      <text:p text:style-name="P725"><text:span text:style-name="T735">Smysly:</text:span><text:span text:style-name="T472"> </text:span><text:span text:style-name="T614">slabý zrak a sluch, výborný čich </text:span><text:span text:style-name="T615">a chuť</text:span></text:p>
      <text:p text:style-name="P711"><text:span text:style-name="T1245">⚔<text:tab/></text:span><text:span text:style-name="T731">Z</text:span><text:span text:style-name="T734">uby</text:span><text:span text:style-name="T987">:</text:span><text:span text:style-name="T985"> </text:span><text:span text:style-name="T1104">4</text:span><text:span text:style-name="T1055"> + k6, zranění </text:span><text:span text:style-name="T1104">1</text:span></text:p>
      <text:p text:style-name="P711"><text:soft-page-break/><text:span text:style-name="T860">Vzhled:</text:span> <text:span text:style-name="T1555">Tvor podobný želvě se třemi špičatými hlavami s tlamami plnými ostrých zubů.</text:span></text:p>
      <text:p text:style-name="P711"><text:span text:style-name="T860">Boj:</text:span> Nezmar je pomalý, ale když se od něj budou postavy držet daleko, zatáhne hlavy do krunýře a počká, až se přiblíží.</text:p>
      <text:list xml:id="list2796461366" text:style-name="L43">
        <text:list-item>
          <text:p text:style-name="P712"><text:span text:style-name="T1554">Nezmar může v jednom kole každou hlavou bez postihu zaútočit na jiný cíl v kontaktní vzdálenosti.</text:span></text:p>
        </text:list-item>
      </text:list>
      <text:list xml:id="list175557841835237" text:continue-list="list3769299380" text:style-name="L24">
        <text:list-item>
          <text:p text:style-name="P616"><text:span text:style-name="T860">Dorůstání hlav:</text:span> Na každou hlavu <text:span text:style-name="T1554">nezmara</text:span> je možné útočit zvlášť. Kdykoliv hlava ztratí všechny životy, v průběhu dalšího kola <text:span text:style-name="T1554">znovu doroste</text:span>.</text:p>
        </text:list-item>
        <text:list-item>
          <text:p text:style-name="P618"><text:span text:style-name="T981">Nezmara je možné vyřadit pouze ubráním všech životů těla nebo současným vyřazením všech tří hlav</text:span><text:span text:style-name="T978">.</text:span></text:p>
        </text:list-item>
      </text:list>
      <text:p text:style-name="P539">Suroviny:</text:p>
      <text:list xml:id="list1492845416" text:style-name="L42">
        <text:list-item>
          <text:p text:style-name="P660"><text:span text:style-name="T380">Alchymista může z nezmara vytěžit </text:span><text:span text:style-name="T382">3</text:span><text:span text:style-name="T380">3 magů nebo vyrobit </text:span><text:span text:style-name="T445">lektvar regenerace</text:span><text:span text:style-name="T2"> </text:span><text:span text:style-name="T381">(prodej: 60 zl).</text:span></text:p>
        </text:list-item>
      </text:list>
      <text:h text:style-name="Heading_20_2" text:outline-level="2"><text:bookmark-start text:name="__RefHeading___Toc1866_3850923094"/>Obr<text:bookmark-end text:name="__RefHeading___Toc1866_3850923094"/></text:h>
      <text:p text:style-name="P662"><text:span text:style-name="T984">/</text:span><text:span text:style-name="T1044">* Velikost </text:span><text:span text:style-name="T1105">10</text:span><text:span text:style-name="T1044"> (</text:span><text:span text:style-name="T1105">1 tuna</text:span><text:span text:style-name="T1044">) */</text:span></text:p>
      <text:p text:style-name="P662"><text:span text:style-name="T984">F</text:span><text:span text:style-name="T996">yzička </text:span><text:span text:style-name="T1105">7</text:span><text:span text:style-name="T996">, Finesa </text:span><text:span text:style-name="T1105">3</text:span><text:span text:style-name="T996">, Duše </text:span><text:span text:style-name="T1105">4</text:span><text:span text:style-name="T470">, </text:span><text:span text:style-name="T518">Ž</text:span><text:span text:style-name="T471">ivot</text:span><text:span text:style-name="T518">y </text:span><text:span text:style-name="T719">17</text:span></text:p>
      <text:p text:style-name="P726"><text:span text:style-name="T732">Rychlost:</text:span><text:span text:style-name="T465"> </text:span><text:span text:style-name="T719">jako člověk</text:span></text:p>
      <text:p text:style-name="P726"><text:span text:style-name="T735">Smysly:</text:span><text:span text:style-name="T472"> </text:span><text:span text:style-name="T719">jako člověk</text:span></text:p>
      <text:p text:style-name="P713"><text:span text:style-name="T1245">⚔<text:tab/></text:span><text:span text:style-name="T800">Kmen stromu</text:span><text:span text:style-name="T731">:</text:span><text:span text:style-name="T471"> </text:span><text:span text:style-name="T720">7 + k6, zranění 6</text:span></text:p>
      <text:p text:style-name="Property_20_Header"><text:span text:style-name="T1245">⚔<text:tab/></text:span><text:span text:style-name="T801">Balvan</text:span><text:span text:style-name="T731">:</text:span><text:span text:style-name="T471"> </text:span><text:span text:style-name="T720">7 + k6, zranění </text:span><text:span text:style-name="T721">4</text:span></text:p>
      <text:p text:style-name="Property_20_level_20_1"><text:span text:style-name="T730">Dostřel:</text:span><text:span text:style-name="T459"> </text:span><text:span text:style-name="T722">střední</text:span></text:p>
      <text:p text:style-name="P713"><text:span text:style-name="T860">Vzhled:</text:span> <text:span text:style-name="T1558">Čtyřmetrový obr.</text:span></text:p>
      <text:p text:style-name="P422"><text:soft-page-break/>Schopnosti:</text:p>
      <text:list xml:id="list1399394221" text:style-name="L44">
        <text:list-item>
          <text:p text:style-name="P663"><text:span text:style-name="T860">Děsivý řev:</text:span> Slabší povahy prchnou nebo se schoulí, silnější budou mít při boji s obrem nevýhodu.</text:p>
        </text:list-item>
        <text:list-item>
          <text:p text:style-name="P663"><text:span text:style-name="T860">Obří síla:</text:span> Obr si v boji zblízka nebo při vrhání těžkých zbraní a předmětů počítá +2 ke zranění <text:span text:style-name="T1557">(ve zranění kmenem stromu a balvanem je už bonus započítaný)</text:span>.</text:p>
        </text:list-item>
      </text:list>
      <text:p text:style-name="P713"><text:span text:style-name="T860">Boj:</text:span> <text:span text:style-name="T1559">Obr zadupe a rozdrtí vše, co mu stojí v cestě. Dokáže také vrhat velké balvany na střední vzdálenost – vždy ale musí nějaký najít a sebrat, takže se postavy mohou připravit.</text:span></text:p>
      <text:p text:style-name="Standalone_20_Property"><text:span text:style-name="T929">Použití ve hře:</text:span><text:span text:style-name="T1559"> </text:span>Ob<text:span text:style-name="T1559">r</text:span> sežer<text:span text:style-name="T1559">e</text:span> obrovské množství potravy, takže pokud se m<text:span text:style-name="T1559">á</text:span> živit s<text:span text:style-name="T1559">ám</text:span>, <text:span text:style-name="T1559">musí neustále hledat nová loviště. Nezřídka se ale kolem něj utvoří tlupa posluhovačů, kteří mu potravu zajišťují a těží z jeho ochrany. V tom případě se obr obyčejně usídlí ve velké jeskyni, případně zabere osamělý hrad nebo tvrz. Obři nejsou zrovna chytří, jde s nimi snadno manipulovat. Chytrý goblin nebo skřet může tedy snadno obrovi našeptávat a ovládat ho.</text:span></text:p>
      <text:h text:style-name="P483" text:outline-level="2"><text:bookmark-start text:name="__RefHeading___Toc1868_3850923094"/>Ogloj-chorchoj<text:bookmark-end text:name="__RefHeading___Toc1868_3850923094"/></text:h>
      <text:p text:style-name="P664"><text:span text:style-name="T984">/</text:span><text:span text:style-name="T1044">* Velikost </text:span><text:span text:style-name="T1106">7</text:span><text:span text:style-name="T1044"> (</text:span><text:span text:style-name="T1106">125</text:span><text:span text:style-name="T1044"> kg) */</text:span></text:p>
      <text:p text:style-name="P664"><text:span text:style-name="T984">F</text:span><text:span text:style-name="T996">yzička </text:span><text:span text:style-name="T1106">5</text:span><text:span text:style-name="T996">, Finesa </text:span><text:span text:style-name="T1106">3</text:span><text:span text:style-name="T996">, Duše </text:span><text:span text:style-name="T1106">4</text:span><text:span text:style-name="T470">, </text:span><text:span text:style-name="T518">Ž</text:span><text:span text:style-name="T471">ivot</text:span><text:span text:style-name="T518">y </text:span><text:span text:style-name="T723">12</text:span></text:p>
      <text:p text:style-name="P727"><text:span text:style-name="T732">Rychlost:</text:span><text:span text:style-name="T465"> </text:span><text:span text:style-name="T723">jako chůze</text:span></text:p>
      <text:p text:style-name="P728"><text:span text:style-name="T735">Smysly:</text:span><text:span text:style-name="T472"> </text:span><text:span text:style-name="T478">hmat (celým tělem), čich</text:span></text:p>
      <text:p text:style-name="P728"><text:span text:style-name="T759">Detekovatelnost</text:span><text:span text:style-name="T758">:</text:span><text:span text:style-name="T561"> </text:span><text:span text:style-name="T565">O</text:span><text:span text:style-name="T724">gloj-chorchoj</text:span><text:span text:style-name="T565"> není</text:span><text:span text:style-name="T561"> vidět pomocí infravidění.</text:span></text:p>
      <text:p text:style-name="Property_20_Header"><text:span text:style-name="T1245">⚔<text:tab/></text:span><text:span text:style-name="T803">Bílý blesk</text:span><text:span text:style-name="T987">:</text:span><text:span text:style-name="T985"> </text:span><text:span text:style-name="T1106">4 + k6</text:span></text:p>
      <text:p text:style-name="Property_20_level_20_1"><text:span text:style-name="T986">Dosah:</text:span><text:span text:style-name="T983"> krátký</text:span></text:p>
      <text:p text:style-name="P734"><text:span text:style-name="T994">Roz</text:span><text:span text:style-name="T986">sah:</text:span><text:span text:style-name="T983"> </text:span><text:span text:style-name="T1107">1-3 tvorové</text:span></text:p>
      <text:p text:style-name="Property_20_level_20_1"><text:soft-page-break/><text:span text:style-name="T802">Ú</text:span><text:span text:style-name="T730">činek:</text:span><text:span text:style-name="T459"> kompletní paralýza na počet kol rovný počtu úspěchů</text:span></text:p>
      <text:p text:style-name="P716"><text:span text:style-name="T1245">⚔<text:tab/></text:span><text:span text:style-name="T804">Zuby</text:span><text:span text:style-name="T731">:</text:span><text:span text:style-name="T471"> </text:span><text:span text:style-name="T723">5</text:span><text:span text:style-name="T720"> + </text:span><text:span text:style-name="T723">k6, zranění 2</text:span></text:p>
      <text:p text:style-name="P715"><text:span text:style-name="T860">Vzhled:</text:span> <text:span text:style-name="T1560">Čtyři metry dlouhý červ tlustý jako mužské stehno. Na jednom konci má chomáč tenkých chapadel.</text:span></text:p>
      <text:p text:style-name="P717"><text:span text:style-name="T860">Boj:</text:span><text:span text:style-name="T1109"> </text:span><text:span text:style-name="T1219">Ogloj-chorchoj nejprve kořist paralyzuje bílým bleskem, který vysílá z chapadel na přední části těla, </text:span><text:span text:style-name="T1221">následně ji zabije svými ostrými zuby. Potom ji odvleče do svého obvykle dobře skrytého doupěte, kde ji pak několik týdnů požírá.</text:span></text:p>
      <text:list xml:id="list805640358" text:style-name="L46">
        <text:list-item>
          <text:p text:style-name="P718"><text:span text:style-name="T930">Bílý blesk:</text:span><text:span text:style-name="T1220"> </text:span><text:span text:style-name="T1561">Po zásahu začnou oběti po těle přebíhat drobné výboje a v křečích svalí na zem. </text:span></text:p>
        </text:list-item>
      </text:list>
      <text:p text:style-name="P540">Suroviny:</text:p>
      <text:list xml:id="list175558603228059" text:continue-list="list175558468692571" text:style-name="L1">
        <text:list-item>
          <text:p text:style-name="P719">Z chapadel ogloje-chorchoje může alchymista vytěžit <text:span text:style-name="T1563">9</text:span> magů.</text:p>
        </text:list-item>
      </text:list>
      <text:p text:style-name="P665"><text:span text:style-name="T1562">V doupěti ogloje-chorchoje se dají najít věci, které měly jeho oběti u sebe.</text:span></text:p>
      <text:h text:style-name="P484" text:outline-level="2"><text:span text:style-name="T977">O</text:span>živlý <text:span text:style-name="T977">strom</text:span></text:h>
      <text:p text:style-name="P143"><text:span text:style-name="T984">/</text:span><text:span text:style-name="T1044">* Velikost </text:span><text:span text:style-name="T1061">12</text:span><text:span text:style-name="T1044"> (</text:span><text:span text:style-name="T1061">4</text:span><text:span text:style-name="T1044"> </text:span><text:span text:style-name="T1061">tuny</text:span><text:span text:style-name="T1044">) */</text:span></text:p>
      <text:p text:style-name="P143"><text:span text:style-name="T984">F</text:span><text:span text:style-name="T996">yzička 8, Finesa </text:span><text:span text:style-name="T1061">1</text:span><text:span text:style-name="T996">, Duše </text:span><text:span text:style-name="T1061">7</text:span><text:span text:style-name="T470">, </text:span><text:span text:style-name="T518">Ž</text:span><text:span text:style-name="T471">ivot</text:span><text:span text:style-name="T518">y </text:span><text:span text:style-name="T621">20</text:span></text:p>
      <text:p text:style-name="P307"><text:span text:style-name="T732">Zbroj:</text:span><text:span text:style-name="T465"> </text:span><text:span text:style-name="T620">proti bodu, </text:span><text:span text:style-name="T622">řezu</text:span><text:span text:style-name="T620"> a drcení 3, </text:span><text:span text:style-name="T621">jinak 0</text:span></text:p>
      <text:p text:style-name="P307"><text:span text:style-name="T732">Rychlost:</text:span><text:span text:style-name="T465"> </text:span><text:span text:style-name="T621">jako chůze</text:span></text:p>
      <text:p text:style-name="P307"><text:span text:style-name="T735">Smysly:</text:span><text:span text:style-name="T472"> </text:span><text:span text:style-name="T621">žádné nemá, vnímá skrze hmyz, ptáky a jiné drobné tvory v okolí</text:span></text:p>
      <text:p text:style-name="P415"><text:span text:style-name="T1245">⚔<text:tab/></text:span><text:span text:style-name="T774">Větve, </text:span><text:span text:style-name="T775">kořeny</text:span><text:span text:style-name="T987">:</text:span><text:span text:style-name="T985"> </text:span><text:span text:style-name="T1062">8 + k6, zranění 4</text:span></text:p>
      <text:p text:style-name="P415"><text:soft-page-break/><text:span text:style-name="T860">Vzhled:</text:span> <text:span text:style-name="T1488">Vykořenělý kráčející strom.</text:span></text:p>
      <text:p text:style-name="P415"><text:span text:style-name="T860">Boj:</text:span> <text:span text:style-name="T1488">Oživlý strom se ohání větvemi a může také postavu zamotat do kořenů a uškrtit nebo rozdrtit. Má obrovskou sílu – neboj se popisovat, jak postavy odhazuje několik metrů daleko.</text:span></text:p>
      <text:p text:style-name="P203">/<text:span text:style-name="T1489">*</text:span></text:p>
      <text:p text:style-name="P142">- <text:span text:style-name="T975">hvozd může ožívat sám o sobě</text:span></text:p>
      <text:p text:style-name="P141">- strom může někdo cíleně oživit (druidi? Lesní víly – to by šlo)</text:p>
      <text:p text:style-name="P144">*/</text:p>
      <text:h text:style-name="P485" text:outline-level="2"><text:bookmark-start text:name="__RefHeading___Toc1872_3850923094"/>Pavouci<text:bookmark-end text:name="__RefHeading___Toc1872_3850923094"/></text:h>
      <text:p text:style-name="P666"><text:span text:style-name="T1564">P</text:span>avouci mají 8 nohou a nemají tykadla. Jsou to dravci <text:span text:style-name="T1564">a většinou bývají jedovatí</text:span>. <text:span text:style-name="T1566">Poté, co kořist usmrtí, ji důkladně zamotají do pavučin, napustí do ní své trávicí šťávy a nechají je působit, aby ji po čase mohli celou vysát.</text:span></text:p>
      <text:p text:style-name="P648">Schopnosti:</text:p>
      <text:list xml:id="list902943082" text:style-name="L47">
        <text:list-item>
          <text:p text:style-name="P667"><text:span text:style-name="T931">Pavučina:</text:span><text:span text:style-name="T1565"> Při setkání postav s obří pavučinou si představ, jak to vypadá, když se moucha chytí do obyčejné. Postavy si, na rozdíl od ní, s pavučinou nějak poradí – mohou se například vyvléct z šatů, které se na pavučinu přilepí, přesekat ji mečem, spálit pochodní, strhat dlouhou holí a podobně. Pokud si ji předem důkladně nevyčistí, budou v ní bojovat s nevýhodou. Pavouk se skrz svou pavučinu pohybuje bez potíží.</text:span></text:p>
          <text:list>
            <text:list-item>
              <text:p text:style-name="P668">V pavučině bývají zamotané mrtvoly předchozích obětí.</text:p>
            </text:list-item>
          </text:list>
        </text:list-item>
      </text:list>
      <text:p text:style-name="P672"><text:soft-page-break/><text:span text:style-name="T1567">/* </text:span><text:span text:style-name="T1329">K lovení kořisti pavouci využívají různé strategie: chytají ji do lepkavých pavučin; vrhají na ni lepkavá vlákna; napodobují ji, aby je neodhalila; nebo ji uženou.</text:span> <text:span text:style-name="T1569">*/</text:span></text:p>
      <text:h text:style-name="P528" text:outline-level="3"><text:bookmark-start text:name="__RefHeading___Toc2896_3430540378"/>Křižák obří<text:bookmark-end text:name="__RefHeading___Toc2896_3430540378"/></text:h>
      <text:p text:style-name="P671"><text:span text:style-name="T984">/</text:span><text:span text:style-name="T1044">* Velikost 3 (7 kg) */</text:span></text:p>
      <text:p text:style-name="P671"><text:span text:style-name="T984">F</text:span><text:span text:style-name="T996">yzička 8, Finesa 6, Duše </text:span><text:span text:style-name="T470">9, </text:span><text:span text:style-name="T518">Ž</text:span><text:span text:style-name="T471">ivot</text:span><text:span text:style-name="T518">y </text:span><text:span text:style-name="T985">18</text:span></text:p>
      <text:p text:style-name="P730"><text:span text:style-name="T732">Rychlost:</text:span><text:span text:style-name="T465"> </text:span><text:span text:style-name="T725">jako člověk</text:span></text:p>
      <text:p text:style-name="P730"><text:span text:style-name="T735">Smysly:</text:span><text:span text:style-name="T472"> </text:span><text:span text:style-name="T728">slabý</text:span><text:span text:style-name="T727"> zrak, </text:span><text:span text:style-name="T728">dobrý</text:span><text:span text:style-name="T727"> čich </text:span><text:span text:style-name="T729">a chuť</text:span><text:span text:style-name="T727">, </text:span><text:span text:style-name="T726">detek</text:span><text:span text:style-name="T727">ce</text:span><text:span text:style-name="T726"> vibrac</text:span><text:span text:style-name="T727">í</text:span><text:span text:style-name="T726"> v pavučině</text:span></text:p>
      <text:p text:style-name="P720"><text:span text:style-name="T1245">⚔<text:tab/></text:span><text:span text:style-name="T731">Z</text:span><text:span text:style-name="T734">uby</text:span><text:span text:style-name="T987">:</text:span><text:span text:style-name="T985"> </text:span></text:p>
      <text:p text:style-name="P720"><text:span text:style-name="T860">Vzhled:</text:span> <text:span text:style-name="T1568">Velký, hnědý pavouk s bílým křížem na zadní části těla.</text:span></text:p>
      <text:p text:style-name="P720"><text:span text:style-name="T860">Boj:</text:span> </text:p>
      <text:p text:style-name="P720"><text:span text:style-name="T400">S</text:span><text:span text:style-name="T385">labiny:</text:span><text:span text:style-name="T2"> </text:span></text:p>
      <text:p text:style-name="P541">Suroviny:</text:p>
      <text:list xml:id="list175557942902470" text:continue-list="list175558603228059" text:style-name="L1">
        <text:list-item>
          <text:p text:style-name="P681"/>
        </text:list-item>
      </text:list>
      <text:p text:style-name="P20">Charakteristický bílý kříž na šedých zádech.</text:p>
      <text:p text:style-name="P22"><text:span text:style-name="T852">Číhá obvykle vysoko na stěn</text:span><text:span text:style-name="T25">ě</text:span><text:span text:style-name="T852"> či na stropě, útočí skokem shora (s výhodou).</text:span></text:p>
      <text:p text:style-name="P21">Spřádá pavučiny</text:p>
      <text:p text:style-name="P22">- <text:span text:style-name="T853">slabý jed</text:span></text:p>
      <text:p text:style-name="P670">Tká kruhové pavučiny s velmi charakteristickým, pravidelným tvarem. Obvykle číhá uprostřed nebo v úkrytu někde poblíž. Když se do pavučiny něco chytí, bleskurychle vyběhne a usmrtí kořist jedem.</text:p>
      <text:h text:style-name="P528" text:outline-level="3"><text:bookmark-start text:name="__RefHeading___Toc2898_3430540378"/><text:soft-page-break/>Pavouk zelený<text:bookmark-end text:name="__RefHeading___Toc2898_3430540378"/></text:h>
      <text:p text:style-name="P18">- silný jed</text:p>
      <text:h text:style-name="P486" text:outline-level="2"><text:bookmark-start text:name="__RefHeading___Toc2728_3430540378"/>Pavoučnatka<text:bookmark-end text:name="__RefHeading___Toc2728_3430540378"/></text:h>
      <text:p text:style-name="P32">Vypadá jako kudůcká dívka s dlouhými černými vlasy a uhrančivým pohledem. Zpravidla bývá oděná v honosných šatech protkávaných stříbrem.</text:p>
      <text:p text:style-name="P32">Umí se proměnit ve velkého černého pavouka.</text:p>
      <text:p text:style-name="P33">Žije obyčejně hluboko v temném hvozdu <text:span text:style-name="T954">nebo v jeskyních</text:span>, kam nepronikne sluneční světlo v paláci utkaném z pavoučích sítí.</text:p>
      <text:p text:style-name="P33">Ovládá obří pavouky.</text:p>
      <text:p text:style-name="P33">- <text:span text:style-name="T955">sluneční světlo ji zabije (nemuselo by hned, mohlo by jí dávat fakt vekou damage).</text:span></text:p>
      <text:p text:style-name="P33">- <text:span text:style-name="T956">obyčejná zranění v průběhu několika dní zregeneruje.</text:span></text:p>
      <text:p text:style-name="P34">Umí kouzlit – např. kouzlo <text:span text:style-name="T860">temnota</text:span>.</text:p>
      <text:h text:style-name="P487" text:outline-level="2"><text:bookmark-start text:name="__RefHeading___Toc1874_3850923094"/>Pegas<text:bookmark-end text:name="__RefHeading___Toc1874_3850923094"/></text:h>
      <text:p text:style-name="P30">- <text:span text:style-name="T945">okřídlený, létající kůň</text:span></text:p>
      <text:p text:style-name="P30">- <text:span text:style-name="T946">intelignentní, na rozdíl od jednorožce ale neumí mluvit.</text:span></text:p>
      <text:h text:style-name="P488" text:outline-level="2"><text:bookmark-start text:name="__RefHeading___Toc1876_3850923094"/><text:soft-page-break/>Permoník<text:bookmark-end text:name="__RefHeading___Toc1876_3850923094"/></text:h>
      <text:p text:style-name="P24">- <text:span text:style-name="T854">zhruba půl metru vysocí, hrabiví. Když jde o zlato nebo jiný drahý kov či kameny, dokáží být neskutečně pracovití - často bývají zotroč</text:span><text:span text:style-name="T26">o</text:span><text:span text:style-name="T27">vá</text:span><text:span text:style-name="T854">ni jako kopáči. Říká se, že někde hluboko pod zemí mají vlastní království.</text:span></text:p>
      <text:h text:style-name="P467" text:outline-level="2"><text:bookmark-start text:name="__RefHeading___Toc1878_3850923094"/>Poletucha<text:bookmark-end text:name="__RefHeading___Toc1878_3850923094"/></text:h>
      <text:p text:style-name="P25">Poletuchy jsou malé, okřídlené bytosti, <text:span text:style-name="T858">vzhledem trochu připomínají elfy.</text:span></text:p>
      <text:p text:style-name="P25">- <text:span text:style-name="T935">umí létat</text:span></text:p>
      <text:p text:style-name="P25">- <text:span text:style-name="T934">jsou vlídné a přátelské, rády si povídají. Když jim někdo ubližuje, obvykle utečou.</text:span></text:p>
      <text:p text:style-name="P25">- <text:span text:style-name="T859">umí číst myšlenky</text:span></text:p>
      <text:p text:style-name="P25">- <text:span text:style-name="T933">mohou plnit drobná přání</text:span></text:p>
      <text:p text:style-name="P25">- <text:span text:style-name="T859">Každá poletucha umí 1-3</text:span> <text:span text:style-name="T859">obranná kouzla (</text:span><text:span text:style-name="T861">neviditelnost</text:span><text:span text:style-name="T859">, </text:span><text:span text:style-name="T861">návrat</text:span><text:span text:style-name="T859">, </text:span><text:span text:style-name="T861">hyperprostor</text:span><text:span text:style-name="T859">, </text:span><text:span text:style-name="T861">magický štít</text:span><text:span text:style-name="T859"> a podobně). TODO: Vyjmenovat jich víc</text:span></text:p>
      <text:h text:style-name="P489" text:outline-level="2"><text:bookmark-start text:name="__RefHeading___Toc1880_3850923094"/><text:span text:style-name="T451">Ř</text:span><text:span text:style-name="T450">asnatka</text:span><text:bookmark-end text:name="__RefHeading___Toc1880_3850923094"/></text:h>
      <text:p text:style-name="P26">Řasnatka vypadá jako vznášející se fialová koule velká zhruba jako lidská hlava, <text:span text:style-name="T936">ze které na jednom místě vyrůstá 8 chapadel.</text:span></text:p>
      <text:p text:style-name="P26">- <text:span text:style-name="T938">vyskytuje se v hejnech o 3-18 kusech</text:span></text:p>
      <text:p text:style-name="P26">- <text:span text:style-name="T937">útočí fialovými blesky (slabé zranění), cíle v kovové zbroji mají nevýhodu</text:span></text:p>
      <text:p text:style-name="P26"><text:soft-page-break/>- <text:span text:style-name="T938">vyskytuje se nejčastěji v okolí sídel čarodějů, v blízkosti kouzelných předmětů a podobně.</text:span></text:p>
      <text:h text:style-name="P490" text:outline-level="2"><text:bookmark-start text:name="__RefHeading___Toc1882_3850923094"/><text:span text:style-name="T451">P</text:span><text:span text:style-name="T450">táci</text:span><text:bookmark-end text:name="__RefHeading___Toc1882_3850923094"/></text:h>
      <text:p text:style-name="Text_20_body">- sn<text:span text:style-name="T947">áší vejce, létají...</text:span></text:p>
      <text:p text:style-name="Text_20_body">- <text:span text:style-name="T948">neřadí se mezi zvířata</text:span></text:p>
      <text:h text:style-name="Heading_20_3" text:outline-level="3"><text:bookmark-start text:name="__RefHeading___Toc2900_3430540378"/>Orel stříbrný<text:bookmark-end text:name="__RefHeading___Toc2900_3430540378"/></text:h>
      <text:p text:style-name="Text_20_body">- <text:span text:style-name="T953">velký, jde na něm létat</text:span></text:p>
      <text:h text:style-name="Heading_20_3" text:outline-level="3"><text:bookmark-start text:name="__RefHeading___Toc2902_3430540378"/>Orel královský<text:bookmark-end text:name="__RefHeading___Toc2902_3430540378"/></text:h>
      <text:p text:style-name="Text_20_body">- <text:span text:style-name="T952">v DrD je inteligentní a umí mluvit</text:span></text:p>
      <text:h text:style-name="Heading_20_3" text:outline-level="3"><text:bookmark-start text:name="__RefHeading___Toc2904_3430540378"/>Pták noh<text:bookmark-end text:name="__RefHeading___Toc2904_3430540378"/></text:h>
      <text:h text:style-name="P491" text:outline-level="2"><text:bookmark-start text:name="__RefHeading___Toc1884_3850923094"/><text:span text:style-name="T451">Skřetí</text:span><text:span text:style-name="T856"> rasy</text:span><text:bookmark-end text:name="__RefHeading___Toc1884_3850923094"/></text:h>
      <text:p text:style-name="P23">/<text:span text:style-name="T855">* možná přece jen dát skřetí rasy stranou. Ale jak pak pojmenovat ty neskřetí rasy (kam patří třeba permoník, stolin a podobně?) */</text:span></text:p>
      <text:p text:style-name="P23">- <text:span text:style-name="T939">vidí po tmě, nenávidí sluneční světlo (nevýhoda)</text:span></text:p>
      <text:p text:style-name="P27">TODO: Skřetí rasy budou goblin, skřet a sarkon. Skřeti si sami říkají orkové a staroorkština je tudíž starý skřetí jazyk.</text:p>
      <text:h text:style-name="P529" text:outline-level="3"><text:bookmark-start text:name="__RefHeading___Toc2906_3430540378"/><text:span text:style-name="T838">G</text:span>oblin<text:bookmark-end text:name="__RefHeading___Toc2906_3430540378"/></text:h>
      <text:p text:style-name="P23">- <text:span text:style-name="T839">alchymie</text:span></text:p>
      <text:p text:style-name="P23"><text:soft-page-break/>- <text:span text:style-name="T839">šamani (TODO: několik kouzel na výběr)</text:span></text:p>
      <text:p text:style-name="P23">- <text:span text:style-name="T843">často jezdí na lítých vlcích</text:span></text:p>
      <text:h text:style-name="Heading_20_3" text:outline-level="3"><text:bookmark-start text:name="__RefHeading___Toc2908_3430540378"/>Sarkon<text:bookmark-end text:name="__RefHeading___Toc2908_3430540378"/></text:h>
      <text:p text:style-name="P36">Velcí, chlupatí skřeti</text:p>
      <text:h text:style-name="P529" text:outline-level="3"><text:bookmark-start text:name="__RefHeading___Toc2910_3430540378"/>Skřet<text:bookmark-end text:name="__RefHeading___Toc2910_3430540378"/></text:h>
      <text:h text:style-name="P492" text:outline-level="2"><text:bookmark-start text:name="__RefHeading___Toc2732_3430540378"/>Skvrna barevná<text:bookmark-end text:name="__RefHeading___Toc2732_3430540378"/></text:h>
      <text:p text:style-name="P37">Tenká jako papír a pružná, takže dokonale přilne k libovolnému povrchu. <text:span text:style-name="T957">Reaguje na teplo a vyhledává ho.</text:span></text:p>
      <text:p text:style-name="P38">Ud<text:span text:style-name="T958">r</text:span>ží se na libovolném povrchu (i na vodě), <text:span text:style-name="T958">a protáhne se úzkými štěrbinami,</text:span> ale nemůže létat.</text:p>
      <text:p text:style-name="P39">Umí dokonale splynout s barvou pozadí. Změna ale chvíli trvá, takže když se skvrna pohybuje, je možné ji postřehnout.</text:p>
      <text:p text:style-name="P40">Živí se teplem (pohlcuje ho). <text:span text:style-name="T959">Když se vyhřívá, změní svou barvu na černou.</text:span></text:p>
      <text:p text:style-name="P41">Mohou se na někoho nalepit (dávají si pozor, aby ho neudusily). Dotyčnému je pak stále větší zima (protože z něj skvrna vysává teplo), takže sám vyhledává teplá místa, což skvrně vyhovuje.</text:p>
      <text:p text:style-name="P41">- <text:span text:style-name="T960">skvrna je imunní na zranění ohněm a dává tuto imunitu i svému nosiči.</text:span></text:p>
      <text:p text:style-name="P41">- <text:span text:style-name="T961">je velmi zranitelná mrazem (dá se jí zbavit například ponořením se do ledové vody nebo do sněhu, skvrna pak uteče).</text:span></text:p>
      <text:h text:style-name="Heading_20_2" text:outline-level="2"><text:bookmark-start text:name="__RefHeading___Toc2734_3430540378"/><text:soft-page-break/>Slizovec<text:bookmark-end text:name="__RefHeading___Toc2734_3430540378"/></text:h>
      <text:p text:style-name="P42">Dokáže se zformovat do napodobeniny stěn, stropů, nebo i celých chodeb. <text:span text:style-name="T962">Neopatrným postavám se může snadno stát, že se na ně z ničeho nic jeskyně zřítí.</text:span></text:p>
      <text:p text:style-name="P42"><text:span text:style-name="T963">Je teplejší než skála. Trpaslík si toho určitě všimne díky </text:span><text:span text:style-name="T862">infravidění</text:span><text:span text:style-name="T962">, ostatní to mohou poznat dotykem.</text:span></text:p>
      <text:p text:style-name="P42">- <text:span text:style-name="T964">útočí dotykem (leptáním, chrání před tím odolnost proti žíravině).</text:span></text:p>
      <text:p text:style-name="P42">- <text:span text:style-name="T965">zničit jde jen ohněm, blesky nebo ohnivými kouzly.</text:span></text:p>
      <text:h text:style-name="P493" text:outline-level="2"><text:bookmark-start text:name="__RefHeading___Toc3514_3430540378"/><text:span text:style-name="T976">S</text:span>och<text:span text:style-name="T974">a oživlá</text:span><text:bookmark-end text:name="__RefHeading___Toc3514_3430540378"/></text:h>
      <text:p text:style-name="P52">TODO</text:p>
      <text:p text:style-name="P19">Mohou mít různý tvar a být z různého materiálu.</text:p>
      <text:p text:style-name="P53">Varianty vzniku:<text:line-break/>- zkamenělý živý tvor (třeba poh<text:span text:style-name="T850">l</text:span>edem medůzy) a následně oživený kouzlem<text:line-break/>- socha, do které někdo zaklel duši (ducha nebo démona)</text:p>
      <text:p text:style-name="P19">IDEA: Dělení podle materiálu</text:p>
      <text:p text:style-name="P54"><text:span text:style-name="T849">- </text:span><text:span text:style-name="T23">k</text:span><text:span text:style-name="T24">ámen</text:span></text:p>
      <text:p text:style-name="P19">- křišťál</text:p>
      <text:p text:style-name="P19">- železo</text:p>
      <text:h text:style-name="Heading_20_3" text:outline-level="3"><text:bookmark-start text:name="__RefHeading___Toc3634_3430540378"/><text:soft-page-break/>Kamenná socha<text:bookmark-end text:name="__RefHeading___Toc3634_3430540378"/></text:h>
      <text:h text:style-name="Heading_20_3" text:outline-level="3"><text:bookmark-start text:name="__RefHeading___Toc3636_3430540378"/>Křišťálová socha<text:bookmark-end text:name="__RefHeading___Toc3636_3430540378"/></text:h>
      <text:h text:style-name="Heading_20_3" text:outline-level="3"><text:bookmark-start text:name="__RefHeading___Toc3638_3430540378"/>Železná socha<text:bookmark-end text:name="__RefHeading___Toc3638_3430540378"/></text:h>
      <text:h text:style-name="Heading_20_2" text:outline-level="2">Štír obří</text:h>
      <text:p text:style-name="P111">/<text:span text:style-name="T1418">* Velikost 8 (250 kg) */</text:span></text:p>
      <text:p text:style-name="P111"><text:span text:style-name="T984">F</text:span><text:span text:style-name="T996">yzička </text:span><text:span text:style-name="T1036">3</text:span><text:span text:style-name="T996">, Finesa </text:span><text:span text:style-name="T1036">5</text:span><text:span text:style-name="T996">, Duše </text:span><text:span text:style-name="T1014">-</text:span><text:span text:style-name="T470">, </text:span><text:span text:style-name="T518">Ž</text:span><text:span text:style-name="T471">ivot</text:span><text:span text:style-name="T518">y </text:span><text:span text:style-name="T576">1</text:span><text:span text:style-name="T581">3</text:span></text:p>
      <text:p text:style-name="P294"><text:span text:style-name="T732">Zbroj:</text:span><text:span text:style-name="T465"> </text:span><text:span text:style-name="T589">3</text:span><text:span text:style-name="T569"> (chitinový pancíř), </text:span><text:span text:style-name="T589">na nohách a ocase 1</text:span></text:p>
      <text:p text:style-name="P294"><text:span text:style-name="T732">Rychlost:</text:span><text:span text:style-name="T465"> </text:span><text:span text:style-name="T585">jako kůň</text:span></text:p>
      <text:p text:style-name="P294"><text:span text:style-name="T735">Smysly:</text:span><text:span text:style-name="T472"> </text:span><text:span text:style-name="T582">zrak do všech směrů najednou (jeden pár středových očí a pět párů postranních</text:span><text:span text:style-name="T583">), </text:span><text:span text:style-name="T584">sluch a čich jako člověk, citlivý hmat (makadla)</text:span></text:p>
      <text:p text:style-name="Standalone_20_Property"><text:span text:style-name="T1245">⚔<text:tab/></text:span><text:span text:style-name="T761">K</text:span><text:span text:style-name="T763">lepeta</text:span><text:span text:style-name="T987">:</text:span><text:span text:style-name="T990"> </text:span><text:span text:style-name="T1025">5</text:span><text:span text:style-name="T1026"> + k6</text:span><text:span text:style-name="T1015">, zranění </text:span><text:span text:style-name="T1035">2</text:span></text:p>
      <text:p text:style-name="P393"><text:span text:style-name="T1245">⚔<text:tab/></text:span><text:span text:style-name="T761">K</text:span><text:span text:style-name="T763">usadla</text:span><text:span text:style-name="T987">:</text:span><text:span text:style-name="T990"> </text:span><text:span text:style-name="T1025">5</text:span><text:span text:style-name="T1026"> + k6</text:span><text:span text:style-name="T1015">, zranění </text:span><text:span text:style-name="T1035">3</text:span></text:p>
      <text:p text:style-name="Property_20_Header"><text:span text:style-name="T1245">⚔<text:tab/></text:span><text:span text:style-name="T763">Osten na ocasu</text:span><text:span text:style-name="T987">:</text:span><text:span text:style-name="T990"> </text:span><text:span text:style-name="T1025">5</text:span><text:span text:style-name="T1026"> + k6</text:span><text:span text:style-name="T1015">, zranění </text:span><text:span text:style-name="T1035">1</text:span></text:p>
      <text:p text:style-name="P210"><text:span text:style-name="T1422">6</text:span> dáv<text:span text:style-name="T1422">ek</text:span> <text:span text:style-name="T1237">jed</text:span><text:span text:style-name="T1240">u</text:span><text:span text:style-name="T1370">: </text:span><text:span text:style-name="T50">1</text:span><text:span text:style-name="T334">4</text:span><text:span text:style-name="T47"> </text:span><text:span text:style-name="T51">+ k6 </text:span><text:span text:style-name="T67">proti Fyzičce</text:span></text:p>
      <text:p text:style-name="P248"><text:span text:style-name="T390">L</text:span><text:span text:style-name="T386">atence:</text:span><text:span text:style-name="T46"> </text:span><text:span text:style-name="T335">1</text:span><text:span text:style-name="T46">5 m</text:span><text:span text:style-name="T53">inut</text:span></text:p>
      <text:p text:style-name="P249"><text:span text:style-name="T755">P</text:span><text:span text:style-name="T756">říznaky:</text:span><text:span text:style-name="T526"> </text:span><text:span text:style-name="T586">Bolest v nadbřišku, svírání, suchost a škrábání v hrdle, odkašlávání, </text:span><text:span text:style-name="T587">slinění,</text:span><text:span text:style-name="T586"> poruchy řeči, neklid, úzkost, podrážděnost. </text:span><text:span text:style-name="T588">Později</text:span><text:span text:style-name="T586"> </text:span><text:span text:style-name="T588">pocení, svalové záškuby, lapavé nádechy a křeče</text:span><text:span text:style-name="T528">.</text:span></text:p>
      <text:p text:style-name="P392"><text:span text:style-name="T860">Vzhled:</text:span><text:span text:style-name="T1265"> </text:span><text:span text:style-name="T1312">Skoro dva metry dlouhý štír.</text:span></text:p>
      <text:p text:style-name="P394"><text:soft-page-break/><text:span text:style-name="T860">Boj:</text:span> <text:span text:style-name="T1450">Obří štír je velice rychlý a mrštný. Když se cítí ohrožený, buď zcela znehybní, nebo se pokusí utéct. V boji se snaží protivníky chytit svými klepety a bodnout je svým jedovatým ocasem nebo dorazit kusadly. V jednom kole může štír bez postihu ohrozit až tři protivníky.</text:span></text:p>
      <text:p text:style-name="Standalone_20_Property"><text:span text:style-name="T860">Mimo boj:</text:span> Štíři loví po setmění. Kořist často registrují dotykem.</text:p>
      <text:p text:style-name="P194">Suroviny:</text:p>
      <text:list xml:id="list175556980725505" text:continue-list="list175557424030112" text:style-name="L3">
        <text:list-item>
          <text:p text:style-name="P557">Z ostnu na ocase štíra je možno získat až 6 dávek jedu (prodej 3 zl za dávku).</text:p>
        </text:list-item>
      </text:list>
      <text:h text:style-name="P494" text:outline-level="2">Varan obří</text:h>
      <text:p text:style-name="P135">TODO</text:p>
      <text:p text:style-name="P305"><text:span text:style-name="T732">Zbroj:</text:span><text:span text:style-name="T611"> </text:span><text:span text:style-name="T616">1 (silná kůže)</text:span></text:p>
      <text:p text:style-name="P305"><text:span text:style-name="T732">Rychlost:</text:span><text:span text:style-name="T465"> </text:span><text:span text:style-name="T613">jako běh</text:span></text:p>
      <text:p text:style-name="P305"><text:span text:style-name="T735">Smysly:</text:span><text:span text:style-name="T472"> </text:span><text:span text:style-name="T614">slabý zrak a sluch, výborný čich </text:span><text:span text:style-name="T615">a chuť</text:span></text:p>
      <text:h text:style-name="P495" text:outline-level="2"><text:bookmark-start text:name="__RefHeading___Toc1886_3850923094"/>Vodník<text:bookmark-end text:name="__RefHeading___Toc1886_3850923094"/></text:h>
      <text:p text:style-name="P45">- <text:span text:style-name="T940">žije pod vodou, stahuje oběti pod hladinu</text:span></text:p>
      <text:p text:style-name="P45">- <text:span text:style-name="T940">sbírá duše utopených (brání jim opustit tento svět)?</text:span></text:p>
      <text:h text:style-name="P496" text:outline-level="2"><text:bookmark-start text:name="__RefHeading___Toc2740_3430540378"/><text:soft-page-break/>Všežrout odporný<text:bookmark-end text:name="__RefHeading___Toc2740_3430540378"/></text:h>
      <text:p text:style-name="P46"><text:span text:style-name="T968">Zhruba dva metry dlouhá nestvůra podobná odporné, slizké ropuše. Pohybuje se obřími, několikametrovými skoky. Žere všechno kromě kamenů. Nejraději má železo, ale nepohrdne ani lidským masem. V tlamě mé silné, tupé zuby. Jeho sliny jsou velmi silná </text:span><text:span text:style-name="T33">k</text:span><text:span text:style-name="T34">yselina</text:span><text:span text:style-name="T968"> – když se do oběti zakousne, následující kolo ji automaticky zraní za 8kz žíravinou (v případné zbroji při tom proleptá díru – zbroj </text:span><text:span text:style-name="T35">s</text:span><text:span text:style-name="T36">e odečítá jen v prvním kole po zakousnutí</text:span><text:span text:style-name="T968">).</text:span></text:p>
      <text:p text:style-name="P46">- <text:span text:style-name="T969">alcháč z něj určitě může něco vytěžit – silnou žíravinu, nejspíš i magy.</text:span></text:p>
      <text:h text:style-name="Heading_20_2" text:outline-level="2"><text:bookmark-start text:name="__RefHeading___Toc2742_3430540378"/>Vzluha<text:bookmark-end text:name="__RefHeading___Toc2742_3430540378"/></text:h>
      <text:p text:style-name="P47">Za letu připomíná utržené netopýří křídlo <text:span text:style-name="T970">z černého sametu</text:span>. <text:span text:style-name="T971">Létá výhradně v noci, přes den spí v dutině stromu nebo jiné vhodné díře.</text:span></text:p>
      <text:p text:style-name="P48"><text:span text:style-name="T971">Přita</text:span><text:span text:style-name="T37">h</text:span><text:span text:style-name="T971">uje ji mysl inteligentních tvorů. Její útok z oběti vys</text:span><text:span text:style-name="T37">a</text:span><text:span text:style-name="T38">je</text:span><text:span text:style-name="T971"> vzpomínky z poslední</text:span><text:span text:style-name="T37">c</text:span><text:span text:style-name="T39">h několika dní (asi podle počtu úspěchů)</text:span><text:span text:style-name="T971"> – oběť si ráno nepamatuje, jak se na příslušné místo dostala. Vzluha útočí každou noc znova, takže postupně může oběti vysát vzpomínky hluboko do minulosti.</text:span></text:p>
      <text:p text:style-name="P49">Když se oběť ubrání, vzluha do ní „vyzvrátí“ část svých vzpomínek – <text:span text:style-name="T972">dotyčný se probudí se vcelku příjemným pocitem, že v noci létal</text:span> /* tohle je divný. <text:span text:style-name="T972">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51"><text:soft-page-break/>TODO: Jak mohou postavy vzluhu najít a zabít? Ve dne asi těžko, v noci můžou držet hlídky a počíhat si na ni.</text:p>
      <text:p text:style-name="P50">TODO: Jak může oběť své vzpomínky dostat zpět? Tím, že vzluhu zabije? <text:span text:style-name="T973">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497" text:outline-level="2"><text:bookmark-start text:name="__RefHeading___Toc1888_3850923094"/>Zlobr<text:bookmark-end text:name="__RefHeading___Toc1888_3850923094"/></text:h>
      <text:p text:style-name="P28">- <text:span text:style-name="T857">regenerace 1 život za kolo. Zranění ohněm, bleskem nebo žíravinou regenerovat nedokáže.</text:span></text:p>
      <text:p text:style-name="P29">TODO: „Zlobr“ je ve skřetí řeči „troll“.</text:p>
      <text:p text:style-name="P29">Skalní zlobr: neregeneruje, ale zkamenění na slunečním světle je dočasné (v noci zase ožije).</text:p>
      <text:p text:style-name="P29">Jeskynní zlobr: regeneruje a na slunečním světle zkamení natrvalo.</text:p>
      <text:h text:style-name="Heading_20_2" text:outline-level="2"><text:bookmark-start text:name="__RefHeading___Toc1890_3850923094"/>Zvířata<text:bookmark-end text:name="__RefHeading___Toc1890_3850923094"/></text:h>
      <text:p text:style-name="P148">V Dračáku zvířetem míníme <text:span text:style-name="T1493">suchozemského</text:span> savce.</text:p>
      <text:p text:style-name="P148">/<text:span text:style-name="T1493">* tj. včetně opic, ale bez velryb */</text:span></text:p>
      <text:p text:style-name="P17">IDEA: 2 tabulky: velikost (životy) a nebezpečnost (vlastnosti).<text:line-break/>- <text:span text:style-name="T845">nebo to možná dát do jedný tabulky, kde budou sloupce „životy“, „Fyzička“ a „Finesa“.</text:span></text:p>
      <text:p text:style-name="P137"><text:span text:style-name="T1487">Smysly koně: </text:span><text:a xlink:type="simple" xlink:href="https://majlinka.estranky.cz/clanky/smysly-kone.html" text:style-name="Internet_20_link" text:visited-style-name="Visited_20_Internet_20_Link">https://majlinka.estranky.cz/clanky/smysly-kone.html</text:a> </text:p>
      <text:h text:style-name="P530" text:outline-level="3"><text:bookmark-start text:name="__RefHeading___Toc3640_3430540378"/><text:soft-page-break/><text:span text:style-name="T452">D</text:span>ikobraz <text:span text:style-name="T941">obří</text:span><text:bookmark-end text:name="__RefHeading___Toc3640_3430540378"/></text:h>
      <text:p text:style-name="P56">Je masožravý.</text:p>
      <text:p text:style-name="P56">Jeho ostny obsahují magenergii.</text:p>
      <text:p text:style-name="P55">Ostny při zásahu ochromují (asi spíš magie než jed)</text:p>
      <text:h text:style-name="P531" text:outline-level="3"><text:bookmark-start text:name="__RefHeading___Toc2912_3430540378"/>Bizon<text:bookmark-end text:name="__RefHeading___Toc2912_3430540378"/></text:h>
      <text:h text:style-name="Heading_20_3" text:outline-level="3"><text:bookmark-start text:name="__RefHeading___Toc2914_3430540378"/><text:span text:style-name="T842">Hejno k</text:span>rys<text:bookmark-end text:name="__RefHeading___Toc2914_3430540378"/></text:h>
      <text:p text:style-name="Text_20_body">- <text:span text:style-name="T842">krysy</text:span> <text:span text:style-name="T842">samostatně nejsou nebezpečné, </text:span><text:span text:style-name="T13">když jich je ale hodně, dokáží zabít i člověka</text:span></text:p>
      <text:p text:style-name="P12"><text:span text:style-name="T13">K</text:span><text:span text:style-name="T2">dyž útočí, jsou jako přílivová vlna. Šplhají jedna po druhé a dokáží se dostat člověku až na tvář.</text:span></text:p>
      <text:p text:style-name="Text_20_body"><text:span text:style-name="T13">- hpčka a útok jako jeden tvor. </text:span><text:span text:style-name="T16">Zranění 0 (zbroj je proti nim velmi účinná)</text:span></text:p>
      <text:p text:style-name="P15"><text:span text:style-name="T13">- </text:span><text:span text:style-name="T14">odolnost proti neplošným útokům (bod dýkou </text:span><text:span text:style-name="T15">nebo rána mečem</text:span><text:span text:style-name="T14"> zabije jen jednu či dvě krysy, v hejnu jich pořád zbude hodně)<text:line-break/></text:span><text:span text:style-name="T22">(redukce neplošného zranění o 3)</text:span></text:p>
      <text:p text:style-name="Text_20_body"><text:span text:style-name="T14">- </text:span><text:span text:style-name="T17">bojí se ohně, </text:span><text:span text:style-name="T18">postava s pochodní si dokáže udržet celé hejno od těla</text:span></text:p>
      <text:h text:style-name="Heading_20_3" text:outline-level="3"><text:bookmark-start text:name="__RefHeading___Toc2916_3430540378"/>Obří krysa<text:bookmark-end text:name="__RefHeading___Toc2916_3430540378"/></text:h>
      <text:p text:style-name="P8">1 metr dlouhá</text:p>
      <text:p text:style-name="P8">Tvrdá, štětinatá srst.</text:p>
      <text:p text:style-name="P8"><text:soft-page-break/>Vyskytují se převážně v zapadlých, temných koutech podzemí, často v místech s nemrtvými, kde se živý zbytky jejich obětí.</text:p>
      <text:p text:style-name="P9">V doupěti obřích krys mohou být cenné pozůstatky (šperky, zbraně a podobně).</text:p>
      <text:h text:style-name="Heading_20_3" text:outline-level="3"><text:bookmark-start text:name="__RefHeading___Toc2918_3430540378"/>Hejno netopýrů<text:bookmark-end text:name="__RefHeading___Toc2918_3430540378"/></text:h>
      <text:p text:style-name="Text_20_body">- <text:span text:style-name="T848">mohou být někým ovládaní (sami by asi postavy nenapadli)</text:span></text:p>
      <text:p text:style-name="Text_20_body">- <text:span text:style-name="T847">boj</text:span> <text:span text:style-name="T847">jako s hejnem krys (boj s hejnem by asi stálo za to vytáhnout mimo bestiář)</text:span></text:p>
      <text:h text:style-name="P532" text:outline-level="3"><text:bookmark-start text:name="__RefHeading___Toc2920_3430540378"/>Kanec<text:bookmark-end text:name="__RefHeading___Toc2920_3430540378"/></text:h>
      <text:h text:style-name="P533" text:outline-level="3"><text:bookmark-start text:name="__RefHeading___Toc2922_3430540378"/>Kůň<text:bookmark-end text:name="__RefHeading___Toc2922_3430540378"/></text:h>
      <text:p text:style-name="P16"><text:span text:style-name="T19">/</text:span><text:span text:style-name="T2">* </text:span><text:span text:style-name="T19">K</text:span><text:span text:style-name="T2">ůň asi nemusí mít samostatný heslo, měl by bejt ale zmíněnej v tabulce statů zvířat (životy a Nebezpečnost).</text:span></text:p>
      <text:h text:style-name="P534" text:outline-level="3"><text:bookmark-start text:name="__RefHeading___Toc2924_3430540378"/>Lasička obří<text:bookmark-end text:name="__RefHeading___Toc2924_3430540378"/></text:h>
      <text:p text:style-name="P35">- <text:span text:style-name="T949">lze ji vycvičit</text:span></text:p>
      <text:h text:style-name="P533" text:outline-level="3"><text:bookmark-start text:name="__RefHeading___Toc2926_3430540378"/><text:soft-page-break/>Lev<text:bookmark-end text:name="__RefHeading___Toc2926_3430540378"/></text:h>
      <text:h text:style-name="Heading_20_3" text:outline-level="3"><text:bookmark-start text:name="__RefHeading___Toc2928_3430540378"/>Medvěd<text:bookmark-end text:name="__RefHeading___Toc2928_3430540378"/></text:h>
      <text:h text:style-name="P535" text:outline-level="3"><text:bookmark-start text:name="__RefHeading___Toc2932_3430540378"/>Muflon<text:bookmark-end text:name="__RefHeading___Toc2932_3430540378"/></text:h>
      <text:h text:style-name="Heading_20_3" text:outline-level="3"><text:bookmark-start text:name="__RefHeading___Toc2934_3430540378"/>Nosorožec<text:bookmark-end text:name="__RefHeading___Toc2934_3430540378"/></text:h>
      <text:h text:style-name="Heading_20_3" text:outline-level="3"><text:bookmark-start text:name="__RefHeading___Toc2936_3430540378"/>Obří kůň<text:bookmark-end text:name="__RefHeading___Toc2936_3430540378"/></text:h>
      <text:p text:style-name="Text_20_body">- <text:span text:style-name="T944">jezděj na nich obři?</text:span></text:p>
      <text:p text:style-name="Text_20_body">- <text:span text:style-name="T944">nejdou zcela zkrotit</text:span></text:p>
      <text:h text:style-name="Heading_20_3" text:outline-level="3"><text:bookmark-start text:name="__RefHeading___Toc2938_3430540378"/>Obří netopýr<text:bookmark-end text:name="__RefHeading___Toc2938_3430540378"/></text:h>
      <text:p text:style-name="Text_20_body">- <text:span text:style-name="T846">ultrasluch jako kroll</text:span></text:p>
      <text:h text:style-name="Heading_20_3" text:outline-level="3"><text:bookmark-start text:name="__RefHeading___Toc2940_3430540378"/><text:soft-page-break/>Panter<text:bookmark-end text:name="__RefHeading___Toc2940_3430540378"/></text:h>
      <text:h text:style-name="Heading_20_3" text:outline-level="3"><text:bookmark-start text:name="__RefHeading___Toc2942_3430540378"/>Puma<text:bookmark-end text:name="__RefHeading___Toc2942_3430540378"/></text:h>
      <text:h text:style-name="Heading_20_3" text:outline-level="3"><text:bookmark-start text:name="__RefHeading___Toc2944_3430540378"/>Rys<text:bookmark-end text:name="__RefHeading___Toc2944_3430540378"/></text:h>
      <text:h text:style-name="Heading_20_3" text:outline-level="3"><text:bookmark-start text:name="__RefHeading___Toc2946_3430540378"/>Slon<text:bookmark-end text:name="__RefHeading___Toc2946_3430540378"/></text:h>
      <text:h text:style-name="Heading_20_3" text:outline-level="3"><text:bookmark-start text:name="__RefHeading___Toc2948_3430540378"/>Tygr královský<text:bookmark-end text:name="__RefHeading___Toc2948_3430540378"/></text:h>
      <text:h text:style-name="Heading_20_3" text:outline-level="3"><text:bookmark-start text:name="__RefHeading___Toc2950_3430540378"/>Tygr divoký<text:bookmark-end text:name="__RefHeading___Toc2950_3430540378"/></text:h>
      <text:h text:style-name="P536" text:outline-level="3"><text:bookmark-start text:name="__RefHeading___Toc2954_3430540378"/><text:span text:style-name="T966">V</text:span>aran <text:span text:style-name="T966">obří</text:span><text:bookmark-end text:name="__RefHeading___Toc2954_3430540378"/></text:h>
      <text:p text:style-name="P43">- <text:span text:style-name="T966">nelítá, sarkoni ho používají jako jezdeckou nestvůru.</text:span></text:p>
      <text:h text:style-name="Heading_20_3" text:outline-level="3"><text:bookmark-start text:name="__RefHeading___Toc2956_3430540378"/>Vlk<text:bookmark-end text:name="__RefHeading___Toc2956_3430540378"/></text:h>
      <text:p text:style-name="P44">šedý/sněžný</text:p>
      <text:h text:style-name="P537" text:outline-level="3"><text:bookmark-start text:name="__RefHeading___Toc2958_3430540378"/><text:span text:style-name="T453">V</text:span>lk <text:span text:style-name="T967">lítý</text:span><text:bookmark-end text:name="__RefHeading___Toc2958_3430540378"/></text:h>
      <text:p text:style-name="P57">TODO (asi prostě jen zařadit do tabulky sta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1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4-05T17:51:24.009000000</dc:date>
    <meta:print-date>2113-01-01T00:00:00</meta:print-date>
    <meta:editing-cycles>24597</meta:editing-cycles>
    <meta:editing-duration>P72DT12H36M9S</meta:editing-duration>
    <meta:generator>LibreOffice/6.0.5.2$Windows_X86_64 LibreOffice_project/54c8cbb85f300ac59db32fe8a675ff7683cd5a16</meta:generator>
    <meta:document-statistic meta:table-count="0" meta:image-count="0" meta:object-count="0" meta:page-count="111" meta:paragraph-count="1493" meta:word-count="18181" meta:character-count="108193" meta:non-whitespace-character-count="91527"/>
  </office:meta>
</office:document-meta>
</file>